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0.626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0.653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0.598cm"/>
    </style:style>
    <style:style style:name="co8" style:family="table-column">
      <style:table-column-properties fo:break-before="auto" style:column-width="2.776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2.805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1.334cm"/>
    </style:style>
    <style:style style:name="co14" style:family="table-column">
      <style:table-column-properties fo:break-before="auto" style:column-width="2.669cm"/>
    </style:style>
    <style:style style:name="co15" style:family="table-column">
      <style:table-column-properties fo:break-before="auto" style:column-width="1.552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567cm"/>
    </style:style>
    <style:style style:name="co18" style:family="table-column">
      <style:table-column-properties fo:break-before="auto" style:column-width="0.489cm"/>
    </style:style>
    <style:style style:name="co19" style:family="table-column">
      <style:table-column-properties fo:break-before="auto" style:column-width="0.543cm"/>
    </style:style>
    <style:style style:name="co20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1.138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4">
      <number:month number:style="long"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1.76pt double-thin #999999" style:border-line-width-bottom="0.018cm 0.026cm 0.018cm" fo:background-color="#ffffff" style:diagonal-bl-tr="none" style:diagonal-tl-br="none" style:text-align-source="fix" style:repeat-content="false" fo:wrap-option="no-wrap" fo:border-left="1.76pt double-thin #999999" style:border-line-width-left="0.018cm 0.026cm 0.018cm" style:direction="ltr" fo:border-right="0.74pt solid #ffffff" style:rotation-angle="15" style:rotation-align="bottom" style:shrink-to-fit="false" fo:border-top="1.76pt double-thin #999999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-bottom="1.76pt double-thin #999999" style:border-line-width-bottom="0.018cm 0.026cm 0.018cm" style:diagonal-bl-tr="none" style:diagonal-tl-br="none" fo:border-left="1.76pt double-thin #999999" style:border-line-width-left="0.018cm 0.026cm 0.018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2962ff" style:diagonal-bl-tr="none" style:diagonal-tl-br="none" style:text-align-source="fix" style:repeat-content="false" fo:wrap-option="no-wrap" fo:border="0.74pt solid #2962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6" style:family="table-cell" style:parent-style-name="Default" style:data-style-name="N112">
      <style:table-cell-properties fo:background-color="#ffffff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7" style:family="table-cell" style:parent-style-name="Default" style:data-style-name="N112">
      <style:table-cell-properties fo:background-color="#ffffff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63238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0" style:family="table-cell" style:parent-style-name="Default" style:data-style-name="N112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1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2" style:family="table-cell" style:parent-style-name="Default">
      <style:table-cell-properties fo:background-color="#2962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2962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1.76pt double-thin #999999" style:border-line-width-top="0.018cm 0.026cm 0.018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999999" style:border-line-width-bottom="0.018cm 0.026cm 0.018cm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2962ff" style:diagonal-bl-tr="none" style:diagonal-tl-br="none" style:text-align-source="fix" style:repeat-content="false" fo:wrap-option="no-wrap" fo:border="0.74pt solid #2962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9" style:family="table-cell" style:parent-style-name="Default">
      <style:table-cell-properties fo:border-bottom="0.74pt solid #2962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21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22" style:family="table-cell" style:parent-style-name="Default" style:data-style-name="N112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23" style:family="table-cell" style:parent-style-name="Default" style:data-style-name="N34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24" style:family="table-cell" style:parent-style-name="Default" style:data-style-name="N3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29" style:family="table-cell" style:parent-style-name="Default" style:data-style-name="N34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2962ff" style:diagonal-bl-tr="none" style:diagonal-tl-br="none" fo:border-left="0.74pt solid #2962ff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2962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33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34" style:family="table-cell" style:parent-style-name="Default" style:data-style-name="N112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35" style:family="table-cell" style:parent-style-name="Default" style:data-style-name="N34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36" style:family="table-cell" style:parent-style-name="Default" style:data-style-name="N3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40" style:family="table-cell" style:parent-style-name="Default" style:data-style-name="N34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2962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2962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2962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Formation&quot;" style:apply-style-name="ConditionalStyle_5f_14" style:base-cell-address="'2021'.A5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45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46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47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48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49" style:family="table-cell" style:parent-style-name="Default">
      <style:table-cell-properties fo:border-bottom="0.74pt solid #ffffff" fo:background-color="#fff20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50" style:family="table-cell" style:parent-style-name="Default" style:data-style-name="N11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63238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51" style:family="table-cell" style:parent-style-name="Default" style:data-style-name="N34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52" style:family="table-cell" style:parent-style-name="Default" style:data-style-name="N3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53" style:family="table-cell" style:parent-style-name="Default">
      <style:table-cell-properties fo:border-bottom="0.74pt solid #2962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Formation&quot;" style:apply-style-name="ConditionalStyle_5f_14" style:base-cell-address="'2021'.A5"/>
    </style:style>
    <style:style style:name="ce5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56" style:family="table-cell" style:parent-style-name="Default">
      <style:table-cell-properties fo:border-bottom="0.74pt solid #ffffff" fo:background-color="#e0efd4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D8"/>
    </style:style>
    <style:style style:name="ce1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58" style:family="table-cell" style:parent-style-name="Default">
      <style:table-cell-properties fo:border-bottom="0.74pt solid #ffffff" fo:background-color="#e0efd4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5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60" style:family="table-cell" style:parent-style-name="Default">
      <style:table-cell-properties fo:background-color="#aa55a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D8"/>
    </style:style>
    <style:style style:name="ce61" style:family="table-cell" style:parent-style-name="Default">
      <style:table-cell-properties fo:background-color="#aa55a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D8"/>
    </style:style>
    <style:style style:name="ce62" style:family="table-cell" style:parent-style-name="Default">
      <style:table-cell-properties fo:background-color="#aa55a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D8"/>
    </style:style>
    <style:style style:name="ce63" style:family="table-cell" style:parent-style-name="Default">
      <style:table-cell-properties fo:background-color="#aa55a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D8"/>
    </style:style>
    <style:style style:name="ce64" style:family="table-cell" style:parent-style-name="Default" style:data-style-name="N112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63238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65" style:family="table-cell" style:parent-style-name="Default" style:data-style-name="N34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Entreprise&quot;" style:apply-style-name="ConditionalStyle_5f_12" style:base-cell-address="'2021'.D7"/>
    </style:style>
    <style:style style:name="ce66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1.76pt double-thin #999999" style:border-line-width-top="0.018cm 0.026cm 0.018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1.76pt double-thin #999999" style:border-line-width-bottom="0.018cm 0.026cm 0.018cm" style:diagonal-bl-tr="none" style:diagonal-tl-br="none" fo:border-left="none" fo:border-right="0.74pt solid #ffffff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 style:data-style-name="N34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Formation&quot;" style:apply-style-name="ConditionalStyle_5f_14" style:base-cell-address="'2021'.A5"/>
    </style:style>
    <style:style style:name="ce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70" style:family="table-cell" style:parent-style-name="Default" style:data-style-name="N34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71" style:family="table-cell" style:parent-style-name="Default" style:data-style-name="N3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72" style:family="table-cell" style:parent-style-name="Default" style:data-style-name="N34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Formation&quot;" style:apply-style-name="ConditionalStyle_5f_14" style:base-cell-address="'2021'.A5"/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74" style:family="table-cell" style:parent-style-name="Default" style:data-style-name="N112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75" style:family="table-cell" style:parent-style-name="Default" style:data-style-name="N34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Entreprise&quot;" style:apply-style-name="ConditionalStyle_5f_12" style:base-cell-address="'2021'.D7"/>
    </style:style>
    <style:style style:name="ce76" style:family="table-cell" style:parent-style-name="Default">
      <style:table-cell-properties fo:border-bottom="1.76pt double-thin #999999" style:border-line-width-bottom="0.018cm 0.026cm 0.018cm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double-thin #999999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fo:border-bottom="1.76pt double-thin #999999" style:border-line-width-bottom="0.018cm 0.026cm 0.018cm" style:diagonal-bl-tr="none" style:diagonal-tl-br="none" fo:border-left="0.74pt solid #ffffff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79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80" style:family="table-cell" style:parent-style-name="Default">
      <style:table-cell-properties fo:border-bottom="0.74pt solid #2962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8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1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8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84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85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86" style:family="table-cell" style:parent-style-name="Default">
      <style:table-cell-properties fo:border-bottom="0.74pt solid #2962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8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8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107" style:family="table-cell" style:parent-style-name="Default">
      <style:table-cell-properties fo:border-bottom="0.74pt solid #ffffff" fo:background-color="#faa61a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91" style:family="table-cell" style:parent-style-name="Default">
      <style:table-cell-properties fo:border-bottom="0.74pt solid #ffffff" fo:background-color="#faa61a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92" style:family="table-cell" style:parent-style-name="Default" style:data-style-name="N100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93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94" style:family="table-cell" style:parent-style-name="Default">
      <style:table-cell-properties fo:background-color="#aa55a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D8"/>
    </style:style>
    <style:style style:name="ce95" style:family="table-cell" style:parent-style-name="Default">
      <style:table-cell-properties fo:background-color="#aa55a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D8"/>
    </style:style>
    <style:style style:name="ce96" style:family="table-cell" style:parent-style-name="Default">
      <style:table-cell-properties fo:background-color="#aa55a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D8"/>
    </style:style>
    <style:style style:name="ce97" style:family="table-cell" style:parent-style-name="Default" style:data-style-name="N100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Entreprise&quot;" style:apply-style-name="ConditionalStyle_5f_12" style:base-cell-address="'2021'.D7"/>
    </style:style>
    <style:style style:name="ce98" style:family="table-cell" style:parent-style-name="Default" style:data-style-name="N100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99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00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Entreprise&quot;" style:apply-style-name="ConditionalStyle_5f_12" style:base-cell-address="'2021'.D7"/>
    </style:style>
    <style:style style:name="ce101" style:family="table-cell" style:parent-style-name="Default" style:data-style-name="N100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Entreprise&quot;" style:apply-style-name="ConditionalStyle_5f_12" style:base-cell-address="'2021'.D7"/>
    </style:style>
    <style:style style:name="ce102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03" style:family="table-cell" style:parent-style-name="Default">
      <style:table-cell-properties fo:background-color="#2962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0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06" style:family="table-cell" style:parent-style-name="Default">
      <style:table-cell-properties fo:background-color="#2962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Entreprise&quot;" style:apply-style-name="ConditionalStyle_5f_12" style:base-cell-address="'2021'.D7"/>
    </style:style>
    <style:style style:name="ce108" style:family="table-cell" style:parent-style-name="Default">
      <style:table-cell-properties fo:border-bottom="0.74pt solid #ffffff" fo:background-color="#00b6b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09" style:family="table-cell" style:parent-style-name="Default">
      <style:table-cell-properties fo:border-bottom="0.74pt solid #ffffff" fo:background-color="#00b6b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10" style:family="table-cell" style:parent-style-name="Default" style:data-style-name="N112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12" style:family="table-cell" style:parent-style-name="Default">
      <style:table-cell-properties fo:background-color="#aa55a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D8"/>
    </style:style>
    <style:style style:name="ce113" style:family="table-cell" style:parent-style-name="Default">
      <style:table-cell-properties fo:background-color="#aa55a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D8"/>
    </style:style>
    <style:style style:name="ce114" style:family="table-cell" style:parent-style-name="Default">
      <style:table-cell-properties fo:background-color="#aa55a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D8"/>
    </style:style>
    <style:style style:name="ce115" style:family="table-cell" style:parent-style-name="Default">
      <style:table-cell-properties fo:background-color="#aa55a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D8"/>
    </style:style>
    <style:style style:name="ce116" style:family="table-cell" style:parent-style-name="Default">
      <style:table-cell-properties fo:background-color="#aa55a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D8"/>
    </style:style>
    <style:style style:name="ce117" style:family="table-cell" style:parent-style-name="Default">
      <style:table-cell-properties fo:background-color="#aa55a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D8"/>
    </style:style>
    <style:style style:name="ce1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21" style:family="table-cell" style:parent-style-name="Default">
      <style:table-cell-properties fo:border-bottom="0.74pt solid #ffffff" fo:background-color="#00b6b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122" style:family="table-cell" style:parent-style-name="Default">
      <style:table-cell-properties fo:border-bottom="0.74pt solid #ffffff" fo:background-color="#cccccc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123" style:family="table-cell" style:parent-style-name="Default">
      <style:table-cell-properties fo:border-bottom="0.74pt solid #ffffff" fo:background-color="#00b6b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24" style:family="table-cell" style:parent-style-name="Default">
      <style:table-cell-properties fo:border-bottom="0.74pt solid #ffffff" fo:background-color="#00b6b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25" style:family="table-cell" style:parent-style-name="Default">
      <style:table-cell-properties fo:border-bottom="0.74pt solid #ffffff" fo:background-color="#00b6b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26" style:family="table-cell" style:parent-style-name="Default">
      <style:table-cell-properties fo:border-bottom="0.74pt solid #ffffff" fo:background-color="#00b6b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27" style:family="table-cell" style:parent-style-name="Default">
      <style:table-cell-properties fo:border-bottom="0.74pt solid #ffffff" fo:background-color="#00b6b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28" style:family="table-cell" style:parent-style-name="Default">
      <style:table-cell-properties fo:border-bottom="0.74pt solid #ffffff" fo:background-color="#00b6b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29" style:family="table-cell" style:parent-style-name="Default">
      <style:table-cell-properties fo:background-color="#aa55a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D8"/>
    </style:style>
    <style:style style:name="ce130" style:family="table-cell" style:parent-style-name="Default">
      <style:table-cell-properties fo:background-color="#aa55a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31" style:family="table-cell" style:parent-style-name="Default">
      <style:table-cell-properties fo:background-color="#aa55a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32" style:family="table-cell" style:parent-style-name="Default">
      <style:table-cell-properties fo:background-color="#aa55a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33" style:family="table-cell" style:parent-style-name="Default">
      <style:table-cell-properties fo:background-color="#aa55a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34" style:family="table-cell" style:parent-style-name="Default">
      <style:table-cell-properties fo:background-color="#aa55a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35" style:family="table-cell" style:parent-style-name="Default">
      <style:table-cell-properties fo:background-color="#aa55a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36" style:family="table-cell" style:parent-style-name="Default">
      <style:table-cell-properties fo:border-bottom="0.74pt solid #ffffff" fo:background-color="#cccccc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37" style:family="table-cell" style:parent-style-name="Default">
      <style:table-cell-properties fo:border-bottom="0.74pt solid #ffffff" fo:background-color="#00b6b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38" style:family="table-cell" style:parent-style-name="Default">
      <style:table-cell-properties fo:border-bottom="0.74pt solid #ffffff" fo:background-color="#00b6b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39" style:family="table-cell" style:parent-style-name="Default">
      <style:table-cell-properties fo:border-bottom="0.74pt solid #ffffff" fo:background-color="#e0efd4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D8"/>
    </style:style>
    <style:style style:name="ce140" style:family="table-cell" style:parent-style-name="Default">
      <style:table-cell-properties fo:border-bottom="0.74pt solid #ffffff" fo:background-color="#e0efd4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D8"/>
    </style:style>
    <style:style style:name="ce141" style:family="table-cell" style:parent-style-name="Default">
      <style:table-cell-properties fo:border-bottom="0.74pt solid #ffffff" fo:background-color="#e0efd4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D8"/>
    </style:style>
    <style:style style:name="ce142" style:family="table-cell" style:parent-style-name="Default">
      <style:table-cell-properties fo:border-bottom="0.74pt solid #ffffff" fo:background-color="#00599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[.V36]=&quot;&quot;;0;MATCH([.V36];#REF!;0)))" style:apply-style-name="ConditionalStyle_5f_10" style:base-cell-address="'2021'.T45"/>
    </style:style>
    <style:style style:name="ce143" style:family="table-cell" style:parent-style-name="Default">
      <style:table-cell-properties fo:border-bottom="0.74pt solid #ffffff" fo:background-color="#00599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1'.T43"/>
    </style:style>
    <style:style style:name="ce144" style:family="table-cell" style:parent-style-name="Default">
      <style:table-cell-properties fo:border-bottom="0.74pt solid #ffffff" fo:background-color="#00599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1'.T43"/>
    </style:style>
    <style:style style:name="ce145" style:family="table-cell" style:parent-style-name="Default">
      <style:table-cell-properties fo:border-bottom="0.74pt solid #ffffff" fo:background-color="#00599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1'.T43"/>
    </style:style>
    <style:style style:name="ce146" style:family="table-cell" style:parent-style-name="Default">
      <style:table-cell-properties fo:border-bottom="0.74pt solid #ffffff" fo:background-color="#00599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1'.T43"/>
    </style:style>
    <style:style style:name="ce147" style:family="table-cell" style:parent-style-name="Default">
      <style:table-cell-properties fo:border-bottom="1.76pt double-thin #999999" style:border-line-width-bottom="0.018cm 0.026cm 0.018cm" fo:background-color="#ffffff" style:diagonal-bl-tr="none" style:diagonal-tl-br="none" style:text-align-source="fix" style:repeat-content="false" fo:wrap-option="no-wrap" fo:border-left="0.74pt solid #ffffff" style:direction="ltr" fo:border-right="1.76pt double-thin #999999" style:border-line-width-right="0.018cm 0.026cm 0.018cm" style:rotation-angle="15" style:rotation-align="bottom" style:shrink-to-fit="false" fo:border-top="1.76pt double-thin #999999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49" style:family="table-cell" style:parent-style-name="Default">
      <style:table-cell-properties fo:border-bottom="0.74pt solid #ffffff" fo:background-color="#e0efd4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X8"/>
    </style:style>
    <style:style style:name="ce150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151" style:family="table-cell" style:parent-style-name="Default">
      <style:table-cell-properties fo:border-bottom="0.74pt solid #ffffff" fo:background-color="#e0efd4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D8"/>
    </style:style>
    <style:style style:name="ce152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153" style:family="table-cell" style:parent-style-name="Default">
      <style:table-cell-properties fo:border-bottom="0.74pt solid #ffffff" fo:background-color="#e0efd4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D8"/>
    </style:style>
    <style:style style:name="ce154" style:family="table-cell" style:parent-style-name="Default">
      <style:table-cell-properties fo:border-bottom="0.74pt solid #ffffff" fo:background-color="#e0efd4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D8"/>
    </style:style>
    <style:style style:name="ce155" style:family="table-cell" style:parent-style-name="Default">
      <style:table-cell-properties fo:border-bottom="0.74pt solid #ffffff" fo:background-color="#e0efd4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D8"/>
    </style:style>
    <style:style style:name="ce156" style:family="table-cell" style:parent-style-name="Default">
      <style:table-cell-properties fo:border-bottom="0.74pt solid #ffffff" fo:background-color="#e0efd4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57" style:family="table-cell" style:parent-style-name="Default">
      <style:table-cell-properties fo:border-bottom="0.74pt solid #ffffff" fo:background-color="#e0efd4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58" style:family="table-cell" style:parent-style-name="Default">
      <style:table-cell-properties fo:border-bottom="0.74pt solid #ffffff" fo:background-color="#00599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1'.T43"/>
    </style:style>
    <style:style style:name="ce159" style:family="table-cell" style:parent-style-name="Default">
      <style:table-cell-properties fo:border-bottom="0.74pt solid #ffffff" fo:background-color="#00599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1'.T43"/>
    </style:style>
    <style:style style:name="ce160" style:family="table-cell" style:parent-style-name="Default">
      <style:table-cell-properties fo:border-bottom="0.74pt solid #ffffff" fo:background-color="#00599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1'.T43"/>
    </style:style>
    <style:style style:name="ce161" style:family="table-cell" style:parent-style-name="Default">
      <style:table-cell-properties fo:border-bottom="0.74pt solid #ffffff" fo:background-color="#00599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1'.T43"/>
    </style:style>
    <style:style style:name="ce162" style:family="table-cell" style:parent-style-name="Default">
      <style:table-cell-properties fo:border-bottom="0.74pt solid #ffffff" fo:background-color="#00599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1'.T43"/>
    </style:style>
    <style:style style:name="ce163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64" style:family="table-cell" style:parent-style-name="Default">
      <style:table-cell-properties fo:border-bottom="none" style:diagonal-bl-tr="none" style:diagonal-tl-br="none" fo:border-left="none" fo:border-right="1.76pt double-thin #999999" style:border-line-width-right="0.018cm 0.026cm 0.018cm" style:rotation-align="none" fo:border-top="1.76pt double-thin #999999" style:border-line-width-top="0.018cm 0.026cm 0.018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fo:border-bottom="1.76pt double-thin #999999" style:border-line-width-bottom="0.018cm 0.026cm 0.018cm" style:diagonal-bl-tr="none" style:diagonal-tl-br="none" fo:border-left="none" fo:border-right="1.76pt double-thin #999999" style:border-line-width-right="0.018cm 0.026cm 0.018cm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fo:border-left="none" fo:border-right="0.74pt solid #2962ff" style:rotation-align="none" fo:border-top="0.74pt solid #2962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fo:border-bottom="0.74pt solid #2962ff" style:diagonal-bl-tr="none" style:diagonal-tl-br="none" fo:border-left="none" fo:border-right="0.74pt solid #2962ff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113">
      <style:table-cell-properties fo:background-color="#ffffff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169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170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63238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17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73" style:family="table-cell" style:parent-style-name="Default" style:data-style-name="N34">
      <style:table-cell-properties fo:border-bottom="0.74pt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Formation&quot;" style:apply-style-name="ConditionalStyle_5f_14" style:base-cell-address="'2021'.A5"/>
    </style:style>
    <style:style style:name="ce174" style:family="table-cell" style:parent-style-name="Default" style:data-style-name="N113">
      <style:table-cell-properties fo:background-color="#ffffff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5" style:base-cell-address="'2021'.B8"/>
    </style:style>
    <style:style style:name="ce175" style:family="table-cell" style:parent-style-name="Default" style:data-style-name="N11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63238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76" style:family="table-cell" style:parent-style-name="Default" style:data-style-name="N100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77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14" style:base-cell-address="'2021'.A5"/>
    </style:style>
    <style:style style:name="ce178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 style:data-style-name="N100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49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&quot;&quot;;0;MATCH(#REF!;#REF!;0)))" style:apply-style-name="ConditionalStyle_5f_15" style:base-cell-address="'2021'.Z4"/>
    </style:style>
    <style:style style:name="ce450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&quot;&quot;;0;MATCH(#REF!;#REF!;0)))" style:apply-style-name="ConditionalStyle_5f_15" style:base-cell-address="'2021'.Z5"/>
    </style:style>
    <style:style style:name="ce451" style:family="table-cell" style:parent-style-name="Default">
      <style:table-cell-properties fo:background-color="#00b6b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&quot;&quot;;0;MATCH(#REF!;#REF!;0)))" style:apply-style-name="ConditionalStyle_5f_15" style:base-cell-address="'2021'.Z6"/>
    </style:style>
    <style:style style:name="ce452" style:family="table-cell" style:parent-style-name="Default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&quot;&quot;;0;MATCH(#REF!;#REF!;0)))" style:apply-style-name="ConditionalStyle_5f_15" style:base-cell-address="'2021'.Z7"/>
    </style:style>
    <style:style style:name="ce453" style:family="table-cell" style:parent-style-name="Default">
      <style:table-cell-properties fo:background-color="#aa55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&quot;&quot;;0;MATCH(#REF!;#REF!;0)))" style:apply-style-name="ConditionalStyle_5f_15" style:base-cell-address="'2021'.Z8"/>
    </style:style>
    <style:style style:name="ce454" style:family="table-cell" style:parent-style-name="Default">
      <style:table-cell-properties fo:background-color="#00599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&quot;&quot;;0;MATCH(#REF!;#REF!;0)))" style:apply-style-name="ConditionalStyle_5f_10" style:base-cell-address="'2021'.Z9"/>
    </style:style>
    <style:style style:name="ce455" style:family="table-cell" style:parent-style-name="Default">
      <style:table-cell-properties fo:background-color="#fff4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Formation&quot;" style:apply-style-name="ConditionalStyle_5f_9" style:base-cell-address="'2021'.Z9"/>
    </style:style>
    <style:style style:name="ce456" style:family="table-cell" style:parent-style-name="Default">
      <style:table-cell-properties fo:background-color="#f9a87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Formation&quot;" style:apply-style-name="ConditionalStyle_5f_9" style:base-cell-address="'2021'.Z9"/>
    </style:style>
    <style:style style:name="ce457" style:family="table-cell" style:parent-style-name="Default">
      <style:table-cell-properties fo:background-color="#ef413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Formation&quot;" style:apply-style-name="ConditionalStyle_5f_9" style:base-cell-address="'2021'.Z9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59" style:family="table-cell" style:parent-style-name="Defaul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1" style:family="table-cell" style:parent-style-name="Default" style:data-style-name="N37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2" style:family="table-cell" style:parent-style-name="Default">
      <style:text-properties fo:font-weight="bold" style:font-weight-asian="bold" style:font-weight-complex="bold"/>
    </style:style>
    <style:style style:name="ce4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6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65" style:family="table-cell" style:parent-style-name="Default" style:data-style-name="N112">
      <style:table-cell-properties fo:background-color="#ffffff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66" style:family="table-cell" style:parent-style-name="Default" style:data-style-name="N112">
      <style:table-cell-properties fo:background-color="#ffffff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63238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6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68" style:family="table-cell" style:parent-style-name="Default" style:data-style-name="N112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69" style:family="table-cell" style:parent-style-name="Default" style:data-style-name="N133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70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71" style:family="table-cell" style:parent-style-name="Default">
      <style:table-cell-properties fo:background-color="#2962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7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7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74" style:family="table-cell" style:parent-style-name="Default">
      <style:table-cell-properties fo:border-bottom="0.74pt solid #2962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7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76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77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78" style:family="table-cell" style:parent-style-name="Default" style:data-style-name="N13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79" style:family="table-cell" style:parent-style-name="Default" style:data-style-name="N34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80" style:family="table-cell" style:parent-style-name="Default" style:data-style-name="N3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81" style:family="table-cell" style:parent-style-name="Default">
      <style:table-cell-properties fo:border-bottom="0.74pt solid #2962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8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8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8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48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48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487" style:family="table-cell" style:parent-style-name="Default">
      <style:table-cell-properties fo:border-bottom="0.74pt solid #2962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8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89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90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91" style:family="table-cell" style:parent-style-name="Default" style:data-style-name="N13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92" style:family="table-cell" style:parent-style-name="Default" style:data-style-name="N34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93" style:family="table-cell" style:parent-style-name="Default" style:data-style-name="N3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94" style:family="table-cell" style:parent-style-name="Default">
      <style:table-cell-properties fo:border-bottom="0.74pt solid #2962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9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49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49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500" style:family="table-cell" style:parent-style-name="Default">
      <style:table-cell-properties fo:border-bottom="0.74pt solid #2962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Formation&quot;" style:apply-style-name="ConditionalStyle_5f_9" style:base-cell-address="'2022'.A5"/>
    </style:style>
    <style:style style:name="ce50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02" style:family="table-cell" style:parent-style-name="Default">
      <style:table-cell-properties fo:border-bottom="0.74pt solid #ffffff" fo:background-color="#cccccc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03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216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217" style:family="table-cell" style:parent-style-name="Default">
      <style:table-cell-properties fo:border-bottom="0.74pt solid #ffffff" fo:background-color="#00599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D11"/>
    </style:style>
    <style:style style:name="ce218" style:family="table-cell" style:parent-style-name="Default">
      <style:table-cell-properties fo:border-bottom="0.74pt solid #ffffff" fo:background-color="#00599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D11"/>
    </style:style>
    <style:style style:name="ce507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220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221" style:family="table-cell" style:parent-style-name="Default">
      <style:table-cell-properties fo:border-bottom="0.74pt solid #ffffff" fo:background-color="#00599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D11"/>
    </style:style>
    <style:style style:name="ce222" style:family="table-cell" style:parent-style-name="Default">
      <style:table-cell-properties fo:border-bottom="0.74pt solid #ffffff" fo:background-color="#00599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D11"/>
    </style:style>
    <style:style style:name="ce223" style:family="table-cell" style:parent-style-name="Default">
      <style:table-cell-properties fo:border-bottom="0.74pt solid #ffffff" fo:background-color="#00599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D11"/>
    </style:style>
    <style:style style:name="ce512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324" style:family="table-cell" style:parent-style-name="Default">
      <style:table-cell-properties fo:background-color="#00599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D34"/>
    </style:style>
    <style:style style:name="ce514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15" style:family="table-cell" style:parent-style-name="Default" style:data-style-name="N13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63238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16" style:family="table-cell" style:parent-style-name="Default" style:data-style-name="N34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17" style:family="table-cell" style:parent-style-name="Default" style:data-style-name="N3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18" style:family="table-cell" style:parent-style-name="Default">
      <style:table-cell-properties fo:border-bottom="0.74pt solid #2962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  <style:map style:condition="cell-content()=&quot;Formation&quot;" style:apply-style-name="ConditionalStyle_5f_9" style:base-cell-address="'2022'.A5"/>
    </style:style>
    <style:style style:name="ce5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326" style:family="table-cell" style:parent-style-name="Default">
      <style:table-cell-properties fo:background-color="#f9a87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D33"/>
    </style:style>
    <style:style style:name="ce5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23" style:family="table-cell" style:parent-style-name="Default">
      <style:table-cell-properties fo:background-color="#f9a87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526" style:family="table-cell" style:parent-style-name="Default">
      <style:table-cell-properties fo:background-color="#f9a87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5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2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5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530" style:family="table-cell" style:parent-style-name="Default">
      <style:table-cell-properties fo:background-color="#f9a87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5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532" style:family="table-cell" style:parent-style-name="Default" style:data-style-name="N112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63238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533" style:family="table-cell" style:parent-style-name="Default" style:data-style-name="N34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Entreprise&quot;" style:apply-style-name="ConditionalStyle_5f_7" style:base-cell-address="'2022'.D7"/>
    </style:style>
    <style:style style:name="ce534" style:family="table-cell" style:parent-style-name="Default" style:data-style-name="N34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Formation&quot;" style:apply-style-name="ConditionalStyle_5f_9" style:base-cell-address="'2022'.A5"/>
    </style:style>
    <style:style style:name="ce5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237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37" style:family="table-cell" style:parent-style-name="Default" style:data-style-name="N34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38" style:family="table-cell" style:parent-style-name="Default" style:data-style-name="N3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39" style:family="table-cell" style:parent-style-name="Default" style:data-style-name="N34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  <style:map style:condition="cell-content()=&quot;Formation&quot;" style:apply-style-name="ConditionalStyle_5f_9" style:base-cell-address="'2022'.A5"/>
    </style:style>
    <style:style style:name="ce5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41" style:family="table-cell" style:parent-style-name="Default" style:data-style-name="N112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542" style:family="table-cell" style:parent-style-name="Default" style:data-style-name="N34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Entreprise&quot;" style:apply-style-name="ConditionalStyle_5f_7" style:base-cell-address="'2022'.D7"/>
    </style:style>
    <style:style style:name="ce5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44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45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46" style:family="table-cell" style:parent-style-name="Default">
      <style:table-cell-properties fo:border-bottom="0.74pt solid #2962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5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551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52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247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54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55" style:family="table-cell" style:parent-style-name="Default">
      <style:table-cell-properties fo:border-bottom="0.74pt solid #2962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5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55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5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250" style:family="table-cell" style:parent-style-name="Default">
      <style:table-cell-properties fo:border-bottom="0.74pt solid #ffffff" fo:background-color="#fff45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H8"/>
    </style:style>
    <style:style style:name="ce251" style:family="table-cell" style:parent-style-name="Default">
      <style:table-cell-properties fo:border-bottom="0.74pt solid #ffffff" fo:background-color="#fff45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H8"/>
    </style:style>
    <style:style style:name="ce252" style:family="table-cell" style:parent-style-name="Default">
      <style:table-cell-properties fo:border-bottom="0.74pt solid #ffffff" fo:background-color="#fff45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H8"/>
    </style:style>
    <style:style style:name="ce253" style:family="table-cell" style:parent-style-name="Default">
      <style:table-cell-properties fo:border-bottom="0.74pt solid #ffffff" fo:background-color="#fff45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H8"/>
    </style:style>
    <style:style style:name="ce254" style:family="table-cell" style:parent-style-name="Default">
      <style:table-cell-properties fo:border-bottom="0.74pt solid #ffffff" fo:background-color="#fff45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H8"/>
    </style:style>
    <style:style style:name="ce255" style:family="table-cell" style:parent-style-name="Default">
      <style:table-cell-properties fo:border-bottom="0.74pt solid #ffffff" fo:background-color="#fff45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H8"/>
    </style:style>
    <style:style style:name="ce567" style:family="table-cell" style:parent-style-name="Default" style:data-style-name="N100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68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69" style:family="table-cell" style:parent-style-name="Default">
      <style:table-cell-properties fo:background-color="#f9a87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5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5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572" style:family="table-cell" style:parent-style-name="Default">
      <style:table-cell-properties fo:background-color="#f9a87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73" style:family="table-cell" style:parent-style-name="Default" style:data-style-name="N112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63238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574" style:family="table-cell" style:parent-style-name="Default" style:data-style-name="N100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Entreprise&quot;" style:apply-style-name="ConditionalStyle_5f_7" style:base-cell-address="'2022'.D7"/>
    </style:style>
    <style:style style:name="ce575" style:family="table-cell" style:parent-style-name="Default" style:data-style-name="N100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76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7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578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Entreprise&quot;" style:apply-style-name="ConditionalStyle_5f_7" style:base-cell-address="'2022'.D7"/>
    </style:style>
    <style:style style:name="ce579" style:family="table-cell" style:parent-style-name="Default" style:data-style-name="N100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Entreprise&quot;" style:apply-style-name="ConditionalStyle_5f_7" style:base-cell-address="'2022'.D7"/>
    </style:style>
    <style:style style:name="ce580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81" style:family="table-cell" style:parent-style-name="Default">
      <style:table-cell-properties fo:background-color="#2962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8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83" style:family="table-cell" style:parent-style-name="Default">
      <style:table-cell-properties fo:background-color="#2962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264" style:family="table-cell" style:parent-style-name="Default">
      <style:table-cell-properties fo:border-bottom="0.74pt solid #ffffff" fo:background-color="#fff45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L8"/>
    </style:style>
    <style:style style:name="ce265" style:family="table-cell" style:parent-style-name="Default">
      <style:table-cell-properties fo:border-bottom="0.74pt solid #ffffff" fo:background-color="#fff45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L8"/>
    </style:style>
    <style:style style:name="ce266" style:family="table-cell" style:parent-style-name="Default">
      <style:table-cell-properties fo:border-bottom="0.74pt solid #ffffff" fo:background-color="#fff45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L8"/>
    </style:style>
    <style:style style:name="ce267" style:family="table-cell" style:parent-style-name="Default">
      <style:table-cell-properties fo:border-bottom="0.74pt solid #ffffff" fo:background-color="#fff45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L8"/>
    </style:style>
    <style:style style:name="ce268" style:family="table-cell" style:parent-style-name="Default">
      <style:table-cell-properties fo:border-bottom="0.74pt solid #ffffff" fo:background-color="#fff45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L8"/>
    </style:style>
    <style:style style:name="ce269" style:family="table-cell" style:parent-style-name="Default">
      <style:table-cell-properties fo:border-bottom="0.74pt solid #ffffff" fo:background-color="#fff45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L8"/>
    </style:style>
    <style:style style:name="ce325" style:family="table-cell" style:parent-style-name="Default">
      <style:table-cell-properties fo:background-color="#fff4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D33"/>
    </style:style>
    <style:style style:name="ce591" style:family="table-cell" style:parent-style-name="Default" style:data-style-name="N13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92" style:family="table-cell" style:parent-style-name="Default">
      <style:table-cell-properties fo:background-color="#ef413d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593" style:family="table-cell" style:parent-style-name="Default">
      <style:table-cell-properties fo:background-color="#ef413d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594" style:family="table-cell" style:parent-style-name="Default" style:data-style-name="N34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Entreprise&quot;" style:apply-style-name="ConditionalStyle_5f_7" style:base-cell-address="'2022'.D7"/>
    </style:style>
    <style:style style:name="ce595" style:family="table-cell" style:parent-style-name="Default" style:data-style-name="N34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59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59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>
      <style:table-cell-properties fo:border-bottom="0.74pt solid #ffffff" fo:background-color="#fff45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P7"/>
    </style:style>
    <style:style style:name="ce277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278" style:family="table-cell" style:parent-style-name="Default">
      <style:table-cell-properties fo:border-bottom="0.74pt solid #ffffff" fo:background-color="#fff45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P7"/>
    </style:style>
    <style:style style:name="ce279" style:family="table-cell" style:parent-style-name="Default">
      <style:table-cell-properties fo:border-bottom="0.74pt solid #ffffff" fo:background-color="#fff45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P7"/>
    </style:style>
    <style:style style:name="ce280" style:family="table-cell" style:parent-style-name="Default">
      <style:table-cell-properties fo:border-bottom="0.74pt solid #ffffff" fo:background-color="#fff45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P7"/>
    </style:style>
    <style:style style:name="ce603" style:family="table-cell" style:parent-style-name="Default">
      <style:table-cell-properties fo:background-color="#ef413d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4" style:family="table-cell" style:parent-style-name="Default" style:data-style-name="N100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287" style:family="table-cell" style:parent-style-name="Default">
      <style:table-cell-properties fo:border-bottom="0.74pt solid #ffffff" fo:background-color="#fff45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P7"/>
    </style:style>
    <style:style style:name="ce606" style:family="table-cell" style:parent-style-name="Default">
      <style:table-cell-properties fo:border-bottom="0.74pt solid #ffffff" fo:background-color="#cccccc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289" style:family="table-cell" style:parent-style-name="Default">
      <style:table-cell-properties fo:border-bottom="0.74pt solid #ffffff" fo:background-color="#fff45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H17"/>
    </style:style>
    <style:style style:name="ce290" style:family="table-cell" style:parent-style-name="Default">
      <style:table-cell-properties fo:border-bottom="0.74pt solid #ffffff" fo:background-color="#fff45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H17"/>
    </style:style>
    <style:style style:name="ce291" style:family="table-cell" style:parent-style-name="Default">
      <style:table-cell-properties fo:background-color="#f9a87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P7"/>
    </style:style>
    <style:style style:name="ce292" style:family="table-cell" style:parent-style-name="Default">
      <style:table-cell-properties fo:background-color="#f9a87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P7"/>
    </style:style>
    <style:style style:name="ce61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61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6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298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299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300" style:family="table-cell" style:parent-style-name="Default">
      <style:table-cell-properties fo:background-color="#f9a87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X9"/>
    </style:style>
    <style:style style:name="ce618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302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303" style:family="table-cell" style:parent-style-name="Default">
      <style:table-cell-properties fo:background-color="#f9a87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X9"/>
    </style:style>
    <style:style style:name="ce304" style:family="table-cell" style:parent-style-name="Default">
      <style:table-cell-properties fo:background-color="#f9a87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X9"/>
    </style:style>
    <style:style style:name="ce305" style:family="table-cell" style:parent-style-name="Default">
      <style:table-cell-properties fo:background-color="#f9a87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X9"/>
    </style:style>
    <style:style style:name="ce306" style:family="table-cell" style:parent-style-name="Default">
      <style:table-cell-properties fo:background-color="#f9a87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X9"/>
    </style:style>
    <style:style style:name="ce307" style:family="table-cell" style:parent-style-name="Default">
      <style:table-cell-properties fo:background-color="#f9a87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X9"/>
    </style:style>
    <style:style style:name="ce625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626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627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327" style:family="table-cell" style:parent-style-name="Default">
      <style:table-cell-properties fo:background-color="#ef413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D33"/>
    </style:style>
    <style:style style:name="ce629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0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631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632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633" style:family="table-cell" style:parent-style-name="Default" style:data-style-name="N113">
      <style:table-cell-properties fo:background-color="#ffffff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634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313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636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63238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63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638" style:family="table-cell" style:parent-style-name="Default" style:data-style-name="N34">
      <style:table-cell-properties fo:border-bottom="0.74pt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Formation&quot;" style:apply-style-name="ConditionalStyle_5f_9" style:base-cell-address="'2022'.A5"/>
    </style:style>
    <style:style style:name="ce639" style:family="table-cell" style:parent-style-name="Default" style:data-style-name="N113">
      <style:table-cell-properties fo:background-color="#ffffff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10" style:base-cell-address="'2022'.B8"/>
    </style:style>
    <style:style style:name="ce640" style:family="table-cell" style:parent-style-name="Default" style:data-style-name="N133">
      <style:table-cell-properties fo:background-color="#ffffff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63238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641" style:family="table-cell" style:parent-style-name="Default" style:data-style-name="N13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63238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642" style:family="table-cell" style:parent-style-name="Default" style:data-style-name="N100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643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644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2'.A5"/>
    </style:style>
    <style:style style:name="ce645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&quot;&quot;;0;MATCH(#REF!;#REF!;0)))" style:apply-style-name="ConditionalStyle_5f_15" style:base-cell-address="'2022'.Z4"/>
    </style:style>
    <style:style style:name="ce646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&quot;&quot;;0;MATCH(#REF!;#REF!;0)))" style:apply-style-name="ConditionalStyle_5f_15" style:base-cell-address="'2022'.Z4"/>
    </style:style>
    <style:style style:name="ce647" style:family="table-cell" style:parent-style-name="Default">
      <style:table-cell-properties fo:background-color="#00b6b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&quot;&quot;;0;MATCH(#REF!;#REF!;0)))" style:apply-style-name="ConditionalStyle_5f_15" style:base-cell-address="'2022'.Z4"/>
    </style:style>
    <style:style style:name="ce648" style:family="table-cell" style:parent-style-name="Default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&quot;&quot;;0;MATCH(#REF!;#REF!;0)))" style:apply-style-name="ConditionalStyle_5f_15" style:base-cell-address="'2022'.Z4"/>
    </style:style>
    <style:style style:name="ce649" style:family="table-cell" style:parent-style-name="Default">
      <style:table-cell-properties fo:background-color="#aa55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&quot;&quot;;0;MATCH(#REF!;#REF!;0)))" style:apply-style-name="ConditionalStyle_5f_15" style:base-cell-address="'2022'.Z4"/>
    </style:style>
    <style:style style:name="ce650" style:family="table-cell" style:parent-style-name="Default">
      <style:table-cell-properties fo:background-color="#00599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&quot;&quot;;0;MATCH(#REF!;#REF!;0)))" style:apply-style-name="ConditionalStyle_5f_10" style:base-cell-address="'2022'.B8"/>
    </style:style>
    <style:style style:name="ce651" style:family="table-cell" style:parent-style-name="Default">
      <style:table-cell-properties fo:background-color="#fff4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Formation&quot;" style:apply-style-name="ConditionalStyle_5f_9" style:base-cell-address="'2022'.A5"/>
    </style:style>
    <style:style style:name="ce652" style:family="table-cell" style:parent-style-name="Default">
      <style:table-cell-properties fo:background-color="#f9a87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Formation&quot;" style:apply-style-name="ConditionalStyle_5f_9" style:base-cell-address="'2022'.A5"/>
    </style:style>
    <style:style style:name="ce653" style:family="table-cell" style:parent-style-name="Default">
      <style:table-cell-properties fo:background-color="#ef413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Formation&quot;" style:apply-style-name="ConditionalStyle_5f_9" style:base-cell-address="'2022'.A5"/>
    </style:style>
    <style:style style:name="ce654" style:family="table-cell" style:parent-style-name="Default">
      <style:table-cell-properties fo:border-bottom="0.74pt solid #2962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5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56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57" style:family="table-cell" style:parent-style-name="Default" style:data-style-name="N112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58" style:family="table-cell" style:parent-style-name="Default" style:data-style-name="N34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59" style:family="table-cell" style:parent-style-name="Default">
      <style:table-cell-properties fo:border-bottom="0.74pt solid #2962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6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61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62" style:family="table-cell" style:parent-style-name="Default" style:data-style-name="N112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63" style:family="table-cell" style:parent-style-name="Default" style:data-style-name="N34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64" style:family="table-cell" style:parent-style-name="Default">
      <style:table-cell-properties fo:border-bottom="0.74pt solid #2962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Formation&quot;" style:apply-style-name="ConditionalStyle_5f_4" style:base-cell-address="'2023'.A5"/>
    </style:style>
    <style:style style:name="ce66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66" style:family="table-cell" style:parent-style-name="Default">
      <style:table-cell-properties fo:border-bottom="0.74pt solid #ffffff" fo:background-color="#cccccc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341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5" style:base-cell-address="'2023'.C8"/>
    </style:style>
    <style:style style:name="ce380" style:family="table-cell" style:parent-style-name="Default">
      <style:table-cell-properties fo:background-color="#ef413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3'.C12"/>
    </style:style>
    <style:style style:name="ce669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5" style:base-cell-address="'2023'.C8"/>
    </style:style>
    <style:style style:name="ce670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345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347" style:family="table-cell" style:parent-style-name="Default">
      <style:table-cell-properties fo:background-color="#ef413d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9" style:base-cell-address="'2023'.C9"/>
    </style:style>
    <style:style style:name="ce673" style:family="table-cell" style:parent-style-name="Default" style:data-style-name="N11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63238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74" style:family="table-cell" style:parent-style-name="Default" style:data-style-name="N34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75" style:family="table-cell" style:parent-style-name="Default" style:data-style-name="N34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Formation&quot;" style:apply-style-name="ConditionalStyle_5f_4" style:base-cell-address="'2023'.A5"/>
    </style:style>
    <style:style style:name="ce67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77" style:family="table-cell" style:parent-style-name="Default" style:data-style-name="N34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7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79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80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81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5" style:base-cell-address="'2023'.C8"/>
    </style:style>
    <style:style style:name="ce682" style:family="table-cell" style:parent-style-name="Default" style:data-style-name="N100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83" style:family="table-cell" style:parent-style-name="Default" style:data-style-name="N100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84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85" style:family="table-cell" style:parent-style-name="Default">
      <style:table-cell-properties fo:background-color="#2962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86" style:family="table-cell" style:parent-style-name="Default" style:data-style-name="N112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87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88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5" style:base-cell-address="'2023'.C8"/>
    </style:style>
    <style:style style:name="ce689" style:family="table-cell" style:parent-style-name="Default" style:data-style-name="N113">
      <style:table-cell-properties fo:background-color="#ffffff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5" style:base-cell-address="'2023'.C8"/>
    </style:style>
    <style:style style:name="ce690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5" style:base-cell-address="'2023'.C8"/>
    </style:style>
    <style:style style:name="ce691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63238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5" style:base-cell-address="'2023'.C8"/>
    </style:style>
    <style:style style:name="ce692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93" style:family="table-cell" style:parent-style-name="Default" style:data-style-name="N34">
      <style:table-cell-properties fo:border-bottom="0.74pt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Formation&quot;" style:apply-style-name="ConditionalStyle_5f_4" style:base-cell-address="'2023'.A5"/>
    </style:style>
    <style:style style:name="ce694" style:family="table-cell" style:parent-style-name="Default" style:data-style-name="N113">
      <style:table-cell-properties fo:background-color="#ffffff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&quot;&quot;;0;MATCH(#REF!;#REF!;0)))" style:apply-style-name="ConditionalStyle_5f_5" style:base-cell-address="'2023'.C8"/>
    </style:style>
    <style:style style:name="ce695" style:family="table-cell" style:parent-style-name="Default" style:data-style-name="N11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63238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96" style:family="table-cell" style:parent-style-name="Default" style:data-style-name="N100">
      <style:table-cell-properties fo:background-color="#2962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962ff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ormation&quot;" style:apply-style-name="ConditionalStyle_5f_4" style:base-cell-address="'2023'.A5"/>
    </style:style>
    <style:style style:name="ce697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&quot;&quot;;0;MATCH(#REF!;#REF!;0)))" style:apply-style-name="ConditionalStyle_5f_15" style:base-cell-address="'2023'.Z4"/>
    </style:style>
    <style:style style:name="ce698" style:family="table-cell" style:parent-style-name="Default">
      <style:table-cell-properties fo:background-color="#faa6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&quot;&quot;;0;MATCH(#REF!;#REF!;0)))" style:apply-style-name="ConditionalStyle_5f_15" style:base-cell-address="'2023'.Z4"/>
    </style:style>
    <style:style style:name="ce699" style:family="table-cell" style:parent-style-name="Default">
      <style:table-cell-properties fo:background-color="#00b6b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&quot;&quot;;0;MATCH(#REF!;#REF!;0)))" style:apply-style-name="ConditionalStyle_5f_15" style:base-cell-address="'2023'.Z4"/>
    </style:style>
    <style:style style:name="ce700" style:family="table-cell" style:parent-style-name="Default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&quot;&quot;;0;MATCH(#REF!;#REF!;0)))" style:apply-style-name="ConditionalStyle_5f_15" style:base-cell-address="'2023'.Z4"/>
    </style:style>
    <style:style style:name="ce701" style:family="table-cell" style:parent-style-name="Default">
      <style:table-cell-properties fo:background-color="#aa55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&quot;&quot;;0;MATCH(#REF!;#REF!;0)))" style:apply-style-name="ConditionalStyle_5f_15" style:base-cell-address="'2023'.Z4"/>
    </style:style>
    <style:style style:name="ce702" style:family="table-cell" style:parent-style-name="Default">
      <style:table-cell-properties fo:background-color="#00599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Formation&quot;" style:apply-style-name="ConditionalStyle_5f_9" style:base-cell-address="'2023'.C9"/>
    </style:style>
    <style:style style:name="ce703" style:family="table-cell" style:parent-style-name="Default">
      <style:table-cell-properties fo:background-color="#fff4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Formation&quot;" style:apply-style-name="ConditionalStyle_5f_9" style:base-cell-address="'2023'.C9"/>
    </style:style>
    <style:style style:name="ce704" style:family="table-cell" style:parent-style-name="Default">
      <style:table-cell-properties fo:background-color="#f9a87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Formation&quot;" style:apply-style-name="ConditionalStyle_5f_9" style:base-cell-address="'2023'.C9"/>
    </style:style>
    <style:style style:name="ce705" style:family="table-cell" style:parent-style-name="Default">
      <style:table-cell-properties fo:background-color="#ef413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Formation&quot;" style:apply-style-name="ConditionalStyle_5f_9" style:base-cell-address="'2023'.C9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Formation&quot;;&quot;Entreprise&quot;)" table:allow-empty-cell="true" table:display-list="unsorted" table:base-cell-address="'2021'.P15"/>
        <table:content-validation table:name="val2" table:condition="of:cell-content-is-in-list(&quot;Formation&quot;;&quot;Entreprise&quot;)" table:allow-empty-cell="true" table:display-list="unsorted" table:base-cell-address="'2023'.P15"/>
        <table:content-validation table:name="val3" table:condition="of:cell-content-is-in-list(&quot;Formation&quot;;&quot;Entreprise&quot;)" table:allow-empty-cell="true" table:display-list="unsorted" table:base-cell-address="'2023'.P15"/>
        <table:content-validation table:name="val4" table:condition="of:cell-content-is-in-list(&quot;Formation&quot;;&quot;Entreprise&quot;)" table:allow-empty-cell="true" table:display-list="unsorted" table:base-cell-address="'2023'.D16"/>
      </table:content-validations>
      <table:table table:name="2021" table:style-name="ta1" table:print-ranges="'2021'.AB34:'2021'.AB34 '2021'.A1:'2021'.AA75">
        <table:table-column table:style-name="co1" table:default-cell-style-name="ce13"/>
        <table:table-column table:style-name="co2" table:default-cell-style-name="ce21"/>
        <table:table-column table:style-name="co3" table:default-cell-style-name="ce33"/>
        <table:table-column table:style-name="co4" table:default-cell-style-name="ce46"/>
        <table:table-column table:style-name="co2" table:default-cell-style-name="ce118"/>
        <table:table-column table:style-name="co5" table:default-cell-style-name="ce120"/>
        <table:table-column table:style-name="co2" table:default-cell-style-name="ce105"/>
        <table:table-column table:style-name="co6" table:default-cell-style-name="ce111"/>
        <table:table-column table:style-name="co3" table:default-cell-style-name="ce118"/>
        <table:table-column table:style-name="co7" table:default-cell-style-name="ce79"/>
        <table:table-column table:style-name="co5" table:default-cell-style-name="ce105"/>
        <table:table-column table:style-name="co8" table:default-cell-style-name="ce111"/>
        <table:table-column table:style-name="co5" table:default-cell-style-name="ce118"/>
        <table:table-column table:style-name="co2" table:default-cell-style-name="ce120"/>
        <table:table-column table:style-name="co2" table:default-cell-style-name="ce105"/>
        <table:table-column table:style-name="co9" table:default-cell-style-name="ce111"/>
        <table:table-column table:style-name="co10" table:default-cell-style-name="ce118"/>
        <table:table-column table:style-name="co10" table:default-cell-style-name="ce79"/>
        <table:table-column table:style-name="co2" table:default-cell-style-name="ce105"/>
        <table:table-column table:style-name="co11" table:default-cell-style-name="ce111"/>
        <table:table-column table:style-name="co3" table:default-cell-style-name="ce118"/>
        <table:table-column table:style-name="co5" table:default-cell-style-name="ce120"/>
        <table:table-column table:style-name="co3" table:default-cell-style-name="ce105"/>
        <table:table-column table:style-name="co12" table:default-cell-style-name="ce150"/>
        <table:table-column table:style-name="co13" table:default-cell-style-name="ce177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row table:style-name="ro1">
          <table:table-cell table:style-name="ce1" table:number-columns-spanned="5" table:number-rows-spanned="2"/>
          <table:covered-table-cell table:number-columns-repeated="3" table:style-name="ce16"/>
          <table:covered-table-cell table:style-name="ce66"/>
          <table:table-cell table:style-name="ce76" office:value-type="string" calcext:value-type="string" table:number-columns-spanned="15" table:number-rows-spanned="2">
            <text:p>Développeur d'applications Java</text:p>
          </table:table-cell>
          <table:covered-table-cell table:number-columns-repeated="13" table:style-name="ce16"/>
          <table:covered-table-cell table:style-name="ce66"/>
          <table:table-cell table:style-name="ce147" table:number-columns-spanned="5" table:number-rows-spanned="2"/>
          <table:covered-table-cell table:number-columns-repeated="3" table:style-name="ce16"/>
          <table:covered-table-cell table:style-name="ce164"/>
          <table:table-cell table:number-columns-repeated="4"/>
        </table:table-row>
        <table:table-row table:style-name="ro2">
          <table:covered-table-cell table:style-name="ce2"/>
          <table:covered-table-cell table:number-columns-repeated="3" table:style-name="ce17"/>
          <table:covered-table-cell table:style-name="ce67"/>
          <table:covered-table-cell table:style-name="ce77"/>
          <table:covered-table-cell table:number-columns-repeated="13" table:style-name="ce17"/>
          <table:covered-table-cell table:style-name="ce67"/>
          <table:covered-table-cell table:style-name="ce77"/>
          <table:covered-table-cell table:number-columns-repeated="3" table:style-name="ce17"/>
          <table:covered-table-cell table:style-name="ce165"/>
          <table:table-cell table:number-columns-repeated="4"/>
        </table:table-row>
        <table:table-row table:style-name="ro3">
          <table:table-cell table:style-name="ce3"/>
          <table:table-cell table:style-name="ce18"/>
          <table:table-cell table:style-name="ce3" office:value-type="float" office:value="2021" calcext:value-type="float" table:number-columns-spanned="23" table:number-rows-spanned="2">
            <text:p>2021</text:p>
          </table:table-cell>
          <table:covered-table-cell table:number-columns-repeated="21" table:style-name="ce41"/>
          <table:covered-table-cell table:style-name="ce166"/>
          <table:table-cell table:style-name="ce448"/>
          <table:table-cell table:style-name="ce190" office:value-type="string" calcext:value-type="string">
            <text:p>Durée :</text:p>
          </table:table-cell>
          <table:table-cell table:style-name="ce459" office:value-type="string" calcext:value-type="string">
            <text:p>date du :</text:p>
          </table:table-cell>
          <table:table-cell table:style-name="ce459" office:value-type="string" calcext:value-type="string">
            <text:p>au :</text:p>
          </table:table-cell>
        </table:table-row>
        <table:table-row table:style-name="ro4">
          <table:table-cell table:style-name="ce3"/>
          <table:table-cell table:style-name="ce18"/>
          <table:covered-table-cell table:style-name="ce30"/>
          <table:covered-table-cell table:number-columns-repeated="21" table:style-name="ce42"/>
          <table:covered-table-cell table:style-name="ce167"/>
          <table:table-cell table:style-name="ce449" table:content-validation-name="val1" office:value-type="string" calcext:value-type="string">
            <text:p>PROJET 1</text:p>
          </table:table-cell>
          <table:table-cell table:style-name="ce190" office:value-type="string" calcext:value-type="string">
            <text:p>14 H</text:p>
          </table:table-cell>
          <table:table-cell table:style-name="ce461" office:value-type="date" office:date-value="2021-01-27" calcext:value-type="date">
            <text:p>27/01/21</text:p>
          </table:table-cell>
          <table:table-cell table:style-name="ce461" office:value-type="date" office:date-value="2021-01-29" calcext:value-type="date">
            <text:p>29/01/21</text:p>
          </table:table-cell>
        </table:table-row>
        <table:table-row table:style-name="ro5">
          <table:table-cell table:style-name="ce4" office:value-type="string" calcext:value-type="string">
            <text:p><text:s/></text:p>
          </table:table-cell>
          <table:table-cell table:style-name="ce19"/>
          <table:table-cell table:style-name="ce31"/>
          <table:table-cell table:style-name="ce43" office:value-type="string" calcext:value-type="string">
            <text:p>Janvier</text:p>
          </table:table-cell>
          <table:table-cell table:style-name="ce172"/>
          <table:table-cell table:style-name="ce19"/>
          <table:table-cell table:style-name="ce31"/>
          <table:table-cell table:style-name="ce43" office:value-type="string" calcext:value-type="string">
            <text:p>Février</text:p>
          </table:table-cell>
          <table:table-cell table:style-name="ce172"/>
          <table:table-cell table:style-name="ce19"/>
          <table:table-cell table:style-name="ce31"/>
          <table:table-cell table:style-name="ce43" office:value-type="string" calcext:value-type="string">
            <text:p>Mars</text:p>
          </table:table-cell>
          <table:table-cell table:style-name="ce172"/>
          <table:table-cell table:style-name="ce19"/>
          <table:table-cell table:style-name="ce31"/>
          <table:table-cell table:style-name="ce43" office:value-type="string" calcext:value-type="string">
            <text:p>Avril</text:p>
          </table:table-cell>
          <table:table-cell table:style-name="ce172"/>
          <table:table-cell table:style-name="ce19"/>
          <table:table-cell table:style-name="ce31"/>
          <table:table-cell table:style-name="ce43" office:value-type="string" calcext:value-type="string">
            <text:p>Mai</text:p>
          </table:table-cell>
          <table:table-cell table:style-name="ce172"/>
          <table:table-cell table:style-name="ce19"/>
          <table:table-cell table:style-name="ce31"/>
          <table:table-cell table:style-name="ce43" office:value-type="string" calcext:value-type="string">
            <text:p>Juin</text:p>
          </table:table-cell>
          <table:table-cell table:style-name="ce172"/>
          <table:table-cell table:style-name="ce450" table:content-validation-name="val1" office:value-type="string" calcext:value-type="string">
            <text:p>PROJET 2</text:p>
          </table:table-cell>
          <table:table-cell table:style-name="ce190" office:value-type="string" calcext:value-type="string">
            <text:p>63 H</text:p>
          </table:table-cell>
          <table:table-cell table:style-name="ce461" office:value-type="date" office:date-value="2021-02-05" calcext:value-type="date">
            <text:p>05/02/21</text:p>
          </table:table-cell>
          <table:table-cell table:style-name="ce461" office:value-type="date" office:date-value="2021-03-19" calcext:value-type="date">
            <text:p>19/03/21</text:p>
          </table:table-cell>
        </table:table-row>
        <table:table-row table:style-name="ro5">
          <table:table-cell table:style-name="ce5"/>
          <table:table-cell table:style-name="ce20"/>
          <table:table-cell table:style-name="ce32"/>
          <table:table-cell table:style-name="ce44"/>
          <table:table-cell table:style-name="ce69"/>
          <table:table-cell table:style-name="ce78"/>
          <table:table-cell table:style-name="ce32"/>
          <table:table-cell table:style-name="ce44"/>
          <table:table-cell table:style-name="ce69"/>
          <table:table-cell table:style-name="ce78"/>
          <table:table-cell table:style-name="ce32"/>
          <table:table-cell table:style-name="ce44"/>
          <table:table-cell table:style-name="ce69"/>
          <table:table-cell table:style-name="ce78"/>
          <table:table-cell table:style-name="ce32"/>
          <table:table-cell table:style-name="ce44"/>
          <table:table-cell table:style-name="ce69"/>
          <table:table-cell table:style-name="ce78"/>
          <table:table-cell table:style-name="ce32"/>
          <table:table-cell table:style-name="ce44"/>
          <table:table-cell table:style-name="ce69"/>
          <table:table-cell table:style-name="ce78"/>
          <table:table-cell table:style-name="ce32"/>
          <table:table-cell table:style-name="ce44"/>
          <table:table-cell table:style-name="ce69"/>
          <table:table-cell table:style-name="ce451" table:content-validation-name="val1" office:value-type="string" calcext:value-type="string">
            <text:p>PROJET 3</text:p>
          </table:table-cell>
          <table:table-cell table:style-name="ce190" office:value-type="string" calcext:value-type="string">
            <text:p>77 H</text:p>
          </table:table-cell>
          <table:table-cell table:style-name="ce461" office:value-type="date" office:date-value="2021-03-24" calcext:value-type="date">
            <text:p>24/03/21</text:p>
          </table:table-cell>
          <table:table-cell table:style-name="ce461" office:value-type="date" office:date-value="2021-05-07" calcext:value-type="date">
            <text:p>07/05/21</text:p>
          </table:table-cell>
        </table:table-row>
        <table:table-row table:style-name="ro5">
          <table:table-cell table:style-name="ce5"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style-name="ce45" table:number-columns-repeated="2"/>
          <table:table-cell table:style-name="ce79" office:value-type="string" calcext:value-type="string">
            <text:p>L</text:p>
          </table:table-cell>
          <table:table-cell table:style-name="ce84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Entreprise</text:p>
          </table:table-cell>
          <table:table-cell table:style-name="ce45"/>
          <table:table-cell office:value-type="string" calcext:value-type="string">
            <text:p>L</text:p>
          </table:table-cell>
          <table:table-cell table:style-name="ce84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Entreprise</text:p>
          </table:table-cell>
          <table:table-cell table:style-name="ce45"/>
          <table:table-cell table:style-name="ce79" office:value-type="string" calcext:value-type="string">
            <text:p>J</text:p>
          </table:table-cell>
          <table:table-cell table:style-name="ce84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Entreprise</text:p>
          </table:table-cell>
          <table:table-cell table:style-name="ce45"/>
          <table:table-cell office:value-type="string" calcext:value-type="string">
            <text:p>S</text:p>
          </table:table-cell>
          <table:table-cell table:style-name="ce84" office:value-type="float" office:value="1" calcext:value-type="float">
            <text:p>1</text:p>
          </table:table-cell>
          <table:table-cell table:style-name="ce136" office:value-type="string" calcext:value-type="string">
            <text:p>Ferie</text:p>
          </table:table-cell>
          <table:table-cell table:style-name="ce45"/>
          <table:table-cell table:style-name="ce79" office:value-type="string" calcext:value-type="string">
            <text:p>M</text:p>
          </table:table-cell>
          <table:table-cell table:style-name="ce84" office:value-type="float" office:value="1" calcext:value-type="float">
            <text:p>1</text:p>
          </table:table-cell>
          <table:table-cell table:style-name="ce148" table:content-validation-name="val1" office:value-type="string" calcext:value-type="string">
            <text:p>Entreprise</text:p>
          </table:table-cell>
          <table:table-cell table:style-name="ce69"/>
          <table:table-cell table:style-name="ce452" table:content-validation-name="val1" office:value-type="string" calcext:value-type="string">
            <text:p>PROJET 4</text:p>
          </table:table-cell>
          <table:table-cell table:style-name="ce190" office:value-type="string" calcext:value-type="string">
            <text:p>84 H</text:p>
          </table:table-cell>
          <table:table-cell table:style-name="ce461" office:value-type="date" office:date-value="2021-05-19" calcext:value-type="date">
            <text:p>19/05/21</text:p>
          </table:table-cell>
          <table:table-cell table:style-name="ce461" office:value-type="date" office:date-value="2021-07-09" calcext:value-type="date">
            <text:p>09/07/21</text:p>
          </table:table-cell>
        </table:table-row>
        <table:table-row table:style-name="ro5">
          <table:table-cell table:style-name="ce6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style-name="ce46"/>
          <table:table-cell table:style-name="ce79" office:value-type="string" calcext:value-type="string">
            <text:p>M</text:p>
          </table:table-cell>
          <table:table-cell table:style-name="ce85" office:value-type="float" office:value="2" calcext:value-type="float">
            <text:p>2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office:value-type="string" calcext:value-type="string">
            <text:p>M</text:p>
          </table:table-cell>
          <table:table-cell table:style-name="ce85" office:value-type="float" office:value="2" calcext:value-type="float">
            <text:p>2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V</text:p>
          </table:table-cell>
          <table:table-cell table:style-name="ce85" office:value-type="float" office:value="2" calcext:value-type="float">
            <text:p>2</text:p>
          </table:table-cell>
          <table:table-cell table:style-name="ce121" table:content-validation-name="val1" office:value-type="string" calcext:value-type="string">
            <text:p>PROJET 3</text:p>
          </table:table-cell>
          <table:table-cell table:style-name="ce46"/>
          <table:table-cell office:value-type="string" calcext:value-type="string">
            <text:p>D</text:p>
          </table:table-cell>
          <table:table-cell table:style-name="ce85" office:value-type="float" office:value="2" calcext:value-type="float">
            <text:p>2</text:p>
          </table:table-cell>
          <table:table-cell table:style-name="ce46" table:number-columns-repeated="2"/>
          <table:table-cell table:style-name="ce79" office:value-type="string" calcext:value-type="string">
            <text:p>M</text:p>
          </table:table-cell>
          <table:table-cell table:style-name="ce85" office:value-type="float" office:value="2" calcext:value-type="float">
            <text:p>2</text:p>
          </table:table-cell>
          <table:table-cell table:style-name="ce149" table:content-validation-name="val1" office:value-type="string" calcext:value-type="string">
            <text:p>PROJET 4</text:p>
          </table:table-cell>
          <table:table-cell table:style-name="ce168"/>
          <table:table-cell table:style-name="ce453" table:content-validation-name="val1" office:value-type="string" calcext:value-type="string">
            <text:p>PROJET 5</text:p>
          </table:table-cell>
          <table:table-cell table:style-name="ce190" office:value-type="string" calcext:value-type="string">
            <text:p>140 H</text:p>
          </table:table-cell>
          <table:table-cell table:style-name="ce461" office:value-type="date" office:date-value="2021-07-16" calcext:value-type="date">
            <text:p>16/07/21</text:p>
          </table:table-cell>
          <table:table-cell table:style-name="ce461" office:value-type="date" office:date-value="2021-10-29" calcext:value-type="date">
            <text:p>29/10/21</text:p>
          </table:table-cell>
        </table:table-row>
        <table:table-row table:style-name="ro5">
          <table:table-cell table:style-name="ce6"/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/>
          <table:table-cell table:style-name="ce46"/>
          <table:table-cell table:style-name="ce79" office:value-type="string" calcext:value-type="string">
            <text:p>M</text:p>
          </table:table-cell>
          <table:table-cell table:style-name="ce85" office:value-type="float" office:value="3" calcext:value-type="float">
            <text:p>3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office:value-type="string" calcext:value-type="string">
            <text:p>M</text:p>
          </table:table-cell>
          <table:table-cell table:style-name="ce85" office:value-type="float" office:value="3" calcext:value-type="float">
            <text:p>3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S</text:p>
          </table:table-cell>
          <table:table-cell table:style-name="ce85" office:value-type="float" office:value="3" calcext:value-type="float">
            <text:p>3</text:p>
          </table:table-cell>
          <table:table-cell table:style-name="ce46" table:number-columns-repeated="2"/>
          <table:table-cell office:value-type="string" calcext:value-type="string">
            <text:p>L</text:p>
          </table:table-cell>
          <table:table-cell table:style-name="ce85" office:value-type="float" office:value="3" calcext:value-type="float">
            <text:p>3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J</text:p>
          </table:table-cell>
          <table:table-cell table:style-name="ce85" office:value-type="float" office:value="3" calcext:value-type="float">
            <text:p>3</text:p>
          </table:table-cell>
          <table:table-cell table:content-validation-name="val1" office:value-type="string" calcext:value-type="string">
            <text:p>Entreprise</text:p>
          </table:table-cell>
          <table:table-cell table:style-name="ce169"/>
          <table:table-cell table:style-name="ce454" table:content-validation-name="val2" office:value-type="string" calcext:value-type="string">
            <text:p>PROJET 6</text:p>
          </table:table-cell>
          <table:table-cell table:style-name="ce190" office:value-type="string" calcext:value-type="string">
            <text:p>154 H</text:p>
          </table:table-cell>
          <table:table-cell table:style-name="ce461" office:value-type="date" office:date-value="2021-11-03" calcext:value-type="date">
            <text:p>03/11/21</text:p>
          </table:table-cell>
          <table:table-cell table:style-name="ce461" office:value-type="date" office:date-value="2022-01-21" calcext:value-type="date">
            <text:p>21/01/22</text:p>
          </table:table-cell>
        </table:table-row>
        <table:table-row table:style-name="ro5">
          <table:table-cell table:style-name="ce6"/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  <table:table-cell table:style-name="ce46"/>
          <table:table-cell table:style-name="ce79" office:value-type="string" calcext:value-type="string">
            <text:p>J</text:p>
          </table:table-cell>
          <table:table-cell table:style-name="ce85" office:value-type="float" office:value="4" calcext:value-type="float">
            <text:p>4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office:value-type="string" calcext:value-type="string">
            <text:p>J</text:p>
          </table:table-cell>
          <table:table-cell table:style-name="ce85" office:value-type="float" office:value="4" calcext:value-type="float">
            <text:p>4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D</text:p>
          </table:table-cell>
          <table:table-cell table:style-name="ce85" office:value-type="float" office:value="4" calcext:value-type="float">
            <text:p>4</text:p>
          </table:table-cell>
          <table:table-cell table:style-name="ce46" table:number-columns-repeated="2"/>
          <table:table-cell office:value-type="string" calcext:value-type="string">
            <text:p>M</text:p>
          </table:table-cell>
          <table:table-cell table:style-name="ce85" office:value-type="float" office:value="4" calcext:value-type="float">
            <text:p>4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V</text:p>
          </table:table-cell>
          <table:table-cell table:style-name="ce85" office:value-type="float" office:value="4" calcext:value-type="float">
            <text:p>4</text:p>
          </table:table-cell>
          <table:table-cell table:style-name="ce151" table:content-validation-name="val1" office:value-type="string" calcext:value-type="string">
            <text:p>PROJET 4</text:p>
          </table:table-cell>
          <table:table-cell table:style-name="ce169"/>
          <table:table-cell table:style-name="ce455" table:content-validation-name="val2" office:value-type="string" calcext:value-type="string">
            <text:p>PROJET 7</text:p>
          </table:table-cell>
          <table:table-cell table:style-name="ce190" office:value-type="string" calcext:value-type="string">
            <text:p>154 H</text:p>
          </table:table-cell>
          <table:table-cell table:style-name="ce461" office:value-type="date" office:date-value="2022-02-02" calcext:value-type="date">
            <text:p>02/02/22</text:p>
          </table:table-cell>
          <table:table-cell table:style-name="ce461" office:value-type="date" office:date-value="2022-05-13" calcext:value-type="date">
            <text:p>13/05/22</text:p>
          </table:table-cell>
        </table:table-row>
        <table:table-row table:style-name="ro5">
          <table:table-cell table:style-name="ce6"/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table:style-name="ce46"/>
          <table:table-cell table:style-name="ce79" office:value-type="string" calcext:value-type="string">
            <text:p>V</text:p>
          </table:table-cell>
          <table:table-cell table:style-name="ce85" office:value-type="float" office:value="5" calcext:value-type="float">
            <text:p>5</text:p>
          </table:table-cell>
          <table:table-cell table:style-name="ce107" table:content-validation-name="val1" office:value-type="string" calcext:value-type="string">
            <text:p>PROJET 2</text:p>
          </table:table-cell>
          <table:table-cell table:style-name="ce46"/>
          <table:table-cell office:value-type="string" calcext:value-type="string">
            <text:p>V</text:p>
          </table:table-cell>
          <table:table-cell table:style-name="ce85" office:value-type="float" office:value="5" calcext:value-type="float">
            <text:p>5</text:p>
          </table:table-cell>
          <table:table-cell table:style-name="ce107" table:content-validation-name="val1" office:value-type="string" calcext:value-type="string">
            <text:p>PROJET 2</text:p>
          </table:table-cell>
          <table:table-cell table:style-name="ce46"/>
          <table:table-cell table:style-name="ce79" office:value-type="string" calcext:value-type="string">
            <text:p>L</text:p>
          </table:table-cell>
          <table:table-cell table:style-name="ce85" office:value-type="float" office:value="5" calcext:value-type="float">
            <text:p>5</text:p>
          </table:table-cell>
          <table:table-cell table:style-name="ce122" office:value-type="string" calcext:value-type="string">
            <text:p>Ferie</text:p>
          </table:table-cell>
          <table:table-cell table:style-name="ce46"/>
          <table:table-cell office:value-type="string" calcext:value-type="string">
            <text:p>M</text:p>
          </table:table-cell>
          <table:table-cell table:style-name="ce85" office:value-type="float" office:value="5" calcext:value-type="float">
            <text:p>5</text:p>
          </table:table-cell>
          <table:table-cell table:style-name="ce137" table:content-validation-name="val1" office:value-type="string" calcext:value-type="string">
            <text:p>PROJET 3</text:p>
          </table:table-cell>
          <table:table-cell table:style-name="ce46"/>
          <table:table-cell table:style-name="ce79" office:value-type="string" calcext:value-type="string">
            <text:p>S</text:p>
          </table:table-cell>
          <table:table-cell table:style-name="ce85" office:value-type="float" office:value="5" calcext:value-type="float">
            <text:p>5</text:p>
          </table:table-cell>
          <table:table-cell table:style-name="ce152"/>
          <table:table-cell table:style-name="ce169"/>
          <table:table-cell table:style-name="ce456" table:content-validation-name="val2" office:value-type="string" calcext:value-type="string">
            <text:p>PROJET 8</text:p>
          </table:table-cell>
          <table:table-cell table:style-name="ce190" office:value-type="string" calcext:value-type="string">
            <text:p>154 H</text:p>
          </table:table-cell>
          <table:table-cell table:style-name="ce461" office:value-type="date" office:date-value="2022-05-20" calcext:value-type="date">
            <text:p>20/05/22</text:p>
          </table:table-cell>
          <table:table-cell table:style-name="ce461" office:value-type="date" office:date-value="2022-09-09" calcext:value-type="date">
            <text:p>09/09/22</text:p>
          </table:table-cell>
        </table:table-row>
        <table:table-row table:style-name="ro5">
          <table:table-cell table:style-name="ce6"/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/>
          <table:table-cell table:style-name="ce46"/>
          <table:table-cell table:style-name="ce79" office:value-type="string" calcext:value-type="string">
            <text:p>S</text:p>
          </table:table-cell>
          <table:table-cell table:style-name="ce85" office:value-type="float" office:value="6" calcext:value-type="float">
            <text:p>6</text:p>
          </table:table-cell>
          <table:table-cell table:style-name="ce46" table:number-columns-repeated="2"/>
          <table:table-cell office:value-type="string" calcext:value-type="string">
            <text:p>S</text:p>
          </table:table-cell>
          <table:table-cell table:style-name="ce85" office:value-type="float" office:value="6" calcext:value-type="float">
            <text:p>6</text:p>
          </table:table-cell>
          <table:table-cell table:style-name="ce46" table:number-columns-repeated="2"/>
          <table:table-cell table:style-name="ce79" office:value-type="string" calcext:value-type="string">
            <text:p>M</text:p>
          </table:table-cell>
          <table:table-cell table:style-name="ce85" office:value-type="float" office:value="6" calcext:value-type="float">
            <text:p>6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office:value-type="string" calcext:value-type="string">
            <text:p>J</text:p>
          </table:table-cell>
          <table:table-cell table:style-name="ce85" office:value-type="float" office:value="6" calcext:value-type="float">
            <text:p>6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D</text:p>
          </table:table-cell>
          <table:table-cell table:style-name="ce85" office:value-type="float" office:value="6" calcext:value-type="float">
            <text:p>6</text:p>
          </table:table-cell>
          <table:table-cell table:style-name="ce152"/>
          <table:table-cell table:style-name="ce169"/>
          <table:table-cell table:style-name="ce457" table:content-validation-name="val2" office:value-type="string" calcext:value-type="string">
            <text:p>PROJET 9</text:p>
          </table:table-cell>
          <table:table-cell table:style-name="ce190" office:value-type="string" calcext:value-type="string">
            <text:p>160 H</text:p>
          </table:table-cell>
          <table:table-cell table:style-name="ce461" office:value-type="date" office:date-value="2022-09-14" calcext:value-type="date">
            <text:p>14/09/22</text:p>
          </table:table-cell>
          <table:table-cell table:style-name="ce461" office:value-type="date" office:date-value="2023-01-13" calcext:value-type="date">
            <text:p>13/01/23</text:p>
          </table:table-cell>
        </table:table-row>
        <table:table-row table:style-name="ro5">
          <table:table-cell table:style-name="ce7"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/>
          <table:table-cell table:style-name="ce46"/>
          <table:table-cell table:style-name="ce79" office:value-type="string" calcext:value-type="string">
            <text:p>D</text:p>
          </table:table-cell>
          <table:table-cell table:style-name="ce85" office:value-type="float" office:value="7" calcext:value-type="float">
            <text:p>7</text:p>
          </table:table-cell>
          <table:table-cell table:style-name="ce46" table:number-columns-repeated="2"/>
          <table:table-cell office:value-type="string" calcext:value-type="string">
            <text:p>D</text:p>
          </table:table-cell>
          <table:table-cell table:style-name="ce85" office:value-type="float" office:value="7" calcext:value-type="float">
            <text:p>7</text:p>
          </table:table-cell>
          <table:table-cell table:style-name="ce46" table:number-columns-repeated="2"/>
          <table:table-cell table:style-name="ce79" office:value-type="string" calcext:value-type="string">
            <text:p>M</text:p>
          </table:table-cell>
          <table:table-cell table:style-name="ce85" office:value-type="float" office:value="7" calcext:value-type="float">
            <text:p>7</text:p>
          </table:table-cell>
          <table:table-cell table:style-name="ce123" table:content-validation-name="val1" office:value-type="string" calcext:value-type="string">
            <text:p>PROJET 3</text:p>
          </table:table-cell>
          <table:table-cell table:style-name="ce46"/>
          <table:table-cell office:value-type="string" calcext:value-type="string">
            <text:p>V</text:p>
          </table:table-cell>
          <table:table-cell table:style-name="ce85" office:value-type="float" office:value="7" calcext:value-type="float">
            <text:p>7</text:p>
          </table:table-cell>
          <table:table-cell table:style-name="ce138" table:content-validation-name="val1" office:value-type="string" calcext:value-type="string">
            <text:p>PROJET 3</text:p>
          </table:table-cell>
          <table:table-cell table:style-name="ce46"/>
          <table:table-cell table:style-name="ce79" office:value-type="string" calcext:value-type="string">
            <text:p>L</text:p>
          </table:table-cell>
          <table:table-cell table:style-name="ce85" office:value-type="float" office:value="7" calcext:value-type="float">
            <text:p>7</text:p>
          </table:table-cell>
          <table:table-cell table:content-validation-name="val1" office:value-type="string" calcext:value-type="string">
            <text:p>Entreprise</text:p>
          </table:table-cell>
          <table:table-cell table:style-name="ce170"/>
          <table:table-cell table:style-name="ce448" table:number-columns-repeated="2"/>
          <table:table-cell table:style-name="ce462" table:number-columns-repeated="2"/>
        </table:table-row>
        <table:table-row table:style-name="ro5">
          <table:table-cell table:style-name="ce4"/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table:style-name="ce45" table:number-columns-repeated="2"/>
          <table:table-cell table:style-name="ce79" office:value-type="string" calcext:value-type="string">
            <text:p>L</text:p>
          </table:table-cell>
          <table:table-cell table:style-name="ce84" office:value-type="float" office:value="8" calcext:value-type="float">
            <text:p>8</text:p>
          </table:table-cell>
          <table:table-cell table:style-name="ce47" table:content-validation-name="val1" office:value-type="string" calcext:value-type="string">
            <text:p>Entreprise</text:p>
          </table:table-cell>
          <table:table-cell table:style-name="ce45"/>
          <table:table-cell office:value-type="string" calcext:value-type="string">
            <text:p>L</text:p>
          </table:table-cell>
          <table:table-cell table:style-name="ce84" office:value-type="float" office:value="8" calcext:value-type="float">
            <text:p>8</text:p>
          </table:table-cell>
          <table:table-cell table:style-name="ce47" table:content-validation-name="val1" office:value-type="string" calcext:value-type="string">
            <text:p>Entreprise</text:p>
          </table:table-cell>
          <table:table-cell table:style-name="ce45"/>
          <table:table-cell table:style-name="ce79" office:value-type="string" calcext:value-type="string">
            <text:p>J</text:p>
          </table:table-cell>
          <table:table-cell table:style-name="ce84" office:value-type="float" office:value="8" calcext:value-type="float">
            <text:p>8</text:p>
          </table:table-cell>
          <table:table-cell table:style-name="ce47" table:content-validation-name="val1" office:value-type="string" calcext:value-type="string">
            <text:p>Entreprise</text:p>
          </table:table-cell>
          <table:table-cell table:style-name="ce45"/>
          <table:table-cell office:value-type="string" calcext:value-type="string">
            <text:p>S</text:p>
          </table:table-cell>
          <table:table-cell table:style-name="ce84" office:value-type="float" office:value="8" calcext:value-type="float">
            <text:p>8</text:p>
          </table:table-cell>
          <table:table-cell table:style-name="ce122" office:value-type="string" calcext:value-type="string">
            <text:p>Ferie</text:p>
          </table:table-cell>
          <table:table-cell table:style-name="ce45"/>
          <table:table-cell table:style-name="ce79" office:value-type="string" calcext:value-type="string">
            <text:p>M</text:p>
          </table:table-cell>
          <table:table-cell table:style-name="ce84" office:value-type="float" office:value="8" calcext:value-type="float">
            <text:p>8</text:p>
          </table:table-cell>
          <table:table-cell table:style-name="ce148" table:content-validation-name="val1" office:value-type="string" calcext:value-type="string">
            <text:p>Entreprise</text:p>
          </table:table-cell>
          <table:table-cell table:style-name="ce171"/>
          <table:table-cell table:style-name="ce448"/>
          <table:table-cell table:style-name="ce190"/>
          <table:table-cell table:style-name="ce462" table:number-columns-repeated="2"/>
        </table:table-row>
        <table:table-row table:style-name="ro5">
          <table:table-cell table:style-name="ce4"/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table:style-name="ce45" table:number-columns-repeated="2"/>
          <table:table-cell table:style-name="ce79" office:value-type="string" calcext:value-type="string">
            <text:p>M</text:p>
          </table:table-cell>
          <table:table-cell table:style-name="ce84" office:value-type="float" office:value="9" calcext:value-type="float">
            <text:p>9</text:p>
          </table:table-cell>
          <table:table-cell table:style-name="ce47" table:content-validation-name="val1" office:value-type="string" calcext:value-type="string">
            <text:p>Entreprise</text:p>
          </table:table-cell>
          <table:table-cell table:style-name="ce45"/>
          <table:table-cell office:value-type="string" calcext:value-type="string">
            <text:p>M</text:p>
          </table:table-cell>
          <table:table-cell table:style-name="ce84" office:value-type="float" office:value="9" calcext:value-type="float">
            <text:p>9</text:p>
          </table:table-cell>
          <table:table-cell table:style-name="ce47" table:content-validation-name="val1" office:value-type="string" calcext:value-type="string">
            <text:p>Entreprise</text:p>
          </table:table-cell>
          <table:table-cell table:style-name="ce45"/>
          <table:table-cell table:style-name="ce79" office:value-type="string" calcext:value-type="string">
            <text:p>V</text:p>
          </table:table-cell>
          <table:table-cell table:style-name="ce84" office:value-type="float" office:value="9" calcext:value-type="float">
            <text:p>9</text:p>
          </table:table-cell>
          <table:table-cell table:style-name="ce124" table:content-validation-name="val1" office:value-type="string" calcext:value-type="string">
            <text:p>PROJET 3</text:p>
          </table:table-cell>
          <table:table-cell table:style-name="ce45"/>
          <table:table-cell office:value-type="string" calcext:value-type="string">
            <text:p>D</text:p>
          </table:table-cell>
          <table:table-cell table:style-name="ce84" office:value-type="float" office:value="9" calcext:value-type="float">
            <text:p>9</text:p>
          </table:table-cell>
          <table:table-cell table:style-name="ce45" table:number-columns-repeated="2"/>
          <table:table-cell table:style-name="ce79" office:value-type="string" calcext:value-type="string">
            <text:p>M</text:p>
          </table:table-cell>
          <table:table-cell table:style-name="ce84" office:value-type="float" office:value="9" calcext:value-type="float">
            <text:p>9</text:p>
          </table:table-cell>
          <table:table-cell table:style-name="ce148" table:content-validation-name="val1" office:value-type="string" calcext:value-type="string">
            <text:p>Entreprise</text:p>
          </table:table-cell>
          <table:table-cell table:style-name="ce172"/>
          <table:table-cell table:style-name="ce448" office:value-type="string" calcext:value-type="string">
            <text:p>TOTAL :</text:p>
          </table:table-cell>
          <table:table-cell table:style-name="ce190" office:value-type="string" calcext:value-type="string">
            <text:p>1000 H</text:p>
          </table:table-cell>
          <table:table-cell table:style-name="ce462" table:number-columns-repeated="2"/>
        </table:table-row>
        <table:table-row table:style-name="ro5">
          <table:table-cell table:style-name="ce5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45" table:number-columns-repeated="2"/>
          <table:table-cell table:style-name="ce79" office:value-type="string" calcext:value-type="string">
            <text:p>M</text:p>
          </table:table-cell>
          <table:table-cell table:style-name="ce84" office:value-type="float" office:value="10" calcext:value-type="float">
            <text:p>10</text:p>
          </table:table-cell>
          <table:table-cell table:style-name="ce91" table:content-validation-name="val1" office:value-type="string" calcext:value-type="string">
            <text:p>PROJET 2</text:p>
          </table:table-cell>
          <table:table-cell table:style-name="ce45"/>
          <table:table-cell office:value-type="string" calcext:value-type="string">
            <text:p>M</text:p>
          </table:table-cell>
          <table:table-cell table:style-name="ce84" office:value-type="float" office:value="10" calcext:value-type="float">
            <text:p>10</text:p>
          </table:table-cell>
          <table:table-cell table:style-name="ce91" table:content-validation-name="val1" office:value-type="string" calcext:value-type="string">
            <text:p>PROJET 2</text:p>
          </table:table-cell>
          <table:table-cell table:style-name="ce45"/>
          <table:table-cell table:style-name="ce79" office:value-type="string" calcext:value-type="string">
            <text:p>S</text:p>
          </table:table-cell>
          <table:table-cell table:style-name="ce84" office:value-type="float" office:value="10" calcext:value-type="float">
            <text:p>10</text:p>
          </table:table-cell>
          <table:table-cell table:style-name="ce46"/>
          <table:table-cell table:style-name="ce45"/>
          <table:table-cell office:value-type="string" calcext:value-type="string">
            <text:p>L</text:p>
          </table:table-cell>
          <table:table-cell table:style-name="ce84" office:value-type="float" office:value="10" calcext:value-type="float">
            <text:p>10</text:p>
          </table:table-cell>
          <table:table-cell table:style-name="ce47" table:content-validation-name="val1" office:value-type="string" calcext:value-type="string">
            <text:p>Entreprise</text:p>
          </table:table-cell>
          <table:table-cell table:style-name="ce45"/>
          <table:table-cell table:style-name="ce79" office:value-type="string" calcext:value-type="string">
            <text:p>J</text:p>
          </table:table-cell>
          <table:table-cell table:style-name="ce84" office:value-type="float" office:value="10" calcext:value-type="float">
            <text:p>10</text:p>
          </table:table-cell>
          <table:table-cell table:style-name="ce148" table:content-validation-name="val1" office:value-type="string" calcext:value-type="string">
            <text:p>Entreprise</text:p>
          </table:table-cell>
          <table:table-cell table:style-name="ce69"/>
          <table:table-cell table:number-columns-repeated="4"/>
        </table:table-row>
        <table:table-row table:style-name="ro5">
          <table:table-cell table:style-name="ce6"/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6"/>
          <table:table-cell table:style-name="ce79" office:value-type="string" calcext:value-type="string">
            <text:p>J</text:p>
          </table:table-cell>
          <table:table-cell table:style-name="ce85" office:value-type="float" office:value="11" calcext:value-type="float">
            <text:p>11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office:value-type="string" calcext:value-type="string">
            <text:p>J</text:p>
          </table:table-cell>
          <table:table-cell table:style-name="ce85" office:value-type="float" office:value="11" calcext:value-type="float">
            <text:p>11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D</text:p>
          </table:table-cell>
          <table:table-cell table:style-name="ce85" office:value-type="float" office:value="11" calcext:value-type="float">
            <text:p>11</text:p>
          </table:table-cell>
          <table:table-cell table:style-name="ce46" table:number-columns-repeated="2"/>
          <table:table-cell office:value-type="string" calcext:value-type="string">
            <text:p>M</text:p>
          </table:table-cell>
          <table:table-cell table:style-name="ce85" office:value-type="float" office:value="11" calcext:value-type="float">
            <text:p>11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V</text:p>
          </table:table-cell>
          <table:table-cell table:style-name="ce85" office:value-type="float" office:value="11" calcext:value-type="float">
            <text:p>11</text:p>
          </table:table-cell>
          <table:table-cell table:style-name="ce153" table:content-validation-name="val1" office:value-type="string" calcext:value-type="string">
            <text:p>PROJET 4</text:p>
          </table:table-cell>
          <table:table-cell table:style-name="ce168"/>
          <table:table-cell table:number-columns-repeated="4"/>
        </table:table-row>
        <table:table-row table:style-name="ro5">
          <table:table-cell table:style-name="ce6"/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6"/>
          <table:table-cell table:style-name="ce79" office:value-type="string" calcext:value-type="string">
            <text:p>V</text:p>
          </table:table-cell>
          <table:table-cell table:style-name="ce85" office:value-type="float" office:value="12" calcext:value-type="float">
            <text:p>12</text:p>
          </table:table-cell>
          <table:table-cell table:style-name="ce107" table:content-validation-name="val1" office:value-type="string" calcext:value-type="string">
            <text:p>PROJET 2</text:p>
          </table:table-cell>
          <table:table-cell table:style-name="ce46"/>
          <table:table-cell office:value-type="string" calcext:value-type="string">
            <text:p>V</text:p>
          </table:table-cell>
          <table:table-cell table:style-name="ce85" office:value-type="float" office:value="12" calcext:value-type="float">
            <text:p>12</text:p>
          </table:table-cell>
          <table:table-cell table:style-name="ce107" table:content-validation-name="val1" office:value-type="string" calcext:value-type="string">
            <text:p>PROJET 2</text:p>
          </table:table-cell>
          <table:table-cell table:style-name="ce46"/>
          <table:table-cell table:style-name="ce79" office:value-type="string" calcext:value-type="string">
            <text:p>L</text:p>
          </table:table-cell>
          <table:table-cell table:style-name="ce85" office:value-type="float" office:value="12" calcext:value-type="float">
            <text:p>12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office:value-type="string" calcext:value-type="string">
            <text:p>M</text:p>
          </table:table-cell>
          <table:table-cell table:style-name="ce85" office:value-type="float" office:value="12" calcext:value-type="float">
            <text:p>12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S</text:p>
          </table:table-cell>
          <table:table-cell table:style-name="ce85" office:value-type="float" office:value="12" calcext:value-type="float">
            <text:p>12</text:p>
          </table:table-cell>
          <table:table-cell table:style-name="ce152"/>
          <table:table-cell table:style-name="ce169"/>
          <table:table-cell table:number-columns-repeated="4"/>
        </table:table-row>
        <table:table-row table:style-name="ro5">
          <table:table-cell table:style-name="ce6"/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6"/>
          <table:table-cell table:style-name="ce79" office:value-type="string" calcext:value-type="string">
            <text:p>S</text:p>
          </table:table-cell>
          <table:table-cell table:style-name="ce85" office:value-type="float" office:value="13" calcext:value-type="float">
            <text:p>13</text:p>
          </table:table-cell>
          <table:table-cell table:style-name="ce46" table:number-columns-repeated="2"/>
          <table:table-cell office:value-type="string" calcext:value-type="string">
            <text:p>S</text:p>
          </table:table-cell>
          <table:table-cell table:style-name="ce85" office:value-type="float" office:value="13" calcext:value-type="float">
            <text:p>13</text:p>
          </table:table-cell>
          <table:table-cell table:style-name="ce46" table:number-columns-repeated="2"/>
          <table:table-cell table:style-name="ce79" office:value-type="string" calcext:value-type="string">
            <text:p>M</text:p>
          </table:table-cell>
          <table:table-cell table:style-name="ce85" office:value-type="float" office:value="13" calcext:value-type="float">
            <text:p>13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office:value-type="string" calcext:value-type="string">
            <text:p>J</text:p>
          </table:table-cell>
          <table:table-cell table:style-name="ce85" office:value-type="float" office:value="13" calcext:value-type="float">
            <text:p>13</text:p>
          </table:table-cell>
          <table:table-cell table:style-name="ce122" office:value-type="string" calcext:value-type="string">
            <text:p>Ferie</text:p>
          </table:table-cell>
          <table:table-cell table:style-name="ce46"/>
          <table:table-cell table:style-name="ce79" office:value-type="string" calcext:value-type="string">
            <text:p>D</text:p>
          </table:table-cell>
          <table:table-cell table:style-name="ce85" office:value-type="float" office:value="13" calcext:value-type="float">
            <text:p>13</text:p>
          </table:table-cell>
          <table:table-cell table:style-name="ce152"/>
          <table:table-cell table:style-name="ce169"/>
          <table:table-cell table:number-columns-repeated="4"/>
        </table:table-row>
        <table:table-row table:style-name="ro5">
          <table:table-cell table:style-name="ce6"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6"/>
          <table:table-cell table:style-name="ce79" office:value-type="string" calcext:value-type="string">
            <text:p>D</text:p>
          </table:table-cell>
          <table:table-cell table:style-name="ce85" office:value-type="float" office:value="14" calcext:value-type="float">
            <text:p>14</text:p>
          </table:table-cell>
          <table:table-cell table:style-name="ce46" table:number-columns-repeated="2"/>
          <table:table-cell office:value-type="string" calcext:value-type="string">
            <text:p>D</text:p>
          </table:table-cell>
          <table:table-cell table:style-name="ce85" office:value-type="float" office:value="14" calcext:value-type="float">
            <text:p>14</text:p>
          </table:table-cell>
          <table:table-cell table:style-name="ce46" table:number-columns-repeated="2"/>
          <table:table-cell table:style-name="ce79" office:value-type="string" calcext:value-type="string">
            <text:p>M</text:p>
          </table:table-cell>
          <table:table-cell table:style-name="ce85" office:value-type="float" office:value="14" calcext:value-type="float">
            <text:p>14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office:value-type="string" calcext:value-type="string">
            <text:p>V</text:p>
          </table:table-cell>
          <table:table-cell table:style-name="ce85" office:value-type="float" office:value="14" calcext:value-type="float">
            <text:p>14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L</text:p>
          </table:table-cell>
          <table:table-cell table:style-name="ce85" office:value-type="float" office:value="14" calcext:value-type="float">
            <text:p>14</text:p>
          </table:table-cell>
          <table:table-cell table:content-validation-name="val1" office:value-type="string" calcext:value-type="string">
            <text:p>Entreprise</text:p>
          </table:table-cell>
          <table:table-cell table:style-name="ce169"/>
          <table:table-cell table:number-columns-repeated="4"/>
        </table:table-row>
        <table:table-row table:style-name="ro5">
          <table:table-cell table:style-name="ce6"/>
          <table:table-cell office:value-type="string" calcext:value-type="string">
            <text:p>V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6"/>
          <table:table-cell table:style-name="ce79" office:value-type="string" calcext:value-type="string">
            <text:p>L</text:p>
          </table:table-cell>
          <table:table-cell table:style-name="ce85" office:value-type="float" office:value="15" calcext:value-type="float">
            <text:p>15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office:value-type="string" calcext:value-type="string">
            <text:p>L</text:p>
          </table:table-cell>
          <table:table-cell table:style-name="ce85" office:value-type="float" office:value="15" calcext:value-type="float">
            <text:p>15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J</text:p>
          </table:table-cell>
          <table:table-cell table:style-name="ce85" office:value-type="float" office:value="15" calcext:value-type="float">
            <text:p>15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office:value-type="string" calcext:value-type="string">
            <text:p>S</text:p>
          </table:table-cell>
          <table:table-cell table:style-name="ce85" office:value-type="float" office:value="15" calcext:value-type="float">
            <text:p>15</text:p>
          </table:table-cell>
          <table:table-cell table:style-name="ce46" table:number-columns-repeated="2"/>
          <table:table-cell table:style-name="ce79" office:value-type="string" calcext:value-type="string">
            <text:p>M</text:p>
          </table:table-cell>
          <table:table-cell table:style-name="ce85" office:value-type="float" office:value="15" calcext:value-type="float">
            <text:p>15</text:p>
          </table:table-cell>
          <table:table-cell table:content-validation-name="val1" office:value-type="string" calcext:value-type="string">
            <text:p>Entreprise</text:p>
          </table:table-cell>
          <table:table-cell table:style-name="ce169"/>
          <table:table-cell table:number-columns-repeated="4"/>
        </table:table-row>
        <table:table-row table:style-name="ro5">
          <table:table-cell table:style-name="ce7"/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6"/>
          <table:table-cell table:style-name="ce79" office:value-type="string" calcext:value-type="string">
            <text:p>M</text:p>
          </table:table-cell>
          <table:table-cell table:style-name="ce85" office:value-type="float" office:value="16" calcext:value-type="float">
            <text:p>16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office:value-type="string" calcext:value-type="string">
            <text:p>M</text:p>
          </table:table-cell>
          <table:table-cell table:style-name="ce85" office:value-type="float" office:value="16" calcext:value-type="float">
            <text:p>16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V</text:p>
          </table:table-cell>
          <table:table-cell table:style-name="ce85" office:value-type="float" office:value="16" calcext:value-type="float">
            <text:p>16</text:p>
          </table:table-cell>
          <table:table-cell table:style-name="ce125" table:content-validation-name="val1" office:value-type="string" calcext:value-type="string">
            <text:p>PROJET 3</text:p>
          </table:table-cell>
          <table:table-cell table:style-name="ce46"/>
          <table:table-cell office:value-type="string" calcext:value-type="string">
            <text:p>D</text:p>
          </table:table-cell>
          <table:table-cell table:style-name="ce85" office:value-type="float" office:value="16" calcext:value-type="float">
            <text:p>16</text:p>
          </table:table-cell>
          <table:table-cell table:style-name="ce46" table:number-columns-repeated="2"/>
          <table:table-cell table:style-name="ce79" office:value-type="string" calcext:value-type="string">
            <text:p>M</text:p>
          </table:table-cell>
          <table:table-cell table:style-name="ce85" office:value-type="float" office:value="16" calcext:value-type="float">
            <text:p>16</text:p>
          </table:table-cell>
          <table:table-cell table:style-name="ce154" table:content-validation-name="val1" office:value-type="string" calcext:value-type="string">
            <text:p>PROJET 4</text:p>
          </table:table-cell>
          <table:table-cell table:style-name="ce170"/>
          <table:table-cell table:number-columns-repeated="4"/>
        </table:table-row>
        <table:table-row table:style-name="ro5">
          <table:table-cell table:style-name="ce4"/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table:style-name="ce45" table:number-columns-repeated="2"/>
          <table:table-cell table:style-name="ce79" office:value-type="string" calcext:value-type="string">
            <text:p>M</text:p>
          </table:table-cell>
          <table:table-cell table:style-name="ce84" office:value-type="float" office:value="17" calcext:value-type="float">
            <text:p>17</text:p>
          </table:table-cell>
          <table:table-cell table:style-name="ce47" table:content-validation-name="val1" office:value-type="string" calcext:value-type="string">
            <text:p>Entreprise</text:p>
          </table:table-cell>
          <table:table-cell table:style-name="ce45"/>
          <table:table-cell office:value-type="string" calcext:value-type="string">
            <text:p>M</text:p>
          </table:table-cell>
          <table:table-cell table:style-name="ce84" office:value-type="float" office:value="17" calcext:value-type="float">
            <text:p>17</text:p>
          </table:table-cell>
          <table:table-cell table:style-name="ce47" table:content-validation-name="val1" office:value-type="string" calcext:value-type="string">
            <text:p>Entreprise</text:p>
          </table:table-cell>
          <table:table-cell table:style-name="ce45"/>
          <table:table-cell table:style-name="ce79" office:value-type="string" calcext:value-type="string">
            <text:p>S</text:p>
          </table:table-cell>
          <table:table-cell table:style-name="ce84" office:value-type="float" office:value="17" calcext:value-type="float">
            <text:p>17</text:p>
          </table:table-cell>
          <table:table-cell table:style-name="ce46"/>
          <table:table-cell table:style-name="ce45"/>
          <table:table-cell office:value-type="string" calcext:value-type="string">
            <text:p>L</text:p>
          </table:table-cell>
          <table:table-cell table:style-name="ce84" office:value-type="float" office:value="17" calcext:value-type="float">
            <text:p>17</text:p>
          </table:table-cell>
          <table:table-cell table:style-name="ce47" table:content-validation-name="val1" office:value-type="string" calcext:value-type="string">
            <text:p>Entreprise</text:p>
          </table:table-cell>
          <table:table-cell table:style-name="ce45"/>
          <table:table-cell table:style-name="ce79" office:value-type="string" calcext:value-type="string">
            <text:p>J</text:p>
          </table:table-cell>
          <table:table-cell table:style-name="ce84" office:value-type="float" office:value="17" calcext:value-type="float">
            <text:p>17</text:p>
          </table:table-cell>
          <table:table-cell table:style-name="ce148" table:content-validation-name="val1" office:value-type="string" calcext:value-type="string">
            <text:p>Entreprise</text:p>
          </table:table-cell>
          <table:table-cell table:style-name="ce171"/>
          <table:table-cell table:number-columns-repeated="4"/>
        </table:table-row>
        <table:table-row table:style-name="ro5">
          <table:table-cell table:style-name="ce4"/>
          <table:table-cell office:value-type="string" calcext:value-type="string">
            <text:p>L</text:p>
          </table:table-cell>
          <table:table-cell office:value-type="float" office:value="18" calcext:value-type="float">
            <text:p>18</text:p>
          </table:table-cell>
          <table:table-cell table:style-name="ce47" table:content-validation-name="val1" office:value-type="string" calcext:value-type="string">
            <text:p>Entreprise</text:p>
          </table:table-cell>
          <table:table-cell table:style-name="ce45"/>
          <table:table-cell table:style-name="ce79" office:value-type="string" calcext:value-type="string">
            <text:p>J</text:p>
          </table:table-cell>
          <table:table-cell table:style-name="ce84" office:value-type="float" office:value="18" calcext:value-type="float">
            <text:p>18</text:p>
          </table:table-cell>
          <table:table-cell table:style-name="ce47" table:content-validation-name="val1" office:value-type="string" calcext:value-type="string">
            <text:p>Entreprise</text:p>
          </table:table-cell>
          <table:table-cell table:style-name="ce45"/>
          <table:table-cell office:value-type="string" calcext:value-type="string">
            <text:p>J</text:p>
          </table:table-cell>
          <table:table-cell table:style-name="ce84" office:value-type="float" office:value="18" calcext:value-type="float">
            <text:p>18</text:p>
          </table:table-cell>
          <table:table-cell table:style-name="ce47" table:content-validation-name="val1" office:value-type="string" calcext:value-type="string">
            <text:p>Entreprise</text:p>
          </table:table-cell>
          <table:table-cell table:style-name="ce45"/>
          <table:table-cell table:style-name="ce79" office:value-type="string" calcext:value-type="string">
            <text:p>D</text:p>
          </table:table-cell>
          <table:table-cell table:style-name="ce84" office:value-type="float" office:value="18" calcext:value-type="float">
            <text:p>18</text:p>
          </table:table-cell>
          <table:table-cell table:style-name="ce45" table:number-columns-repeated="2"/>
          <table:table-cell office:value-type="string" calcext:value-type="string">
            <text:p>M</text:p>
          </table:table-cell>
          <table:table-cell table:style-name="ce84" office:value-type="float" office:value="18" calcext:value-type="float">
            <text:p>18</text:p>
          </table:table-cell>
          <table:table-cell table:style-name="ce47" table:content-validation-name="val1" office:value-type="string" calcext:value-type="string">
            <text:p>Entreprise</text:p>
          </table:table-cell>
          <table:table-cell table:style-name="ce45"/>
          <table:table-cell table:style-name="ce79" office:value-type="string" calcext:value-type="string">
            <text:p>V</text:p>
          </table:table-cell>
          <table:table-cell table:style-name="ce84" office:value-type="float" office:value="18" calcext:value-type="float">
            <text:p>18</text:p>
          </table:table-cell>
          <table:table-cell table:style-name="ce155" table:content-validation-name="val1" office:value-type="string" calcext:value-type="string">
            <text:p>PROJET 4</text:p>
          </table:table-cell>
          <table:table-cell table:style-name="ce173"/>
          <table:table-cell table:number-columns-repeated="4"/>
        </table:table-row>
        <table:table-row table:style-name="ro5">
          <table:table-cell table:style-name="ce9"/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table:style-name="ce47" table:content-validation-name="val1" office:value-type="string" calcext:value-type="string">
            <text:p>Entreprise</text:p>
          </table:table-cell>
          <table:table-cell table:style-name="ce45"/>
          <table:table-cell table:style-name="ce79" office:value-type="string" calcext:value-type="string">
            <text:p>V</text:p>
          </table:table-cell>
          <table:table-cell table:style-name="ce84" office:value-type="float" office:value="19" calcext:value-type="float">
            <text:p>19</text:p>
          </table:table-cell>
          <table:table-cell table:style-name="ce107" table:content-validation-name="val1" office:value-type="string" calcext:value-type="string">
            <text:p>PROJET 2</text:p>
          </table:table-cell>
          <table:table-cell table:style-name="ce45"/>
          <table:table-cell office:value-type="string" calcext:value-type="string">
            <text:p>V</text:p>
          </table:table-cell>
          <table:table-cell table:style-name="ce84" office:value-type="float" office:value="19" calcext:value-type="float">
            <text:p>19</text:p>
          </table:table-cell>
          <table:table-cell table:style-name="ce107" table:content-validation-name="val1" office:value-type="string" calcext:value-type="string">
            <text:p>PROJET 2</text:p>
          </table:table-cell>
          <table:table-cell table:style-name="ce45"/>
          <table:table-cell table:style-name="ce79" office:value-type="string" calcext:value-type="string">
            <text:p>L</text:p>
          </table:table-cell>
          <table:table-cell table:style-name="ce84" office:value-type="float" office:value="19" calcext:value-type="float">
            <text:p>19</text:p>
          </table:table-cell>
          <table:table-cell table:style-name="ce47" table:content-validation-name="val1" office:value-type="string" calcext:value-type="string">
            <text:p>Entreprise</text:p>
          </table:table-cell>
          <table:table-cell table:style-name="ce45"/>
          <table:table-cell office:value-type="string" calcext:value-type="string">
            <text:p>M</text:p>
          </table:table-cell>
          <table:table-cell table:style-name="ce84" office:value-type="float" office:value="19" calcext:value-type="float">
            <text:p>19</text:p>
          </table:table-cell>
          <table:table-cell table:style-name="ce139" table:content-validation-name="val1" office:value-type="string" calcext:value-type="string">
            <text:p>PROJET 4</text:p>
          </table:table-cell>
          <table:table-cell table:style-name="ce45"/>
          <table:table-cell table:style-name="ce79" office:value-type="string" calcext:value-type="string">
            <text:p>S</text:p>
          </table:table-cell>
          <table:table-cell table:style-name="ce84" office:value-type="float" office:value="19" calcext:value-type="float">
            <text:p>19</text:p>
          </table:table-cell>
          <table:table-cell table:style-name="ce152"/>
          <table:table-cell table:style-name="ce69"/>
          <table:table-cell table:number-columns-repeated="4"/>
        </table:table-row>
        <table:table-row table:style-name="ro5">
          <table:table-cell table:style-name="ce10"/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S</text:p>
          </table:table-cell>
          <table:table-cell table:style-name="ce85" office:value-type="float" office:value="20" calcext:value-type="float">
            <text:p>20</text:p>
          </table:table-cell>
          <table:table-cell table:style-name="ce46" table:number-columns-repeated="2"/>
          <table:table-cell office:value-type="string" calcext:value-type="string">
            <text:p>S</text:p>
          </table:table-cell>
          <table:table-cell table:style-name="ce85" office:value-type="float" office:value="20" calcext:value-type="float">
            <text:p>20</text:p>
          </table:table-cell>
          <table:table-cell table:style-name="ce46" table:number-columns-repeated="2"/>
          <table:table-cell table:style-name="ce79" office:value-type="string" calcext:value-type="string">
            <text:p>M</text:p>
          </table:table-cell>
          <table:table-cell table:style-name="ce85" office:value-type="float" office:value="20" calcext:value-type="float">
            <text:p>20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office:value-type="string" calcext:value-type="string">
            <text:p>J</text:p>
          </table:table-cell>
          <table:table-cell table:style-name="ce85" office:value-type="float" office:value="20" calcext:value-type="float">
            <text:p>20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D</text:p>
          </table:table-cell>
          <table:table-cell table:style-name="ce85" office:value-type="float" office:value="20" calcext:value-type="float">
            <text:p>20</text:p>
          </table:table-cell>
          <table:table-cell table:style-name="ce152"/>
          <table:table-cell table:style-name="ce174"/>
          <table:table-cell table:number-columns-repeated="4"/>
        </table:table-row>
        <table:table-row table:style-name="ro5">
          <table:table-cell table:style-name="ce10"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D</text:p>
          </table:table-cell>
          <table:table-cell table:style-name="ce85" office:value-type="float" office:value="21" calcext:value-type="float">
            <text:p>21</text:p>
          </table:table-cell>
          <table:table-cell table:style-name="ce46" table:number-columns-repeated="2"/>
          <table:table-cell office:value-type="string" calcext:value-type="string">
            <text:p>D</text:p>
          </table:table-cell>
          <table:table-cell table:style-name="ce85" office:value-type="float" office:value="21" calcext:value-type="float">
            <text:p>21</text:p>
          </table:table-cell>
          <table:table-cell table:style-name="ce46" table:number-columns-repeated="2"/>
          <table:table-cell table:style-name="ce79" office:value-type="string" calcext:value-type="string">
            <text:p>M</text:p>
          </table:table-cell>
          <table:table-cell table:style-name="ce85" office:value-type="float" office:value="21" calcext:value-type="float">
            <text:p>21</text:p>
          </table:table-cell>
          <table:table-cell table:style-name="ce126" table:content-validation-name="val1" office:value-type="string" calcext:value-type="string">
            <text:p>PROJET 3</text:p>
          </table:table-cell>
          <table:table-cell table:style-name="ce46"/>
          <table:table-cell office:value-type="string" calcext:value-type="string">
            <text:p>V</text:p>
          </table:table-cell>
          <table:table-cell table:style-name="ce85" office:value-type="float" office:value="21" calcext:value-type="float">
            <text:p>21</text:p>
          </table:table-cell>
          <table:table-cell table:style-name="ce140" table:content-validation-name="val1" office:value-type="string" calcext:value-type="string">
            <text:p>PROJET 4</text:p>
          </table:table-cell>
          <table:table-cell table:style-name="ce46"/>
          <table:table-cell table:style-name="ce79" office:value-type="string" calcext:value-type="string">
            <text:p>L</text:p>
          </table:table-cell>
          <table:table-cell table:style-name="ce85" office:value-type="float" office:value="21" calcext:value-type="float">
            <text:p>21</text:p>
          </table:table-cell>
          <table:table-cell table:content-validation-name="val1" office:value-type="string" calcext:value-type="string">
            <text:p>Entreprise</text:p>
          </table:table-cell>
          <table:table-cell table:style-name="ce174"/>
          <table:table-cell table:number-columns-repeated="4"/>
        </table:table-row>
        <table:table-row table:style-name="ro5">
          <table:table-cell table:style-name="ce10"/>
          <table:table-cell office:value-type="string" calcext:value-type="string">
            <text:p>V</text:p>
          </table:table-cell>
          <table:table-cell office:value-type="float" office:value="22" calcext:value-type="float">
            <text:p>22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L</text:p>
          </table:table-cell>
          <table:table-cell table:style-name="ce85" office:value-type="float" office:value="22" calcext:value-type="float">
            <text:p>22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office:value-type="string" calcext:value-type="string">
            <text:p>L</text:p>
          </table:table-cell>
          <table:table-cell table:style-name="ce85" office:value-type="float" office:value="22" calcext:value-type="float">
            <text:p>22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J</text:p>
          </table:table-cell>
          <table:table-cell table:style-name="ce85" office:value-type="float" office:value="22" calcext:value-type="float">
            <text:p>22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office:value-type="string" calcext:value-type="string">
            <text:p>S</text:p>
          </table:table-cell>
          <table:table-cell table:style-name="ce85" office:value-type="float" office:value="22" calcext:value-type="float">
            <text:p>22</text:p>
          </table:table-cell>
          <table:table-cell table:style-name="ce46" table:number-columns-repeated="2"/>
          <table:table-cell table:style-name="ce79" office:value-type="string" calcext:value-type="string">
            <text:p>M</text:p>
          </table:table-cell>
          <table:table-cell table:style-name="ce85" office:value-type="float" office:value="22" calcext:value-type="float">
            <text:p>22</text:p>
          </table:table-cell>
          <table:table-cell table:content-validation-name="val1" office:value-type="string" calcext:value-type="string">
            <text:p>Entreprise</text:p>
          </table:table-cell>
          <table:table-cell table:style-name="ce174"/>
          <table:table-cell table:number-columns-repeated="4"/>
        </table:table-row>
        <table:table-row table:style-name="ro5">
          <table:table-cell table:style-name="ce10"/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46"/>
          <table:table-cell table:style-name="ce79" office:value-type="string" calcext:value-type="string">
            <text:p>M</text:p>
          </table:table-cell>
          <table:table-cell table:style-name="ce85" office:value-type="float" office:value="23" calcext:value-type="float">
            <text:p>23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office:value-type="string" calcext:value-type="string">
            <text:p>M</text:p>
          </table:table-cell>
          <table:table-cell table:style-name="ce85" office:value-type="float" office:value="23" calcext:value-type="float">
            <text:p>23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V</text:p>
          </table:table-cell>
          <table:table-cell table:style-name="ce85" office:value-type="float" office:value="23" calcext:value-type="float">
            <text:p>23</text:p>
          </table:table-cell>
          <table:table-cell table:style-name="ce127" table:content-validation-name="val1" office:value-type="string" calcext:value-type="string">
            <text:p>PROJET 3</text:p>
          </table:table-cell>
          <table:table-cell table:style-name="ce46"/>
          <table:table-cell office:value-type="string" calcext:value-type="string">
            <text:p>D</text:p>
          </table:table-cell>
          <table:table-cell table:style-name="ce85" office:value-type="float" office:value="23" calcext:value-type="float">
            <text:p>23</text:p>
          </table:table-cell>
          <table:table-cell table:style-name="ce46" table:number-columns-repeated="2"/>
          <table:table-cell table:style-name="ce79" office:value-type="string" calcext:value-type="string">
            <text:p>M</text:p>
          </table:table-cell>
          <table:table-cell table:style-name="ce85" office:value-type="float" office:value="23" calcext:value-type="float">
            <text:p>23</text:p>
          </table:table-cell>
          <table:table-cell table:content-validation-name="val1" office:value-type="string" calcext:value-type="string">
            <text:p>Entreprise</text:p>
          </table:table-cell>
          <table:table-cell table:style-name="ce174"/>
          <table:table-cell table:number-columns-repeated="4"/>
        </table:table-row>
        <table:table-row table:style-name="ro5">
          <table:table-cell table:style-name="ce10"/>
          <table:table-cell office:value-type="string" calcext:value-type="string">
            <text:p>D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46"/>
          <table:table-cell table:style-name="ce79" office:value-type="string" calcext:value-type="string">
            <text:p>M</text:p>
          </table:table-cell>
          <table:table-cell table:style-name="ce85" office:value-type="float" office:value="24" calcext:value-type="float">
            <text:p>24</text:p>
          </table:table-cell>
          <table:table-cell table:style-name="ce107" table:content-validation-name="val1" office:value-type="string" calcext:value-type="string">
            <text:p>PROJET 2</text:p>
          </table:table-cell>
          <table:table-cell table:style-name="ce46"/>
          <table:table-cell office:value-type="string" calcext:value-type="string">
            <text:p>M</text:p>
          </table:table-cell>
          <table:table-cell table:style-name="ce85" office:value-type="float" office:value="24" calcext:value-type="float">
            <text:p>24</text:p>
          </table:table-cell>
          <table:table-cell table:style-name="ce108" table:content-validation-name="val1" office:value-type="string" calcext:value-type="string">
            <text:p>PROJET 3</text:p>
          </table:table-cell>
          <table:table-cell table:style-name="ce46"/>
          <table:table-cell table:style-name="ce79" office:value-type="string" calcext:value-type="string">
            <text:p>S</text:p>
          </table:table-cell>
          <table:table-cell table:style-name="ce85" office:value-type="float" office:value="24" calcext:value-type="float">
            <text:p>24</text:p>
          </table:table-cell>
          <table:table-cell table:style-name="ce46" table:number-columns-repeated="2"/>
          <table:table-cell office:value-type="string" calcext:value-type="string">
            <text:p>L</text:p>
          </table:table-cell>
          <table:table-cell table:style-name="ce85" office:value-type="float" office:value="24" calcext:value-type="float">
            <text:p>24</text:p>
          </table:table-cell>
          <table:table-cell table:style-name="ce122" office:value-type="string" calcext:value-type="string">
            <text:p>Ferie</text:p>
          </table:table-cell>
          <table:table-cell table:style-name="ce46"/>
          <table:table-cell table:style-name="ce79" office:value-type="string" calcext:value-type="string">
            <text:p>J</text:p>
          </table:table-cell>
          <table:table-cell table:style-name="ce85" office:value-type="float" office:value="24" calcext:value-type="float">
            <text:p>24</text:p>
          </table:table-cell>
          <table:table-cell table:content-validation-name="val1" office:value-type="string" calcext:value-type="string">
            <text:p>Entreprise</text:p>
          </table:table-cell>
          <table:table-cell table:style-name="ce174"/>
          <table:table-cell table:number-columns-repeated="4"/>
        </table:table-row>
        <table:table-row table:style-name="ro5">
          <table:table-cell table:style-name="ce10"/>
          <table:table-cell office:value-type="string" calcext:value-type="string">
            <text:p>L</text:p>
          </table:table-cell>
          <table:table-cell office:value-type="float" office:value="25" calcext:value-type="float">
            <text:p>25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J</text:p>
          </table:table-cell>
          <table:table-cell table:style-name="ce85" office:value-type="float" office:value="25" calcext:value-type="float">
            <text:p>25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office:value-type="string" calcext:value-type="string">
            <text:p>J</text:p>
          </table:table-cell>
          <table:table-cell table:style-name="ce85" office:value-type="float" office:value="25" calcext:value-type="float">
            <text:p>25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D</text:p>
          </table:table-cell>
          <table:table-cell table:style-name="ce85" office:value-type="float" office:value="25" calcext:value-type="float">
            <text:p>25</text:p>
          </table:table-cell>
          <table:table-cell table:style-name="ce46" table:number-columns-repeated="2"/>
          <table:table-cell office:value-type="string" calcext:value-type="string">
            <text:p>M</text:p>
          </table:table-cell>
          <table:table-cell table:style-name="ce85" office:value-type="float" office:value="25" calcext:value-type="float">
            <text:p>25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V</text:p>
          </table:table-cell>
          <table:table-cell table:style-name="ce85" office:value-type="float" office:value="25" calcext:value-type="float">
            <text:p>25</text:p>
          </table:table-cell>
          <table:table-cell table:style-name="ce156" table:content-validation-name="val1" office:value-type="string" calcext:value-type="string">
            <text:p>PROJET 4</text:p>
          </table:table-cell>
          <table:table-cell table:style-name="ce174"/>
          <table:table-cell table:number-columns-repeated="4"/>
        </table:table-row>
        <table:table-row table:style-name="ro5">
          <table:table-cell table:style-name="ce10"/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V</text:p>
          </table:table-cell>
          <table:table-cell table:style-name="ce85" office:value-type="float" office:value="26" calcext:value-type="float">
            <text:p>26</text:p>
          </table:table-cell>
          <table:table-cell table:style-name="ce107" table:content-validation-name="val1" office:value-type="string" calcext:value-type="string">
            <text:p>PROJET 2</text:p>
          </table:table-cell>
          <table:table-cell table:style-name="ce46"/>
          <table:table-cell office:value-type="string" calcext:value-type="string">
            <text:p>V</text:p>
          </table:table-cell>
          <table:table-cell table:style-name="ce85" office:value-type="float" office:value="26" calcext:value-type="float">
            <text:p>26</text:p>
          </table:table-cell>
          <table:table-cell table:style-name="ce109" table:content-validation-name="val1" office:value-type="string" calcext:value-type="string">
            <text:p>PROJET 3</text:p>
          </table:table-cell>
          <table:table-cell table:style-name="ce46"/>
          <table:table-cell table:style-name="ce79" office:value-type="string" calcext:value-type="string">
            <text:p>L</text:p>
          </table:table-cell>
          <table:table-cell table:style-name="ce85" office:value-type="float" office:value="26" calcext:value-type="float">
            <text:p>26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office:value-type="string" calcext:value-type="string">
            <text:p>M</text:p>
          </table:table-cell>
          <table:table-cell table:style-name="ce85" office:value-type="float" office:value="26" calcext:value-type="float">
            <text:p>26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S</text:p>
          </table:table-cell>
          <table:table-cell table:style-name="ce85" office:value-type="float" office:value="26" calcext:value-type="float">
            <text:p>26</text:p>
          </table:table-cell>
          <table:table-cell table:style-name="ce152"/>
          <table:table-cell table:style-name="ce174"/>
          <table:table-cell table:number-columns-repeated="4"/>
        </table:table-row>
        <table:table-row table:style-name="ro5">
          <table:table-cell table:style-name="ce10"/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table:style-name="ce49" table:content-validation-name="val1" office:value-type="string" calcext:value-type="string">
            <text:p>PROJET 1</text:p>
          </table:table-cell>
          <table:table-cell table:style-name="ce46"/>
          <table:table-cell table:style-name="ce79" office:value-type="string" calcext:value-type="string">
            <text:p>S</text:p>
          </table:table-cell>
          <table:table-cell table:style-name="ce85" office:value-type="float" office:value="27" calcext:value-type="float">
            <text:p>27</text:p>
          </table:table-cell>
          <table:table-cell table:style-name="ce46" table:number-columns-repeated="2"/>
          <table:table-cell office:value-type="string" calcext:value-type="string">
            <text:p>S</text:p>
          </table:table-cell>
          <table:table-cell table:style-name="ce85" office:value-type="float" office:value="27" calcext:value-type="float">
            <text:p>27</text:p>
          </table:table-cell>
          <table:table-cell table:style-name="ce46" table:number-columns-repeated="2"/>
          <table:table-cell table:style-name="ce79" office:value-type="string" calcext:value-type="string">
            <text:p>M</text:p>
          </table:table-cell>
          <table:table-cell table:style-name="ce85" office:value-type="float" office:value="27" calcext:value-type="float">
            <text:p>27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office:value-type="string" calcext:value-type="string">
            <text:p>J</text:p>
          </table:table-cell>
          <table:table-cell table:style-name="ce85" office:value-type="float" office:value="27" calcext:value-type="float">
            <text:p>27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D</text:p>
          </table:table-cell>
          <table:table-cell table:style-name="ce85" office:value-type="float" office:value="27" calcext:value-type="float">
            <text:p>27</text:p>
          </table:table-cell>
          <table:table-cell table:style-name="ce152"/>
          <table:table-cell table:style-name="ce170"/>
          <table:table-cell table:number-columns-repeated="4"/>
        </table:table-row>
        <table:table-row table:style-name="ro5">
          <table:table-cell table:style-name="ce10"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D</text:p>
          </table:table-cell>
          <table:table-cell table:style-name="ce85" office:value-type="float" office:value="28" calcext:value-type="float">
            <text:p>28</text:p>
          </table:table-cell>
          <table:table-cell table:style-name="ce46" table:number-columns-repeated="2"/>
          <table:table-cell office:value-type="string" calcext:value-type="string">
            <text:p>D</text:p>
          </table:table-cell>
          <table:table-cell table:style-name="ce85" office:value-type="float" office:value="28" calcext:value-type="float">
            <text:p>28</text:p>
          </table:table-cell>
          <table:table-cell table:style-name="ce46" table:number-columns-repeated="2"/>
          <table:table-cell table:style-name="ce79" office:value-type="string" calcext:value-type="string">
            <text:p>M</text:p>
          </table:table-cell>
          <table:table-cell table:style-name="ce85" office:value-type="float" office:value="28" calcext:value-type="float">
            <text:p>28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office:value-type="string" calcext:value-type="string">
            <text:p>V</text:p>
          </table:table-cell>
          <table:table-cell table:style-name="ce85" office:value-type="float" office:value="28" calcext:value-type="float">
            <text:p>28</text:p>
          </table:table-cell>
          <table:table-cell table:style-name="ce141" table:content-validation-name="val1" office:value-type="string" calcext:value-type="string">
            <text:p>PROJET 4</text:p>
          </table:table-cell>
          <table:table-cell table:style-name="ce46"/>
          <table:table-cell table:style-name="ce79" office:value-type="string" calcext:value-type="string">
            <text:p>L</text:p>
          </table:table-cell>
          <table:table-cell table:style-name="ce85" office:value-type="float" office:value="28" calcext:value-type="float">
            <text:p>28</text:p>
          </table:table-cell>
          <table:table-cell table:content-validation-name="val1" office:value-type="string" calcext:value-type="string">
            <text:p>Entreprise</text:p>
          </table:table-cell>
          <table:table-cell table:style-name="ce170"/>
          <table:table-cell table:number-columns-repeated="4"/>
        </table:table-row>
        <table:table-row table:style-name="ro5">
          <table:table-cell table:style-name="ce10"/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table:style-name="ce49" table:content-validation-name="val1" office:value-type="string" calcext:value-type="string">
            <text:p>PROJET 1</text:p>
          </table:table-cell>
          <table:table-cell table:style-name="ce46" table:number-columns-repeated="5"/>
          <table:table-cell office:value-type="string" calcext:value-type="string">
            <text:p>L</text:p>
          </table:table-cell>
          <table:table-cell table:style-name="ce85" office:value-type="float" office:value="29" calcext:value-type="float">
            <text:p>29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J</text:p>
          </table:table-cell>
          <table:table-cell table:style-name="ce85" office:value-type="float" office:value="29" calcext:value-type="float">
            <text:p>29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office:value-type="string" calcext:value-type="string">
            <text:p>S</text:p>
          </table:table-cell>
          <table:table-cell table:style-name="ce85" office:value-type="float" office:value="29" calcext:value-type="float">
            <text:p>29</text:p>
          </table:table-cell>
          <table:table-cell table:style-name="ce46" table:number-columns-repeated="2"/>
          <table:table-cell table:style-name="ce79" office:value-type="string" calcext:value-type="string">
            <text:p>M</text:p>
          </table:table-cell>
          <table:table-cell table:style-name="ce85" office:value-type="float" office:value="29" calcext:value-type="float">
            <text:p>29</text:p>
          </table:table-cell>
          <table:table-cell table:content-validation-name="val1" office:value-type="string" calcext:value-type="string">
            <text:p>Entreprise</text:p>
          </table:table-cell>
          <table:table-cell table:style-name="ce170"/>
          <table:table-cell table:number-columns-repeated="4"/>
        </table:table-row>
        <table:table-row table:style-name="ro5">
          <table:table-cell table:style-name="ce10"/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46" table:number-columns-repeated="5"/>
          <table:table-cell office:value-type="string" calcext:value-type="string">
            <text:p>M</text:p>
          </table:table-cell>
          <table:table-cell table:style-name="ce85" office:value-type="float" office:value="30" calcext:value-type="float">
            <text:p>30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/>
          <table:table-cell table:style-name="ce79" office:value-type="string" calcext:value-type="string">
            <text:p>V</text:p>
          </table:table-cell>
          <table:table-cell table:style-name="ce85" office:value-type="float" office:value="30" calcext:value-type="float">
            <text:p>30</text:p>
          </table:table-cell>
          <table:table-cell table:style-name="ce128" table:content-validation-name="val1" office:value-type="string" calcext:value-type="string">
            <text:p>PROJET 3</text:p>
          </table:table-cell>
          <table:table-cell table:style-name="ce46"/>
          <table:table-cell office:value-type="string" calcext:value-type="string">
            <text:p>D</text:p>
          </table:table-cell>
          <table:table-cell table:style-name="ce85" office:value-type="float" office:value="30" calcext:value-type="float">
            <text:p>30</text:p>
          </table:table-cell>
          <table:table-cell table:style-name="ce46" table:number-columns-repeated="2"/>
          <table:table-cell table:style-name="ce79" office:value-type="string" calcext:value-type="string">
            <text:p>M</text:p>
          </table:table-cell>
          <table:table-cell table:style-name="ce85" office:value-type="float" office:value="30" calcext:value-type="float">
            <text:p>30</text:p>
          </table:table-cell>
          <table:table-cell table:style-name="ce157" table:content-validation-name="val1" office:value-type="string" calcext:value-type="string">
            <text:p>PROJET 4</text:p>
          </table:table-cell>
          <table:table-cell table:style-name="ce170"/>
          <table:table-cell table:number-columns-repeated="4"/>
        </table:table-row>
        <table:table-row table:style-name="ro5">
          <table:table-cell table:style-name="ce10"/>
          <table:table-cell office:value-type="string" calcext:value-type="string">
            <text:p>D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46" table:number-columns-repeated="5"/>
          <table:table-cell office:value-type="string" calcext:value-type="string">
            <text:p>M</text:p>
          </table:table-cell>
          <table:table-cell table:style-name="ce85" office:value-type="float" office:value="31" calcext:value-type="float">
            <text:p>31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 table:number-columns-repeated="5"/>
          <table:table-cell office:value-type="string" calcext:value-type="string">
            <text:p>L</text:p>
          </table:table-cell>
          <table:table-cell table:style-name="ce85" office:value-type="float" office:value="31" calcext:value-type="float">
            <text:p>31</text:p>
          </table:table-cell>
          <table:table-cell table:style-name="ce48" table:content-validation-name="val1" office:value-type="string" calcext:value-type="string">
            <text:p>Entreprise</text:p>
          </table:table-cell>
          <table:table-cell table:style-name="ce46" table:number-columns-repeated="3"/>
          <table:table-cell table:style-name="ce152"/>
          <table:table-cell table:style-name="ce170"/>
          <table:table-cell table:number-columns-repeated="4"/>
        </table:table-row>
        <table:table-row table:style-name="ro5">
          <table:table-cell table:style-name="ce11"/>
          <table:table-cell table:style-name="ce22"/>
          <table:table-cell table:style-name="ce34"/>
          <table:table-cell table:style-name="ce50" table:number-columns-repeated="7"/>
          <table:table-cell table:style-name="ce102"/>
          <table:table-cell table:style-name="ce110"/>
          <table:table-cell table:style-name="ce50" table:number-columns-repeated="6"/>
          <table:table-cell table:style-name="ce102"/>
          <table:table-cell table:style-name="ce110"/>
          <table:table-cell table:style-name="ce50" table:number-columns-repeated="4"/>
          <table:table-cell table:style-name="ce175"/>
          <table:table-cell table:number-columns-repeated="4"/>
        </table:table-row>
        <table:table-row table:style-name="ro5">
          <table:table-cell table:style-name="ce12"/>
          <table:table-cell table:style-name="ce23"/>
          <table:table-cell table:style-name="ce35"/>
          <table:table-cell table:style-name="ce51"/>
          <table:table-cell table:style-name="ce70" table:number-columns-repeated="3"/>
          <table:table-cell table:style-name="ce92"/>
          <table:table-cell table:style-name="ce98" table:number-columns-repeated="2"/>
          <table:table-cell table:style-name="ce103"/>
          <table:table-cell table:style-name="ce51"/>
          <table:table-cell table:style-name="ce70" table:number-columns-repeated="3"/>
          <table:table-cell table:style-name="ce92"/>
          <table:table-cell table:style-name="ce98" table:number-columns-repeated="2"/>
          <table:table-cell table:style-name="ce103"/>
          <table:table-cell table:style-name="ce51"/>
          <table:table-cell table:style-name="ce70" table:number-columns-repeated="3"/>
          <table:table-cell table:style-name="ce92"/>
          <table:table-cell table:style-name="ce176"/>
          <table:table-cell table:number-columns-repeated="4"/>
        </table:table-row>
        <table:table-row table:style-name="ro5">
          <table:table-cell/>
          <table:table-cell table:style-name="ce24"/>
          <table:table-cell table:style-name="ce36"/>
          <table:table-cell table:style-name="ce52"/>
          <table:table-cell table:style-name="ce71" table:number-columns-repeated="3"/>
          <table:table-cell table:style-name="ce93"/>
          <table:table-cell table:style-name="ce99" table:number-columns-repeated="2"/>
          <table:table-cell table:style-name="ce104"/>
          <table:table-cell table:style-name="ce52"/>
          <table:table-cell table:style-name="ce71" table:number-columns-repeated="3"/>
          <table:table-cell table:style-name="ce93"/>
          <table:table-cell table:style-name="ce99" table:number-columns-repeated="2"/>
          <table:table-cell table:style-name="ce104"/>
          <table:table-cell table:style-name="ce52"/>
          <table:table-cell table:style-name="ce71" table:number-columns-repeated="3"/>
          <table:table-cell table:style-name="ce93"/>
          <table:table-cell table:number-columns-repeated="5"/>
        </table:table-row>
        <table:table-row table:style-name="ro5">
          <table:table-cell/>
          <table:table-cell table:style-name="ce19"/>
          <table:table-cell table:style-name="ce31"/>
          <table:table-cell table:style-name="ce53" office:value-type="string" calcext:value-type="string">
            <text:p>Juillet</text:p>
          </table:table-cell>
          <table:table-cell table:style-name="ce72"/>
          <table:table-cell table:style-name="ce80"/>
          <table:table-cell table:style-name="ce86"/>
          <table:table-cell table:style-name="ce53" office:value-type="string" calcext:value-type="string">
            <text:p>Août</text:p>
          </table:table-cell>
          <table:table-cell table:style-name="ce99"/>
          <table:table-cell table:style-name="ce80"/>
          <table:table-cell table:style-name="ce86"/>
          <table:table-cell table:style-name="ce53" office:value-type="string" calcext:value-type="string">
            <text:p>Septembre</text:p>
          </table:table-cell>
          <table:table-cell table:style-name="ce72"/>
          <table:table-cell table:style-name="ce80"/>
          <table:table-cell table:style-name="ce86"/>
          <table:table-cell table:style-name="ce53" office:value-type="string" calcext:value-type="string">
            <text:p>Octobre</text:p>
          </table:table-cell>
          <table:table-cell table:style-name="ce99"/>
          <table:table-cell table:style-name="ce80"/>
          <table:table-cell table:style-name="ce86"/>
          <table:table-cell table:style-name="ce53" office:value-type="string" calcext:value-type="string">
            <text:p>Novembre</text:p>
          </table:table-cell>
          <table:table-cell table:style-name="ce72"/>
          <table:table-cell table:style-name="ce80"/>
          <table:table-cell table:style-name="ce86"/>
          <table:table-cell table:style-name="ce53" office:value-type="string" calcext:value-type="string">
            <text:p>Décembre</text:p>
          </table:table-cell>
          <table:table-cell table:number-columns-repeated="5"/>
        </table:table-row>
        <table:table-row table:style-name="ro5">
          <table:table-cell/>
          <table:table-cell table:style-name="ce26"/>
          <table:table-cell table:style-name="ce32"/>
          <table:table-cell table:style-name="ce54"/>
          <table:table-cell table:style-name="ce73"/>
          <table:table-cell table:style-name="ce81"/>
          <table:table-cell table:style-name="ce87"/>
          <table:table-cell table:style-name="ce54"/>
          <table:table-cell table:style-name="ce99"/>
          <table:table-cell table:style-name="ce81"/>
          <table:table-cell table:style-name="ce87"/>
          <table:table-cell table:style-name="ce54"/>
          <table:table-cell table:style-name="ce73"/>
          <table:table-cell table:style-name="ce119"/>
          <table:table-cell table:style-name="ce87"/>
          <table:table-cell table:style-name="ce54"/>
          <table:table-cell table:style-name="ce99"/>
          <table:table-cell table:style-name="ce81"/>
          <table:table-cell table:style-name="ce87"/>
          <table:table-cell table:style-name="ce54"/>
          <table:table-cell table:style-name="ce73"/>
          <table:table-cell table:style-name="ce81"/>
          <table:table-cell table:style-name="ce87"/>
          <table:table-cell table:style-name="ce54"/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J</text:p>
          </table:table-cell>
          <table:table-cell table:style-name="ce38" office:value-type="float" office:value="1" calcext:value-type="float">
            <text:p>1</text:p>
          </table:table-cell>
          <table:table-cell table:style-name="ce111"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118"/>
          <table:table-cell/>
          <table:table-cell table:style-name="ce120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style-name="ce129" table:content-validation-name="val1" office:value-type="string" calcext:value-type="string">
            <text:p>PROJET 5</text:p>
          </table:table-cell>
          <table:table-cell/>
          <table:table-cell table:style-name="ce120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Ferie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58" table:content-validation-name="val2" office:value-type="string" calcext:value-type="string">
            <text:p>PROJET 6</text:p>
          </table:table-cell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V</text:p>
          </table:table-cell>
          <table:table-cell table:style-name="ce38" office:value-type="float" office:value="2" calcext:value-type="float">
            <text:p>2</text:p>
          </table:table-cell>
          <table:table-cell table:style-name="ce56" table:content-validation-name="val1" office:value-type="string" calcext:value-type="string">
            <text:p>PROJET 4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style-name="ce118"/>
          <table:table-cell/>
          <table:table-cell table:style-name="ce120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Entreprise</text:p>
          </table:table-cell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S</text:p>
          </table:table-cell>
          <table:table-cell table:style-name="ce38" office:value-type="float" office:value="3" calcext:value-type="float">
            <text:p>3</text:p>
          </table:table-cell>
          <table:table-cell table:style-name="ce118"/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style-name="ce112" table:content-validation-name="val1" office:value-type="string" calcext:value-type="string">
            <text:p>PROJET 5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style-name="ce118"/>
          <table:table-cell/>
          <table:table-cell table:style-name="ce120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style-name="ce142" table:content-validation-name="val2" office:value-type="string" calcext:value-type="string">
            <text:p>PROJET 6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style-name="ce159" table:content-validation-name="val2" office:value-type="string" calcext:value-type="string">
            <text:p>PROJET 6</text:p>
          </table:table-cell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D</text:p>
          </table:table-cell>
          <table:table-cell table:style-name="ce38" office:value-type="float" office:value="4" calcext:value-type="float">
            <text:p>4</text:p>
          </table:table-cell>
          <table:table-cell table:style-name="ce118"/>
          <table:table-cell/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style-name="ce118"/>
          <table:table-cell/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style-name="ce152"/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L</text:p>
          </table:table-cell>
          <table:table-cell table:style-name="ce38" office:value-type="float" office:value="5" calcext:value-type="float">
            <text:p>5</text:p>
          </table:table-cell>
          <table:table-cell table:style-name="ce111"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118"/>
          <table:table-cell/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style-name="ce143" table:content-validation-name="val2" office:value-type="string" calcext:value-type="string">
            <text:p>PROJET 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152"/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M</text:p>
          </table:table-cell>
          <table:table-cell table:style-name="ce38" office:value-type="float" office:value="6" calcext:value-type="float">
            <text:p>6</text:p>
          </table:table-cell>
          <table:table-cell table:style-name="ce111"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style-name="ce130" table:content-validation-name="val1" office:value-type="string" calcext:value-type="string">
            <text:p>PROJET 5</text:p>
          </table:table-cell>
          <table:table-cell/>
          <table:table-cell table:style-name="ce120"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table:style-name="ce118"/>
          <table:table-cell/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Entreprise</text:p>
          </table:table-cell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M</text:p>
          </table:table-cell>
          <table:table-cell table:style-name="ce38" office:value-type="float" office:value="7" calcext:value-type="float">
            <text:p>7</text:p>
          </table:table-cell>
          <table:table-cell table:style-name="ce111"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table:style-name="ce118"/>
          <table:table-cell/>
          <table:table-cell table:style-name="ce120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style-name="ce118"/>
          <table:table-cell/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Entreprise</text:p>
          </table:table-cell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J</text:p>
          </table:table-cell>
          <table:table-cell table:style-name="ce38" office:value-type="float" office:value="8" calcext:value-type="float">
            <text:p>8</text:p>
          </table:table-cell>
          <table:table-cell table:style-name="ce111"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style-name="ce118"/>
          <table:table-cell/>
          <table:table-cell table:style-name="ce120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style-name="ce113" table:content-validation-name="val1" office:value-type="string" calcext:value-type="string">
            <text:p>PROJET 5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table:style-name="ce131" table:content-validation-name="val1" office:value-type="string" calcext:value-type="string">
            <text:p>PROJET 5</text:p>
          </table:table-cell>
          <table:table-cell/>
          <table:table-cell table:style-name="ce120"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style-name="ce148" table:content-validation-name="val1" office:value-type="string" calcext:value-type="string">
            <text:p>Entreprise</text:p>
          </table:table-cell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V</text:p>
          </table:table-cell>
          <table:table-cell table:style-name="ce38" office:value-type="float" office:value="9" calcext:value-type="float">
            <text:p>9</text:p>
          </table:table-cell>
          <table:table-cell table:style-name="ce58" table:content-validation-name="val1" office:value-type="string" calcext:value-type="string">
            <text:p>PROJET 4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/>
          <table:table-cell table:style-name="ce120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table:style-name="ce148" table:content-validation-name="val1" office:value-type="string" calcext:value-type="string">
            <text:p>Entreprise</text:p>
          </table:table-cell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S</text:p>
          </table:table-cell>
          <table:table-cell table:style-name="ce38" office:value-type="float" office:value="10" calcext:value-type="float">
            <text:p>10</text:p>
          </table:table-cell>
          <table:table-cell table:style-name="ce118"/>
          <table:table-cell/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table:style-name="ce114" table:content-validation-name="val1" office:value-type="string" calcext:value-type="string">
            <text:p>PROJET 5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18"/>
          <table:table-cell/>
          <table:table-cell table:style-name="ce120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table:style-name="ce160" table:content-validation-name="val2" office:value-type="string" calcext:value-type="string">
            <text:p>PROJET 6</text:p>
          </table:table-cell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D</text:p>
          </table:table-cell>
          <table:table-cell table:style-name="ce38" office:value-type="float" office:value="11" calcext:value-type="float">
            <text:p>11</text:p>
          </table:table-cell>
          <table:table-cell table:style-name="ce118"/>
          <table:table-cell/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table:style-name="ce118"/>
          <table:table-cell/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table:style-name="ce59" office:value-type="string" calcext:value-type="string">
            <text:p>Ferie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table:style-name="ce152"/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L</text:p>
          </table:table-cell>
          <table:table-cell table:style-name="ce38" office:value-type="float" office:value="12" calcext:value-type="float">
            <text:p>12</text:p>
          </table:table-cell>
          <table:table-cell table:style-name="ce111"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style-name="ce118"/>
          <table:table-cell/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V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style-name="ce152"/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M</text:p>
          </table:table-cell>
          <table:table-cell table:style-name="ce38" office:value-type="float" office:value="13" calcext:value-type="float">
            <text:p>13</text:p>
          </table:table-cell>
          <table:table-cell table:style-name="ce111"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L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table:style-name="ce118"/>
          <table:table-cell/>
          <table:table-cell office:value-type="string" calcext:value-type="string">
            <text:p>L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Entreprise</text:p>
          </table:table-cell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M</text:p>
          </table:table-cell>
          <table:table-cell table:style-name="ce38" office:value-type="float" office:value="14" calcext:value-type="float">
            <text:p>14</text:p>
          </table:table-cell>
          <table:table-cell table:style-name="ce59" office:value-type="string" calcext:value-type="string">
            <text:p>Ferie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table:style-name="ce118"/>
          <table:table-cell/>
          <table:table-cell table:style-name="ce120"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table:style-name="ce118"/>
          <table:table-cell/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Entreprise</text:p>
          </table:table-cell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J</text:p>
          </table:table-cell>
          <table:table-cell table:style-name="ce38" office:value-type="float" office:value="15" calcext:value-type="float">
            <text:p>15</text:p>
          </table:table-cell>
          <table:table-cell table:style-name="ce111"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style-name="ce59" office:value-type="string" calcext:value-type="string">
            <text:p>Ferie</text:p>
          </table:table-cell>
          <table:table-cell/>
          <table:table-cell table:style-name="ce120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5" calcext:value-type="float">
            <text:p>15</text:p>
          </table:table-cell>
          <table:table-cell table:style-name="ce132" table:content-validation-name="val1" office:value-type="string" calcext:value-type="string">
            <text:p>PROJET 5</text:p>
          </table:table-cell>
          <table:table-cell/>
          <table:table-cell table:style-name="ce120"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style-name="ce161" table:content-validation-name="val2" office:value-type="string" calcext:value-type="string">
            <text:p>PROJET 6</text:p>
          </table:table-cell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V</text:p>
          </table:table-cell>
          <table:table-cell table:style-name="ce38" office:value-type="float" office:value="16" calcext:value-type="float">
            <text:p>16</text:p>
          </table:table-cell>
          <table:table-cell table:style-name="ce60" table:content-validation-name="val1" office:value-type="string" calcext:value-type="string">
            <text:p>PROJET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table:style-name="ce118"/>
          <table:table-cell/>
          <table:table-cell table:style-name="ce120"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Entreprise</text:p>
          </table:table-cell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S</text:p>
          </table:table-cell>
          <table:table-cell table:style-name="ce38" office:value-type="float" office:value="17" calcext:value-type="float">
            <text:p>17</text:p>
          </table:table-cell>
          <table:table-cell table:style-name="ce118"/>
          <table:table-cell/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V</text:p>
          </table:table-cell>
          <table:table-cell office:value-type="float" office:value="17" calcext:value-type="float">
            <text:p>17</text:p>
          </table:table-cell>
          <table:table-cell table:style-name="ce115" table:content-validation-name="val1" office:value-type="string" calcext:value-type="string">
            <text:p>PROJET 5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table:style-name="ce118"/>
          <table:table-cell/>
          <table:table-cell table:style-name="ce120"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style-name="ce144" table:content-validation-name="val2" office:value-type="string" calcext:value-type="string">
            <text:p>PROJET 6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7" calcext:value-type="float">
            <text:p>17</text:p>
          </table:table-cell>
          <table:table-cell table:style-name="ce162" table:content-validation-name="val2" office:value-type="string" calcext:value-type="string">
            <text:p>PROJET 6</text:p>
          </table:table-cell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D</text:p>
          </table:table-cell>
          <table:table-cell table:style-name="ce38" office:value-type="float" office:value="18" calcext:value-type="float">
            <text:p>18</text:p>
          </table:table-cell>
          <table:table-cell table:style-name="ce118"/>
          <table:table-cell/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S</text:p>
          </table:table-cell>
          <table:table-cell office:value-type="float" office:value="18" calcext:value-type="float">
            <text:p>18</text:p>
          </table:table-cell>
          <table:table-cell table:style-name="ce118"/>
          <table:table-cell/>
          <table:table-cell office:value-type="string" calcext:value-type="string">
            <text:p>L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8" calcext:value-type="float">
            <text:p>18</text:p>
          </table:table-cell>
          <table:table-cell table:style-name="ce152"/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L</text:p>
          </table:table-cell>
          <table:table-cell table:style-name="ce38" office:value-type="float" office:value="19" calcext:value-type="float">
            <text:p>19</text:p>
          </table:table-cell>
          <table:table-cell table:style-name="ce111"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table:style-name="ce118"/>
          <table:table-cell/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V</text:p>
          </table:table-cell>
          <table:table-cell office:value-type="float" office:value="19" calcext:value-type="float">
            <text:p>19</text:p>
          </table:table-cell>
          <table:table-cell table:style-name="ce145" table:content-validation-name="val2" office:value-type="string" calcext:value-type="string">
            <text:p>PROJET 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table:style-name="ce163"/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M</text:p>
          </table:table-cell>
          <table:table-cell table:style-name="ce38" office:value-type="float" office:value="20" calcext:value-type="float">
            <text:p>20</text:p>
          </table:table-cell>
          <table:table-cell table:style-name="ce111"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0" calcext:value-type="float">
            <text:p>20</text:p>
          </table:table-cell>
          <table:table-cell table:style-name="ce94" table:content-validation-name="val1" office:value-type="string" calcext:value-type="string">
            <text:p>PROJET 5</text:p>
          </table:table-cell>
          <table:table-cell/>
          <table:table-cell table:style-name="ce120" office:value-type="string" calcext:value-type="string">
            <text:p>L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table:style-name="ce133" table:content-validation-name="val1" office:value-type="string" calcext:value-type="string">
            <text:p>PROJET 5</text:p>
          </table:table-cell>
          <table:table-cell/>
          <table:table-cell table:style-name="ce120"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table:style-name="ce118"/>
          <table:table-cell/>
          <table:table-cell office:value-type="string" calcext:value-type="string">
            <text:p>L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Entreprise</text:p>
          </table:table-cell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M</text:p>
          </table:table-cell>
          <table:table-cell table:style-name="ce38" office:value-type="float" office:value="21" calcext:value-type="float">
            <text:p>21</text:p>
          </table:table-cell>
          <table:table-cell table:style-name="ce111"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21" calcext:value-type="float">
            <text:p>21</text:p>
          </table:table-cell>
          <table:table-cell table:style-name="ce118"/>
          <table:table-cell/>
          <table:table-cell table:style-name="ce120"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D</text:p>
          </table:table-cell>
          <table:table-cell office:value-type="float" office:value="21" calcext:value-type="float">
            <text:p>21</text:p>
          </table:table-cell>
          <table:table-cell table:style-name="ce118"/>
          <table:table-cell/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Entreprise</text:p>
          </table:table-cell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J</text:p>
          </table:table-cell>
          <table:table-cell table:style-name="ce38" office:value-type="float" office:value="22" calcext:value-type="float">
            <text:p>22</text:p>
          </table:table-cell>
          <table:table-cell table:style-name="ce111"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2" calcext:value-type="float">
            <text:p>22</text:p>
          </table:table-cell>
          <table:table-cell table:style-name="ce118"/>
          <table:table-cell/>
          <table:table-cell table:style-name="ce120"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style-name="ce116" table:content-validation-name="val1" office:value-type="string" calcext:value-type="string">
            <text:p>PROJET 5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2" calcext:value-type="float">
            <text:p>22</text:p>
          </table:table-cell>
          <table:table-cell table:style-name="ce134" table:content-validation-name="val1" office:value-type="string" calcext:value-type="string">
            <text:p>PROJET 5</text:p>
          </table:table-cell>
          <table:table-cell/>
          <table:table-cell table:style-name="ce120" office:value-type="string" calcext:value-type="string">
            <text:p>L</text:p>
          </table:table-cell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Entreprise</text:p>
          </table:table-cell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V</text:p>
          </table:table-cell>
          <table:table-cell table:style-name="ce38" office:value-type="float" office:value="23" calcext:value-type="float">
            <text:p>23</text:p>
          </table:table-cell>
          <table:table-cell table:style-name="ce61" table:content-validation-name="val1" office:value-type="string" calcext:value-type="string">
            <text:p>PROJET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table:style-name="ce118"/>
          <table:table-cell/>
          <table:table-cell table:style-name="ce120"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Entreprise</text:p>
          </table:table-cell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S</text:p>
          </table:table-cell>
          <table:table-cell table:style-name="ce38" office:value-type="float" office:value="24" calcext:value-type="float">
            <text:p>24</text:p>
          </table:table-cell>
          <table:table-cell table:style-name="ce118"/>
          <table:table-cell/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table:style-name="ce117" table:content-validation-name="val1" office:value-type="string" calcext:value-type="string">
            <text:p>PROJET 5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4" calcext:value-type="float">
            <text:p>24</text:p>
          </table:table-cell>
          <table:table-cell table:style-name="ce118"/>
          <table:table-cell/>
          <table:table-cell table:style-name="ce120"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Entreprise</text:p>
          </table:table-cell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D</text:p>
          </table:table-cell>
          <table:table-cell table:style-name="ce38" office:value-type="float" office:value="25" calcext:value-type="float">
            <text:p>25</text:p>
          </table:table-cell>
          <table:table-cell table:style-name="ce118"/>
          <table:table-cell/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table:style-name="ce95" table:content-validation-name="val1" office:value-type="string" calcext:value-type="string">
            <text:p>PROJET 5</text:p>
          </table:table-cell>
          <table:table-cell/>
          <table:table-cell table:style-name="ce120" office:value-type="string" calcext:value-type="string">
            <text:p>S</text:p>
          </table:table-cell>
          <table:table-cell office:value-type="float" office:value="25" calcext:value-type="float">
            <text:p>25</text:p>
          </table:table-cell>
          <table:table-cell table:style-name="ce118"/>
          <table:table-cell/>
          <table:table-cell office:value-type="string" calcext:value-type="string">
            <text:p>L</text:p>
          </table:table-cell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25" calcext:value-type="float">
            <text:p>25</text:p>
          </table:table-cell>
          <table:table-cell table:style-name="ce122" office:value-type="string" calcext:value-type="string">
            <text:p>Ferie</text:p>
          </table:table-cell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L</text:p>
          </table:table-cell>
          <table:table-cell table:style-name="ce38" office:value-type="float" office:value="26" calcext:value-type="float">
            <text:p>26</text:p>
          </table:table-cell>
          <table:table-cell table:style-name="ce111"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  <table:table-cell table:style-name="ce118"/>
          <table:table-cell/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table:style-name="ce146" table:content-validation-name="val2" office:value-type="string" calcext:value-type="string">
            <text:p>PROJET 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  <table:table-cell table:style-name="ce152"/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M</text:p>
          </table:table-cell>
          <table:table-cell table:style-name="ce38" office:value-type="float" office:value="27" calcext:value-type="float">
            <text:p>27</text:p>
          </table:table-cell>
          <table:table-cell table:style-name="ce111"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7" calcext:value-type="float">
            <text:p>27</text:p>
          </table:table-cell>
          <table:table-cell table:style-name="ce96" table:content-validation-name="val1" office:value-type="string" calcext:value-type="string">
            <text:p>PROJET 5</text:p>
          </table:table-cell>
          <table:table-cell/>
          <table:table-cell table:style-name="ce120"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table:style-name="ce118"/>
          <table:table-cell/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Entreprise</text:p>
          </table:table-cell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M</text:p>
          </table:table-cell>
          <table:table-cell table:style-name="ce38" office:value-type="float" office:value="28" calcext:value-type="float">
            <text:p>28</text:p>
          </table:table-cell>
          <table:table-cell table:style-name="ce62" table:content-validation-name="val1" office:value-type="string" calcext:value-type="string">
            <text:p>PROJET 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28" calcext:value-type="float">
            <text:p>28</text:p>
          </table:table-cell>
          <table:table-cell table:style-name="ce118"/>
          <table:table-cell/>
          <table:table-cell table:style-name="ce120"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table:style-name="ce118"/>
          <table:table-cell/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Entreprise</text:p>
          </table:table-cell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J</text:p>
          </table:table-cell>
          <table:table-cell table:style-name="ce38" office:value-type="float" office:value="29" calcext:value-type="float">
            <text:p>29</text:p>
          </table:table-cell>
          <table:table-cell table:style-name="ce111"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table:style-name="ce118"/>
          <table:table-cell/>
          <table:table-cell table:style-name="ce120"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table:style-name="ce135" table:content-validation-name="val1" office:value-type="string" calcext:value-type="string">
            <text:p>PROJET 5</text:p>
          </table:table-cell>
          <table:table-cell/>
          <table:table-cell table:style-name="ce120"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Entreprise</text:p>
          </table:table-cell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V</text:p>
          </table:table-cell>
          <table:table-cell table:style-name="ce38" office:value-type="float" office:value="30" calcext:value-type="float">
            <text:p>30</text:p>
          </table:table-cell>
          <table:table-cell table:style-name="ce63" table:content-validation-name="val1" office:value-type="string" calcext:value-type="string">
            <text:p>PROJET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20"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style-name="ce118"/>
          <table:table-cell/>
          <table:table-cell table:style-name="ce120"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Entreprise</text:p>
          </table:table-cell>
          <table:table-cell table:number-columns-repeated="5"/>
        </table:table-row>
        <table:table-row table:style-name="ro5">
          <table:table-cell/>
          <table:table-cell table:style-name="ce27" office:value-type="string" calcext:value-type="string">
            <text:p>S</text:p>
          </table:table-cell>
          <table:table-cell table:style-name="ce38" office:value-type="float" office:value="31" calcext:value-type="float">
            <text:p>31</text:p>
          </table:table-cell>
          <table:table-cell table:style-name="ce118"/>
          <table:table-cell/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Entreprise</text:p>
          </table:table-cell>
          <table:table-cell/>
          <table:table-cell table:style-name="ce118" table:number-columns-repeated="3"/>
          <table:table-cell/>
          <table:table-cell office:value-type="string" calcext:value-type="string">
            <text:p>D</text:p>
          </table:table-cell>
          <table:table-cell office:value-type="float" office:value="31" calcext:value-type="float">
            <text:p>31</text:p>
          </table:table-cell>
          <table:table-cell table:style-name="ce118"/>
          <table:table-cell/>
          <table:table-cell table:style-name="ce118" table:number-columns-repeated="3"/>
          <table:table-cell/>
          <table:table-cell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Entreprise</text:p>
          </table:table-cell>
          <table:table-cell table:number-columns-repeated="5"/>
        </table:table-row>
        <table:table-row table:style-name="ro5">
          <table:table-cell table:style-name="ce14"/>
          <table:table-cell table:style-name="ce28"/>
          <table:table-cell table:style-name="ce39"/>
          <table:table-cell table:style-name="ce64"/>
          <table:table-cell table:style-name="ce74"/>
          <table:table-cell table:style-name="ce83"/>
          <table:table-cell table:style-name="ce89"/>
          <table:table-cell table:style-name="ce64"/>
          <table:table-cell table:style-name="ce100"/>
          <table:table-cell table:style-name="ce83"/>
          <table:table-cell table:style-name="ce89"/>
          <table:table-cell table:style-name="ce64"/>
          <table:table-cell table:style-name="ce74"/>
          <table:table-cell table:style-name="ce83"/>
          <table:table-cell table:style-name="ce89"/>
          <table:table-cell table:style-name="ce64"/>
          <table:table-cell table:style-name="ce100"/>
          <table:table-cell table:style-name="ce83"/>
          <table:table-cell table:style-name="ce89"/>
          <table:table-cell table:style-name="ce64"/>
          <table:table-cell table:style-name="ce74"/>
          <table:table-cell table:style-name="ce83"/>
          <table:table-cell table:style-name="ce89"/>
          <table:table-cell table:style-name="ce64"/>
          <table:table-cell table:style-name="ce178"/>
          <table:table-cell table:number-columns-repeated="4"/>
        </table:table-row>
        <table:table-row table:style-name="ro5">
          <table:table-cell table:style-name="ce15"/>
          <table:table-cell table:style-name="ce29"/>
          <table:table-cell table:style-name="ce40"/>
          <table:table-cell table:style-name="ce65"/>
          <table:table-cell table:style-name="ce75" table:number-columns-repeated="3"/>
          <table:table-cell table:style-name="ce97"/>
          <table:table-cell table:style-name="ce101" table:number-columns-repeated="2"/>
          <table:table-cell table:style-name="ce106"/>
          <table:table-cell table:style-name="ce65"/>
          <table:table-cell table:style-name="ce75" table:number-columns-repeated="3"/>
          <table:table-cell table:style-name="ce97"/>
          <table:table-cell table:style-name="ce101" table:number-columns-repeated="2"/>
          <table:table-cell table:style-name="ce106"/>
          <table:table-cell table:style-name="ce65"/>
          <table:table-cell table:style-name="ce75" table:number-columns-repeated="3"/>
          <table:table-cell table:style-name="ce97"/>
          <table:table-cell table:style-name="ce179"/>
          <table:table-cell table:number-columns-repeated="4"/>
        </table:table-row>
        <calcext:conditional-formats>
          <calcext:conditional-format calcext:target-range-address="'2021'.D8:'2021'.E13 '2021'.G8:'2021'.I13 '2021'.K8:'2021'.M13 '2021'.O8:'2021'.Q12 '2021'.S8:'2021'.S13 '2021'.T14:'2021'.T14 '2021'.U8:'2021'.U13 '2021'.W9:'2021'.Y9 '2021'.P23:'2021'.P23 '2021'.D17:'2021'.E22 '2021'.G17:'2021'.I22 '2021'.K17:'2021'.M22 '2021'.O17:'2021'.O22 '2021'.Q17:'2021'.Q22 '2021'.S17:'2021'.U22 '2021'.W18:'2021'.Y21 '2021'.X37:'2021'.X37 '2021'.H25:'2021'.H37 '2021'.L33:'2021'.L37 '2021'.D26:'2021'.E37 '2021'.G26:'2021'.G37 '2021'.I26:'2021'.I37 '2021'.K26:'2021'.K37 '2021'.M26:'2021'.M37 '2021'.O26:'2021'.Q26 '2021'.S26:'2021'.U26 '2021'.W26:'2021'.W37 '2021'.Y26:'2021'.Y37 '2021'.F35:'2021'.F37 '2021'.N37:'2021'.Q37 '2021'.V37:'2021'.V37 '2021'.B42:'2021'.B74 '2021'.F42:'2021'.F74 '2021'.J42:'2021'.J74 '2021'.R42:'2021'.R74 '2021'.V42:'2021'.V74 '2021'.C43:'2021'.E43 '2021'.G43:'2021'.G74 '2021'.I43:'2021'.I73 '2021'.K44:'2021'.P44 '2021'.Q43:'2021'.Q73 '2021'.S43:'2021'.U44 '2021'.W43:'2021'.W74 '2021'.X46:'2021'.X49 '2021'.X60:'2021'.X60 '2021'.X62:'2021'.X74 '2021'.O13:'2021'.O13 '2021'.Q13:'2021'.Q13 '2021'.P16:'2021'.P21 '2021'.O28:'2021'.Q28 '2021'.O27:'2021'.O27 '2021'.Q27:'2021'.Q27 '2021'.O30:'2021'.Q35 '2021'.O29:'2021'.O29 '2021'.Q29:'2021'.Q29 '2021'.O36:'2021'.O36 '2021'.Q36:'2021'.Q36 '2021'.S35:'2021'.U37 '2021'.S34:'2021'.S34 '2021'.U34:'2021'.U34 '2021'.T8:'2021'.T10 '2021'.T12:'2021'.T12 '2021'.S28:'2021'.U33 '2021'.S27:'2021'.S27 '2021'.U27:'2021'.U27 '2021'.W8:'2021'.W8 '2021'.Y8:'2021'.Y8 '2021'.W11:'2021'.Y13 '2021'.W10:'2021'.W10 '2021'.Y10:'2021'.Y10 '2021'.W17:'2021'.W17 '2021'.Y17:'2021'.Y17 '2021'.W22:'2021'.W22 '2021'.Y22:'2021'.Y22 '2021'.X32:'2021'.X35 '2021'.C45:'2021'.E50 '2021'.C44:'2021'.C44 '2021'.E44:'2021'.E44 '2021'.C52:'2021'.E57 '2021'.C51:'2021'.C51 '2021'.E51:'2021'.E51 '2021'.C59:'2021'.E64 '2021'.C58:'2021'.C58 '2021'.E58:'2021'.E58 '2021'.C66:'2021'.E69 '2021'.C65:'2021'.C65 '2021'.E65:'2021'.E65 '2021'.C71:'2021'.E71 '2021'.C70:'2021'.C70 '2021'.E70:'2021'.E70 '2021'.C73:'2021'.E74 '2021'.C72:'2021'.C72 '2021'.E72:'2021'.E72 '2021'.H43:'2021'.H61 '2021'.H70:'2021'.H74 '2021'.H63:'2021'.H66 '2021'.H68:'2021'.H68 '2021'.K46:'2021'.O49 '2021'.K45:'2021'.K45 '2021'.M45:'2021'.P45 '2021'.K51:'2021'.P51 '2021'.K50:'2021'.K50 '2021'.M50:'2021'.O50 '2021'.K53:'2021'.O58 '2021'.K52:'2021'.K52 '2021'.M52:'2021'.P52 '2021'.K60:'2021'.O63 '2021'.K59:'2021'.K59 '2021'.M59:'2021'.P59 '2021'.K65:'2021'.P65 '2021'.K64:'2021'.K64 '2021'.M64:'2021'.O64 '2021'.K67:'2021'.O74 '2021'.K66:'2021'.K66 '2021'.M66:'2021'.P66 '2021'.K43:'2021'.O44 '2021'.P46:'2021'.P47 '2021'.P49:'2021'.P49 '2021'.P53:'2021'.P56 '2021'.P58:'2021'.P58 '2021'.P60:'2021'.P61 '2021'.P63:'2021'.P63 '2021'.P67:'2021'.P70 '2021'.P72:'2021'.P74 '2021'.S69:'2021'.U74 '2021'.S68:'2021'.S68 '2021'.U68:'2021'.U68 '2021'.S62:'2021'.U67 '2021'.S61:'2021'.S61 '2021'.U61:'2021'.U61 '2021'.S60:'2021'.U60 '2021'.S59:'2021'.S59 '2021'.U59:'2021'.U59 '2021'.S48:'2021'.U58 '2021'.S47:'2021'.S47 '2021'.U47:'2021'.U47 '2021'.S46:'2021'.U46 '2021'.S45:'2021'.S45 '2021'.U45:'2021'.U45 '2021'.X44:'2021'.X44 '2021'.X53:'2021'.X56 '2021'.X58:'2021'.X58 '2021'.L31:'2021'.L31 '2021'.L25:'2021'.L29 '2021'.X25:'2021'.X30">
            <calcext:condition calcext:apply-style-name="ConditionalStyle_15" calcext:value="formula-is(IF(#REF!=&quot;&quot;;0;MATCH(#REF!;#REF!;0)))" calcext:base-cell-address="'2021'.B8"/>
          </calcext:conditional-format>
          <calcext:conditional-format calcext:target-range-address="'2021'.A5:'2021'.Y7 '2021'.A23:'2021'.Y23 '2021'.Y22:'2021'.Y22 '2021'.U27:'2021'.Y27 '2021'.A35:'2021'.Y42 '2021'.A34:'2021'.S34 '2021'.U34:'2021'.Y34 '2021'.A11:'2021'.Y16 '2021'.A26:'2021'.Y26 '2021'.A25:'2021'.S25 '2021'.U25:'2021'.Y25 '2021'.A27:'2021'.S27 '2021'.A9:'2021'.Y9 '2021'.A8:'2021'.W8 '2021'.Y8:'2021'.Y8 '2021'.A10:'2021'.W10 '2021'.Y10:'2021'.Y10 '2021'.A18:'2021'.Y21 '2021'.A17:'2021'.W17 '2021'.Y17:'2021'.Y17 '2021'.A22:'2021'.W22 '2021'.A24:'2021'.W24 '2021'.Y24:'2021'.Y24 '2021'.A46:'2021'.Y46 '2021'.A44:'2021'.C44 '2021'.E44:'2021'.Y44 '2021'.A53:'2021'.Y56 '2021'.A51:'2021'.Y51 '2021'.A60:'2021'.Y60 '2021'.A58:'2021'.C58 '2021'.E58:'2021'.Y58 '2021'.M66:'2021'.Y66 '2021'.A65:'2021'.C65 '2021'.E65:'2021'.Y65 '2021'.A70:'2021'.C70 '2021'.E70:'2021'.Y70 '2021'.A73:'2021'.Y73 '2021'.A72:'2021'.C72 '2021'.E72:'2021'.Y72 '2021'.A63:'2021'.Y63 '2021'.A62:'2021'.G62 '2021'.U68:'2021'.Y68 '2021'.A67:'2021'.G67 '2021'.I67:'2021'.Y67 '2021'.A69:'2021'.G69 '2021'.I69:'2021'.Y69 '2021'.A45:'2021'.K45 '2021'.Y45:'2021'.Y45 '2021'.A50:'2021'.K50 '2021'.A52:'2021'.K52 '2021'.Y52:'2021'.Y52 '2021'.A59:'2021'.K59 '2021'.Y59:'2021'.Y59 '2021'.A64:'2021'.K64 '2021'.A66:'2021'.K66 '2021'.A43:'2021'.O43 '2021'.Y43:'2021'.Y43 '2021'.A48:'2021'.Y49 '2021'.M50:'2021'.Y50 '2021'.Y57:'2021'.Y57 '2021'.I62:'2021'.Y62 '2021'.M64:'2021'.Y64 '2021'.A71:'2021'.Y71 '2021'.A68:'2021'.S68 '2021'.A61:'2021'.S61 '2021'.U61:'2021'.Y61 '2021'.M59:'2021'.S59 '2021'.A47:'2021'.S47 '2021'.U47:'2021'.Y47 '2021'.M45:'2021'.S45 '2021'.Q43:'2021'.W43 '2021'.U45:'2021'.W45 '2021'.M52:'2021'.W52 '2021'.A57:'2021'.W57 '2021'.U59:'2021'.W59 '2021'.A28:'2021'.Y33">
            <calcext:condition calcext:apply-style-name="ConditionalStyle_14" calcext:value="=&quot;Formation&quot;" calcext:base-cell-address="'2021'.A5"/>
          </calcext:conditional-format>
          <calcext:conditional-format calcext:target-range-address="'2021'.A5:'2021'.Y7 '2021'.A23:'2021'.Y23 '2021'.Y22:'2021'.Y22 '2021'.U27:'2021'.Y27 '2021'.A35:'2021'.Y42 '2021'.A34:'2021'.S34 '2021'.U34:'2021'.Y34 '2021'.A11:'2021'.Y16 '2021'.A26:'2021'.Y26 '2021'.A25:'2021'.S25 '2021'.U25:'2021'.Y25 '2021'.A27:'2021'.S27 '2021'.A9:'2021'.Y9 '2021'.A8:'2021'.W8 '2021'.Y8:'2021'.Y8 '2021'.A10:'2021'.W10 '2021'.Y10:'2021'.Y10 '2021'.A18:'2021'.Y21 '2021'.A17:'2021'.W17 '2021'.Y17:'2021'.Y17 '2021'.A22:'2021'.W22 '2021'.A24:'2021'.W24 '2021'.Y24:'2021'.Y24 '2021'.A46:'2021'.Y46 '2021'.A44:'2021'.C44 '2021'.E44:'2021'.Y44 '2021'.A53:'2021'.Y56 '2021'.A51:'2021'.Y51 '2021'.A60:'2021'.Y60 '2021'.A58:'2021'.C58 '2021'.E58:'2021'.Y58 '2021'.M66:'2021'.Y66 '2021'.A65:'2021'.C65 '2021'.E65:'2021'.Y65 '2021'.A70:'2021'.C70 '2021'.E70:'2021'.Y70 '2021'.A73:'2021'.Y73 '2021'.A72:'2021'.C72 '2021'.E72:'2021'.Y72 '2021'.A63:'2021'.Y63 '2021'.A62:'2021'.G62 '2021'.U68:'2021'.Y68 '2021'.A67:'2021'.G67 '2021'.I67:'2021'.Y67 '2021'.A69:'2021'.G69 '2021'.I69:'2021'.Y69 '2021'.A45:'2021'.K45 '2021'.Y45:'2021'.Y45 '2021'.A50:'2021'.K50 '2021'.A52:'2021'.K52 '2021'.Y52:'2021'.Y52 '2021'.A59:'2021'.K59 '2021'.Y59:'2021'.Y59 '2021'.A64:'2021'.K64 '2021'.A66:'2021'.K66 '2021'.A43:'2021'.O43 '2021'.Y43:'2021'.Y43 '2021'.A48:'2021'.Y49 '2021'.M50:'2021'.Y50 '2021'.Y57:'2021'.Y57 '2021'.I62:'2021'.Y62 '2021'.M64:'2021'.Y64 '2021'.A71:'2021'.Y71 '2021'.A68:'2021'.S68 '2021'.A61:'2021'.S61 '2021'.U61:'2021'.Y61 '2021'.M59:'2021'.S59 '2021'.A47:'2021'.S47 '2021'.U47:'2021'.Y47 '2021'.M45:'2021'.S45 '2021'.Q43:'2021'.W43 '2021'.U45:'2021'.W45 '2021'.M52:'2021'.W52 '2021'.A57:'2021'.W57 '2021'.U59:'2021'.W59 '2021'.A28:'2021'.Y33">
            <calcext:condition calcext:apply-style-name="ConditionalStyle_13" calcext:value="=&quot;Entreprise&quot;" calcext:base-cell-address="'2021'.A5"/>
          </calcext:conditional-format>
          <calcext:conditional-format calcext:target-range-address="'2021'.D7:'2021'.W10 '2021'.D16:'2021'.W22 '2021'.D23:'2021'.X23 '2021'.U27:'2021'.X27 '2021'.E37:'2021'.X42 '2021'.D35:'2021'.X36 '2021'.D34:'2021'.S34 '2021'.U34:'2021'.X34 '2021'.D11:'2021'.X15 '2021'.D26:'2021'.X26 '2021'.D25:'2021'.S25 '2021'.U25:'2021'.X25 '2021'.D27:'2021'.S27 '2021'.X7:'2021'.X7 '2021'.X9:'2021'.X9 '2021'.X16:'2021'.X16 '2021'.X18:'2021'.X21 '2021'.D24:'2021'.W24 '2021'.D37:'2021'.D43 '2021'.D73:'2021'.D75 '2021'.D45:'2021'.D57 '2021'.D59:'2021'.D64 '2021'.D66:'2021'.D69 '2021'.E63:'2021'.X63 '2021'.E62:'2021'.G62 '2021'.U68:'2021'.X68 '2021'.E67:'2021'.G67 '2021'.I67:'2021'.X67 '2021'.E70:'2021'.X70 '2021'.E69:'2021'.G69 '2021'.I69:'2021'.X69 '2021'.E46:'2021'.X46 '2021'.E45:'2021'.K45 '2021'.U45:'2021'.W45 '2021'.E51:'2021'.X51 '2021'.E50:'2021'.K50 '2021'.E53:'2021'.X56 '2021'.E52:'2021'.K52 '2021'.M52:'2021'.W52 '2021'.E60:'2021'.X60 '2021'.E59:'2021'.K59 '2021'.U59:'2021'.W59 '2021'.E65:'2021'.X65 '2021'.E64:'2021'.K64 '2021'.E66:'2021'.K66 '2021'.M66:'2021'.X66 '2021'.E44:'2021'.X44 '2021'.E43:'2021'.O43 '2021'.Q43:'2021'.W43 '2021'.E48:'2021'.X49 '2021'.M50:'2021'.X50 '2021'.E58:'2021'.X58 '2021'.E57:'2021'.W57 '2021'.I62:'2021'.X62 '2021'.M64:'2021'.X64 '2021'.E72:'2021'.X75 '2021'.D71:'2021'.X71 '2021'.E68:'2021'.S68 '2021'.E61:'2021'.S61 '2021'.U61:'2021'.X61 '2021'.M59:'2021'.S59 '2021'.E47:'2021'.S47 '2021'.U47:'2021'.X47 '2021'.M45:'2021'.S45 '2021'.D28:'2021'.X33">
            <calcext:condition calcext:apply-style-name="ConditionalStyle_12" calcext:value="=&quot;Entreprise&quot;" calcext:base-cell-address="'2021'.D7"/>
          </calcext:conditional-format>
          <calcext:conditional-format calcext:target-range-address="'2021'.D7:'2021'.W10 '2021'.D16:'2021'.W22 '2021'.D23:'2021'.X23 '2021'.U27:'2021'.X27 '2021'.E37:'2021'.X42 '2021'.D35:'2021'.X36 '2021'.D34:'2021'.S34 '2021'.U34:'2021'.X34 '2021'.D11:'2021'.X15 '2021'.D26:'2021'.X26 '2021'.D25:'2021'.S25 '2021'.U25:'2021'.X25 '2021'.D27:'2021'.S27 '2021'.X7:'2021'.X7 '2021'.X9:'2021'.X9 '2021'.X16:'2021'.X16 '2021'.X18:'2021'.X21 '2021'.D24:'2021'.W24 '2021'.D37:'2021'.D43 '2021'.D73:'2021'.D75 '2021'.D45:'2021'.D57 '2021'.D59:'2021'.D64 '2021'.D66:'2021'.D69 '2021'.E63:'2021'.X63 '2021'.E62:'2021'.G62 '2021'.U68:'2021'.X68 '2021'.E67:'2021'.G67 '2021'.I67:'2021'.X67 '2021'.E70:'2021'.X70 '2021'.E69:'2021'.G69 '2021'.I69:'2021'.X69 '2021'.E46:'2021'.X46 '2021'.E45:'2021'.K45 '2021'.U45:'2021'.W45 '2021'.E51:'2021'.X51 '2021'.E50:'2021'.K50 '2021'.E53:'2021'.X56 '2021'.E52:'2021'.K52 '2021'.M52:'2021'.W52 '2021'.E60:'2021'.X60 '2021'.E59:'2021'.K59 '2021'.U59:'2021'.W59 '2021'.E65:'2021'.X65 '2021'.E64:'2021'.K64 '2021'.E66:'2021'.K66 '2021'.M66:'2021'.X66 '2021'.E44:'2021'.X44 '2021'.E43:'2021'.O43 '2021'.Q43:'2021'.W43 '2021'.E48:'2021'.X49 '2021'.M50:'2021'.X50 '2021'.E58:'2021'.X58 '2021'.E57:'2021'.W57 '2021'.I62:'2021'.X62 '2021'.M64:'2021'.X64 '2021'.E72:'2021'.X75 '2021'.D71:'2021'.X71 '2021'.E68:'2021'.S68 '2021'.E61:'2021'.S61 '2021'.U61:'2021'.X61 '2021'.M59:'2021'.S59 '2021'.E47:'2021'.S47 '2021'.U47:'2021'.X47 '2021'.M45:'2021'.S45 '2021'.D28:'2021'.X33">
            <calcext:condition calcext:apply-style-name="ConditionalStyle_11" calcext:value="=&quot;Formation&quot;" calcext:base-cell-address="'2021'.D7"/>
          </calcext:conditional-format>
          <calcext:conditional-format calcext:target-range-address="'2021'.P13:'2021'.P13">
            <calcext:condition calcext:apply-style-name="ConditionalStyle_15" calcext:value="formula-is(IF([.R4]=&quot;&quot;;0;MATCH([.R4];#REF!;0)))" calcext:base-cell-address="'2021'.P13"/>
          </calcext:conditional-format>
          <calcext:conditional-format calcext:target-range-address="'2021'.P15:'2021'.P15">
            <calcext:condition calcext:apply-style-name="ConditionalStyle_15" calcext:value="formula-is(IF([.R6]=&quot;&quot;;0;MATCH([.R6];#REF!;0)))" calcext:base-cell-address="'2021'.P15"/>
          </calcext:conditional-format>
          <calcext:conditional-format calcext:target-range-address="'2021'.P22:'2021'.P22">
            <calcext:condition calcext:apply-style-name="ConditionalStyle_15" calcext:value="formula-is(IF([.R13]=&quot;&quot;;0;MATCH([.R13];#REF!;0)))" calcext:base-cell-address="'2021'.P22"/>
          </calcext:conditional-format>
          <calcext:conditional-format calcext:target-range-address="'2021'.P27:'2021'.P27">
            <calcext:condition calcext:apply-style-name="ConditionalStyle_15" calcext:value="formula-is(IF([.R18]=&quot;&quot;;0;MATCH([.R18];#REF!;0)))" calcext:base-cell-address="'2021'.P27"/>
          </calcext:conditional-format>
          <calcext:conditional-format calcext:target-range-address="'2021'.P29:'2021'.P29">
            <calcext:condition calcext:apply-style-name="ConditionalStyle_15" calcext:value="formula-is(IF([.R20]=&quot;&quot;;0;MATCH([.R20];#REF!;0)))" calcext:base-cell-address="'2021'.P29"/>
          </calcext:conditional-format>
          <calcext:conditional-format calcext:target-range-address="'2021'.P36:'2021'.P36">
            <calcext:condition calcext:apply-style-name="ConditionalStyle_15" calcext:value="formula-is(IF([.R27]=&quot;&quot;;0;MATCH([.R27];#REF!;0)))" calcext:base-cell-address="'2021'.P36"/>
          </calcext:conditional-format>
          <calcext:conditional-format calcext:target-range-address="'2021'.T11:'2021'.T11">
            <calcext:condition calcext:apply-style-name="ConditionalStyle_15" calcext:value="formula-is(IF([.V2]=&quot;&quot;;0;MATCH([.V2];#REF!;0)))" calcext:base-cell-address="'2021'.T11"/>
          </calcext:conditional-format>
          <calcext:conditional-format calcext:target-range-address="'2021'.T13:'2021'.T13">
            <calcext:condition calcext:apply-style-name="ConditionalStyle_15" calcext:value="formula-is(IF([.V4]=&quot;&quot;;0;MATCH([.V4];#REF!;0)))" calcext:base-cell-address="'2021'.T13"/>
          </calcext:conditional-format>
          <calcext:conditional-format calcext:target-range-address="'2021'.X36:'2021'.X36">
            <calcext:condition calcext:apply-style-name="ConditionalStyle_15" calcext:value="formula-is(IF([.Z27]=&quot;&quot;;0;MATCH([.Z27];#REF!;0)))" calcext:base-cell-address="'2021'.X36"/>
          </calcext:conditional-format>
          <calcext:conditional-format calcext:target-range-address="'2021'.D51:'2021'.D51">
            <calcext:condition calcext:apply-style-name="ConditionalStyle_15" calcext:value="formula-is(IF([.F42]=&quot;&quot;;0;MATCH([.F42];#REF!;0)))" calcext:base-cell-address="'2021'.D51"/>
          </calcext:conditional-format>
          <calcext:conditional-format calcext:target-range-address="'2021'.P48:'2021'.P48">
            <calcext:condition calcext:apply-style-name="ConditionalStyle_15" calcext:value="formula-is(IF([.R39]=&quot;&quot;;0;MATCH([.R39];#REF!;0)))" calcext:base-cell-address="'2021'.P48"/>
          </calcext:conditional-format>
          <calcext:conditional-format calcext:target-range-address="'2021'.P50:'2021'.P50">
            <calcext:condition calcext:apply-style-name="ConditionalStyle_15" calcext:value="formula-is(IF([.R41]=&quot;&quot;;0;MATCH([.R41];#REF!;0)))" calcext:base-cell-address="'2021'.P50"/>
          </calcext:conditional-format>
          <calcext:conditional-format calcext:target-range-address="'2021'.P57:'2021'.P57">
            <calcext:condition calcext:apply-style-name="ConditionalStyle_15" calcext:value="formula-is(IF([.R48]=&quot;&quot;;0;MATCH([.R48];#REF!;0)))" calcext:base-cell-address="'2021'.P57"/>
          </calcext:conditional-format>
          <calcext:conditional-format calcext:target-range-address="'2021'.P62:'2021'.P62">
            <calcext:condition calcext:apply-style-name="ConditionalStyle_15" calcext:value="formula-is(IF([.R53]=&quot;&quot;;0;MATCH([.R53];#REF!;0)))" calcext:base-cell-address="'2021'.P62"/>
          </calcext:conditional-format>
          <calcext:conditional-format calcext:target-range-address="'2021'.P64:'2021'.P64">
            <calcext:condition calcext:apply-style-name="ConditionalStyle_15" calcext:value="formula-is(IF([.R55]=&quot;&quot;;0;MATCH([.R55];#REF!;0)))" calcext:base-cell-address="'2021'.P64"/>
          </calcext:conditional-format>
          <calcext:conditional-format calcext:target-range-address="'2021'.P71:'2021'.P71">
            <calcext:condition calcext:apply-style-name="ConditionalStyle_15" calcext:value="formula-is(IF([.R62]=&quot;&quot;;0;MATCH([.R62];#REF!;0)))" calcext:base-cell-address="'2021'.P71"/>
          </calcext:conditional-format>
          <calcext:conditional-format calcext:target-range-address="'2021'.L30:'2021'.L30">
            <calcext:condition calcext:apply-style-name="ConditionalStyle_15" calcext:value="formula-is(IF([.N21]=&quot;&quot;;0;MATCH([.N21];#REF!;0)))" calcext:base-cell-address="'2021'.L30"/>
          </calcext:conditional-format>
          <calcext:conditional-format calcext:target-range-address="'2021'.L32:'2021'.L32">
            <calcext:condition calcext:apply-style-name="ConditionalStyle_15" calcext:value="formula-is(IF([.N23]=&quot;&quot;;0;MATCH([.N23];#REF!;0)))" calcext:base-cell-address="'2021'.L32"/>
          </calcext:conditional-format>
          <calcext:conditional-format calcext:target-range-address="'2021'.X31:'2021'.X31">
            <calcext:condition calcext:apply-style-name="ConditionalStyle_15" calcext:value="formula-is(IF([.Z22]=&quot;&quot;;0;MATCH([.Z22];#REF!;0)))" calcext:base-cell-address="'2021'.X31"/>
          </calcext:conditional-format>
          <calcext:conditional-format calcext:target-range-address="'2021'.X8:'2021'.X8">
            <calcext:condition calcext:apply-style-name="ConditionalStyle_15" calcext:value="formula-is(IF(#REF!=&quot;&quot;;0;MATCH(#REF!;#REF!;0)))" calcext:base-cell-address="'2021'.X8"/>
          </calcext:conditional-format>
          <calcext:conditional-format calcext:target-range-address="'2021'.X8:'2021'.X8 '2021'.X10:'2021'.X10 '2021'.X17:'2021'.X17 '2021'.X22:'2021'.X22 '2021'.X24:'2021'.X24 '2021'.D44:'2021'.D44 '2021'.H67:'2021'.H67 '2021'.H69:'2021'.H69 '2021'.L45:'2021'.L45 '2021'.L50:'2021'.L50 '2021'.L52:'2021'.L52 '2021'.L59:'2021'.L59 '2021'.L64:'2021'.L64 '2021'.L66:'2021'.L66 '2021'.P43:'2021'.P43 '2021'.D72:'2021'.D72 '2021'.H62:'2021'.H62 '2021'.T25:'2021'.T25 '2021'.T27:'2021'.T27 '2021'.T34:'2021'.T34 '2021'.D58:'2021'.D58 '2021'.D65:'2021'.D65 '2021'.D70:'2021'.D70">
            <calcext:condition calcext:apply-style-name="ConditionalStyle_14" calcext:value="=&quot;Formation&quot;" calcext:base-cell-address="'2021'.D8"/>
          </calcext:conditional-format>
          <calcext:conditional-format calcext:target-range-address="'2021'.X8:'2021'.X8 '2021'.X10:'2021'.X10 '2021'.X17:'2021'.X17 '2021'.X22:'2021'.X22 '2021'.X24:'2021'.X24 '2021'.D44:'2021'.D44 '2021'.H67:'2021'.H67 '2021'.H69:'2021'.H69 '2021'.L45:'2021'.L45 '2021'.L50:'2021'.L50 '2021'.L52:'2021'.L52 '2021'.L59:'2021'.L59 '2021'.L64:'2021'.L64 '2021'.L66:'2021'.L66 '2021'.P43:'2021'.P43 '2021'.D72:'2021'.D72 '2021'.H62:'2021'.H62 '2021'.T25:'2021'.T25 '2021'.T27:'2021'.T27 '2021'.T34:'2021'.T34 '2021'.D58:'2021'.D58 '2021'.D65:'2021'.D65 '2021'.D70:'2021'.D70">
            <calcext:condition calcext:apply-style-name="ConditionalStyle_13" calcext:value="=&quot;Entreprise&quot;" calcext:base-cell-address="'2021'.D8"/>
          </calcext:conditional-format>
          <calcext:conditional-format calcext:target-range-address="'2021'.X8:'2021'.X8 '2021'.X10:'2021'.X10 '2021'.X17:'2021'.X17 '2021'.X22:'2021'.X22 '2021'.X24:'2021'.X24 '2021'.D44:'2021'.D44 '2021'.H67:'2021'.H67 '2021'.H69:'2021'.H69 '2021'.L45:'2021'.L45 '2021'.L50:'2021'.L50 '2021'.L52:'2021'.L52 '2021'.L59:'2021'.L59 '2021'.L64:'2021'.L64 '2021'.L66:'2021'.L66 '2021'.P43:'2021'.P43 '2021'.D72:'2021'.D72 '2021'.H62:'2021'.H62 '2021'.T25:'2021'.T25 '2021'.T27:'2021'.T27 '2021'.T34:'2021'.T34 '2021'.D58:'2021'.D58 '2021'.D65:'2021'.D65 '2021'.D70:'2021'.D70">
            <calcext:condition calcext:apply-style-name="ConditionalStyle_12" calcext:value="=&quot;Entreprise&quot;" calcext:base-cell-address="'2021'.D8"/>
          </calcext:conditional-format>
          <calcext:conditional-format calcext:target-range-address="'2021'.X8:'2021'.X8 '2021'.X10:'2021'.X10 '2021'.X17:'2021'.X17 '2021'.X22:'2021'.X22 '2021'.X24:'2021'.X24 '2021'.D44:'2021'.D44 '2021'.H67:'2021'.H67 '2021'.H69:'2021'.H69 '2021'.L45:'2021'.L45 '2021'.L50:'2021'.L50 '2021'.L52:'2021'.L52 '2021'.L59:'2021'.L59 '2021'.L64:'2021'.L64 '2021'.L66:'2021'.L66 '2021'.P43:'2021'.P43 '2021'.D72:'2021'.D72 '2021'.H62:'2021'.H62 '2021'.T25:'2021'.T25 '2021'.T27:'2021'.T27 '2021'.T34:'2021'.T34 '2021'.D58:'2021'.D58 '2021'.D65:'2021'.D65 '2021'.D70:'2021'.D70">
            <calcext:condition calcext:apply-style-name="ConditionalStyle_11" calcext:value="=&quot;Formation&quot;" calcext:base-cell-address="'2021'.D8"/>
          </calcext:conditional-format>
          <calcext:conditional-format calcext:target-range-address="'2021'.X10:'2021'.X10">
            <calcext:condition calcext:apply-style-name="ConditionalStyle_15" calcext:value="formula-is(IF([.Z1]=&quot;&quot;;0;MATCH([.Z1];#REF!;0)))" calcext:base-cell-address="'2021'.X10"/>
          </calcext:conditional-format>
          <calcext:conditional-format calcext:target-range-address="'2021'.X17:'2021'.X17">
            <calcext:condition calcext:apply-style-name="ConditionalStyle_15" calcext:value="formula-is(IF([.Z8]=&quot;&quot;;0;MATCH([.Z8];#REF!;0)))" calcext:base-cell-address="'2021'.X17"/>
          </calcext:conditional-format>
          <calcext:conditional-format calcext:target-range-address="'2021'.X22:'2021'.X22">
            <calcext:condition calcext:apply-style-name="ConditionalStyle_15" calcext:value="formula-is(IF([.Z13]=&quot;&quot;;0;MATCH([.Z13];#REF!;0)))" calcext:base-cell-address="'2021'.X22"/>
          </calcext:conditional-format>
          <calcext:conditional-format calcext:target-range-address="'2021'.X24:'2021'.X24">
            <calcext:condition calcext:apply-style-name="ConditionalStyle_15" calcext:value="formula-is(IF([.Z15]=&quot;&quot;;0;MATCH([.Z15];#REF!;0)))" calcext:base-cell-address="'2021'.X24"/>
          </calcext:conditional-format>
          <calcext:conditional-format calcext:target-range-address="'2021'.D44:'2021'.D44">
            <calcext:condition calcext:apply-style-name="ConditionalStyle_15" calcext:value="formula-is(IF([.F35]=&quot;&quot;;0;MATCH([.F35];#REF!;0)))" calcext:base-cell-address="'2021'.D44"/>
          </calcext:conditional-format>
          <calcext:conditional-format calcext:target-range-address="'2021'.H67:'2021'.H67">
            <calcext:condition calcext:apply-style-name="ConditionalStyle_15" calcext:value="formula-is(IF([.J58]=&quot;&quot;;0;MATCH([.J58];#REF!;0)))" calcext:base-cell-address="'2021'.H67"/>
          </calcext:conditional-format>
          <calcext:conditional-format calcext:target-range-address="'2021'.H69:'2021'.H69">
            <calcext:condition calcext:apply-style-name="ConditionalStyle_15" calcext:value="formula-is(IF([.J60]=&quot;&quot;;0;MATCH([.J60];#REF!;0)))" calcext:base-cell-address="'2021'.H69"/>
          </calcext:conditional-format>
          <calcext:conditional-format calcext:target-range-address="'2021'.L45:'2021'.L45">
            <calcext:condition calcext:apply-style-name="ConditionalStyle_15" calcext:value="formula-is(IF([.N36]=&quot;&quot;;0;MATCH([.N36];#REF!;0)))" calcext:base-cell-address="'2021'.L45"/>
          </calcext:conditional-format>
          <calcext:conditional-format calcext:target-range-address="'2021'.L50:'2021'.L50">
            <calcext:condition calcext:apply-style-name="ConditionalStyle_15" calcext:value="formula-is(IF([.N41]=&quot;&quot;;0;MATCH([.N41];#REF!;0)))" calcext:base-cell-address="'2021'.L50"/>
          </calcext:conditional-format>
          <calcext:conditional-format calcext:target-range-address="'2021'.L52:'2021'.L52">
            <calcext:condition calcext:apply-style-name="ConditionalStyle_15" calcext:value="formula-is(IF([.N43]=&quot;&quot;;0;MATCH([.N43];#REF!;0)))" calcext:base-cell-address="'2021'.L52"/>
          </calcext:conditional-format>
          <calcext:conditional-format calcext:target-range-address="'2021'.L59:'2021'.L59">
            <calcext:condition calcext:apply-style-name="ConditionalStyle_15" calcext:value="formula-is(IF([.N50]=&quot;&quot;;0;MATCH([.N50];#REF!;0)))" calcext:base-cell-address="'2021'.L59"/>
          </calcext:conditional-format>
          <calcext:conditional-format calcext:target-range-address="'2021'.L64:'2021'.L64">
            <calcext:condition calcext:apply-style-name="ConditionalStyle_15" calcext:value="formula-is(IF([.N55]=&quot;&quot;;0;MATCH([.N55];#REF!;0)))" calcext:base-cell-address="'2021'.L64"/>
          </calcext:conditional-format>
          <calcext:conditional-format calcext:target-range-address="'2021'.L66:'2021'.L66">
            <calcext:condition calcext:apply-style-name="ConditionalStyle_15" calcext:value="formula-is(IF([.N57]=&quot;&quot;;0;MATCH([.N57];#REF!;0)))" calcext:base-cell-address="'2021'.L66"/>
          </calcext:conditional-format>
          <calcext:conditional-format calcext:target-range-address="'2021'.P43:'2021'.P43">
            <calcext:condition calcext:apply-style-name="ConditionalStyle_15" calcext:value="formula-is(IF([.R34]=&quot;&quot;;0;MATCH([.R34];#REF!;0)))" calcext:base-cell-address="'2021'.P43"/>
          </calcext:conditional-format>
          <calcext:conditional-format calcext:target-range-address="'2021'.D72:'2021'.D72">
            <calcext:condition calcext:apply-style-name="ConditionalStyle_15" calcext:value="formula-is(IF([.F63]=&quot;&quot;;0;MATCH([.F63];#REF!;0)))" calcext:base-cell-address="'2021'.D72"/>
          </calcext:conditional-format>
          <calcext:conditional-format calcext:target-range-address="'2021'.H62:'2021'.H62">
            <calcext:condition calcext:apply-style-name="ConditionalStyle_15" calcext:value="formula-is(IF([.J53]=&quot;&quot;;0;MATCH([.J53];#REF!;0)))" calcext:base-cell-address="'2021'.H62"/>
          </calcext:conditional-format>
          <calcext:conditional-format calcext:target-range-address="'2021'.T25:'2021'.T25">
            <calcext:condition calcext:apply-style-name="ConditionalStyle_15" calcext:value="formula-is(IF([.V16]=&quot;&quot;;0;MATCH([.V16];#REF!;0)))" calcext:base-cell-address="'2021'.T25"/>
          </calcext:conditional-format>
          <calcext:conditional-format calcext:target-range-address="'2021'.T27:'2021'.T27">
            <calcext:condition calcext:apply-style-name="ConditionalStyle_15" calcext:value="formula-is(IF([.V18]=&quot;&quot;;0;MATCH([.V18];#REF!;0)))" calcext:base-cell-address="'2021'.T27"/>
          </calcext:conditional-format>
          <calcext:conditional-format calcext:target-range-address="'2021'.T34:'2021'.T34">
            <calcext:condition calcext:apply-style-name="ConditionalStyle_15" calcext:value="formula-is(IF([.V25]=&quot;&quot;;0;MATCH([.V25];#REF!;0)))" calcext:base-cell-address="'2021'.T34"/>
          </calcext:conditional-format>
          <calcext:conditional-format calcext:target-range-address="'2021'.D58:'2021'.D58">
            <calcext:condition calcext:apply-style-name="ConditionalStyle_15" calcext:value="formula-is(IF([.F49]=&quot;&quot;;0;MATCH([.F49];#REF!;0)))" calcext:base-cell-address="'2021'.D58"/>
          </calcext:conditional-format>
          <calcext:conditional-format calcext:target-range-address="'2021'.D65:'2021'.D65">
            <calcext:condition calcext:apply-style-name="ConditionalStyle_15" calcext:value="formula-is(IF([.F56]=&quot;&quot;;0;MATCH([.F56];#REF!;0)))" calcext:base-cell-address="'2021'.D65"/>
          </calcext:conditional-format>
          <calcext:conditional-format calcext:target-range-address="'2021'.D70:'2021'.D70">
            <calcext:condition calcext:apply-style-name="ConditionalStyle_15" calcext:value="formula-is(IF([.F61]=&quot;&quot;;0;MATCH([.F61];#REF!;0)))" calcext:base-cell-address="'2021'.D70"/>
          </calcext:conditional-format>
          <calcext:conditional-format calcext:target-range-address="'2021'.T45:'2021'.T45">
            <calcext:condition calcext:apply-style-name="ConditionalStyle_10" calcext:value="formula-is(IF([.V36]=&quot;&quot;;0;MATCH([.V36];#REF!;0)))" calcext:base-cell-address="'2021'.T45"/>
          </calcext:conditional-format>
          <calcext:conditional-format calcext:target-range-address="'2021'.T45:'2021'.T45 '2021'.T47:'2021'.T47 '2021'.T59:'2021'.T59 '2021'.T61:'2021'.T61 '2021'.T68:'2021'.T68 '2021'.X43:'2021'.X43 '2021'.X45:'2021'.X45 '2021'.X52:'2021'.X52 '2021'.X57:'2021'.X57 '2021'.X59:'2021'.X59">
            <calcext:condition calcext:apply-style-name="ConditionalStyle_9" calcext:value="=&quot;Formation&quot;" calcext:base-cell-address="'2021'.T43"/>
          </calcext:conditional-format>
          <calcext:conditional-format calcext:target-range-address="'2021'.T45:'2021'.T45 '2021'.T47:'2021'.T47 '2021'.T59:'2021'.T59 '2021'.T61:'2021'.T61 '2021'.T68:'2021'.T68 '2021'.X43:'2021'.X43 '2021'.X45:'2021'.X45 '2021'.X52:'2021'.X52 '2021'.X57:'2021'.X57 '2021'.X59:'2021'.X59">
            <calcext:condition calcext:apply-style-name="ConditionalStyle_8" calcext:value="=&quot;Entreprise&quot;" calcext:base-cell-address="'2021'.T43"/>
          </calcext:conditional-format>
          <calcext:conditional-format calcext:target-range-address="'2021'.T45:'2021'.T45 '2021'.T47:'2021'.T47 '2021'.T59:'2021'.T59 '2021'.T61:'2021'.T61 '2021'.T68:'2021'.T68 '2021'.X43:'2021'.X43 '2021'.X45:'2021'.X45 '2021'.X52:'2021'.X52 '2021'.X57:'2021'.X57 '2021'.X59:'2021'.X59">
            <calcext:condition calcext:apply-style-name="ConditionalStyle_7" calcext:value="=&quot;Entreprise&quot;" calcext:base-cell-address="'2021'.T43"/>
          </calcext:conditional-format>
          <calcext:conditional-format calcext:target-range-address="'2021'.T45:'2021'.T45 '2021'.T47:'2021'.T47 '2021'.T59:'2021'.T59 '2021'.T61:'2021'.T61 '2021'.T68:'2021'.T68 '2021'.X43:'2021'.X43 '2021'.X45:'2021'.X45 '2021'.X52:'2021'.X52 '2021'.X57:'2021'.X57 '2021'.X59:'2021'.X59">
            <calcext:condition calcext:apply-style-name="ConditionalStyle_6" calcext:value="=&quot;Formation&quot;" calcext:base-cell-address="'2021'.T43"/>
          </calcext:conditional-format>
          <calcext:conditional-format calcext:target-range-address="'2021'.T47:'2021'.T47">
            <calcext:condition calcext:apply-style-name="ConditionalStyle_10" calcext:value="formula-is(IF([.V38]=&quot;&quot;;0;MATCH([.V38];#REF!;0)))" calcext:base-cell-address="'2021'.T47"/>
          </calcext:conditional-format>
          <calcext:conditional-format calcext:target-range-address="'2021'.T59:'2021'.T59">
            <calcext:condition calcext:apply-style-name="ConditionalStyle_10" calcext:value="formula-is(IF([.V50]=&quot;&quot;;0;MATCH([.V50];#REF!;0)))" calcext:base-cell-address="'2021'.T59"/>
          </calcext:conditional-format>
          <calcext:conditional-format calcext:target-range-address="'2021'.T61:'2021'.T61">
            <calcext:condition calcext:apply-style-name="ConditionalStyle_10" calcext:value="formula-is(IF([.V52]=&quot;&quot;;0;MATCH([.V52];#REF!;0)))" calcext:base-cell-address="'2021'.T61"/>
          </calcext:conditional-format>
          <calcext:conditional-format calcext:target-range-address="'2021'.T68:'2021'.T68">
            <calcext:condition calcext:apply-style-name="ConditionalStyle_10" calcext:value="formula-is(IF([.V59]=&quot;&quot;;0;MATCH([.V59];#REF!;0)))" calcext:base-cell-address="'2021'.T68"/>
          </calcext:conditional-format>
          <calcext:conditional-format calcext:target-range-address="'2021'.X43:'2021'.X43">
            <calcext:condition calcext:apply-style-name="ConditionalStyle_10" calcext:value="formula-is(IF([.Z34]=&quot;&quot;;0;MATCH([.Z34];#REF!;0)))" calcext:base-cell-address="'2021'.X43"/>
          </calcext:conditional-format>
          <calcext:conditional-format calcext:target-range-address="'2021'.X45:'2021'.X45">
            <calcext:condition calcext:apply-style-name="ConditionalStyle_10" calcext:value="formula-is(IF([.Z36]=&quot;&quot;;0;MATCH([.Z36];#REF!;0)))" calcext:base-cell-address="'2021'.X45"/>
          </calcext:conditional-format>
          <calcext:conditional-format calcext:target-range-address="'2021'.X52:'2021'.X52">
            <calcext:condition calcext:apply-style-name="ConditionalStyle_10" calcext:value="formula-is(IF([.Z43]=&quot;&quot;;0;MATCH([.Z43];#REF!;0)))" calcext:base-cell-address="'2021'.X52"/>
          </calcext:conditional-format>
          <calcext:conditional-format calcext:target-range-address="'2021'.X57:'2021'.X57">
            <calcext:condition calcext:apply-style-name="ConditionalStyle_10" calcext:value="formula-is(IF([.Z48]=&quot;&quot;;0;MATCH([.Z48];#REF!;0)))" calcext:base-cell-address="'2021'.X57"/>
          </calcext:conditional-format>
          <calcext:conditional-format calcext:target-range-address="'2021'.X59:'2021'.X59">
            <calcext:condition calcext:apply-style-name="ConditionalStyle_10" calcext:value="formula-is(IF([.Z50]=&quot;&quot;;0;MATCH([.Z50];#REF!;0)))" calcext:base-cell-address="'2021'.X59"/>
          </calcext:conditional-format>
          <calcext:conditional-format calcext:target-range-address="'2021'.Z4:'2021'.Z4">
            <calcext:condition calcext:apply-style-name="ConditionalStyle_15" calcext:value="formula-is(IF(#REF!=&quot;&quot;;0;MATCH(#REF!;#REF!;0)))" calcext:base-cell-address="'2021'.Z4"/>
          </calcext:conditional-format>
          <calcext:conditional-format calcext:target-range-address="'2021'.Z4:'2021'.Z4">
            <calcext:condition calcext:apply-style-name="ConditionalStyle_14" calcext:value="=&quot;Formation&quot;" calcext:base-cell-address="'2021'.Z4"/>
          </calcext:conditional-format>
          <calcext:conditional-format calcext:target-range-address="'2021'.Z4:'2021'.Z4">
            <calcext:condition calcext:apply-style-name="ConditionalStyle_13" calcext:value="=&quot;Entreprise&quot;" calcext:base-cell-address="'2021'.Z4"/>
          </calcext:conditional-format>
          <calcext:conditional-format calcext:target-range-address="'2021'.Z4:'2021'.Z4">
            <calcext:condition calcext:apply-style-name="ConditionalStyle_12" calcext:value="=&quot;Entreprise&quot;" calcext:base-cell-address="'2021'.Z4"/>
          </calcext:conditional-format>
          <calcext:conditional-format calcext:target-range-address="'2021'.Z4:'2021'.Z4">
            <calcext:condition calcext:apply-style-name="ConditionalStyle_11" calcext:value="=&quot;Formation&quot;" calcext:base-cell-address="'2021'.Z4"/>
          </calcext:conditional-format>
          <calcext:conditional-format calcext:target-range-address="'2021'.Z5:'2021'.Z5">
            <calcext:condition calcext:apply-style-name="ConditionalStyle_15" calcext:value="formula-is(IF(#REF!=&quot;&quot;;0;MATCH(#REF!;#REF!;0)))" calcext:base-cell-address="'2021'.Z5"/>
          </calcext:conditional-format>
          <calcext:conditional-format calcext:target-range-address="'2021'.Z5:'2021'.Z5">
            <calcext:condition calcext:apply-style-name="ConditionalStyle_14" calcext:value="=&quot;Formation&quot;" calcext:base-cell-address="'2021'.Z5"/>
          </calcext:conditional-format>
          <calcext:conditional-format calcext:target-range-address="'2021'.Z5:'2021'.Z5">
            <calcext:condition calcext:apply-style-name="ConditionalStyle_13" calcext:value="=&quot;Entreprise&quot;" calcext:base-cell-address="'2021'.Z5"/>
          </calcext:conditional-format>
          <calcext:conditional-format calcext:target-range-address="'2021'.Z5:'2021'.Z5">
            <calcext:condition calcext:apply-style-name="ConditionalStyle_12" calcext:value="=&quot;Entreprise&quot;" calcext:base-cell-address="'2021'.Z5"/>
          </calcext:conditional-format>
          <calcext:conditional-format calcext:target-range-address="'2021'.Z5:'2021'.Z5">
            <calcext:condition calcext:apply-style-name="ConditionalStyle_11" calcext:value="=&quot;Formation&quot;" calcext:base-cell-address="'2021'.Z5"/>
          </calcext:conditional-format>
          <calcext:conditional-format calcext:target-range-address="'2021'.Z6:'2021'.Z6">
            <calcext:condition calcext:apply-style-name="ConditionalStyle_15" calcext:value="formula-is(IF(#REF!=&quot;&quot;;0;MATCH(#REF!;#REF!;0)))" calcext:base-cell-address="'2021'.Z6"/>
          </calcext:conditional-format>
          <calcext:conditional-format calcext:target-range-address="'2021'.Z6:'2021'.Z6">
            <calcext:condition calcext:apply-style-name="ConditionalStyle_14" calcext:value="=&quot;Formation&quot;" calcext:base-cell-address="'2021'.Z6"/>
          </calcext:conditional-format>
          <calcext:conditional-format calcext:target-range-address="'2021'.Z6:'2021'.Z6">
            <calcext:condition calcext:apply-style-name="ConditionalStyle_13" calcext:value="=&quot;Entreprise&quot;" calcext:base-cell-address="'2021'.Z6"/>
          </calcext:conditional-format>
          <calcext:conditional-format calcext:target-range-address="'2021'.Z6:'2021'.Z6">
            <calcext:condition calcext:apply-style-name="ConditionalStyle_12" calcext:value="=&quot;Entreprise&quot;" calcext:base-cell-address="'2021'.Z6"/>
          </calcext:conditional-format>
          <calcext:conditional-format calcext:target-range-address="'2021'.Z6:'2021'.Z6">
            <calcext:condition calcext:apply-style-name="ConditionalStyle_11" calcext:value="=&quot;Formation&quot;" calcext:base-cell-address="'2021'.Z6"/>
          </calcext:conditional-format>
          <calcext:conditional-format calcext:target-range-address="'2021'.Z7:'2021'.Z7">
            <calcext:condition calcext:apply-style-name="ConditionalStyle_15" calcext:value="formula-is(IF(#REF!=&quot;&quot;;0;MATCH(#REF!;#REF!;0)))" calcext:base-cell-address="'2021'.Z7"/>
          </calcext:conditional-format>
          <calcext:conditional-format calcext:target-range-address="'2021'.Z7:'2021'.Z7">
            <calcext:condition calcext:apply-style-name="ConditionalStyle_14" calcext:value="=&quot;Formation&quot;" calcext:base-cell-address="'2021'.Z7"/>
          </calcext:conditional-format>
          <calcext:conditional-format calcext:target-range-address="'2021'.Z7:'2021'.Z7">
            <calcext:condition calcext:apply-style-name="ConditionalStyle_13" calcext:value="=&quot;Entreprise&quot;" calcext:base-cell-address="'2021'.Z7"/>
          </calcext:conditional-format>
          <calcext:conditional-format calcext:target-range-address="'2021'.Z7:'2021'.Z7">
            <calcext:condition calcext:apply-style-name="ConditionalStyle_12" calcext:value="=&quot;Entreprise&quot;" calcext:base-cell-address="'2021'.Z7"/>
          </calcext:conditional-format>
          <calcext:conditional-format calcext:target-range-address="'2021'.Z7:'2021'.Z7">
            <calcext:condition calcext:apply-style-name="ConditionalStyle_11" calcext:value="=&quot;Formation&quot;" calcext:base-cell-address="'2021'.Z7"/>
          </calcext:conditional-format>
          <calcext:conditional-format calcext:target-range-address="'2021'.Z8:'2021'.Z8">
            <calcext:condition calcext:apply-style-name="ConditionalStyle_15" calcext:value="formula-is(IF(#REF!=&quot;&quot;;0;MATCH(#REF!;#REF!;0)))" calcext:base-cell-address="'2021'.Z8"/>
          </calcext:conditional-format>
          <calcext:conditional-format calcext:target-range-address="'2021'.Z8:'2021'.Z8">
            <calcext:condition calcext:apply-style-name="ConditionalStyle_14" calcext:value="=&quot;Formation&quot;" calcext:base-cell-address="'2021'.Z8"/>
          </calcext:conditional-format>
          <calcext:conditional-format calcext:target-range-address="'2021'.Z8:'2021'.Z8">
            <calcext:condition calcext:apply-style-name="ConditionalStyle_13" calcext:value="=&quot;Entreprise&quot;" calcext:base-cell-address="'2021'.Z8"/>
          </calcext:conditional-format>
          <calcext:conditional-format calcext:target-range-address="'2021'.Z8:'2021'.Z8">
            <calcext:condition calcext:apply-style-name="ConditionalStyle_12" calcext:value="=&quot;Entreprise&quot;" calcext:base-cell-address="'2021'.Z8"/>
          </calcext:conditional-format>
          <calcext:conditional-format calcext:target-range-address="'2021'.Z8:'2021'.Z8">
            <calcext:condition calcext:apply-style-name="ConditionalStyle_11" calcext:value="=&quot;Formation&quot;" calcext:base-cell-address="'2021'.Z8"/>
          </calcext:conditional-format>
          <calcext:conditional-format calcext:target-range-address="'2021'.Z9:'2021'.Z9">
            <calcext:condition calcext:apply-style-name="ConditionalStyle_10" calcext:value="formula-is(IF(#REF!=&quot;&quot;;0;MATCH(#REF!;#REF!;0)))" calcext:base-cell-address="'2021'.Z9"/>
          </calcext:conditional-format>
          <calcext:conditional-format calcext:target-range-address="'2021'.Z9:'2021'.Z12">
            <calcext:condition calcext:apply-style-name="ConditionalStyle_9" calcext:value="=&quot;Formation&quot;" calcext:base-cell-address="'2021'.Z9"/>
          </calcext:conditional-format>
          <calcext:conditional-format calcext:target-range-address="'2021'.Z9:'2021'.Z12">
            <calcext:condition calcext:apply-style-name="ConditionalStyle_8" calcext:value="=&quot;Entreprise&quot;" calcext:base-cell-address="'2021'.Z9"/>
          </calcext:conditional-format>
          <calcext:conditional-format calcext:target-range-address="'2021'.Z9:'2021'.Z12">
            <calcext:condition calcext:apply-style-name="ConditionalStyle_7" calcext:value="=&quot;Entreprise&quot;" calcext:base-cell-address="'2021'.Z9"/>
          </calcext:conditional-format>
          <calcext:conditional-format calcext:target-range-address="'2021'.Z9:'2021'.Z12">
            <calcext:condition calcext:apply-style-name="ConditionalStyle_6" calcext:value="=&quot;Formation&quot;" calcext:base-cell-address="'2021'.Z9"/>
          </calcext:conditional-format>
          <calcext:conditional-format calcext:target-range-address="'2021'.Z10:'2021'.Z10">
            <calcext:condition calcext:apply-style-name="ConditionalStyle_10" calcext:value="formula-is(IF([.AB1]=&quot;&quot;;0;MATCH([.AB1];#REF!;0)))" calcext:base-cell-address="'2021'.Z10"/>
          </calcext:conditional-format>
          <calcext:conditional-format calcext:target-range-address="'2021'.Z11:'2021'.Z11">
            <calcext:condition calcext:apply-style-name="ConditionalStyle_10" calcext:value="formula-is(IF([.AB2]=&quot;&quot;;0;MATCH([.AB2];#REF!;0)))" calcext:base-cell-address="'2021'.Z11"/>
          </calcext:conditional-format>
          <calcext:conditional-format calcext:target-range-address="'2021'.Z12:'2021'.Z12">
            <calcext:condition calcext:apply-style-name="ConditionalStyle_10" calcext:value="formula-is(IF([.AB3]=&quot;&quot;;0;MATCH([.AB3];#REF!;0)))" calcext:base-cell-address="'2021'.Z12"/>
          </calcext:conditional-format>
        </calcext:conditional-formats>
      </table:table>
      <table:table table:name="2022" table:style-name="ta1">
        <table:table-column table:style-name="co1" table:default-cell-style-name="ce473"/>
        <table:table-column table:style-name="co2" table:default-cell-style-name="ce476"/>
        <table:table-column table:style-name="co3" table:default-cell-style-name="ce489"/>
        <table:table-column table:style-name="co4" table:default-cell-style-name="ce216"/>
        <table:table-column table:style-name="co2" table:default-cell-style-name="ce503"/>
        <table:table-column table:style-name="co5" table:default-cell-style-name="ce544"/>
        <table:table-column table:style-name="co2" table:default-cell-style-name="ce552"/>
        <table:table-column table:style-name="co6" table:default-cell-style-name="ce522"/>
        <table:table-column table:style-name="co3" table:default-cell-style-name="ce503"/>
        <table:table-column table:style-name="co7" table:default-cell-style-name="ce544"/>
        <table:table-column table:style-name="co5" table:default-cell-style-name="ce552"/>
        <table:table-column table:style-name="co8" table:default-cell-style-name="ce216"/>
        <table:table-column table:style-name="co5" table:default-cell-style-name="ce503"/>
        <table:table-column table:style-name="co2" table:default-cell-style-name="ce544"/>
        <table:table-column table:style-name="co2" table:default-cell-style-name="ce552"/>
        <table:table-column table:style-name="co9" table:default-cell-style-name="ce216"/>
        <table:table-column table:style-name="co10" table:default-cell-style-name="ce503"/>
        <table:table-column table:style-name="co10" table:default-cell-style-name="ce544"/>
        <table:table-column table:style-name="co2" table:default-cell-style-name="ce552"/>
        <table:table-column table:style-name="co11" table:default-cell-style-name="ce224"/>
        <table:table-column table:style-name="co3" table:default-cell-style-name="ce503"/>
        <table:table-column table:style-name="co5" table:default-cell-style-name="ce544"/>
        <table:table-column table:style-name="co3" table:default-cell-style-name="ce552"/>
        <table:table-column table:style-name="co12" table:default-cell-style-name="ce299"/>
        <table:table-column table:style-name="co13" table:default-cell-style-name="ce644"/>
        <table:table-column table:style-name="co16" table:number-columns-repeated="4" table:default-cell-style-name="Default"/>
        <table:table-row table:style-name="ro1">
          <table:table-cell table:style-name="ce1" table:number-columns-spanned="5" table:number-rows-spanned="2"/>
          <table:covered-table-cell table:number-columns-repeated="3" table:style-name="ce16"/>
          <table:covered-table-cell table:style-name="ce66"/>
          <table:table-cell table:style-name="ce76" office:value-type="string" calcext:value-type="string" table:number-columns-spanned="15" table:number-rows-spanned="2">
            <text:p>Développeur d'applications Java</text:p>
          </table:table-cell>
          <table:covered-table-cell table:number-columns-repeated="13" table:style-name="ce16"/>
          <table:covered-table-cell table:style-name="ce66"/>
          <table:table-cell table:style-name="ce147" table:number-columns-spanned="5" table:number-rows-spanned="2"/>
          <table:covered-table-cell table:number-columns-repeated="3" table:style-name="ce16"/>
          <table:covered-table-cell table:style-name="ce164"/>
          <table:table-cell table:number-columns-repeated="4"/>
        </table:table-row>
        <table:table-row table:style-name="ro2">
          <table:covered-table-cell table:style-name="ce2"/>
          <table:covered-table-cell table:number-columns-repeated="3" table:style-name="ce17"/>
          <table:covered-table-cell table:style-name="ce67"/>
          <table:covered-table-cell table:style-name="ce77"/>
          <table:covered-table-cell table:number-columns-repeated="13" table:style-name="ce17"/>
          <table:covered-table-cell table:style-name="ce67"/>
          <table:covered-table-cell table:style-name="ce77"/>
          <table:covered-table-cell table:number-columns-repeated="3" table:style-name="ce17"/>
          <table:covered-table-cell table:style-name="ce165"/>
          <table:table-cell table:number-columns-repeated="4"/>
        </table:table-row>
        <table:table-row table:style-name="ro3">
          <table:table-cell table:style-name="ce3"/>
          <table:table-cell table:style-name="ce18"/>
          <table:table-cell table:style-name="ce3" office:value-type="float" office:value="2022" calcext:value-type="float" table:number-columns-spanned="23" table:number-rows-spanned="2">
            <text:p>2022</text:p>
          </table:table-cell>
          <table:covered-table-cell table:number-columns-repeated="21" table:style-name="ce41"/>
          <table:covered-table-cell table:style-name="ce166"/>
          <table:table-cell table:style-name="ce448"/>
          <table:table-cell table:style-name="ce190" office:value-type="string" calcext:value-type="string">
            <text:p>Durée :</text:p>
          </table:table-cell>
          <table:table-cell table:style-name="ce459" office:value-type="string" calcext:value-type="string">
            <text:p>date du :</text:p>
          </table:table-cell>
          <table:table-cell table:style-name="ce459" office:value-type="string" calcext:value-type="string">
            <text:p>au :</text:p>
          </table:table-cell>
        </table:table-row>
        <table:table-row table:style-name="ro4">
          <table:table-cell table:style-name="ce3"/>
          <table:table-cell table:style-name="ce18"/>
          <table:covered-table-cell table:style-name="ce30"/>
          <table:covered-table-cell table:number-columns-repeated="21" table:style-name="ce42"/>
          <table:covered-table-cell table:style-name="ce167"/>
          <table:table-cell table:style-name="ce645" table:content-validation-name="val1" office:value-type="string" calcext:value-type="string">
            <text:p>PROJET 1</text:p>
          </table:table-cell>
          <table:table-cell table:style-name="ce190" office:value-type="string" calcext:value-type="string">
            <text:p>14 H</text:p>
          </table:table-cell>
          <table:table-cell table:style-name="ce461" office:value-type="date" office:date-value="2021-01-27" calcext:value-type="date">
            <text:p>27/01/21</text:p>
          </table:table-cell>
          <table:table-cell table:style-name="ce461" office:value-type="date" office:date-value="2021-01-29" calcext:value-type="date">
            <text:p>29/01/21</text:p>
          </table:table-cell>
        </table:table-row>
        <table:table-row table:style-name="ro5">
          <table:table-cell table:style-name="ce463" office:value-type="string" calcext:value-type="string">
            <text:p><text:s/></text:p>
          </table:table-cell>
          <table:table-cell table:style-name="ce474"/>
          <table:table-cell table:style-name="ce487"/>
          <table:table-cell table:style-name="ce500" office:value-type="string" calcext:value-type="string">
            <text:p>Janvier</text:p>
          </table:table-cell>
          <table:table-cell table:style-name="ce534"/>
          <table:table-cell table:style-name="ce474"/>
          <table:table-cell table:style-name="ce487"/>
          <table:table-cell table:style-name="ce500" office:value-type="string" calcext:value-type="string">
            <text:p>Février</text:p>
          </table:table-cell>
          <table:table-cell table:style-name="ce534"/>
          <table:table-cell table:style-name="ce474"/>
          <table:table-cell table:style-name="ce487"/>
          <table:table-cell table:style-name="ce500" office:value-type="string" calcext:value-type="string">
            <text:p>Mars</text:p>
          </table:table-cell>
          <table:table-cell table:style-name="ce534"/>
          <table:table-cell table:style-name="ce474"/>
          <table:table-cell table:style-name="ce487"/>
          <table:table-cell table:style-name="ce500" office:value-type="string" calcext:value-type="string">
            <text:p>Avril</text:p>
          </table:table-cell>
          <table:table-cell table:style-name="ce534"/>
          <table:table-cell table:style-name="ce474"/>
          <table:table-cell table:style-name="ce487"/>
          <table:table-cell table:style-name="ce500" office:value-type="string" calcext:value-type="string">
            <text:p>Mai</text:p>
          </table:table-cell>
          <table:table-cell table:style-name="ce534"/>
          <table:table-cell table:style-name="ce474"/>
          <table:table-cell table:style-name="ce487"/>
          <table:table-cell table:style-name="ce500" office:value-type="string" calcext:value-type="string">
            <text:p>Juin</text:p>
          </table:table-cell>
          <table:table-cell table:style-name="ce534"/>
          <table:table-cell table:style-name="ce646" table:content-validation-name="val1" office:value-type="string" calcext:value-type="string">
            <text:p>PROJET 2</text:p>
          </table:table-cell>
          <table:table-cell table:style-name="ce190" office:value-type="string" calcext:value-type="string">
            <text:p>63 H</text:p>
          </table:table-cell>
          <table:table-cell table:style-name="ce461" office:value-type="date" office:date-value="2021-02-05" calcext:value-type="date">
            <text:p>05/02/21</text:p>
          </table:table-cell>
          <table:table-cell table:style-name="ce461" office:value-type="date" office:date-value="2021-03-19" calcext:value-type="date">
            <text:p>19/03/21</text:p>
          </table:table-cell>
        </table:table-row>
        <table:table-row table:style-name="ro5">
          <table:table-cell table:style-name="ce464"/>
          <table:table-cell table:style-name="ce475"/>
          <table:table-cell table:style-name="ce488"/>
          <table:table-cell table:style-name="ce501"/>
          <table:table-cell table:style-name="ce535"/>
          <table:table-cell table:style-name="ce543"/>
          <table:table-cell table:style-name="ce488"/>
          <table:table-cell table:style-name="ce501"/>
          <table:table-cell table:style-name="ce535"/>
          <table:table-cell table:style-name="ce543"/>
          <table:table-cell table:style-name="ce488"/>
          <table:table-cell table:style-name="ce501"/>
          <table:table-cell table:style-name="ce535"/>
          <table:table-cell table:style-name="ce543"/>
          <table:table-cell table:style-name="ce488"/>
          <table:table-cell table:style-name="ce501"/>
          <table:table-cell table:style-name="ce535"/>
          <table:table-cell table:style-name="ce543"/>
          <table:table-cell table:style-name="ce488"/>
          <table:table-cell table:style-name="ce501"/>
          <table:table-cell table:style-name="ce535"/>
          <table:table-cell table:style-name="ce543"/>
          <table:table-cell table:style-name="ce488"/>
          <table:table-cell table:style-name="ce501"/>
          <table:table-cell table:style-name="ce535"/>
          <table:table-cell table:style-name="ce647" table:content-validation-name="val1" office:value-type="string" calcext:value-type="string">
            <text:p>PROJET 3</text:p>
          </table:table-cell>
          <table:table-cell table:style-name="ce190" office:value-type="string" calcext:value-type="string">
            <text:p>77 H</text:p>
          </table:table-cell>
          <table:table-cell table:style-name="ce461" office:value-type="date" office:date-value="2021-03-24" calcext:value-type="date">
            <text:p>24/03/21</text:p>
          </table:table-cell>
          <table:table-cell table:style-name="ce461" office:value-type="date" office:date-value="2021-05-07" calcext:value-type="date">
            <text:p>07/05/21</text:p>
          </table:table-cell>
        </table:table-row>
        <table:table-row table:style-name="ro5">
          <table:table-cell table:style-name="ce464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style-name="ce502" office:value-type="string" calcext:value-type="string">
            <text:p>Ferie</text:p>
          </table:table-cell>
          <table:table-cell table:style-name="ce507"/>
          <table:table-cell office:value-type="string" calcext:value-type="string">
            <text:p>M</text:p>
          </table:table-cell>
          <table:table-cell table:style-name="ce551" office:value-type="float" office:value="1" calcext:value-type="float">
            <text:p>1</text:p>
          </table:table-cell>
          <table:table-cell table:style-name="ce220" table:content-validation-name="val2" office:value-type="string" calcext:value-type="string">
            <text:p>Entreprise</text:p>
          </table:table-cell>
          <table:table-cell table:style-name="ce507"/>
          <table:table-cell office:value-type="string" calcext:value-type="string">
            <text:p>M</text:p>
          </table:table-cell>
          <table:table-cell table:style-name="ce551" office:value-type="float" office:value="1" calcext:value-type="float">
            <text:p>1</text:p>
          </table:table-cell>
          <table:table-cell table:style-name="ce220" table:content-validation-name="val2" office:value-type="string" calcext:value-type="string">
            <text:p>Entreprise</text:p>
          </table:table-cell>
          <table:table-cell table:style-name="ce507"/>
          <table:table-cell office:value-type="string" calcext:value-type="string">
            <text:p>V</text:p>
          </table:table-cell>
          <table:table-cell table:style-name="ce551" office:value-type="float" office:value="1" calcext:value-type="float">
            <text:p>1</text:p>
          </table:table-cell>
          <table:table-cell table:style-name="ce276" table:content-validation-name="val2" office:value-type="string" calcext:value-type="string">
            <text:p>PROJET 7</text:p>
          </table:table-cell>
          <table:table-cell table:style-name="ce507"/>
          <table:table-cell office:value-type="string" calcext:value-type="string">
            <text:p>D</text:p>
          </table:table-cell>
          <table:table-cell table:style-name="ce551" office:value-type="float" office:value="1" calcext:value-type="float">
            <text:p>1</text:p>
          </table:table-cell>
          <table:table-cell table:style-name="ce502" office:value-type="string" calcext:value-type="string">
            <text:p>Ferie</text:p>
          </table:table-cell>
          <table:table-cell table:style-name="ce507"/>
          <table:table-cell office:value-type="string" calcext:value-type="string">
            <text:p>M</text:p>
          </table:table-cell>
          <table:table-cell table:style-name="ce551" office:value-type="float" office:value="1" calcext:value-type="float">
            <text:p>1</text:p>
          </table:table-cell>
          <table:table-cell table:style-name="ce298" table:content-validation-name="val2" office:value-type="string" calcext:value-type="string">
            <text:p>Entreprise</text:p>
          </table:table-cell>
          <table:table-cell table:style-name="ce535"/>
          <table:table-cell table:style-name="ce648" table:content-validation-name="val1" office:value-type="string" calcext:value-type="string">
            <text:p>PROJET 4</text:p>
          </table:table-cell>
          <table:table-cell table:style-name="ce190" office:value-type="string" calcext:value-type="string">
            <text:p>84 H</text:p>
          </table:table-cell>
          <table:table-cell table:style-name="ce461" office:value-type="date" office:date-value="2021-05-19" calcext:value-type="date">
            <text:p>19/05/21</text:p>
          </table:table-cell>
          <table:table-cell table:style-name="ce461" office:value-type="date" office:date-value="2021-07-09" calcext:value-type="date">
            <text:p>09/07/21</text:p>
          </table:table-cell>
        </table:table-row>
        <table:table-row table:style-name="ro5">
          <table:table-cell table:style-name="ce465"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503"/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style-name="ce250" table:content-validation-name="val2" office:value-type="string" calcext:value-type="string">
            <text:p>PROJET 7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PROJET 7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style-name="ce503"/>
          <table:table-cell/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style-name="ce216"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Entreprise</text:p>
          </table:table-cell>
          <table:table-cell table:style-name="ce633"/>
          <table:table-cell table:style-name="ce649" table:content-validation-name="val1" office:value-type="string" calcext:value-type="string">
            <text:p>PROJET 5</text:p>
          </table:table-cell>
          <table:table-cell table:style-name="ce190" office:value-type="string" calcext:value-type="string">
            <text:p>140 H</text:p>
          </table:table-cell>
          <table:table-cell table:style-name="ce461" office:value-type="date" office:date-value="2021-07-16" calcext:value-type="date">
            <text:p>16/07/21</text:p>
          </table:table-cell>
          <table:table-cell table:style-name="ce461" office:value-type="date" office:date-value="2021-10-29" calcext:value-type="date">
            <text:p>29/10/21</text:p>
          </table:table-cell>
        </table:table-row>
        <table:table-row table:style-name="ro5">
          <table:table-cell table:style-name="ce465"/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style-name="ce216"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style-name="ce503"/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style-name="ce216"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style-name="ce300" table:content-validation-name="val2" office:value-type="string" calcext:value-type="string">
            <text:p>PROJET 8</text:p>
          </table:table-cell>
          <table:table-cell table:style-name="ce634"/>
          <table:table-cell table:style-name="ce650" table:content-validation-name="val2" office:value-type="string" calcext:value-type="string">
            <text:p>PROJET 6</text:p>
          </table:table-cell>
          <table:table-cell table:style-name="ce190" office:value-type="string" calcext:value-type="string">
            <text:p>154 H</text:p>
          </table:table-cell>
          <table:table-cell table:style-name="ce461" office:value-type="date" office:date-value="2021-11-03" calcext:value-type="date">
            <text:p>03/11/21</text:p>
          </table:table-cell>
          <table:table-cell table:style-name="ce461" office:value-type="date" office:date-value="2022-01-21" calcext:value-type="date">
            <text:p>21/01/22</text:p>
          </table:table-cell>
        </table:table-row>
        <table:table-row table:style-name="ro5">
          <table:table-cell table:style-name="ce465"/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style-name="ce251" table:content-validation-name="val2" office:value-type="string" calcext:value-type="string">
            <text:p>PROJET 7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style-name="ce265" table:content-validation-name="val2" office:value-type="string" calcext:value-type="string">
            <text:p>PROJET 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style-name="ce216"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style-name="ce618"/>
          <table:table-cell table:style-name="ce634"/>
          <table:table-cell table:style-name="ce651" table:content-validation-name="val2" office:value-type="string" calcext:value-type="string">
            <text:p>PROJET 7</text:p>
          </table:table-cell>
          <table:table-cell table:style-name="ce190" office:value-type="string" calcext:value-type="string">
            <text:p>154 H</text:p>
          </table:table-cell>
          <table:table-cell table:style-name="ce461" office:value-type="date" office:date-value="2022-02-02" calcext:value-type="date">
            <text:p>02/02/22</text:p>
          </table:table-cell>
          <table:table-cell table:style-name="ce461" office:value-type="date" office:date-value="2022-05-13" calcext:value-type="date">
            <text:p>13/05/22</text:p>
          </table:table-cell>
        </table:table-row>
        <table:table-row table:style-name="ro5">
          <table:table-cell table:style-name="ce465"/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style-name="ce217" table:content-validation-name="val2" office:value-type="string" calcext:value-type="string">
            <text:p>PROJET 6</text:p>
          </table:table-cell>
          <table:table-cell table:style-name="ce237"/>
          <table:table-cell office:value-type="string" calcext:value-type="string">
            <text:p>S</text:p>
          </table:table-cell>
          <table:table-cell table:style-name="ce247" office:value-type="float" office:value="5" calcext:value-type="float">
            <text:p>5</text:p>
          </table:table-cell>
          <table:table-cell table:style-name="ce237" table:number-columns-repeated="2"/>
          <table:table-cell office:value-type="string" calcext:value-type="string">
            <text:p>S</text:p>
          </table:table-cell>
          <table:table-cell table:style-name="ce247" office:value-type="float" office:value="5" calcext:value-type="float">
            <text:p>5</text:p>
          </table:table-cell>
          <table:table-cell table:style-name="ce237" table:number-columns-repeated="2"/>
          <table:table-cell office:value-type="string" calcext:value-type="string">
            <text:p>M</text:p>
          </table:table-cell>
          <table:table-cell table:style-name="ce247" office:value-type="float" office:value="5" calcext:value-type="float">
            <text:p>5</text:p>
          </table:table-cell>
          <table:table-cell table:style-name="ce277" table:content-validation-name="val2" office:value-type="string" calcext:value-type="string">
            <text:p>Entreprise</text:p>
          </table:table-cell>
          <table:table-cell table:style-name="ce237"/>
          <table:table-cell office:value-type="string" calcext:value-type="string">
            <text:p>J</text:p>
          </table:table-cell>
          <table:table-cell table:style-name="ce247" office:value-type="float" office:value="5" calcext:value-type="float">
            <text:p>5</text:p>
          </table:table-cell>
          <table:table-cell table:style-name="ce277" table:content-validation-name="val2" office:value-type="string" calcext:value-type="string">
            <text:p>Entreprise</text:p>
          </table:table-cell>
          <table:table-cell table:style-name="ce237"/>
          <table:table-cell office:value-type="string" calcext:value-type="string">
            <text:p>D</text:p>
          </table:table-cell>
          <table:table-cell table:style-name="ce247" office:value-type="float" office:value="5" calcext:value-type="float">
            <text:p>5</text:p>
          </table:table-cell>
          <table:table-cell table:style-name="ce302"/>
          <table:table-cell table:style-name="ce313"/>
          <table:table-cell table:style-name="ce652" table:content-validation-name="val2" office:value-type="string" calcext:value-type="string">
            <text:p>PROJET 8</text:p>
          </table:table-cell>
          <table:table-cell table:style-name="ce190" office:value-type="string" calcext:value-type="string">
            <text:p>154 H</text:p>
          </table:table-cell>
          <table:table-cell table:style-name="ce461" office:value-type="date" office:date-value="2022-05-20" calcext:value-type="date">
            <text:p>20/05/22</text:p>
          </table:table-cell>
          <table:table-cell table:style-name="ce461" office:value-type="date" office:date-value="2022-09-09" calcext:value-type="date">
            <text:p>09/09/22</text:p>
          </table:table-cell>
        </table:table-row>
        <table:table-row table:style-name="ro5">
          <table:table-cell table:style-name="ce465"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503"/>
          <table:table-cell/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503"/>
          <table:table-cell/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table:style-name="ce287" table:content-validation-name="val2" office:value-type="string" calcext:value-type="string">
            <text:p>PROJET 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style-name="ce606" office:value-type="string" calcext:value-type="string">
            <text:p>Ferie</text:p>
          </table:table-cell>
          <table:table-cell table:style-name="ce634"/>
          <table:table-cell table:style-name="ce653" table:content-validation-name="val2" office:value-type="string" calcext:value-type="string">
            <text:p>PROJET 9</text:p>
          </table:table-cell>
          <table:table-cell table:style-name="ce190" office:value-type="string" calcext:value-type="string">
            <text:p>160 H</text:p>
          </table:table-cell>
          <table:table-cell table:style-name="ce461" office:value-type="date" office:date-value="2022-09-14" calcext:value-type="date">
            <text:p>14/09/22</text:p>
          </table:table-cell>
          <table:table-cell table:style-name="ce461" office:value-type="date" office:date-value="2023-01-13" calcext:value-type="date">
            <text:p>13/01/23</text:p>
          </table:table-cell>
        </table:table-row>
        <table:table-row table:style-name="ro5">
          <table:table-cell table:style-name="ce466"/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table:style-name="ce218" table:content-validation-name="val2" office:value-type="string" calcext:value-type="string">
            <text:p>PROJET 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style-name="ce216"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table:style-name="ce503"/>
          <table:table-cell/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Entreprise</text:p>
          </table:table-cell>
          <table:table-cell table:style-name="ce636"/>
          <table:table-cell table:style-name="ce448" table:number-columns-repeated="2"/>
          <table:table-cell table:style-name="ce462" table:number-columns-repeated="2"/>
        </table:table-row>
        <table:table-row table:style-name="ro5">
          <table:table-cell table:style-name="ce463"/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table:style-name="ce507" table:number-columns-repeated="2"/>
          <table:table-cell office:value-type="string" calcext:value-type="string">
            <text:p>M</text:p>
          </table:table-cell>
          <table:table-cell table:style-name="ce551" office:value-type="float" office:value="8" calcext:value-type="float">
            <text:p>8</text:p>
          </table:table-cell>
          <table:table-cell table:style-name="ce220" table:content-validation-name="val2" office:value-type="string" calcext:value-type="string">
            <text:p>Entreprise</text:p>
          </table:table-cell>
          <table:table-cell table:style-name="ce507"/>
          <table:table-cell office:value-type="string" calcext:value-type="string">
            <text:p>M</text:p>
          </table:table-cell>
          <table:table-cell table:style-name="ce551" office:value-type="float" office:value="8" calcext:value-type="float">
            <text:p>8</text:p>
          </table:table-cell>
          <table:table-cell table:style-name="ce220" table:content-validation-name="val2" office:value-type="string" calcext:value-type="string">
            <text:p>Entreprise</text:p>
          </table:table-cell>
          <table:table-cell table:style-name="ce507"/>
          <table:table-cell office:value-type="string" calcext:value-type="string">
            <text:p>V</text:p>
          </table:table-cell>
          <table:table-cell table:style-name="ce551" office:value-type="float" office:value="8" calcext:value-type="float">
            <text:p>8</text:p>
          </table:table-cell>
          <table:table-cell table:style-name="ce278" table:content-validation-name="val2" office:value-type="string" calcext:value-type="string">
            <text:p>PROJET 7</text:p>
          </table:table-cell>
          <table:table-cell table:style-name="ce507"/>
          <table:table-cell office:value-type="string" calcext:value-type="string">
            <text:p>D</text:p>
          </table:table-cell>
          <table:table-cell table:style-name="ce551" office:value-type="float" office:value="8" calcext:value-type="float">
            <text:p>8</text:p>
          </table:table-cell>
          <table:table-cell table:style-name="ce606" office:value-type="string" calcext:value-type="string">
            <text:p>Ferie</text:p>
          </table:table-cell>
          <table:table-cell table:style-name="ce507"/>
          <table:table-cell office:value-type="string" calcext:value-type="string">
            <text:p>M</text:p>
          </table:table-cell>
          <table:table-cell table:style-name="ce551" office:value-type="float" office:value="8" calcext:value-type="float">
            <text:p>8</text:p>
          </table:table-cell>
          <table:table-cell table:style-name="ce303" table:content-validation-name="val2" office:value-type="string" calcext:value-type="string">
            <text:p>PROJET 8</text:p>
          </table:table-cell>
          <table:table-cell table:style-name="ce637"/>
          <table:table-cell table:style-name="ce448"/>
          <table:table-cell table:style-name="ce190"/>
          <table:table-cell table:style-name="ce462" table:number-columns-repeated="2"/>
        </table:table-row>
        <table:table-row table:style-name="ro5">
          <table:table-cell table:style-name="ce463"/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style-name="ce507" table:number-columns-repeated="2"/>
          <table:table-cell office:value-type="string" calcext:value-type="string">
            <text:p>M</text:p>
          </table:table-cell>
          <table:table-cell table:style-name="ce551" office:value-type="float" office:value="9" calcext:value-type="float">
            <text:p>9</text:p>
          </table:table-cell>
          <table:table-cell table:style-name="ce220" table:content-validation-name="val2" office:value-type="string" calcext:value-type="string">
            <text:p>Entreprise</text:p>
          </table:table-cell>
          <table:table-cell table:style-name="ce507"/>
          <table:table-cell office:value-type="string" calcext:value-type="string">
            <text:p>M</text:p>
          </table:table-cell>
          <table:table-cell table:style-name="ce551" office:value-type="float" office:value="9" calcext:value-type="float">
            <text:p>9</text:p>
          </table:table-cell>
          <table:table-cell table:style-name="ce220" table:content-validation-name="val2" office:value-type="string" calcext:value-type="string">
            <text:p>Entreprise</text:p>
          </table:table-cell>
          <table:table-cell table:style-name="ce507"/>
          <table:table-cell office:value-type="string" calcext:value-type="string">
            <text:p>S</text:p>
          </table:table-cell>
          <table:table-cell table:style-name="ce551" office:value-type="float" office:value="9" calcext:value-type="float">
            <text:p>9</text:p>
          </table:table-cell>
          <table:table-cell table:style-name="ce503"/>
          <table:table-cell table:style-name="ce507"/>
          <table:table-cell office:value-type="string" calcext:value-type="string">
            <text:p>L</text:p>
          </table:table-cell>
          <table:table-cell table:style-name="ce551" office:value-type="float" office:value="9" calcext:value-type="float">
            <text:p>9</text:p>
          </table:table-cell>
          <table:table-cell table:style-name="ce220" table:content-validation-name="val2" office:value-type="string" calcext:value-type="string">
            <text:p>Entreprise</text:p>
          </table:table-cell>
          <table:table-cell table:style-name="ce507"/>
          <table:table-cell office:value-type="string" calcext:value-type="string">
            <text:p>J</text:p>
          </table:table-cell>
          <table:table-cell table:style-name="ce551" office:value-type="float" office:value="9" calcext:value-type="float">
            <text:p>9</text:p>
          </table:table-cell>
          <table:table-cell table:style-name="ce298" table:content-validation-name="val2" office:value-type="string" calcext:value-type="string">
            <text:p>Entreprise</text:p>
          </table:table-cell>
          <table:table-cell table:style-name="ce534"/>
          <table:table-cell table:style-name="ce448" office:value-type="string" calcext:value-type="string">
            <text:p>TOTAL :</text:p>
          </table:table-cell>
          <table:table-cell table:style-name="ce190" office:value-type="string" calcext:value-type="string">
            <text:p>1000 H</text:p>
          </table:table-cell>
          <table:table-cell table:style-name="ce462" table:number-columns-repeated="2"/>
        </table:table-row>
        <table:table-row table:style-name="ro5">
          <table:table-cell table:style-name="ce464"/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style-name="ce220" table:content-validation-name="val2" office:value-type="string" calcext:value-type="string">
            <text:p>Entreprise</text:p>
          </table:table-cell>
          <table:table-cell table:style-name="ce507"/>
          <table:table-cell office:value-type="string" calcext:value-type="string">
            <text:p>J</text:p>
          </table:table-cell>
          <table:table-cell table:style-name="ce551" office:value-type="float" office:value="10" calcext:value-type="float">
            <text:p>10</text:p>
          </table:table-cell>
          <table:table-cell table:style-name="ce220" table:content-validation-name="val2" office:value-type="string" calcext:value-type="string">
            <text:p>Entreprise</text:p>
          </table:table-cell>
          <table:table-cell table:style-name="ce507"/>
          <table:table-cell office:value-type="string" calcext:value-type="string">
            <text:p>J</text:p>
          </table:table-cell>
          <table:table-cell table:style-name="ce551" office:value-type="float" office:value="10" calcext:value-type="float">
            <text:p>10</text:p>
          </table:table-cell>
          <table:table-cell table:style-name="ce220" table:content-validation-name="val2" office:value-type="string" calcext:value-type="string">
            <text:p>Entreprise</text:p>
          </table:table-cell>
          <table:table-cell table:style-name="ce507"/>
          <table:table-cell office:value-type="string" calcext:value-type="string">
            <text:p>D</text:p>
          </table:table-cell>
          <table:table-cell table:style-name="ce551" office:value-type="float" office:value="10" calcext:value-type="float">
            <text:p>10</text:p>
          </table:table-cell>
          <table:table-cell table:style-name="ce503"/>
          <table:table-cell table:style-name="ce507"/>
          <table:table-cell office:value-type="string" calcext:value-type="string">
            <text:p>M</text:p>
          </table:table-cell>
          <table:table-cell table:style-name="ce551" office:value-type="float" office:value="10" calcext:value-type="float">
            <text:p>10</text:p>
          </table:table-cell>
          <table:table-cell table:style-name="ce220" table:content-validation-name="val2" office:value-type="string" calcext:value-type="string">
            <text:p>Entreprise</text:p>
          </table:table-cell>
          <table:table-cell table:style-name="ce507"/>
          <table:table-cell office:value-type="string" calcext:value-type="string">
            <text:p>V</text:p>
          </table:table-cell>
          <table:table-cell table:style-name="ce551" office:value-type="float" office:value="10" calcext:value-type="float">
            <text:p>10</text:p>
          </table:table-cell>
          <table:table-cell table:style-name="ce304" table:content-validation-name="val2" office:value-type="string" calcext:value-type="string">
            <text:p>PROJET 8</text:p>
          </table:table-cell>
          <table:table-cell table:style-name="ce535"/>
          <table:table-cell table:number-columns-repeated="4"/>
        </table:table-row>
        <table:table-row table:style-name="ro5">
          <table:table-cell table:style-name="ce465"/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table:style-name="ce252" table:content-validation-name="val2" office:value-type="string" calcext:value-type="string">
            <text:p>PROJET 7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table:style-name="ce266" table:content-validation-name="val2" office:value-type="string" calcext:value-type="string">
            <text:p>PROJET 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style-name="ce289" table:content-validation-name="val2" office:value-type="string" calcext:value-type="string">
            <text:p>PROJET 7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table:style-name="ce618"/>
          <table:table-cell table:style-name="ce633"/>
          <table:table-cell table:number-columns-repeated="4"/>
        </table:table-row>
        <table:table-row table:style-name="ro5">
          <table:table-cell table:style-name="ce465"/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2" calcext:value-type="float">
            <text:p>12</text:p>
          </table:table-cell>
          <table:table-cell table:style-name="ce503"/>
          <table:table-cell/>
          <table:table-cell office:value-type="string" calcext:value-type="string">
            <text:p>S</text:p>
          </table:table-cell>
          <table:table-cell office:value-type="float" office:value="12" calcext:value-type="float">
            <text:p>12</text:p>
          </table:table-cell>
          <table:table-cell table:style-name="ce503"/>
          <table:table-cell/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table:style-name="ce216"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style-name="ce618"/>
          <table:table-cell table:style-name="ce634"/>
          <table:table-cell table:number-columns-repeated="4"/>
        </table:table-row>
        <table:table-row table:style-name="ro5">
          <table:table-cell table:style-name="ce465"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style-name="ce503"/>
          <table:table-cell/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style-name="ce503"/>
          <table:table-cell/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style-name="ce279" table:content-validation-name="val2" office:value-type="string" calcext:value-type="string">
            <text:p>PROJET 7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3" calcext:value-type="float">
            <text:p>13</text:p>
          </table:table-cell>
          <table:table-cell table:style-name="ce290" table:content-validation-name="val2" office:value-type="string" calcext:value-type="string">
            <text:p>PROJET 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3" calcext:value-type="float">
            <text:p>13</text:p>
          </table:table-cell>
          <table:table-cell table:content-validation-name="val2" office:value-type="string" calcext:value-type="string">
            <text:p>Entreprise</text:p>
          </table:table-cell>
          <table:table-cell table:style-name="ce634"/>
          <table:table-cell table:number-columns-repeated="4"/>
        </table:table-row>
        <table:table-row table:style-name="ro5">
          <table:table-cell table:style-name="ce465"/>
          <table:table-cell office:value-type="string" calcext:value-type="string">
            <text:p>V</text:p>
          </table:table-cell>
          <table:table-cell office:value-type="float" office:value="14" calcext:value-type="float">
            <text:p>14</text:p>
          </table:table-cell>
          <table:table-cell table:style-name="ce221" table:content-validation-name="val2" office:value-type="string" calcext:value-type="string">
            <text:p>PROJET 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table:style-name="ce216"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table:style-name="ce503"/>
          <table:table-cell/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content-validation-name="val2" office:value-type="string" calcext:value-type="string">
            <text:p>Entreprise</text:p>
          </table:table-cell>
          <table:table-cell table:style-name="ce634"/>
          <table:table-cell table:number-columns-repeated="4"/>
        </table:table-row>
        <table:table-row table:style-name="ro5">
          <table:table-cell table:style-name="ce465"/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table:style-name="ce503"/>
          <table:table-cell/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style-name="ce216"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5" calcext:value-type="float">
            <text:p>15</text:p>
          </table:table-cell>
          <table:table-cell table:style-name="ce280" table:content-validation-name="val2" office:value-type="string" calcext:value-type="string">
            <text:p>PROJET 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style-name="ce503"/>
          <table:table-cell/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content-validation-name="val2" office:value-type="string" calcext:value-type="string">
            <text:p>Entreprise</text:p>
          </table:table-cell>
          <table:table-cell table:style-name="ce634"/>
          <table:table-cell table:number-columns-repeated="4"/>
        </table:table-row>
        <table:table-row table:style-name="ro5">
          <table:table-cell table:style-name="ce466"/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table:style-name="ce503"/>
          <table:table-cell/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style-name="ce253" table:content-validation-name="val2" office:value-type="string" calcext:value-type="string">
            <text:p>PROJET 7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style-name="ce267" table:content-validation-name="val2" office:value-type="string" calcext:value-type="string">
            <text:p>PROJET 7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table:style-name="ce503"/>
          <table:table-cell/>
          <table:table-cell office:value-type="string" calcext:value-type="string">
            <text:p>L</text:p>
          </table:table-cell>
          <table:table-cell office:value-type="float" office:value="16" calcext:value-type="float">
            <text:p>16</text:p>
          </table:table-cell>
          <table:table-cell table:style-name="ce216"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table:content-validation-name="val2" office:value-type="string" calcext:value-type="string">
            <text:p>Entreprise</text:p>
          </table:table-cell>
          <table:table-cell table:style-name="ce636"/>
          <table:table-cell table:number-columns-repeated="4"/>
        </table:table-row>
        <table:table-row table:style-name="ro5">
          <table:table-cell table:style-name="ce463"/>
          <table:table-cell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table:style-name="ce220" table:content-validation-name="val2" office:value-type="string" calcext:value-type="string">
            <text:p>Entreprise</text:p>
          </table:table-cell>
          <table:table-cell table:style-name="ce507"/>
          <table:table-cell office:value-type="string" calcext:value-type="string">
            <text:p>J</text:p>
          </table:table-cell>
          <table:table-cell table:style-name="ce551" office:value-type="float" office:value="17" calcext:value-type="float">
            <text:p>17</text:p>
          </table:table-cell>
          <table:table-cell table:style-name="ce220" table:content-validation-name="val2" office:value-type="string" calcext:value-type="string">
            <text:p>Entreprise</text:p>
          </table:table-cell>
          <table:table-cell table:style-name="ce507"/>
          <table:table-cell office:value-type="string" calcext:value-type="string">
            <text:p>J</text:p>
          </table:table-cell>
          <table:table-cell table:style-name="ce551" office:value-type="float" office:value="17" calcext:value-type="float">
            <text:p>17</text:p>
          </table:table-cell>
          <table:table-cell table:style-name="ce220" table:content-validation-name="val2" office:value-type="string" calcext:value-type="string">
            <text:p>Entreprise</text:p>
          </table:table-cell>
          <table:table-cell table:style-name="ce507"/>
          <table:table-cell office:value-type="string" calcext:value-type="string">
            <text:p>D</text:p>
          </table:table-cell>
          <table:table-cell table:style-name="ce551" office:value-type="float" office:value="17" calcext:value-type="float">
            <text:p>17</text:p>
          </table:table-cell>
          <table:table-cell table:style-name="ce503"/>
          <table:table-cell table:style-name="ce507"/>
          <table:table-cell office:value-type="string" calcext:value-type="string">
            <text:p>M</text:p>
          </table:table-cell>
          <table:table-cell table:style-name="ce551" office:value-type="float" office:value="17" calcext:value-type="float">
            <text:p>17</text:p>
          </table:table-cell>
          <table:table-cell table:style-name="ce220" table:content-validation-name="val2" office:value-type="string" calcext:value-type="string">
            <text:p>Entreprise</text:p>
          </table:table-cell>
          <table:table-cell table:style-name="ce507"/>
          <table:table-cell office:value-type="string" calcext:value-type="string">
            <text:p>V</text:p>
          </table:table-cell>
          <table:table-cell table:style-name="ce551" office:value-type="float" office:value="17" calcext:value-type="float">
            <text:p>17</text:p>
          </table:table-cell>
          <table:table-cell table:style-name="ce305" table:content-validation-name="val2" office:value-type="string" calcext:value-type="string">
            <text:p>PROJET 8</text:p>
          </table:table-cell>
          <table:table-cell table:style-name="ce637"/>
          <table:table-cell table:number-columns-repeated="4"/>
        </table:table-row>
        <table:table-row table:style-name="ro5">
          <table:table-cell table:style-name="ce463"/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style-name="ce220" table:content-validation-name="val2" office:value-type="string" calcext:value-type="string">
            <text:p>Entreprise</text:p>
          </table:table-cell>
          <table:table-cell table:style-name="ce507"/>
          <table:table-cell office:value-type="string" calcext:value-type="string">
            <text:p>V</text:p>
          </table:table-cell>
          <table:table-cell table:style-name="ce551" office:value-type="float" office:value="18" calcext:value-type="float">
            <text:p>18</text:p>
          </table:table-cell>
          <table:table-cell table:style-name="ce254" table:content-validation-name="val2" office:value-type="string" calcext:value-type="string">
            <text:p>PROJET 7</text:p>
          </table:table-cell>
          <table:table-cell table:style-name="ce507"/>
          <table:table-cell office:value-type="string" calcext:value-type="string">
            <text:p>V</text:p>
          </table:table-cell>
          <table:table-cell table:style-name="ce551" office:value-type="float" office:value="18" calcext:value-type="float">
            <text:p>18</text:p>
          </table:table-cell>
          <table:table-cell table:style-name="ce268" table:content-validation-name="val2" office:value-type="string" calcext:value-type="string">
            <text:p>PROJET 7</text:p>
          </table:table-cell>
          <table:table-cell table:style-name="ce507"/>
          <table:table-cell office:value-type="string" calcext:value-type="string">
            <text:p>L</text:p>
          </table:table-cell>
          <table:table-cell table:style-name="ce551" office:value-type="float" office:value="18" calcext:value-type="float">
            <text:p>18</text:p>
          </table:table-cell>
          <table:table-cell table:style-name="ce502" office:value-type="string" calcext:value-type="string">
            <text:p>Ferie</text:p>
          </table:table-cell>
          <table:table-cell table:style-name="ce507"/>
          <table:table-cell office:value-type="string" calcext:value-type="string">
            <text:p>M</text:p>
          </table:table-cell>
          <table:table-cell table:style-name="ce551" office:value-type="float" office:value="18" calcext:value-type="float">
            <text:p>18</text:p>
          </table:table-cell>
          <table:table-cell table:style-name="ce220" table:content-validation-name="val2" office:value-type="string" calcext:value-type="string">
            <text:p>Entreprise</text:p>
          </table:table-cell>
          <table:table-cell table:style-name="ce507"/>
          <table:table-cell office:value-type="string" calcext:value-type="string">
            <text:p>S</text:p>
          </table:table-cell>
          <table:table-cell table:style-name="ce551" office:value-type="float" office:value="18" calcext:value-type="float">
            <text:p>18</text:p>
          </table:table-cell>
          <table:table-cell table:style-name="ce618"/>
          <table:table-cell table:style-name="ce638"/>
          <table:table-cell table:number-columns-repeated="4"/>
        </table:table-row>
        <table:table-row table:style-name="ro5">
          <table:table-cell table:style-name="ce467"/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table:style-name="ce222" table:content-validation-name="val2" office:value-type="string" calcext:value-type="string">
            <text:p>PROJET 6</text:p>
          </table:table-cell>
          <table:table-cell table:style-name="ce507"/>
          <table:table-cell office:value-type="string" calcext:value-type="string">
            <text:p>S</text:p>
          </table:table-cell>
          <table:table-cell table:style-name="ce551" office:value-type="float" office:value="19" calcext:value-type="float">
            <text:p>19</text:p>
          </table:table-cell>
          <table:table-cell table:style-name="ce503"/>
          <table:table-cell table:style-name="ce507"/>
          <table:table-cell office:value-type="string" calcext:value-type="string">
            <text:p>S</text:p>
          </table:table-cell>
          <table:table-cell table:style-name="ce551" office:value-type="float" office:value="19" calcext:value-type="float">
            <text:p>19</text:p>
          </table:table-cell>
          <table:table-cell table:style-name="ce503"/>
          <table:table-cell table:style-name="ce507"/>
          <table:table-cell office:value-type="string" calcext:value-type="string">
            <text:p>M</text:p>
          </table:table-cell>
          <table:table-cell table:style-name="ce551" office:value-type="float" office:value="19" calcext:value-type="float">
            <text:p>19</text:p>
          </table:table-cell>
          <table:table-cell table:style-name="ce220" table:content-validation-name="val2" office:value-type="string" calcext:value-type="string">
            <text:p>Entreprise</text:p>
          </table:table-cell>
          <table:table-cell table:style-name="ce507"/>
          <table:table-cell office:value-type="string" calcext:value-type="string">
            <text:p>J</text:p>
          </table:table-cell>
          <table:table-cell table:style-name="ce551" office:value-type="float" office:value="19" calcext:value-type="float">
            <text:p>19</text:p>
          </table:table-cell>
          <table:table-cell table:style-name="ce220" table:content-validation-name="val2" office:value-type="string" calcext:value-type="string">
            <text:p>Entreprise</text:p>
          </table:table-cell>
          <table:table-cell table:style-name="ce507"/>
          <table:table-cell office:value-type="string" calcext:value-type="string">
            <text:p>D</text:p>
          </table:table-cell>
          <table:table-cell table:style-name="ce551" office:value-type="float" office:value="19" calcext:value-type="float">
            <text:p>19</text:p>
          </table:table-cell>
          <table:table-cell table:style-name="ce618"/>
          <table:table-cell table:style-name="ce535"/>
          <table:table-cell table:number-columns-repeated="4"/>
        </table:table-row>
        <table:table-row table:style-name="ro5">
          <table:table-cell table:style-name="ce468"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style-name="ce503"/>
          <table:table-cell/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style-name="ce503"/>
          <table:table-cell/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0" calcext:value-type="float">
            <text:p>20</text:p>
          </table:table-cell>
          <table:table-cell table:style-name="ce291" table:content-validation-name="val2" office:value-type="string" calcext:value-type="string">
            <text:p>PROJET 8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Entreprise</text:p>
          </table:table-cell>
          <table:table-cell table:style-name="ce639"/>
          <table:table-cell table:number-columns-repeated="4"/>
        </table:table-row>
        <table:table-row table:style-name="ro5">
          <table:table-cell table:style-name="ce468"/>
          <table:table-cell office:value-type="string" calcext:value-type="string">
            <text:p>V</text:p>
          </table:table-cell>
          <table:table-cell office:value-type="float" office:value="21" calcext:value-type="float">
            <text:p>21</text:p>
          </table:table-cell>
          <table:table-cell table:style-name="ce223" table:content-validation-name="val2" office:value-type="string" calcext:value-type="string">
            <text:p>PROJET 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1" calcext:value-type="float">
            <text:p>21</text:p>
          </table:table-cell>
          <table:table-cell table:style-name="ce216"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1" calcext:value-type="float">
            <text:p>21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1" calcext:value-type="float">
            <text:p>21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21" calcext:value-type="float">
            <text:p>21</text:p>
          </table:table-cell>
          <table:table-cell table:style-name="ce503"/>
          <table:table-cell/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content-validation-name="val2" office:value-type="string" calcext:value-type="string">
            <text:p>Entreprise</text:p>
          </table:table-cell>
          <table:table-cell table:style-name="ce639"/>
          <table:table-cell table:number-columns-repeated="4"/>
        </table:table-row>
        <table:table-row table:style-name="ro5">
          <table:table-cell table:style-name="ce468"/>
          <table:table-cell office:value-type="string" calcext:value-type="string">
            <text:p>S</text:p>
          </table:table-cell>
          <table:table-cell office:value-type="float" office:value="22" calcext:value-type="float">
            <text:p>22</text:p>
          </table:table-cell>
          <table:table-cell table:style-name="ce503"/>
          <table:table-cell/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style-name="ce216"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2" calcext:value-type="float">
            <text:p>22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2" calcext:value-type="float">
            <text:p>22</text:p>
          </table:table-cell>
          <table:table-cell table:style-name="ce503"/>
          <table:table-cell/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style-name="ce306" table:content-validation-name="val2" office:value-type="string" calcext:value-type="string">
            <text:p>PROJET 8</text:p>
          </table:table-cell>
          <table:table-cell table:style-name="ce639"/>
          <table:table-cell table:number-columns-repeated="4"/>
        </table:table-row>
        <table:table-row table:style-name="ro5">
          <table:table-cell table:style-name="ce468"/>
          <table:table-cell office:value-type="string" calcext:value-type="string">
            <text:p>D</text:p>
          </table:table-cell>
          <table:table-cell office:value-type="float" office:value="23" calcext:value-type="float">
            <text:p>23</text:p>
          </table:table-cell>
          <table:table-cell table:style-name="ce503"/>
          <table:table-cell/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table:style-name="ce216"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table:style-name="ce503"/>
          <table:table-cell/>
          <table:table-cell office:value-type="string" calcext:value-type="string">
            <text:p>L</text:p>
          </table:table-cell>
          <table:table-cell office:value-type="float" office:value="23" calcext:value-type="float">
            <text:p>23</text:p>
          </table:table-cell>
          <table:table-cell table:style-name="ce216"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table:content-validation-name="val2" office:value-type="string" calcext:value-type="string">
            <text:p>Entreprise</text:p>
          </table:table-cell>
          <table:table-cell table:style-name="ce639"/>
          <table:table-cell table:number-columns-repeated="4"/>
        </table:table-row>
        <table:table-row table:style-name="ro5">
          <table:table-cell table:style-name="ce468"/>
          <table:table-cell office:value-type="string" calcext:value-type="string">
            <text:p>L</text:p>
          </table:table-cell>
          <table:table-cell office:value-type="float" office:value="24" calcext:value-type="float">
            <text:p>24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table:style-name="ce216"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4" calcext:value-type="float">
            <text:p>24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4" calcext:value-type="float">
            <text:p>24</text:p>
          </table:table-cell>
          <table:table-cell table:style-name="ce503"/>
          <table:table-cell/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table:style-name="ce216"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table:style-name="ce307" table:content-validation-name="val2" office:value-type="string" calcext:value-type="string">
            <text:p>PROJET 8</text:p>
          </table:table-cell>
          <table:table-cell table:style-name="ce639"/>
          <table:table-cell table:number-columns-repeated="4"/>
        </table:table-row>
        <table:table-row table:style-name="ro5">
          <table:table-cell table:style-name="ce468"/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5" calcext:value-type="float">
            <text:p>25</text:p>
          </table:table-cell>
          <table:table-cell table:style-name="ce255" table:content-validation-name="val2" office:value-type="string" calcext:value-type="string">
            <text:p>PROJET 7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5" calcext:value-type="float">
            <text:p>25</text:p>
          </table:table-cell>
          <table:table-cell table:style-name="ce269" table:content-validation-name="val2" office:value-type="string" calcext:value-type="string">
            <text:p>PROJET 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5" calcext:value-type="float">
            <text:p>25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table:style-name="ce292" table:content-validation-name="val2" office:value-type="string" calcext:value-type="string">
            <text:p>PROJET 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25" calcext:value-type="float">
            <text:p>25</text:p>
          </table:table-cell>
          <table:table-cell table:style-name="ce618"/>
          <table:table-cell table:style-name="ce639"/>
          <table:table-cell table:number-columns-repeated="4"/>
        </table:table-row>
        <table:table-row table:style-name="ro5">
          <table:table-cell table:style-name="ce468"/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26" calcext:value-type="float">
            <text:p>26</text:p>
          </table:table-cell>
          <table:table-cell table:style-name="ce503"/>
          <table:table-cell/>
          <table:table-cell office:value-type="string" calcext:value-type="string">
            <text:p>S</text:p>
          </table:table-cell>
          <table:table-cell office:value-type="float" office:value="26" calcext:value-type="float">
            <text:p>26</text:p>
          </table:table-cell>
          <table:table-cell table:style-name="ce503"/>
          <table:table-cell/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table:content-validation-name="val2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table:style-name="ce606" office:value-type="string" calcext:value-type="string">
            <text:p>Ferie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  <table:table-cell table:style-name="ce618"/>
          <table:table-cell table:style-name="ce639"/>
          <table:table-cell table:number-columns-repeated="4"/>
        </table:table-row>
        <table:table-row table:style-name="ro5">
          <table:table-cell table:style-name="ce469"/>
          <table:table-cell table:style-name="ce477" office:value-type="string" calcext:value-type="string">
            <text:p>J</text:p>
          </table:table-cell>
          <table:table-cell table:style-name="ce490" office:value-type="float" office:value="27" calcext:value-type="float">
            <text:p>27</text:p>
          </table:table-cell>
          <table:table-cell table:style-name="ce512" table:content-validation-name="val3" office:value-type="string" calcext:value-type="string">
            <text:p>Entreprise</text:p>
          </table:table-cell>
          <table:table-cell table:style-name="ce514"/>
          <table:table-cell table:style-name="ce545" office:value-type="string" calcext:value-type="string">
            <text:p>D</text:p>
          </table:table-cell>
          <table:table-cell table:style-name="ce554" office:value-type="float" office:value="27" calcext:value-type="float">
            <text:p>27</text:p>
          </table:table-cell>
          <table:table-cell table:style-name="ce514" table:number-columns-repeated="2"/>
          <table:table-cell table:style-name="ce545" office:value-type="string" calcext:value-type="string">
            <text:p>D</text:p>
          </table:table-cell>
          <table:table-cell table:style-name="ce554" office:value-type="float" office:value="27" calcext:value-type="float">
            <text:p>27</text:p>
          </table:table-cell>
          <table:table-cell table:style-name="ce514" table:number-columns-repeated="2"/>
          <table:table-cell table:style-name="ce545" office:value-type="string" calcext:value-type="string">
            <text:p>M</text:p>
          </table:table-cell>
          <table:table-cell table:style-name="ce554" office:value-type="float" office:value="27" calcext:value-type="float">
            <text:p>27</text:p>
          </table:table-cell>
          <table:table-cell table:style-name="ce325" table:content-validation-name="val2" office:value-type="string" calcext:value-type="string">
            <text:p>PROJET 7</text:p>
          </table:table-cell>
          <table:table-cell table:style-name="ce514"/>
          <table:table-cell table:style-name="ce545" office:value-type="string" calcext:value-type="string">
            <text:p>V</text:p>
          </table:table-cell>
          <table:table-cell table:style-name="ce554" office:value-type="float" office:value="27" calcext:value-type="float">
            <text:p>27</text:p>
          </table:table-cell>
          <table:table-cell table:style-name="ce326" table:content-validation-name="val2" office:value-type="string" calcext:value-type="string">
            <text:p>PROJET 8</text:p>
          </table:table-cell>
          <table:table-cell table:style-name="ce514"/>
          <table:table-cell table:style-name="ce545" office:value-type="string" calcext:value-type="string">
            <text:p>L</text:p>
          </table:table-cell>
          <table:table-cell table:style-name="ce554" office:value-type="float" office:value="27" calcext:value-type="float">
            <text:p>27</text:p>
          </table:table-cell>
          <table:table-cell table:style-name="ce625" table:content-validation-name="val3" office:value-type="string" calcext:value-type="string">
            <text:p>Entreprise</text:p>
          </table:table-cell>
          <table:table-cell table:style-name="ce640"/>
          <table:table-cell table:number-columns-repeated="4"/>
        </table:table-row>
        <table:table-row table:style-name="ro5">
          <table:table-cell table:style-name="ce469"/>
          <table:table-cell table:style-name="ce477" office:value-type="string" calcext:value-type="string">
            <text:p>V</text:p>
          </table:table-cell>
          <table:table-cell table:style-name="ce490" office:value-type="float" office:value="28" calcext:value-type="float">
            <text:p>28</text:p>
          </table:table-cell>
          <table:table-cell table:style-name="ce324" table:content-validation-name="val2" office:value-type="string" calcext:value-type="string">
            <text:p>PROJET 6</text:p>
          </table:table-cell>
          <table:table-cell table:style-name="ce514"/>
          <table:table-cell table:style-name="ce545" office:value-type="string" calcext:value-type="string">
            <text:p>L</text:p>
          </table:table-cell>
          <table:table-cell table:style-name="ce554" office:value-type="float" office:value="28" calcext:value-type="float">
            <text:p>28</text:p>
          </table:table-cell>
          <table:table-cell table:style-name="ce512" table:content-validation-name="val3" office:value-type="string" calcext:value-type="string">
            <text:p>Entreprise</text:p>
          </table:table-cell>
          <table:table-cell table:style-name="ce514"/>
          <table:table-cell table:style-name="ce545" office:value-type="string" calcext:value-type="string">
            <text:p>L</text:p>
          </table:table-cell>
          <table:table-cell table:style-name="ce554" office:value-type="float" office:value="28" calcext:value-type="float">
            <text:p>28</text:p>
          </table:table-cell>
          <table:table-cell table:style-name="ce512" table:content-validation-name="val3" office:value-type="string" calcext:value-type="string">
            <text:p>Entreprise</text:p>
          </table:table-cell>
          <table:table-cell table:style-name="ce514"/>
          <table:table-cell table:style-name="ce545" office:value-type="string" calcext:value-type="string">
            <text:p>J</text:p>
          </table:table-cell>
          <table:table-cell table:style-name="ce554" office:value-type="float" office:value="28" calcext:value-type="float">
            <text:p>28</text:p>
          </table:table-cell>
          <table:table-cell table:style-name="ce512" table:content-validation-name="val3" office:value-type="string" calcext:value-type="string">
            <text:p>Entreprise</text:p>
          </table:table-cell>
          <table:table-cell table:style-name="ce514"/>
          <table:table-cell table:style-name="ce545" office:value-type="string" calcext:value-type="string">
            <text:p>S</text:p>
          </table:table-cell>
          <table:table-cell table:style-name="ce554" office:value-type="float" office:value="28" calcext:value-type="float">
            <text:p>28</text:p>
          </table:table-cell>
          <table:table-cell table:style-name="ce514" table:number-columns-repeated="2"/>
          <table:table-cell table:style-name="ce545" office:value-type="string" calcext:value-type="string">
            <text:p>M</text:p>
          </table:table-cell>
          <table:table-cell table:style-name="ce554" office:value-type="float" office:value="28" calcext:value-type="float">
            <text:p>28</text:p>
          </table:table-cell>
          <table:table-cell table:style-name="ce625" table:content-validation-name="val3" office:value-type="string" calcext:value-type="string">
            <text:p>Entreprise</text:p>
          </table:table-cell>
          <table:table-cell table:style-name="ce640"/>
          <table:table-cell table:number-columns-repeated="4"/>
        </table:table-row>
        <table:table-row table:style-name="ro5">
          <table:table-cell table:style-name="ce469"/>
          <table:table-cell table:style-name="ce477" office:value-type="string" calcext:value-type="string">
            <text:p>S</text:p>
          </table:table-cell>
          <table:table-cell table:style-name="ce490" office:value-type="float" office:value="29" calcext:value-type="float">
            <text:p>29</text:p>
          </table:table-cell>
          <table:table-cell table:style-name="ce514" table:number-columns-repeated="6"/>
          <table:table-cell table:style-name="ce545" office:value-type="string" calcext:value-type="string">
            <text:p>M</text:p>
          </table:table-cell>
          <table:table-cell table:style-name="ce554" office:value-type="float" office:value="29" calcext:value-type="float">
            <text:p>29</text:p>
          </table:table-cell>
          <table:table-cell table:style-name="ce512" table:content-validation-name="val3" office:value-type="string" calcext:value-type="string">
            <text:p>Entreprise</text:p>
          </table:table-cell>
          <table:table-cell table:style-name="ce514"/>
          <table:table-cell table:style-name="ce545" office:value-type="string" calcext:value-type="string">
            <text:p>V</text:p>
          </table:table-cell>
          <table:table-cell table:style-name="ce554" office:value-type="float" office:value="29" calcext:value-type="float">
            <text:p>29</text:p>
          </table:table-cell>
          <table:table-cell table:style-name="ce325" table:content-validation-name="val2" office:value-type="string" calcext:value-type="string">
            <text:p>PROJET 7</text:p>
          </table:table-cell>
          <table:table-cell table:style-name="ce514"/>
          <table:table-cell table:style-name="ce545" office:value-type="string" calcext:value-type="string">
            <text:p>D</text:p>
          </table:table-cell>
          <table:table-cell table:style-name="ce554" office:value-type="float" office:value="29" calcext:value-type="float">
            <text:p>29</text:p>
          </table:table-cell>
          <table:table-cell table:style-name="ce514" table:number-columns-repeated="2"/>
          <table:table-cell table:style-name="ce545" office:value-type="string" calcext:value-type="string">
            <text:p>M</text:p>
          </table:table-cell>
          <table:table-cell table:style-name="ce554" office:value-type="float" office:value="29" calcext:value-type="float">
            <text:p>29</text:p>
          </table:table-cell>
          <table:table-cell table:style-name="ce625" table:content-validation-name="val3" office:value-type="string" calcext:value-type="string">
            <text:p>Entreprise</text:p>
          </table:table-cell>
          <table:table-cell table:style-name="ce640"/>
          <table:table-cell table:number-columns-repeated="4"/>
        </table:table-row>
        <table:table-row table:style-name="ro5">
          <table:table-cell table:style-name="ce469"/>
          <table:table-cell table:style-name="ce477" office:value-type="string" calcext:value-type="string">
            <text:p>D</text:p>
          </table:table-cell>
          <table:table-cell table:style-name="ce490" office:value-type="float" office:value="30" calcext:value-type="float">
            <text:p>30</text:p>
          </table:table-cell>
          <table:table-cell table:style-name="ce514" table:number-columns-repeated="6"/>
          <table:table-cell table:style-name="ce545" office:value-type="string" calcext:value-type="string">
            <text:p>M</text:p>
          </table:table-cell>
          <table:table-cell table:style-name="ce554" office:value-type="float" office:value="30" calcext:value-type="float">
            <text:p>30</text:p>
          </table:table-cell>
          <table:table-cell table:style-name="ce325" table:content-validation-name="val2" office:value-type="string" calcext:value-type="string">
            <text:p>PROJET 7</text:p>
          </table:table-cell>
          <table:table-cell table:style-name="ce514"/>
          <table:table-cell table:style-name="ce545" office:value-type="string" calcext:value-type="string">
            <text:p>S</text:p>
          </table:table-cell>
          <table:table-cell table:style-name="ce554" office:value-type="float" office:value="30" calcext:value-type="float">
            <text:p>30</text:p>
          </table:table-cell>
          <table:table-cell table:style-name="ce514" table:number-columns-repeated="2"/>
          <table:table-cell table:style-name="ce545" office:value-type="string" calcext:value-type="string">
            <text:p>L</text:p>
          </table:table-cell>
          <table:table-cell table:style-name="ce554" office:value-type="float" office:value="30" calcext:value-type="float">
            <text:p>30</text:p>
          </table:table-cell>
          <table:table-cell table:style-name="ce512" table:content-validation-name="val3" office:value-type="string" calcext:value-type="string">
            <text:p>Entreprise</text:p>
          </table:table-cell>
          <table:table-cell table:style-name="ce514"/>
          <table:table-cell table:style-name="ce545" office:value-type="string" calcext:value-type="string">
            <text:p>J</text:p>
          </table:table-cell>
          <table:table-cell table:style-name="ce554" office:value-type="float" office:value="30" calcext:value-type="float">
            <text:p>30</text:p>
          </table:table-cell>
          <table:table-cell table:style-name="ce625" table:content-validation-name="val3" office:value-type="string" calcext:value-type="string">
            <text:p>Entreprise</text:p>
          </table:table-cell>
          <table:table-cell table:style-name="ce640"/>
          <table:table-cell table:number-columns-repeated="4"/>
        </table:table-row>
        <table:table-row table:style-name="ro5">
          <table:table-cell table:style-name="ce469"/>
          <table:table-cell table:style-name="ce477" office:value-type="string" calcext:value-type="string">
            <text:p>L</text:p>
          </table:table-cell>
          <table:table-cell table:style-name="ce490" office:value-type="float" office:value="31" calcext:value-type="float">
            <text:p>31</text:p>
          </table:table-cell>
          <table:table-cell table:style-name="ce512" table:content-validation-name="val3" office:value-type="string" calcext:value-type="string">
            <text:p>Entreprise</text:p>
          </table:table-cell>
          <table:table-cell table:style-name="ce514" table:number-columns-repeated="5"/>
          <table:table-cell table:style-name="ce545" office:value-type="string" calcext:value-type="string">
            <text:p>J</text:p>
          </table:table-cell>
          <table:table-cell table:style-name="ce554" office:value-type="float" office:value="31" calcext:value-type="float">
            <text:p>31</text:p>
          </table:table-cell>
          <table:table-cell table:style-name="ce512" table:content-validation-name="val3" office:value-type="string" calcext:value-type="string">
            <text:p>Entreprise</text:p>
          </table:table-cell>
          <table:table-cell table:style-name="ce514" table:number-columns-repeated="5"/>
          <table:table-cell table:style-name="ce545" office:value-type="string" calcext:value-type="string">
            <text:p>M</text:p>
          </table:table-cell>
          <table:table-cell table:style-name="ce554" office:value-type="float" office:value="31" calcext:value-type="float">
            <text:p>31</text:p>
          </table:table-cell>
          <table:table-cell table:style-name="ce512" table:content-validation-name="val3" office:value-type="string" calcext:value-type="string">
            <text:p>Entreprise</text:p>
          </table:table-cell>
          <table:table-cell table:style-name="ce514" table:number-columns-repeated="3"/>
          <table:table-cell table:style-name="ce626"/>
          <table:table-cell table:style-name="ce640"/>
          <table:table-cell table:number-columns-repeated="4"/>
        </table:table-row>
        <table:table-row table:style-name="ro5">
          <table:table-cell table:style-name="ce470"/>
          <table:table-cell table:style-name="ce478"/>
          <table:table-cell table:style-name="ce491"/>
          <table:table-cell table:style-name="ce515" table:number-columns-repeated="7"/>
          <table:table-cell table:style-name="ce580"/>
          <table:table-cell table:style-name="ce591"/>
          <table:table-cell table:style-name="ce515" table:number-columns-repeated="6"/>
          <table:table-cell table:style-name="ce580"/>
          <table:table-cell table:style-name="ce591"/>
          <table:table-cell table:style-name="ce515" table:number-columns-repeated="4"/>
          <table:table-cell table:style-name="ce641"/>
          <table:table-cell table:number-columns-repeated="4"/>
        </table:table-row>
        <table:table-row table:style-name="ro5">
          <table:table-cell table:style-name="ce471"/>
          <table:table-cell table:style-name="ce479"/>
          <table:table-cell table:style-name="ce492"/>
          <table:table-cell table:style-name="ce516"/>
          <table:table-cell table:style-name="ce537" table:number-columns-repeated="3"/>
          <table:table-cell table:style-name="ce567"/>
          <table:table-cell table:style-name="ce575" table:number-columns-repeated="2"/>
          <table:table-cell table:style-name="ce581"/>
          <table:table-cell table:style-name="ce516"/>
          <table:table-cell table:style-name="ce537" table:number-columns-repeated="3"/>
          <table:table-cell table:style-name="ce567"/>
          <table:table-cell table:style-name="ce575" table:number-columns-repeated="2"/>
          <table:table-cell table:style-name="ce581"/>
          <table:table-cell table:style-name="ce516"/>
          <table:table-cell table:style-name="ce537" table:number-columns-repeated="3"/>
          <table:table-cell table:style-name="ce567"/>
          <table:table-cell table:style-name="ce642"/>
          <table:table-cell table:number-columns-repeated="4"/>
        </table:table-row>
        <table:table-row table:style-name="ro5">
          <table:table-cell table:style-name="ce472"/>
          <table:table-cell table:style-name="ce480"/>
          <table:table-cell table:style-name="ce493"/>
          <table:table-cell table:style-name="ce517"/>
          <table:table-cell table:style-name="ce538" table:number-columns-repeated="3"/>
          <table:table-cell table:style-name="ce568"/>
          <table:table-cell table:style-name="ce576" table:number-columns-repeated="2"/>
          <table:table-cell table:style-name="ce582"/>
          <table:table-cell table:style-name="ce517"/>
          <table:table-cell table:style-name="ce538" table:number-columns-repeated="3"/>
          <table:table-cell table:style-name="ce568"/>
          <table:table-cell table:style-name="ce576" table:number-columns-repeated="2"/>
          <table:table-cell table:style-name="ce582"/>
          <table:table-cell table:style-name="ce517"/>
          <table:table-cell table:style-name="ce538" table:number-columns-repeated="3"/>
          <table:table-cell table:style-name="ce568"/>
          <table:table-cell table:style-name="ce643"/>
          <table:table-cell table:number-columns-repeated="4"/>
        </table:table-row>
        <table:table-row table:style-name="ro5">
          <table:table-cell table:style-name="ce472"/>
          <table:table-cell table:style-name="ce481"/>
          <table:table-cell table:style-name="ce494"/>
          <table:table-cell table:style-name="ce518" office:value-type="string" calcext:value-type="string">
            <text:p>Juillet</text:p>
          </table:table-cell>
          <table:table-cell table:style-name="ce539"/>
          <table:table-cell table:style-name="ce546"/>
          <table:table-cell table:style-name="ce555"/>
          <table:table-cell table:style-name="ce518" office:value-type="string" calcext:value-type="string">
            <text:p>Août</text:p>
          </table:table-cell>
          <table:table-cell table:style-name="ce576"/>
          <table:table-cell table:style-name="ce546"/>
          <table:table-cell table:style-name="ce555"/>
          <table:table-cell table:style-name="ce518" office:value-type="string" calcext:value-type="string">
            <text:p>Septembre</text:p>
          </table:table-cell>
          <table:table-cell table:style-name="ce539"/>
          <table:table-cell table:style-name="ce546"/>
          <table:table-cell table:style-name="ce555"/>
          <table:table-cell table:style-name="ce518" office:value-type="string" calcext:value-type="string">
            <text:p>Octobre</text:p>
          </table:table-cell>
          <table:table-cell table:style-name="ce576"/>
          <table:table-cell table:style-name="ce546"/>
          <table:table-cell table:style-name="ce555"/>
          <table:table-cell table:style-name="ce518" office:value-type="string" calcext:value-type="string">
            <text:p>Novembre</text:p>
          </table:table-cell>
          <table:table-cell table:style-name="ce539"/>
          <table:table-cell table:style-name="ce546"/>
          <table:table-cell table:style-name="ce555"/>
          <table:table-cell table:style-name="ce518" office:value-type="string" calcext:value-type="string">
            <text:p>Décembre</text:p>
          </table:table-cell>
          <table:table-cell table:style-name="ce643"/>
          <table:table-cell table:number-columns-repeated="4"/>
        </table:table-row>
        <table:table-row table:style-name="ro5">
          <table:table-cell table:style-name="ce472"/>
          <table:table-cell table:style-name="ce482"/>
          <table:table-cell table:style-name="ce495"/>
          <table:table-cell table:style-name="ce519"/>
          <table:table-cell table:style-name="ce540"/>
          <table:table-cell table:style-name="ce547"/>
          <table:table-cell table:style-name="ce556"/>
          <table:table-cell table:style-name="ce519"/>
          <table:table-cell table:style-name="ce576"/>
          <table:table-cell table:style-name="ce547"/>
          <table:table-cell table:style-name="ce556"/>
          <table:table-cell table:style-name="ce519"/>
          <table:table-cell table:style-name="ce540"/>
          <table:table-cell table:style-name="ce596"/>
          <table:table-cell table:style-name="ce556"/>
          <table:table-cell table:style-name="ce519"/>
          <table:table-cell table:style-name="ce576"/>
          <table:table-cell table:style-name="ce547"/>
          <table:table-cell table:style-name="ce556"/>
          <table:table-cell table:style-name="ce519"/>
          <table:table-cell table:style-name="ce540"/>
          <table:table-cell table:style-name="ce547"/>
          <table:table-cell table:style-name="ce556"/>
          <table:table-cell table:style-name="ce519"/>
          <table:table-cell table:style-name="ce643"/>
          <table:table-cell table:number-columns-repeated="4"/>
        </table:table-row>
        <table:table-row table:style-name="ro5">
          <table:table-cell table:style-name="ce472"/>
          <table:table-cell table:style-name="ce483" office:value-type="string" calcext:value-type="string">
            <text:p>V</text:p>
          </table:table-cell>
          <table:table-cell table:style-name="ce496" office:value-type="float" office:value="1" calcext:value-type="float">
            <text:p>1</text:p>
          </table:table-cell>
          <table:table-cell table:style-name="ce326" table:content-validation-name="val2" office:value-type="string" calcext:value-type="string">
            <text:p>PROJET 8</text:p>
          </table:table-cell>
          <table:table-cell table:style-name="ce521"/>
          <table:table-cell table:style-name="ce548" office:value-type="string" calcext:value-type="string">
            <text:p>L</text:p>
          </table:table-cell>
          <table:table-cell table:style-name="ce557" office:value-type="float" office:value="1" calcext:value-type="float">
            <text:p>1</text:p>
          </table:table-cell>
          <table:table-cell table:content-validation-name="val3" office:value-type="string" calcext:value-type="string">
            <text:p>Entreprise</text:p>
          </table:table-cell>
          <table:table-cell table:style-name="ce521"/>
          <table:table-cell table:style-name="ce548" office:value-type="string" calcext:value-type="string">
            <text:p>J</text:p>
          </table:table-cell>
          <table:table-cell table:style-name="ce557" office:value-type="float" office:value="1" calcext:value-type="float">
            <text:p>1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21"/>
          <table:table-cell table:style-name="ce548" office:value-type="string" calcext:value-type="string">
            <text:p>S</text:p>
          </table:table-cell>
          <table:table-cell table:style-name="ce557" office:value-type="float" office:value="1" calcext:value-type="float">
            <text:p>1</text:p>
          </table:table-cell>
          <table:table-cell table:style-name="ce521" table:number-columns-repeated="2"/>
          <table:table-cell table:style-name="ce548" office:value-type="string" calcext:value-type="string">
            <text:p>M</text:p>
          </table:table-cell>
          <table:table-cell table:style-name="ce557" office:value-type="float" office:value="1" calcext:value-type="float">
            <text:p>1</text:p>
          </table:table-cell>
          <table:table-cell table:style-name="ce611" office:value-type="string" calcext:value-type="string">
            <text:p>Ferie</text:p>
          </table:table-cell>
          <table:table-cell table:style-name="ce521"/>
          <table:table-cell table:style-name="ce548" office:value-type="string" calcext:value-type="string">
            <text:p>J</text:p>
          </table:table-cell>
          <table:table-cell table:style-name="ce557" office:value-type="float" office:value="1" calcext:value-type="float">
            <text:p>1</text:p>
          </table:table-cell>
          <table:table-cell table:style-name="ce627" table:content-validation-name="val3" office:value-type="string" calcext:value-type="string">
            <text:p>Entreprise</text:p>
          </table:table-cell>
          <table:table-cell table:style-name="ce643"/>
          <table:table-cell table:number-columns-repeated="4"/>
        </table:table-row>
        <table:table-row table:style-name="ro5">
          <table:table-cell table:style-name="ce472"/>
          <table:table-cell table:style-name="ce483" office:value-type="string" calcext:value-type="string">
            <text:p>S</text:p>
          </table:table-cell>
          <table:table-cell table:style-name="ce496" office:value-type="float" office:value="2" calcext:value-type="float">
            <text:p>2</text:p>
          </table:table-cell>
          <table:table-cell table:style-name="ce521" table:number-columns-repeated="2"/>
          <table:table-cell table:style-name="ce548" office:value-type="string" calcext:value-type="string">
            <text:p>M</text:p>
          </table:table-cell>
          <table:table-cell table:style-name="ce557" office:value-type="float" office:value="2" calcext:value-type="float">
            <text:p>2</text:p>
          </table:table-cell>
          <table:table-cell table:content-validation-name="val3" office:value-type="string" calcext:value-type="string">
            <text:p>Entreprise</text:p>
          </table:table-cell>
          <table:table-cell table:style-name="ce521"/>
          <table:table-cell table:style-name="ce548" office:value-type="string" calcext:value-type="string">
            <text:p>V</text:p>
          </table:table-cell>
          <table:table-cell table:style-name="ce557" office:value-type="float" office:value="2" calcext:value-type="float">
            <text:p>2</text:p>
          </table:table-cell>
          <table:table-cell table:style-name="ce326" table:content-validation-name="val2" office:value-type="string" calcext:value-type="string">
            <text:p>PROJET 8</text:p>
          </table:table-cell>
          <table:table-cell table:style-name="ce521"/>
          <table:table-cell table:style-name="ce548" office:value-type="string" calcext:value-type="string">
            <text:p>D</text:p>
          </table:table-cell>
          <table:table-cell table:style-name="ce557" office:value-type="float" office:value="2" calcext:value-type="float">
            <text:p>2</text:p>
          </table:table-cell>
          <table:table-cell table:style-name="ce521" table:number-columns-repeated="2"/>
          <table:table-cell table:style-name="ce548" office:value-type="string" calcext:value-type="string">
            <text:p>M</text:p>
          </table:table-cell>
          <table:table-cell table:style-name="ce557" office:value-type="float" office:value="2" calcext:value-type="float">
            <text:p>2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21"/>
          <table:table-cell table:style-name="ce548" office:value-type="string" calcext:value-type="string">
            <text:p>V</text:p>
          </table:table-cell>
          <table:table-cell table:style-name="ce557" office:value-type="float" office:value="2" calcext:value-type="float">
            <text:p>2</text:p>
          </table:table-cell>
          <table:table-cell table:style-name="ce327" table:content-validation-name="val2" office:value-type="string" calcext:value-type="string">
            <text:p>PROJET 9</text:p>
          </table:table-cell>
          <table:table-cell table:style-name="ce643"/>
          <table:table-cell table:number-columns-repeated="4"/>
        </table:table-row>
        <table:table-row table:style-name="ro5">
          <table:table-cell table:style-name="ce472"/>
          <table:table-cell table:style-name="ce483" office:value-type="string" calcext:value-type="string">
            <text:p>D</text:p>
          </table:table-cell>
          <table:table-cell table:style-name="ce496" office:value-type="float" office:value="3" calcext:value-type="float">
            <text:p>3</text:p>
          </table:table-cell>
          <table:table-cell table:style-name="ce521" table:number-columns-repeated="2"/>
          <table:table-cell table:style-name="ce548" office:value-type="string" calcext:value-type="string">
            <text:p>M</text:p>
          </table:table-cell>
          <table:table-cell table:style-name="ce557" office:value-type="float" office:value="3" calcext:value-type="float">
            <text:p>3</text:p>
          </table:table-cell>
          <table:table-cell table:content-validation-name="val3" office:value-type="string" calcext:value-type="string">
            <text:p>Entreprise</text:p>
          </table:table-cell>
          <table:table-cell table:style-name="ce521"/>
          <table:table-cell table:style-name="ce548" office:value-type="string" calcext:value-type="string">
            <text:p>S</text:p>
          </table:table-cell>
          <table:table-cell table:style-name="ce557" office:value-type="float" office:value="3" calcext:value-type="float">
            <text:p>3</text:p>
          </table:table-cell>
          <table:table-cell table:style-name="ce521" table:number-columns-repeated="2"/>
          <table:table-cell table:style-name="ce548" office:value-type="string" calcext:value-type="string">
            <text:p>L</text:p>
          </table:table-cell>
          <table:table-cell table:style-name="ce557" office:value-type="float" office:value="3" calcext:value-type="float">
            <text:p>3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21"/>
          <table:table-cell table:style-name="ce548" office:value-type="string" calcext:value-type="string">
            <text:p>J</text:p>
          </table:table-cell>
          <table:table-cell table:style-name="ce557" office:value-type="float" office:value="3" calcext:value-type="float">
            <text:p>3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21"/>
          <table:table-cell table:style-name="ce548" office:value-type="string" calcext:value-type="string">
            <text:p>S</text:p>
          </table:table-cell>
          <table:table-cell table:style-name="ce557" office:value-type="float" office:value="3" calcext:value-type="float">
            <text:p>3</text:p>
          </table:table-cell>
          <table:table-cell table:style-name="ce626"/>
          <table:table-cell table:style-name="ce643"/>
          <table:table-cell table:number-columns-repeated="4"/>
        </table:table-row>
        <table:table-row table:style-name="ro5">
          <table:table-cell table:style-name="ce14"/>
          <table:table-cell table:style-name="ce484" office:value-type="string" calcext:value-type="string">
            <text:p>L</text:p>
          </table:table-cell>
          <table:table-cell table:style-name="ce497" office:value-type="float" office:value="4" calcext:value-type="float">
            <text:p>4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24"/>
          <table:table-cell table:style-name="ce484" office:value-type="string" calcext:value-type="string">
            <text:p>J</text:p>
          </table:table-cell>
          <table:table-cell table:style-name="ce558" office:value-type="float" office:value="4" calcext:value-type="float">
            <text:p>4</text:p>
          </table:table-cell>
          <table:table-cell table:content-validation-name="val3" office:value-type="string" calcext:value-type="string">
            <text:p>Entreprise</text:p>
          </table:table-cell>
          <table:table-cell table:style-name="ce577"/>
          <table:table-cell table:style-name="ce484" office:value-type="string" calcext:value-type="string">
            <text:p>D</text:p>
          </table:table-cell>
          <table:table-cell table:style-name="ce497" office:value-type="float" office:value="4" calcext:value-type="float">
            <text:p>4</text:p>
          </table:table-cell>
          <table:table-cell table:style-name="ce524" table:number-columns-repeated="2"/>
          <table:table-cell table:style-name="ce597" office:value-type="string" calcext:value-type="string">
            <text:p>M</text:p>
          </table:table-cell>
          <table:table-cell table:style-name="ce497" office:value-type="float" office:value="4" calcext:value-type="float">
            <text:p>4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77"/>
          <table:table-cell table:style-name="ce484" office:value-type="string" calcext:value-type="string">
            <text:p>V</text:p>
          </table:table-cell>
          <table:table-cell table:style-name="ce497" office:value-type="float" office:value="4" calcext:value-type="float">
            <text:p>4</text:p>
          </table:table-cell>
          <table:table-cell table:style-name="ce603" table:content-validation-name="val2" office:value-type="string" calcext:value-type="string">
            <text:p>PROJET 9</text:p>
          </table:table-cell>
          <table:table-cell table:style-name="ce524"/>
          <table:table-cell table:style-name="ce484" office:value-type="string" calcext:value-type="string">
            <text:p>D</text:p>
          </table:table-cell>
          <table:table-cell table:style-name="ce558" office:value-type="float" office:value="4" calcext:value-type="float">
            <text:p>4</text:p>
          </table:table-cell>
          <table:table-cell table:style-name="ce629"/>
          <table:table-cell table:style-name="ce178"/>
          <table:table-cell table:number-columns-repeated="4"/>
        </table:table-row>
        <table:table-row table:style-name="ro5">
          <table:table-cell table:style-name="ce14"/>
          <table:table-cell table:style-name="ce484" office:value-type="string" calcext:value-type="string">
            <text:p>M</text:p>
          </table:table-cell>
          <table:table-cell table:style-name="ce497" office:value-type="float" office:value="5" calcext:value-type="float">
            <text:p>5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24"/>
          <table:table-cell table:style-name="ce484" office:value-type="string" calcext:value-type="string">
            <text:p>V</text:p>
          </table:table-cell>
          <table:table-cell table:style-name="ce558" office:value-type="float" office:value="5" calcext:value-type="float">
            <text:p>5</text:p>
          </table:table-cell>
          <table:table-cell table:content-validation-name="val3" office:value-type="string" calcext:value-type="string">
            <text:p>Entreprise</text:p>
          </table:table-cell>
          <table:table-cell table:style-name="ce577"/>
          <table:table-cell table:style-name="ce484" office:value-type="string" calcext:value-type="string">
            <text:p>L</text:p>
          </table:table-cell>
          <table:table-cell table:style-name="ce497" office:value-type="float" office:value="5" calcext:value-type="float">
            <text:p>5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24"/>
          <table:table-cell table:style-name="ce597" office:value-type="string" calcext:value-type="string">
            <text:p>M</text:p>
          </table:table-cell>
          <table:table-cell table:style-name="ce497" office:value-type="float" office:value="5" calcext:value-type="float">
            <text:p>5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77"/>
          <table:table-cell table:style-name="ce484" office:value-type="string" calcext:value-type="string">
            <text:p>S</text:p>
          </table:table-cell>
          <table:table-cell table:style-name="ce497" office:value-type="float" office:value="5" calcext:value-type="float">
            <text:p>5</text:p>
          </table:table-cell>
          <table:table-cell table:style-name="ce524" table:number-columns-repeated="2"/>
          <table:table-cell table:style-name="ce484" office:value-type="string" calcext:value-type="string">
            <text:p>L</text:p>
          </table:table-cell>
          <table:table-cell table:style-name="ce558" office:value-type="float" office:value="5" calcext:value-type="float">
            <text:p>5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178"/>
          <table:table-cell table:number-columns-repeated="4"/>
        </table:table-row>
        <table:table-row table:style-name="ro5">
          <table:table-cell table:style-name="ce14"/>
          <table:table-cell table:style-name="ce484" office:value-type="string" calcext:value-type="string">
            <text:p>M</text:p>
          </table:table-cell>
          <table:table-cell table:style-name="ce497" office:value-type="float" office:value="6" calcext:value-type="float">
            <text:p>6</text:p>
          </table:table-cell>
          <table:table-cell table:style-name="ce523" table:content-validation-name="val2" office:value-type="string" calcext:value-type="string">
            <text:p>PROJET 8</text:p>
          </table:table-cell>
          <table:table-cell table:style-name="ce524"/>
          <table:table-cell table:style-name="ce484" office:value-type="string" calcext:value-type="string">
            <text:p>S</text:p>
          </table:table-cell>
          <table:table-cell table:style-name="ce558" office:value-type="float" office:value="6" calcext:value-type="float">
            <text:p>6</text:p>
          </table:table-cell>
          <table:table-cell table:style-name="ce524"/>
          <table:table-cell table:style-name="ce577"/>
          <table:table-cell table:style-name="ce484" office:value-type="string" calcext:value-type="string">
            <text:p>M</text:p>
          </table:table-cell>
          <table:table-cell table:style-name="ce497" office:value-type="float" office:value="6" calcext:value-type="float">
            <text:p>6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24"/>
          <table:table-cell table:style-name="ce597" office:value-type="string" calcext:value-type="string">
            <text:p>J</text:p>
          </table:table-cell>
          <table:table-cell table:style-name="ce497" office:value-type="float" office:value="6" calcext:value-type="float">
            <text:p>6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77"/>
          <table:table-cell table:style-name="ce484" office:value-type="string" calcext:value-type="string">
            <text:p>D</text:p>
          </table:table-cell>
          <table:table-cell table:style-name="ce497" office:value-type="float" office:value="6" calcext:value-type="float">
            <text:p>6</text:p>
          </table:table-cell>
          <table:table-cell table:style-name="ce524" table:number-columns-repeated="2"/>
          <table:table-cell table:style-name="ce484" office:value-type="string" calcext:value-type="string">
            <text:p>M</text:p>
          </table:table-cell>
          <table:table-cell table:style-name="ce558" office:value-type="float" office:value="6" calcext:value-type="float">
            <text:p>6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178"/>
          <table:table-cell table:number-columns-repeated="4"/>
        </table:table-row>
        <table:table-row table:style-name="ro5">
          <table:table-cell table:style-name="ce14"/>
          <table:table-cell table:style-name="ce484" office:value-type="string" calcext:value-type="string">
            <text:p>J</text:p>
          </table:table-cell>
          <table:table-cell table:style-name="ce497" office:value-type="float" office:value="7" calcext:value-type="float">
            <text:p>7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24"/>
          <table:table-cell table:style-name="ce484" office:value-type="string" calcext:value-type="string">
            <text:p>D</text:p>
          </table:table-cell>
          <table:table-cell table:style-name="ce558" office:value-type="float" office:value="7" calcext:value-type="float">
            <text:p>7</text:p>
          </table:table-cell>
          <table:table-cell table:style-name="ce524"/>
          <table:table-cell table:style-name="ce577"/>
          <table:table-cell table:style-name="ce484" office:value-type="string" calcext:value-type="string">
            <text:p>M</text:p>
          </table:table-cell>
          <table:table-cell table:style-name="ce497" office:value-type="float" office:value="7" calcext:value-type="float">
            <text:p>7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24"/>
          <table:table-cell table:style-name="ce597" office:value-type="string" calcext:value-type="string">
            <text:p>V</text:p>
          </table:table-cell>
          <table:table-cell table:style-name="ce497" office:value-type="float" office:value="7" calcext:value-type="float">
            <text:p>7</text:p>
          </table:table-cell>
          <table:table-cell table:style-name="ce603" table:content-validation-name="val2" office:value-type="string" calcext:value-type="string">
            <text:p>PROJET 9</text:p>
          </table:table-cell>
          <table:table-cell table:style-name="ce577"/>
          <table:table-cell table:style-name="ce484" office:value-type="string" calcext:value-type="string">
            <text:p>L</text:p>
          </table:table-cell>
          <table:table-cell table:style-name="ce497" office:value-type="float" office:value="7" calcext:value-type="float">
            <text:p>7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24"/>
          <table:table-cell table:style-name="ce484" office:value-type="string" calcext:value-type="string">
            <text:p>M</text:p>
          </table:table-cell>
          <table:table-cell table:style-name="ce558" office:value-type="float" office:value="7" calcext:value-type="float">
            <text:p>7</text:p>
          </table:table-cell>
          <table:table-cell table:style-name="ce603" table:content-validation-name="val2" office:value-type="string" calcext:value-type="string">
            <text:p>PROJET 9</text:p>
          </table:table-cell>
          <table:table-cell table:style-name="ce178"/>
          <table:table-cell table:number-columns-repeated="4"/>
        </table:table-row>
        <table:table-row table:style-name="ro5">
          <table:table-cell table:style-name="ce14"/>
          <table:table-cell table:style-name="ce484" office:value-type="string" calcext:value-type="string">
            <text:p>V</text:p>
          </table:table-cell>
          <table:table-cell table:style-name="ce497" office:value-type="float" office:value="8" calcext:value-type="float">
            <text:p>8</text:p>
          </table:table-cell>
          <table:table-cell table:style-name="ce523" table:content-validation-name="val2" office:value-type="string" calcext:value-type="string">
            <text:p>PROJET 8</text:p>
          </table:table-cell>
          <table:table-cell table:style-name="ce524"/>
          <table:table-cell table:style-name="ce484" office:value-type="string" calcext:value-type="string">
            <text:p>L</text:p>
          </table:table-cell>
          <table:table-cell table:style-name="ce558" office:value-type="float" office:value="8" calcext:value-type="float">
            <text:p>8</text:p>
          </table:table-cell>
          <table:table-cell table:content-validation-name="val3" office:value-type="string" calcext:value-type="string">
            <text:p>Entreprise</text:p>
          </table:table-cell>
          <table:table-cell table:style-name="ce577"/>
          <table:table-cell table:style-name="ce484" office:value-type="string" calcext:value-type="string">
            <text:p>J</text:p>
          </table:table-cell>
          <table:table-cell table:style-name="ce497" office:value-type="float" office:value="8" calcext:value-type="float">
            <text:p>8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24"/>
          <table:table-cell table:style-name="ce597" office:value-type="string" calcext:value-type="string">
            <text:p>S</text:p>
          </table:table-cell>
          <table:table-cell table:style-name="ce497" office:value-type="float" office:value="8" calcext:value-type="float">
            <text:p>8</text:p>
          </table:table-cell>
          <table:table-cell table:style-name="ce524"/>
          <table:table-cell table:style-name="ce577"/>
          <table:table-cell table:style-name="ce484" office:value-type="string" calcext:value-type="string">
            <text:p>M</text:p>
          </table:table-cell>
          <table:table-cell table:style-name="ce497" office:value-type="float" office:value="8" calcext:value-type="float">
            <text:p>8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24"/>
          <table:table-cell table:style-name="ce484" office:value-type="string" calcext:value-type="string">
            <text:p>J</text:p>
          </table:table-cell>
          <table:table-cell table:style-name="ce558" office:value-type="float" office:value="8" calcext:value-type="float">
            <text:p>8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178"/>
          <table:table-cell table:number-columns-repeated="4"/>
        </table:table-row>
        <table:table-row table:style-name="ro5">
          <table:table-cell table:style-name="ce14"/>
          <table:table-cell table:style-name="ce484" office:value-type="string" calcext:value-type="string">
            <text:p>S</text:p>
          </table:table-cell>
          <table:table-cell table:style-name="ce497" office:value-type="float" office:value="9" calcext:value-type="float">
            <text:p>9</text:p>
          </table:table-cell>
          <table:table-cell table:style-name="ce524" table:number-columns-repeated="2"/>
          <table:table-cell table:style-name="ce484" office:value-type="string" calcext:value-type="string">
            <text:p>M</text:p>
          </table:table-cell>
          <table:table-cell table:style-name="ce558" office:value-type="float" office:value="9" calcext:value-type="float">
            <text:p>9</text:p>
          </table:table-cell>
          <table:table-cell table:content-validation-name="val3" office:value-type="string" calcext:value-type="string">
            <text:p>Entreprise</text:p>
          </table:table-cell>
          <table:table-cell table:style-name="ce577"/>
          <table:table-cell table:style-name="ce484" office:value-type="string" calcext:value-type="string">
            <text:p>V</text:p>
          </table:table-cell>
          <table:table-cell table:style-name="ce497" office:value-type="float" office:value="9" calcext:value-type="float">
            <text:p>9</text:p>
          </table:table-cell>
          <table:table-cell table:style-name="ce523" table:content-validation-name="val2" office:value-type="string" calcext:value-type="string">
            <text:p>PROJET 8</text:p>
          </table:table-cell>
          <table:table-cell table:style-name="ce524"/>
          <table:table-cell table:style-name="ce597" office:value-type="string" calcext:value-type="string">
            <text:p>D</text:p>
          </table:table-cell>
          <table:table-cell table:style-name="ce497" office:value-type="float" office:value="9" calcext:value-type="float">
            <text:p>9</text:p>
          </table:table-cell>
          <table:table-cell table:style-name="ce524"/>
          <table:table-cell table:style-name="ce577"/>
          <table:table-cell table:style-name="ce484" office:value-type="string" calcext:value-type="string">
            <text:p>M</text:p>
          </table:table-cell>
          <table:table-cell table:style-name="ce497" office:value-type="float" office:value="9" calcext:value-type="float">
            <text:p>9</text:p>
          </table:table-cell>
          <table:table-cell table:style-name="ce603" table:content-validation-name="val2" office:value-type="string" calcext:value-type="string">
            <text:p>PROJET 9</text:p>
          </table:table-cell>
          <table:table-cell table:style-name="ce524"/>
          <table:table-cell table:style-name="ce484" office:value-type="string" calcext:value-type="string">
            <text:p>V</text:p>
          </table:table-cell>
          <table:table-cell table:style-name="ce558" office:value-type="float" office:value="9" calcext:value-type="float">
            <text:p>9</text:p>
          </table:table-cell>
          <table:table-cell table:style-name="ce603" table:content-validation-name="val2" office:value-type="string" calcext:value-type="string">
            <text:p>PROJET 9</text:p>
          </table:table-cell>
          <table:table-cell table:style-name="ce178"/>
          <table:table-cell table:number-columns-repeated="4"/>
        </table:table-row>
        <table:table-row table:style-name="ro5">
          <table:table-cell table:style-name="ce14"/>
          <table:table-cell table:style-name="ce484" office:value-type="string" calcext:value-type="string">
            <text:p>D</text:p>
          </table:table-cell>
          <table:table-cell table:style-name="ce497" office:value-type="float" office:value="10" calcext:value-type="float">
            <text:p>10</text:p>
          </table:table-cell>
          <table:table-cell table:style-name="ce524" table:number-columns-repeated="2"/>
          <table:table-cell table:style-name="ce484" office:value-type="string" calcext:value-type="string">
            <text:p>M</text:p>
          </table:table-cell>
          <table:table-cell table:style-name="ce558" office:value-type="float" office:value="10" calcext:value-type="float">
            <text:p>10</text:p>
          </table:table-cell>
          <table:table-cell table:content-validation-name="val3" office:value-type="string" calcext:value-type="string">
            <text:p>Entreprise</text:p>
          </table:table-cell>
          <table:table-cell table:style-name="ce577"/>
          <table:table-cell table:style-name="ce484" office:value-type="string" calcext:value-type="string">
            <text:p>S</text:p>
          </table:table-cell>
          <table:table-cell table:style-name="ce497" office:value-type="float" office:value="10" calcext:value-type="float">
            <text:p>10</text:p>
          </table:table-cell>
          <table:table-cell table:style-name="ce524" table:number-columns-repeated="2"/>
          <table:table-cell table:style-name="ce597" office:value-type="string" calcext:value-type="string">
            <text:p>L</text:p>
          </table:table-cell>
          <table:table-cell table:style-name="ce497" office:value-type="float" office:value="10" calcext:value-type="float">
            <text:p>10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77"/>
          <table:table-cell table:style-name="ce484" office:value-type="string" calcext:value-type="string">
            <text:p>J</text:p>
          </table:table-cell>
          <table:table-cell table:style-name="ce497" office:value-type="float" office:value="10" calcext:value-type="float">
            <text:p>10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24"/>
          <table:table-cell table:style-name="ce484" office:value-type="string" calcext:value-type="string">
            <text:p>S</text:p>
          </table:table-cell>
          <table:table-cell table:style-name="ce558" office:value-type="float" office:value="10" calcext:value-type="float">
            <text:p>10</text:p>
          </table:table-cell>
          <table:table-cell table:style-name="ce629"/>
          <table:table-cell table:style-name="ce178"/>
          <table:table-cell table:number-columns-repeated="4"/>
        </table:table-row>
        <table:table-row table:style-name="ro5">
          <table:table-cell table:style-name="ce14"/>
          <table:table-cell table:style-name="ce484" office:value-type="string" calcext:value-type="string">
            <text:p>L</text:p>
          </table:table-cell>
          <table:table-cell table:style-name="ce497" office:value-type="float" office:value="11" calcext:value-type="float">
            <text:p>11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24"/>
          <table:table-cell table:style-name="ce484" office:value-type="string" calcext:value-type="string">
            <text:p>J</text:p>
          </table:table-cell>
          <table:table-cell table:style-name="ce558" office:value-type="float" office:value="11" calcext:value-type="float">
            <text:p>11</text:p>
          </table:table-cell>
          <table:table-cell table:content-validation-name="val3" office:value-type="string" calcext:value-type="string">
            <text:p>Entreprise</text:p>
          </table:table-cell>
          <table:table-cell table:style-name="ce577"/>
          <table:table-cell table:style-name="ce484" office:value-type="string" calcext:value-type="string">
            <text:p>D</text:p>
          </table:table-cell>
          <table:table-cell table:style-name="ce497" office:value-type="float" office:value="11" calcext:value-type="float">
            <text:p>11</text:p>
          </table:table-cell>
          <table:table-cell table:style-name="ce524" table:number-columns-repeated="2"/>
          <table:table-cell table:style-name="ce597" office:value-type="string" calcext:value-type="string">
            <text:p>M</text:p>
          </table:table-cell>
          <table:table-cell table:style-name="ce497" office:value-type="float" office:value="11" calcext:value-type="float">
            <text:p>11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77"/>
          <table:table-cell table:style-name="ce484" office:value-type="string" calcext:value-type="string">
            <text:p>V</text:p>
          </table:table-cell>
          <table:table-cell table:style-name="ce497" office:value-type="float" office:value="11" calcext:value-type="float">
            <text:p>11</text:p>
          </table:table-cell>
          <table:table-cell table:style-name="ce612" office:value-type="string" calcext:value-type="string">
            <text:p>Ferie</text:p>
          </table:table-cell>
          <table:table-cell table:style-name="ce524"/>
          <table:table-cell table:style-name="ce484" office:value-type="string" calcext:value-type="string">
            <text:p>D</text:p>
          </table:table-cell>
          <table:table-cell table:style-name="ce558" office:value-type="float" office:value="11" calcext:value-type="float">
            <text:p>11</text:p>
          </table:table-cell>
          <table:table-cell table:style-name="ce629"/>
          <table:table-cell table:style-name="ce178"/>
          <table:table-cell table:number-columns-repeated="4"/>
        </table:table-row>
        <table:table-row table:style-name="ro5">
          <table:table-cell table:style-name="ce14"/>
          <table:table-cell table:style-name="ce484" office:value-type="string" calcext:value-type="string">
            <text:p>M</text:p>
          </table:table-cell>
          <table:table-cell table:style-name="ce497" office:value-type="float" office:value="12" calcext:value-type="float">
            <text:p>12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24"/>
          <table:table-cell table:style-name="ce484" office:value-type="string" calcext:value-type="string">
            <text:p>V</text:p>
          </table:table-cell>
          <table:table-cell table:style-name="ce558" office:value-type="float" office:value="12" calcext:value-type="float">
            <text:p>12</text:p>
          </table:table-cell>
          <table:table-cell table:content-validation-name="val3" office:value-type="string" calcext:value-type="string">
            <text:p>Entreprise</text:p>
          </table:table-cell>
          <table:table-cell table:style-name="ce577"/>
          <table:table-cell table:style-name="ce484" office:value-type="string" calcext:value-type="string">
            <text:p>L</text:p>
          </table:table-cell>
          <table:table-cell table:style-name="ce497" office:value-type="float" office:value="12" calcext:value-type="float">
            <text:p>12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24"/>
          <table:table-cell table:style-name="ce597" office:value-type="string" calcext:value-type="string">
            <text:p>M</text:p>
          </table:table-cell>
          <table:table-cell table:style-name="ce497" office:value-type="float" office:value="12" calcext:value-type="float">
            <text:p>12</text:p>
          </table:table-cell>
          <table:table-cell table:style-name="ce603" table:content-validation-name="val2" office:value-type="string" calcext:value-type="string">
            <text:p>PROJET 9</text:p>
          </table:table-cell>
          <table:table-cell table:style-name="ce577"/>
          <table:table-cell table:style-name="ce484" office:value-type="string" calcext:value-type="string">
            <text:p>S</text:p>
          </table:table-cell>
          <table:table-cell table:style-name="ce497" office:value-type="float" office:value="12" calcext:value-type="float">
            <text:p>12</text:p>
          </table:table-cell>
          <table:table-cell table:style-name="ce524" table:number-columns-repeated="2"/>
          <table:table-cell table:style-name="ce484" office:value-type="string" calcext:value-type="string">
            <text:p>L</text:p>
          </table:table-cell>
          <table:table-cell table:style-name="ce558" office:value-type="float" office:value="12" calcext:value-type="float">
            <text:p>12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178"/>
          <table:table-cell table:number-columns-repeated="4"/>
        </table:table-row>
        <table:table-row table:style-name="ro5">
          <table:table-cell table:style-name="ce14"/>
          <table:table-cell table:style-name="ce484" office:value-type="string" calcext:value-type="string">
            <text:p>M</text:p>
          </table:table-cell>
          <table:table-cell table:style-name="ce497" office:value-type="float" office:value="13" calcext:value-type="float">
            <text:p>13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24"/>
          <table:table-cell table:style-name="ce484" office:value-type="string" calcext:value-type="string">
            <text:p>S</text:p>
          </table:table-cell>
          <table:table-cell table:style-name="ce558" office:value-type="float" office:value="13" calcext:value-type="float">
            <text:p>13</text:p>
          </table:table-cell>
          <table:table-cell table:style-name="ce524"/>
          <table:table-cell table:style-name="ce577"/>
          <table:table-cell table:style-name="ce484" office:value-type="string" calcext:value-type="string">
            <text:p>M</text:p>
          </table:table-cell>
          <table:table-cell table:style-name="ce497" office:value-type="float" office:value="13" calcext:value-type="float">
            <text:p>13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24"/>
          <table:table-cell table:style-name="ce597" office:value-type="string" calcext:value-type="string">
            <text:p>J</text:p>
          </table:table-cell>
          <table:table-cell table:style-name="ce497" office:value-type="float" office:value="13" calcext:value-type="float">
            <text:p>13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577"/>
          <table:table-cell table:style-name="ce484" office:value-type="string" calcext:value-type="string">
            <text:p>D</text:p>
          </table:table-cell>
          <table:table-cell table:style-name="ce497" office:value-type="float" office:value="13" calcext:value-type="float">
            <text:p>13</text:p>
          </table:table-cell>
          <table:table-cell table:style-name="ce524" table:number-columns-repeated="2"/>
          <table:table-cell table:style-name="ce484" office:value-type="string" calcext:value-type="string">
            <text:p>M</text:p>
          </table:table-cell>
          <table:table-cell table:style-name="ce558" office:value-type="float" office:value="13" calcext:value-type="float">
            <text:p>13</text:p>
          </table:table-cell>
          <table:table-cell table:style-name="ce522" table:content-validation-name="val3" office:value-type="string" calcext:value-type="string">
            <text:p>Entreprise</text:p>
          </table:table-cell>
          <table:table-cell table:style-name="ce178"/>
          <table:table-cell table:number-columns-repeated="4"/>
        </table:table-row>
        <table:table-row table:style-name="ro5">
          <table:table-cell/>
          <table:table-cell table:style-name="ce485" office:value-type="string" calcext:value-type="string">
            <text:p>J</text:p>
          </table:table-cell>
          <table:table-cell table:style-name="ce498" office:value-type="float" office:value="14" calcext:value-type="float">
            <text:p>14</text:p>
          </table:table-cell>
          <table:table-cell table:style-name="ce525" office:value-type="string" calcext:value-type="string">
            <text:p>Ferie</text:p>
          </table:table-cell>
          <table:table-cell table:style-name="ce527"/>
          <table:table-cell table:style-name="ce549" office:value-type="string" calcext:value-type="string">
            <text:p>D</text:p>
          </table:table-cell>
          <table:table-cell table:style-name="ce559" office:value-type="float" office:value="14" calcext:value-type="float">
            <text:p>14</text:p>
          </table:table-cell>
          <table:table-cell table:style-name="ce527" table:number-columns-repeated="2"/>
          <table:table-cell table:style-name="ce549" office:value-type="string" calcext:value-type="string">
            <text:p>M</text:p>
          </table:table-cell>
          <table:table-cell table:style-name="ce559" office:value-type="float" office:value="14" calcext:value-type="float">
            <text:p>14</text:p>
          </table:table-cell>
          <table:table-cell table:style-name="ce592" table:content-validation-name="val2" office:value-type="string" calcext:value-type="string">
            <text:p>PROJET 9</text:p>
          </table:table-cell>
          <table:table-cell table:style-name="ce527"/>
          <table:table-cell table:style-name="ce549" office:value-type="string" calcext:value-type="string">
            <text:p>V</text:p>
          </table:table-cell>
          <table:table-cell table:style-name="ce559" office:value-type="float" office:value="14" calcext:value-type="float">
            <text:p>14</text:p>
          </table:table-cell>
          <table:table-cell table:style-name="ce592" table:content-validation-name="val2" office:value-type="string" calcext:value-type="string">
            <text:p>PROJET 9</text:p>
          </table:table-cell>
          <table:table-cell table:style-name="ce527"/>
          <table:table-cell table:style-name="ce549" office:value-type="string" calcext:value-type="string">
            <text:p>L</text:p>
          </table:table-cell>
          <table:table-cell table:style-name="ce559" office:value-type="float" office:value="14" calcext:value-type="float">
            <text:p>14</text:p>
          </table:table-cell>
          <table:table-cell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M</text:p>
          </table:table-cell>
          <table:table-cell table:style-name="ce559" office:value-type="float" office:value="14" calcext:value-type="float">
            <text:p>14</text:p>
          </table:table-cell>
          <table:table-cell table:content-validation-name="val2" office:value-type="string" calcext:value-type="string">
            <text:p>Entreprise</text:p>
          </table:table-cell>
          <table:table-cell table:number-columns-repeated="5"/>
        </table:table-row>
        <table:table-row table:style-name="ro5">
          <table:table-cell/>
          <table:table-cell table:style-name="ce485" office:value-type="string" calcext:value-type="string">
            <text:p>V</text:p>
          </table:table-cell>
          <table:table-cell table:style-name="ce498" office:value-type="float" office:value="15" calcext:value-type="float">
            <text:p>15</text:p>
          </table:table-cell>
          <table:table-cell table:style-name="ce526" table:content-validation-name="val2" office:value-type="string" calcext:value-type="string">
            <text:p>PROJET 8</text:p>
          </table:table-cell>
          <table:table-cell table:style-name="ce527"/>
          <table:table-cell table:style-name="ce549" office:value-type="string" calcext:value-type="string">
            <text:p>L</text:p>
          </table:table-cell>
          <table:table-cell table:style-name="ce559" office:value-type="float" office:value="15" calcext:value-type="float">
            <text:p>15</text:p>
          </table:table-cell>
          <table:table-cell table:style-name="ce525" office:value-type="string" calcext:value-type="string">
            <text:p>Ferie</text:p>
          </table:table-cell>
          <table:table-cell table:style-name="ce527"/>
          <table:table-cell table:style-name="ce549" office:value-type="string" calcext:value-type="string">
            <text:p>J</text:p>
          </table:table-cell>
          <table:table-cell table:style-name="ce559" office:value-type="float" office:value="15" calcext:value-type="float">
            <text:p>15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S</text:p>
          </table:table-cell>
          <table:table-cell table:style-name="ce559" office:value-type="float" office:value="15" calcext:value-type="float">
            <text:p>15</text:p>
          </table:table-cell>
          <table:table-cell table:style-name="ce527" table:number-columns-repeated="2"/>
          <table:table-cell table:style-name="ce549" office:value-type="string" calcext:value-type="string">
            <text:p>M</text:p>
          </table:table-cell>
          <table:table-cell table:style-name="ce559" office:value-type="float" office:value="15" calcext:value-type="float">
            <text:p>15</text:p>
          </table:table-cell>
          <table:table-cell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J</text:p>
          </table:table-cell>
          <table:table-cell table:style-name="ce559" office:value-type="float" office:value="15" calcext:value-type="float">
            <text:p>15</text:p>
          </table:table-cell>
          <table:table-cell table:content-validation-name="val2" office:value-type="string" calcext:value-type="string">
            <text:p>Entreprise</text:p>
          </table:table-cell>
          <table:table-cell table:number-columns-repeated="5"/>
        </table:table-row>
        <table:table-row table:style-name="ro5">
          <table:table-cell/>
          <table:table-cell table:style-name="ce485" office:value-type="string" calcext:value-type="string">
            <text:p>S</text:p>
          </table:table-cell>
          <table:table-cell table:style-name="ce498" office:value-type="float" office:value="16" calcext:value-type="float">
            <text:p>16</text:p>
          </table:table-cell>
          <table:table-cell table:style-name="ce527" table:number-columns-repeated="2"/>
          <table:table-cell table:style-name="ce549" office:value-type="string" calcext:value-type="string">
            <text:p>M</text:p>
          </table:table-cell>
          <table:table-cell table:style-name="ce559" office:value-type="float" office:value="16" calcext:value-type="float">
            <text:p>16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V</text:p>
          </table:table-cell>
          <table:table-cell table:style-name="ce559" office:value-type="float" office:value="16" calcext:value-type="float">
            <text:p>16</text:p>
          </table:table-cell>
          <table:table-cell table:style-name="ce592" table:content-validation-name="val2" office:value-type="string" calcext:value-type="string">
            <text:p>PROJET 9</text:p>
          </table:table-cell>
          <table:table-cell table:style-name="ce527"/>
          <table:table-cell table:style-name="ce549" office:value-type="string" calcext:value-type="string">
            <text:p>D</text:p>
          </table:table-cell>
          <table:table-cell table:style-name="ce559" office:value-type="float" office:value="16" calcext:value-type="float">
            <text:p>16</text:p>
          </table:table-cell>
          <table:table-cell table:style-name="ce527" table:number-columns-repeated="2"/>
          <table:table-cell table:style-name="ce549" office:value-type="string" calcext:value-type="string">
            <text:p>M</text:p>
          </table:table-cell>
          <table:table-cell table:style-name="ce559" office:value-type="float" office:value="16" calcext:value-type="float">
            <text:p>16</text:p>
          </table:table-cell>
          <table:table-cell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V</text:p>
          </table:table-cell>
          <table:table-cell table:style-name="ce559" office:value-type="float" office:value="16" calcext:value-type="float">
            <text:p>16</text:p>
          </table:table-cell>
          <table:table-cell table:style-name="ce592" table:content-validation-name="val2" office:value-type="string" calcext:value-type="string">
            <text:p>PROJET 9</text:p>
          </table:table-cell>
          <table:table-cell table:number-columns-repeated="5"/>
        </table:table-row>
        <table:table-row table:style-name="ro5">
          <table:table-cell/>
          <table:table-cell table:style-name="ce485" office:value-type="string" calcext:value-type="string">
            <text:p>D</text:p>
          </table:table-cell>
          <table:table-cell table:style-name="ce498" office:value-type="float" office:value="17" calcext:value-type="float">
            <text:p>17</text:p>
          </table:table-cell>
          <table:table-cell table:style-name="ce527" table:number-columns-repeated="2"/>
          <table:table-cell table:style-name="ce549" office:value-type="string" calcext:value-type="string">
            <text:p>M</text:p>
          </table:table-cell>
          <table:table-cell table:style-name="ce559" office:value-type="float" office:value="17" calcext:value-type="float">
            <text:p>17</text:p>
          </table:table-cell>
          <table:table-cell table:style-name="ce526" table:content-validation-name="val2" office:value-type="string" calcext:value-type="string">
            <text:p>PROJET 8</text:p>
          </table:table-cell>
          <table:table-cell table:style-name="ce527"/>
          <table:table-cell table:style-name="ce549" office:value-type="string" calcext:value-type="string">
            <text:p>S</text:p>
          </table:table-cell>
          <table:table-cell table:style-name="ce559" office:value-type="float" office:value="17" calcext:value-type="float">
            <text:p>17</text:p>
          </table:table-cell>
          <table:table-cell table:style-name="ce527" table:number-columns-repeated="2"/>
          <table:table-cell table:style-name="ce549" office:value-type="string" calcext:value-type="string">
            <text:p>L</text:p>
          </table:table-cell>
          <table:table-cell table:style-name="ce559" office:value-type="float" office:value="17" calcext:value-type="float">
            <text:p>17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J</text:p>
          </table:table-cell>
          <table:table-cell table:style-name="ce559" office:value-type="float" office:value="17" calcext:value-type="float">
            <text:p>17</text:p>
          </table:table-cell>
          <table:table-cell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S</text:p>
          </table:table-cell>
          <table:table-cell table:style-name="ce559" office:value-type="float" office:value="17" calcext:value-type="float">
            <text:p>17</text:p>
          </table:table-cell>
          <table:table-cell table:style-name="ce618"/>
          <table:table-cell table:number-columns-repeated="5"/>
        </table:table-row>
        <table:table-row table:style-name="ro5">
          <table:table-cell/>
          <table:table-cell table:style-name="ce485" office:value-type="string" calcext:value-type="string">
            <text:p>L</text:p>
          </table:table-cell>
          <table:table-cell table:style-name="ce498" office:value-type="float" office:value="18" calcext:value-type="float">
            <text:p>18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J</text:p>
          </table:table-cell>
          <table:table-cell table:style-name="ce559" office:value-type="float" office:value="18" calcext:value-type="float">
            <text:p>18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D</text:p>
          </table:table-cell>
          <table:table-cell table:style-name="ce559" office:value-type="float" office:value="18" calcext:value-type="float">
            <text:p>18</text:p>
          </table:table-cell>
          <table:table-cell table:style-name="ce527" table:number-columns-repeated="2"/>
          <table:table-cell table:style-name="ce549" office:value-type="string" calcext:value-type="string">
            <text:p>M</text:p>
          </table:table-cell>
          <table:table-cell table:style-name="ce559" office:value-type="float" office:value="18" calcext:value-type="float">
            <text:p>18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V</text:p>
          </table:table-cell>
          <table:table-cell table:style-name="ce559" office:value-type="float" office:value="18" calcext:value-type="float">
            <text:p>18</text:p>
          </table:table-cell>
          <table:table-cell table:style-name="ce592" table:content-validation-name="val2" office:value-type="string" calcext:value-type="string">
            <text:p>PROJET 9</text:p>
          </table:table-cell>
          <table:table-cell table:style-name="ce527"/>
          <table:table-cell table:style-name="ce549" office:value-type="string" calcext:value-type="string">
            <text:p>D</text:p>
          </table:table-cell>
          <table:table-cell table:style-name="ce559" office:value-type="float" office:value="18" calcext:value-type="float">
            <text:p>18</text:p>
          </table:table-cell>
          <table:table-cell table:style-name="ce630"/>
          <table:table-cell table:number-columns-repeated="5"/>
        </table:table-row>
        <table:table-row table:style-name="ro5">
          <table:table-cell/>
          <table:table-cell table:style-name="ce485" office:value-type="string" calcext:value-type="string">
            <text:p>M</text:p>
          </table:table-cell>
          <table:table-cell table:style-name="ce498" office:value-type="float" office:value="19" calcext:value-type="float">
            <text:p>19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V</text:p>
          </table:table-cell>
          <table:table-cell table:style-name="ce559" office:value-type="float" office:value="19" calcext:value-type="float">
            <text:p>19</text:p>
          </table:table-cell>
          <table:table-cell table:style-name="ce526" table:content-validation-name="val2" office:value-type="string" calcext:value-type="string">
            <text:p>PROJET 8</text:p>
          </table:table-cell>
          <table:table-cell table:style-name="ce527"/>
          <table:table-cell table:style-name="ce549" office:value-type="string" calcext:value-type="string">
            <text:p>L</text:p>
          </table:table-cell>
          <table:table-cell table:style-name="ce559" office:value-type="float" office:value="19" calcext:value-type="float">
            <text:p>19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M</text:p>
          </table:table-cell>
          <table:table-cell table:style-name="ce559" office:value-type="float" office:value="19" calcext:value-type="float">
            <text:p>19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S</text:p>
          </table:table-cell>
          <table:table-cell table:style-name="ce559" office:value-type="float" office:value="19" calcext:value-type="float">
            <text:p>19</text:p>
          </table:table-cell>
          <table:table-cell table:style-name="ce613"/>
          <table:table-cell table:style-name="ce527"/>
          <table:table-cell table:style-name="ce549" office:value-type="string" calcext:value-type="string">
            <text:p>L</text:p>
          </table:table-cell>
          <table:table-cell table:style-name="ce559" office:value-type="float" office:value="19" calcext:value-type="float">
            <text:p>19</text:p>
          </table:table-cell>
          <table:table-cell table:style-name="ce631" table:content-validation-name="val2" office:value-type="string" calcext:value-type="string">
            <text:p>Entreprise</text:p>
          </table:table-cell>
          <table:table-cell table:number-columns-repeated="5"/>
        </table:table-row>
        <table:table-row table:style-name="ro5">
          <table:table-cell/>
          <table:table-cell table:style-name="ce485" office:value-type="string" calcext:value-type="string">
            <text:p>M</text:p>
          </table:table-cell>
          <table:table-cell table:style-name="ce498" office:value-type="float" office:value="20" calcext:value-type="float">
            <text:p>20</text:p>
          </table:table-cell>
          <table:table-cell table:style-name="ce526" table:content-validation-name="val2" office:value-type="string" calcext:value-type="string">
            <text:p>PROJET 8</text:p>
          </table:table-cell>
          <table:table-cell table:style-name="ce527"/>
          <table:table-cell table:style-name="ce549" office:value-type="string" calcext:value-type="string">
            <text:p>S</text:p>
          </table:table-cell>
          <table:table-cell table:style-name="ce559" office:value-type="float" office:value="20" calcext:value-type="float">
            <text:p>20</text:p>
          </table:table-cell>
          <table:table-cell table:style-name="ce527" table:number-columns-repeated="2"/>
          <table:table-cell table:style-name="ce549" office:value-type="string" calcext:value-type="string">
            <text:p>M</text:p>
          </table:table-cell>
          <table:table-cell table:style-name="ce559" office:value-type="float" office:value="20" calcext:value-type="float">
            <text:p>20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J</text:p>
          </table:table-cell>
          <table:table-cell table:style-name="ce559" office:value-type="float" office:value="20" calcext:value-type="float">
            <text:p>20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D</text:p>
          </table:table-cell>
          <table:table-cell table:style-name="ce559" office:value-type="float" office:value="20" calcext:value-type="float">
            <text:p>20</text:p>
          </table:table-cell>
          <table:table-cell table:style-name="ce527" table:number-columns-repeated="2"/>
          <table:table-cell table:style-name="ce549" office:value-type="string" calcext:value-type="string">
            <text:p>M</text:p>
          </table:table-cell>
          <table:table-cell table:style-name="ce559" office:value-type="float" office:value="20" calcext:value-type="float">
            <text:p>20</text:p>
          </table:table-cell>
          <table:table-cell table:content-validation-name="val2" office:value-type="string" calcext:value-type="string">
            <text:p>Entreprise</text:p>
          </table:table-cell>
          <table:table-cell table:number-columns-repeated="5"/>
        </table:table-row>
        <table:table-row table:style-name="ro1">
          <table:table-cell/>
          <table:table-cell table:style-name="ce485" office:value-type="string" calcext:value-type="string">
            <text:p>J</text:p>
          </table:table-cell>
          <table:table-cell table:style-name="ce498" office:value-type="float" office:value="21" calcext:value-type="float">
            <text:p>21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D</text:p>
          </table:table-cell>
          <table:table-cell table:style-name="ce559" office:value-type="float" office:value="21" calcext:value-type="float">
            <text:p>21</text:p>
          </table:table-cell>
          <table:table-cell table:style-name="ce527" table:number-columns-repeated="2"/>
          <table:table-cell table:style-name="ce549" office:value-type="string" calcext:value-type="string">
            <text:p>M</text:p>
          </table:table-cell>
          <table:table-cell table:style-name="ce559" office:value-type="float" office:value="21" calcext:value-type="float">
            <text:p>21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V</text:p>
          </table:table-cell>
          <table:table-cell table:style-name="ce559" office:value-type="float" office:value="21" calcext:value-type="float">
            <text:p>21</text:p>
          </table:table-cell>
          <table:table-cell table:style-name="ce592" table:content-validation-name="val2" office:value-type="string" calcext:value-type="string">
            <text:p>PROJET 9</text:p>
          </table:table-cell>
          <table:table-cell table:style-name="ce527"/>
          <table:table-cell table:style-name="ce549" office:value-type="string" calcext:value-type="string">
            <text:p>L</text:p>
          </table:table-cell>
          <table:table-cell table:style-name="ce559" office:value-type="float" office:value="21" calcext:value-type="float">
            <text:p>21</text:p>
          </table:table-cell>
          <table:table-cell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M</text:p>
          </table:table-cell>
          <table:table-cell table:style-name="ce559" office:value-type="float" office:value="21" calcext:value-type="float">
            <text:p>21</text:p>
          </table:table-cell>
          <table:table-cell table:content-validation-name="val2" office:value-type="string" calcext:value-type="string">
            <text:p>Entreprise</text:p>
          </table:table-cell>
          <table:table-cell table:number-columns-repeated="5"/>
        </table:table-row>
        <table:table-row table:style-name="ro1">
          <table:table-cell/>
          <table:table-cell table:style-name="ce485" office:value-type="string" calcext:value-type="string">
            <text:p>V</text:p>
          </table:table-cell>
          <table:table-cell table:style-name="ce498" office:value-type="float" office:value="22" calcext:value-type="float">
            <text:p>22</text:p>
          </table:table-cell>
          <table:table-cell table:style-name="ce526" table:content-validation-name="val2" office:value-type="string" calcext:value-type="string">
            <text:p>PROJET 8</text:p>
          </table:table-cell>
          <table:table-cell table:style-name="ce527"/>
          <table:table-cell table:style-name="ce549" office:value-type="string" calcext:value-type="string">
            <text:p>L</text:p>
          </table:table-cell>
          <table:table-cell table:style-name="ce559" office:value-type="float" office:value="22" calcext:value-type="float">
            <text:p>22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J</text:p>
          </table:table-cell>
          <table:table-cell table:style-name="ce559" office:value-type="float" office:value="22" calcext:value-type="float">
            <text:p>22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S</text:p>
          </table:table-cell>
          <table:table-cell table:style-name="ce559" office:value-type="float" office:value="22" calcext:value-type="float">
            <text:p>22</text:p>
          </table:table-cell>
          <table:table-cell table:style-name="ce527" table:number-columns-repeated="2"/>
          <table:table-cell table:style-name="ce549" office:value-type="string" calcext:value-type="string">
            <text:p>M</text:p>
          </table:table-cell>
          <table:table-cell table:style-name="ce559" office:value-type="float" office:value="22" calcext:value-type="float">
            <text:p>22</text:p>
          </table:table-cell>
          <table:table-cell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J</text:p>
          </table:table-cell>
          <table:table-cell table:style-name="ce559" office:value-type="float" office:value="22" calcext:value-type="float">
            <text:p>22</text:p>
          </table:table-cell>
          <table:table-cell table:content-validation-name="val2" office:value-type="string" calcext:value-type="string">
            <text:p>Entreprise</text:p>
          </table:table-cell>
          <table:table-cell table:number-columns-repeated="5"/>
        </table:table-row>
        <table:table-row table:style-name="ro1">
          <table:table-cell/>
          <table:table-cell table:style-name="ce485" office:value-type="string" calcext:value-type="string">
            <text:p>S</text:p>
          </table:table-cell>
          <table:table-cell table:style-name="ce498" office:value-type="float" office:value="23" calcext:value-type="float">
            <text:p>23</text:p>
          </table:table-cell>
          <table:table-cell table:style-name="ce527" table:number-columns-repeated="2"/>
          <table:table-cell table:style-name="ce549" office:value-type="string" calcext:value-type="string">
            <text:p>M</text:p>
          </table:table-cell>
          <table:table-cell table:style-name="ce559" office:value-type="float" office:value="23" calcext:value-type="float">
            <text:p>23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V</text:p>
          </table:table-cell>
          <table:table-cell table:style-name="ce559" office:value-type="float" office:value="23" calcext:value-type="float">
            <text:p>23</text:p>
          </table:table-cell>
          <table:table-cell table:style-name="ce592" table:content-validation-name="val2" office:value-type="string" calcext:value-type="string">
            <text:p>PROJET 9</text:p>
          </table:table-cell>
          <table:table-cell table:style-name="ce527"/>
          <table:table-cell table:style-name="ce549" office:value-type="string" calcext:value-type="string">
            <text:p>D</text:p>
          </table:table-cell>
          <table:table-cell table:style-name="ce559" office:value-type="float" office:value="23" calcext:value-type="float">
            <text:p>23</text:p>
          </table:table-cell>
          <table:table-cell table:style-name="ce527" table:number-columns-repeated="2"/>
          <table:table-cell table:style-name="ce549" office:value-type="string" calcext:value-type="string">
            <text:p>M</text:p>
          </table:table-cell>
          <table:table-cell table:style-name="ce559" office:value-type="float" office:value="23" calcext:value-type="float">
            <text:p>23</text:p>
          </table:table-cell>
          <table:table-cell table:style-name="ce592" table:content-validation-name="val2" office:value-type="string" calcext:value-type="string">
            <text:p>PROJET 9</text:p>
          </table:table-cell>
          <table:table-cell table:style-name="ce527"/>
          <table:table-cell table:style-name="ce549" office:value-type="string" calcext:value-type="string">
            <text:p>V</text:p>
          </table:table-cell>
          <table:table-cell table:style-name="ce559" office:value-type="float" office:value="23" calcext:value-type="float">
            <text:p>23</text:p>
          </table:table-cell>
          <table:table-cell table:content-validation-name="val2" office:value-type="string" calcext:value-type="string">
            <text:p>Entreprise</text:p>
          </table:table-cell>
          <table:table-cell table:number-columns-repeated="5"/>
        </table:table-row>
        <table:table-row table:style-name="ro1">
          <table:table-cell/>
          <table:table-cell table:style-name="ce485" office:value-type="string" calcext:value-type="string">
            <text:p>D</text:p>
          </table:table-cell>
          <table:table-cell table:style-name="ce498" office:value-type="float" office:value="24" calcext:value-type="float">
            <text:p>24</text:p>
          </table:table-cell>
          <table:table-cell table:style-name="ce527" table:number-columns-repeated="2"/>
          <table:table-cell table:style-name="ce549" office:value-type="string" calcext:value-type="string">
            <text:p>M</text:p>
          </table:table-cell>
          <table:table-cell table:style-name="ce559" office:value-type="float" office:value="24" calcext:value-type="float">
            <text:p>24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S</text:p>
          </table:table-cell>
          <table:table-cell table:style-name="ce559" office:value-type="float" office:value="24" calcext:value-type="float">
            <text:p>24</text:p>
          </table:table-cell>
          <table:table-cell table:style-name="ce531"/>
          <table:table-cell table:style-name="ce527"/>
          <table:table-cell table:style-name="ce549" office:value-type="string" calcext:value-type="string">
            <text:p>L</text:p>
          </table:table-cell>
          <table:table-cell table:style-name="ce559" office:value-type="float" office:value="24" calcext:value-type="float">
            <text:p>24</text:p>
          </table:table-cell>
          <table:table-cell table:style-name="ce529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J</text:p>
          </table:table-cell>
          <table:table-cell table:style-name="ce559" office:value-type="float" office:value="24" calcext:value-type="float">
            <text:p>24</text:p>
          </table:table-cell>
          <table:table-cell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S</text:p>
          </table:table-cell>
          <table:table-cell table:style-name="ce559" office:value-type="float" office:value="24" calcext:value-type="float">
            <text:p>24</text:p>
          </table:table-cell>
          <table:table-cell table:style-name="ce618"/>
          <table:table-cell table:number-columns-repeated="5"/>
        </table:table-row>
        <table:table-row table:style-name="ro1">
          <table:table-cell/>
          <table:table-cell table:style-name="ce485" office:value-type="string" calcext:value-type="string">
            <text:p>L</text:p>
          </table:table-cell>
          <table:table-cell table:style-name="ce498" office:value-type="float" office:value="25" calcext:value-type="float">
            <text:p>25</text:p>
          </table:table-cell>
          <table:table-cell table:style-name="ce529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J</text:p>
          </table:table-cell>
          <table:table-cell table:style-name="ce559" office:value-type="float" office:value="25" calcext:value-type="float">
            <text:p>25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D</text:p>
          </table:table-cell>
          <table:table-cell table:style-name="ce559" office:value-type="float" office:value="25" calcext:value-type="float">
            <text:p>25</text:p>
          </table:table-cell>
          <table:table-cell table:style-name="ce527" table:number-columns-repeated="2"/>
          <table:table-cell table:style-name="ce549" office:value-type="string" calcext:value-type="string">
            <text:p>M</text:p>
          </table:table-cell>
          <table:table-cell table:style-name="ce559" office:value-type="float" office:value="25" calcext:value-type="float">
            <text:p>25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V</text:p>
          </table:table-cell>
          <table:table-cell table:style-name="ce559" office:value-type="float" office:value="25" calcext:value-type="float">
            <text:p>25</text:p>
          </table:table-cell>
          <table:table-cell table:style-name="ce593" table:content-validation-name="val2" office:value-type="string" calcext:value-type="string">
            <text:p>PROJET 9</text:p>
          </table:table-cell>
          <table:table-cell table:style-name="ce527"/>
          <table:table-cell table:style-name="ce549" office:value-type="string" calcext:value-type="string">
            <text:p>D</text:p>
          </table:table-cell>
          <table:table-cell table:style-name="ce559" office:value-type="float" office:value="25" calcext:value-type="float">
            <text:p>25</text:p>
          </table:table-cell>
          <table:table-cell table:style-name="ce606" office:value-type="string" calcext:value-type="string">
            <text:p>Ferie</text:p>
          </table:table-cell>
          <table:table-cell table:number-columns-repeated="5"/>
        </table:table-row>
        <table:table-row table:style-name="ro1">
          <table:table-cell/>
          <table:table-cell table:style-name="ce485" office:value-type="string" calcext:value-type="string">
            <text:p>M</text:p>
          </table:table-cell>
          <table:table-cell table:style-name="ce498" office:value-type="float" office:value="26" calcext:value-type="float">
            <text:p>26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V</text:p>
          </table:table-cell>
          <table:table-cell table:style-name="ce559" office:value-type="float" office:value="26" calcext:value-type="float">
            <text:p>26</text:p>
          </table:table-cell>
          <table:table-cell table:style-name="ce569" table:content-validation-name="val2" office:value-type="string" calcext:value-type="string">
            <text:p>PROJET 8</text:p>
          </table:table-cell>
          <table:table-cell table:style-name="ce527"/>
          <table:table-cell table:style-name="ce549" office:value-type="string" calcext:value-type="string">
            <text:p>L</text:p>
          </table:table-cell>
          <table:table-cell table:style-name="ce559" office:value-type="float" office:value="26" calcext:value-type="float">
            <text:p>26</text:p>
          </table:table-cell>
          <table:table-cell table:style-name="ce529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M</text:p>
          </table:table-cell>
          <table:table-cell table:style-name="ce559" office:value-type="float" office:value="26" calcext:value-type="float">
            <text:p>26</text:p>
          </table:table-cell>
          <table:table-cell table:style-name="ce593" table:content-validation-name="val2" office:value-type="string" calcext:value-type="string">
            <text:p>PROJET 9</text:p>
          </table:table-cell>
          <table:table-cell table:style-name="ce527"/>
          <table:table-cell table:style-name="ce549" office:value-type="string" calcext:value-type="string">
            <text:p>S</text:p>
          </table:table-cell>
          <table:table-cell table:style-name="ce559" office:value-type="float" office:value="26" calcext:value-type="float">
            <text:p>26</text:p>
          </table:table-cell>
          <table:table-cell table:style-name="ce527" table:number-columns-repeated="2"/>
          <table:table-cell table:style-name="ce549" office:value-type="string" calcext:value-type="string">
            <text:p>L</text:p>
          </table:table-cell>
          <table:table-cell table:style-name="ce559" office:value-type="float" office:value="26" calcext:value-type="float">
            <text:p>26</text:p>
          </table:table-cell>
          <table:table-cell table:style-name="ce632" table:content-validation-name="val2" office:value-type="string" calcext:value-type="string">
            <text:p>Entreprise</text:p>
          </table:table-cell>
          <table:table-cell table:number-columns-repeated="5"/>
        </table:table-row>
        <table:table-row table:style-name="ro1">
          <table:table-cell/>
          <table:table-cell table:style-name="ce485" office:value-type="string" calcext:value-type="string">
            <text:p>M</text:p>
          </table:table-cell>
          <table:table-cell table:style-name="ce498" office:value-type="float" office:value="27" calcext:value-type="float">
            <text:p>27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S</text:p>
          </table:table-cell>
          <table:table-cell table:style-name="ce559" office:value-type="float" office:value="27" calcext:value-type="float">
            <text:p>27</text:p>
          </table:table-cell>
          <table:table-cell table:style-name="ce570"/>
          <table:table-cell table:style-name="ce527"/>
          <table:table-cell table:style-name="ce549" office:value-type="string" calcext:value-type="string">
            <text:p>M</text:p>
          </table:table-cell>
          <table:table-cell table:style-name="ce559" office:value-type="float" office:value="27" calcext:value-type="float">
            <text:p>27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J</text:p>
          </table:table-cell>
          <table:table-cell table:style-name="ce559" office:value-type="float" office:value="27" calcext:value-type="float">
            <text:p>27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D</text:p>
          </table:table-cell>
          <table:table-cell table:style-name="ce559" office:value-type="float" office:value="27" calcext:value-type="float">
            <text:p>27</text:p>
          </table:table-cell>
          <table:table-cell table:style-name="ce527" table:number-columns-repeated="2"/>
          <table:table-cell table:style-name="ce549" office:value-type="string" calcext:value-type="string">
            <text:p>M</text:p>
          </table:table-cell>
          <table:table-cell table:style-name="ce559" office:value-type="float" office:value="27" calcext:value-type="float">
            <text:p>27</text:p>
          </table:table-cell>
          <table:table-cell table:content-validation-name="val2" office:value-type="string" calcext:value-type="string">
            <text:p>Entreprise</text:p>
          </table:table-cell>
          <table:table-cell table:number-columns-repeated="5"/>
        </table:table-row>
        <table:table-row table:style-name="ro1">
          <table:table-cell/>
          <table:table-cell table:style-name="ce485" office:value-type="string" calcext:value-type="string">
            <text:p>J</text:p>
          </table:table-cell>
          <table:table-cell table:style-name="ce498" office:value-type="float" office:value="28" calcext:value-type="float">
            <text:p>28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D</text:p>
          </table:table-cell>
          <table:table-cell table:style-name="ce559" office:value-type="float" office:value="28" calcext:value-type="float">
            <text:p>28</text:p>
          </table:table-cell>
          <table:table-cell table:style-name="ce527" table:number-columns-repeated="2"/>
          <table:table-cell table:style-name="ce549" office:value-type="string" calcext:value-type="string">
            <text:p>M</text:p>
          </table:table-cell>
          <table:table-cell table:style-name="ce559" office:value-type="float" office:value="28" calcext:value-type="float">
            <text:p>28</text:p>
          </table:table-cell>
          <table:table-cell table:style-name="ce593" table:content-validation-name="val2" office:value-type="string" calcext:value-type="string">
            <text:p>PROJET 9</text:p>
          </table:table-cell>
          <table:table-cell table:style-name="ce527"/>
          <table:table-cell table:style-name="ce549" office:value-type="string" calcext:value-type="string">
            <text:p>V</text:p>
          </table:table-cell>
          <table:table-cell table:style-name="ce559" office:value-type="float" office:value="28" calcext:value-type="float">
            <text:p>28</text:p>
          </table:table-cell>
          <table:table-cell table:style-name="ce593" table:content-validation-name="val2" office:value-type="string" calcext:value-type="string">
            <text:p>PROJET 9</text:p>
          </table:table-cell>
          <table:table-cell table:style-name="ce527"/>
          <table:table-cell table:style-name="ce549" office:value-type="string" calcext:value-type="string">
            <text:p>L</text:p>
          </table:table-cell>
          <table:table-cell table:style-name="ce559" office:value-type="float" office:value="28" calcext:value-type="float">
            <text:p>28</text:p>
          </table:table-cell>
          <table:table-cell table:style-name="ce61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M</text:p>
          </table:table-cell>
          <table:table-cell table:style-name="ce559" office:value-type="float" office:value="28" calcext:value-type="float">
            <text:p>28</text:p>
          </table:table-cell>
          <table:table-cell table:content-validation-name="val2" office:value-type="string" calcext:value-type="string">
            <text:p>Entreprise</text:p>
          </table:table-cell>
          <table:table-cell table:number-columns-repeated="5"/>
        </table:table-row>
        <table:table-row table:style-name="ro1">
          <table:table-cell/>
          <table:table-cell table:style-name="ce485" office:value-type="string" calcext:value-type="string">
            <text:p>V</text:p>
          </table:table-cell>
          <table:table-cell table:style-name="ce498" office:value-type="float" office:value="29" calcext:value-type="float">
            <text:p>29</text:p>
          </table:table-cell>
          <table:table-cell table:style-name="ce530" table:content-validation-name="val2" office:value-type="string" calcext:value-type="string">
            <text:p>PROJET 8</text:p>
          </table:table-cell>
          <table:table-cell table:style-name="ce527"/>
          <table:table-cell table:style-name="ce549" office:value-type="string" calcext:value-type="string">
            <text:p>L</text:p>
          </table:table-cell>
          <table:table-cell table:style-name="ce559" office:value-type="float" office:value="29" calcext:value-type="float">
            <text:p>29</text:p>
          </table:table-cell>
          <table:table-cell table:style-name="ce571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J</text:p>
          </table:table-cell>
          <table:table-cell table:style-name="ce559" office:value-type="float" office:value="29" calcext:value-type="float">
            <text:p>29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S</text:p>
          </table:table-cell>
          <table:table-cell table:style-name="ce559" office:value-type="float" office:value="29" calcext:value-type="float">
            <text:p>29</text:p>
          </table:table-cell>
          <table:table-cell table:style-name="ce527" table:number-columns-repeated="2"/>
          <table:table-cell table:style-name="ce549" office:value-type="string" calcext:value-type="string">
            <text:p>M</text:p>
          </table:table-cell>
          <table:table-cell table:style-name="ce559" office:value-type="float" office:value="29" calcext:value-type="float">
            <text:p>29</text:p>
          </table:table-cell>
          <table:table-cell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J</text:p>
          </table:table-cell>
          <table:table-cell table:style-name="ce559" office:value-type="float" office:value="29" calcext:value-type="float">
            <text:p>29</text:p>
          </table:table-cell>
          <table:table-cell table:content-validation-name="val2" office:value-type="string" calcext:value-type="string">
            <text:p>Entreprise</text:p>
          </table:table-cell>
          <table:table-cell table:number-columns-repeated="5"/>
        </table:table-row>
        <table:table-row table:style-name="ro1">
          <table:table-cell/>
          <table:table-cell table:style-name="ce485" office:value-type="string" calcext:value-type="string">
            <text:p>S</text:p>
          </table:table-cell>
          <table:table-cell table:style-name="ce498" office:value-type="float" office:value="30" calcext:value-type="float">
            <text:p>30</text:p>
          </table:table-cell>
          <table:table-cell table:style-name="ce531"/>
          <table:table-cell table:style-name="ce527"/>
          <table:table-cell table:style-name="ce549" office:value-type="string" calcext:value-type="string">
            <text:p>M</text:p>
          </table:table-cell>
          <table:table-cell table:style-name="ce559" office:value-type="float" office:value="30" calcext:value-type="float">
            <text:p>30</text:p>
          </table:table-cell>
          <table:table-cell table:style-name="ce224"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V</text:p>
          </table:table-cell>
          <table:table-cell table:style-name="ce559" office:value-type="float" office:value="30" calcext:value-type="float">
            <text:p>30</text:p>
          </table:table-cell>
          <table:table-cell table:style-name="ce593" table:content-validation-name="val2" office:value-type="string" calcext:value-type="string">
            <text:p>PROJET 9</text:p>
          </table:table-cell>
          <table:table-cell table:style-name="ce527"/>
          <table:table-cell table:style-name="ce549" office:value-type="string" calcext:value-type="string">
            <text:p>D</text:p>
          </table:table-cell>
          <table:table-cell table:style-name="ce559" office:value-type="float" office:value="30" calcext:value-type="float">
            <text:p>30</text:p>
          </table:table-cell>
          <table:table-cell table:style-name="ce527" table:number-columns-repeated="2"/>
          <table:table-cell table:style-name="ce549" office:value-type="string" calcext:value-type="string">
            <text:p>M</text:p>
          </table:table-cell>
          <table:table-cell table:style-name="ce559" office:value-type="float" office:value="30" calcext:value-type="float">
            <text:p>30</text:p>
          </table:table-cell>
          <table:table-cell table:content-validation-name="val2" office:value-type="string" calcext:value-type="string">
            <text:p>Entreprise</text:p>
          </table:table-cell>
          <table:table-cell table:style-name="ce527"/>
          <table:table-cell table:style-name="ce549" office:value-type="string" calcext:value-type="string">
            <text:p>V</text:p>
          </table:table-cell>
          <table:table-cell table:style-name="ce559" office:value-type="float" office:value="30" calcext:value-type="float">
            <text:p>30</text:p>
          </table:table-cell>
          <table:table-cell table:content-validation-name="val2" office:value-type="string" calcext:value-type="string">
            <text:p>Entreprise</text:p>
          </table:table-cell>
          <table:table-cell table:number-columns-repeated="5"/>
        </table:table-row>
        <table:table-row table:style-name="ro1">
          <table:table-cell/>
          <table:table-cell table:style-name="ce485" office:value-type="string" calcext:value-type="string">
            <text:p>D</text:p>
          </table:table-cell>
          <table:table-cell table:style-name="ce498" office:value-type="float" office:value="31" calcext:value-type="float">
            <text:p>31</text:p>
          </table:table-cell>
          <table:table-cell table:style-name="ce527" table:number-columns-repeated="2"/>
          <table:table-cell table:style-name="ce549" office:value-type="string" calcext:value-type="string">
            <text:p>M</text:p>
          </table:table-cell>
          <table:table-cell table:style-name="ce559" office:value-type="float" office:value="31" calcext:value-type="float">
            <text:p>31</text:p>
          </table:table-cell>
          <table:table-cell table:style-name="ce572" table:content-validation-name="val2" office:value-type="string" calcext:value-type="string">
            <text:p>PROJET 8</text:p>
          </table:table-cell>
          <table:table-cell table:style-name="ce527" table:number-columns-repeated="5"/>
          <table:table-cell table:style-name="ce549" office:value-type="string" calcext:value-type="string">
            <text:p>L</text:p>
          </table:table-cell>
          <table:table-cell table:style-name="ce559" office:value-type="float" office:value="31" calcext:value-type="float">
            <text:p>31</text:p>
          </table:table-cell>
          <table:table-cell table:style-name="ce529" table:content-validation-name="val2" office:value-type="string" calcext:value-type="string">
            <text:p>Entreprise</text:p>
          </table:table-cell>
          <table:table-cell table:style-name="ce527" table:number-columns-repeated="5"/>
          <table:table-cell table:style-name="ce549" office:value-type="string" calcext:value-type="string">
            <text:p>S</text:p>
          </table:table-cell>
          <table:table-cell table:style-name="ce559" office:value-type="float" office:value="31" calcext:value-type="float">
            <text:p>31</text:p>
          </table:table-cell>
          <table:table-cell table:style-name="ce618"/>
          <table:table-cell table:number-columns-repeated="5"/>
        </table:table-row>
        <table:table-row table:style-name="ro1">
          <table:table-cell table:style-name="ce14"/>
          <table:table-cell table:style-name="ce486"/>
          <table:table-cell table:style-name="ce499"/>
          <table:table-cell table:style-name="ce532"/>
          <table:table-cell table:style-name="ce541"/>
          <table:table-cell table:style-name="ce550"/>
          <table:table-cell table:style-name="ce560"/>
          <table:table-cell table:style-name="ce573"/>
          <table:table-cell table:style-name="ce578"/>
          <table:table-cell table:style-name="ce550"/>
          <table:table-cell table:style-name="ce560"/>
          <table:table-cell table:style-name="ce573"/>
          <table:table-cell table:style-name="ce541"/>
          <table:table-cell table:style-name="ce550"/>
          <table:table-cell table:style-name="ce560"/>
          <table:table-cell table:style-name="ce573"/>
          <table:table-cell table:style-name="ce578"/>
          <table:table-cell table:style-name="ce550"/>
          <table:table-cell table:style-name="ce560"/>
          <table:table-cell table:style-name="ce573"/>
          <table:table-cell table:style-name="ce541"/>
          <table:table-cell table:style-name="ce550"/>
          <table:table-cell table:style-name="ce560"/>
          <table:table-cell table:style-name="ce573"/>
          <table:table-cell table:style-name="ce178"/>
          <table:table-cell table:number-columns-repeated="4"/>
        </table:table-row>
        <table:table-row table:style-name="ro1">
          <table:table-cell table:style-name="ce15"/>
          <table:table-cell table:style-name="ce29"/>
          <table:table-cell table:style-name="ce40"/>
          <table:table-cell table:style-name="ce533"/>
          <table:table-cell table:style-name="ce542" table:number-columns-repeated="3"/>
          <table:table-cell table:style-name="ce574"/>
          <table:table-cell table:style-name="ce579" table:number-columns-repeated="2"/>
          <table:table-cell table:style-name="ce583"/>
          <table:table-cell table:style-name="ce594"/>
          <table:table-cell table:style-name="ce595" table:number-columns-repeated="3"/>
          <table:table-cell table:style-name="ce604"/>
          <table:table-cell table:style-name="ce579" table:number-columns-repeated="2"/>
          <table:table-cell table:style-name="ce583"/>
          <table:table-cell table:style-name="ce594"/>
          <table:table-cell table:style-name="ce595"/>
          <table:table-cell table:style-name="ce542" table:number-columns-repeated="2"/>
          <table:table-cell table:style-name="ce574"/>
          <table:table-cell table:style-name="ce179"/>
          <table:table-cell table:number-columns-repeated="4"/>
        </table:table-row>
        <calcext:conditional-formats>
          <calcext:conditional-format calcext:target-range-address="'2022'.D12:'2022'.E12 '2022'.G12:'2022'.I13 '2022'.K12:'2022'.M13 '2022'.O12:'2022'.Q13 '2022'.S12:'2022'.S13 '2022'.T13:'2022'.T14 '2022'.U12:'2022'.U13 '2022'.W12:'2022'.Y13 '2022'.P22:'2022'.P23 '2022'.E17:'2022'.E22 '2022'.G18:'2022'.I21 '2022'.K18:'2022'.M21 '2022'.O17:'2022'.O22 '2022'.Q17:'2022'.Q22 '2022'.S18:'2022'.U18 '2022'.W17:'2022'.Y22 '2022'.X31:'2022'.X32 '2022'.H32:'2022'.H32 '2022'.E26:'2022'.E32 '2022'.G26:'2022'.G32 '2022'.I26:'2022'.I32 '2022'.K26:'2022'.K32 '2022'.M26:'2022'.M32 '2022'.O26:'2022'.Q32 '2022'.S27:'2022'.U30 '2022'.W26:'2022'.W32 '2022'.Y26:'2022'.Y32 '2022'.D8:'2022'.E10 '2022'.G9:'2022'.I9 '2022'.K9:'2022'.M9 '2022'.O8:'2022'.Q10 '2022'.S8:'2022'.U10 '2022'.W8:'2022'.Y8 '2022'.E13:'2022'.E13 '2022'.D17:'2022'.D19 '2022'.D21:'2022'.D22 '2022'.D26:'2022'.D26 '2022'.D28:'2022'.D32 '2022'.G8:'2022'.G8 '2022'.I8:'2022'.I8 '2022'.G10:'2022'.G10 '2022'.I10:'2022'.I10 '2022'.G22:'2022'.G22 '2022'.I22:'2022'.I22 '2022'.H25:'2022'.H30 '2022'.K8:'2022'.K8 '2022'.M8:'2022'.M8 '2022'.K10:'2022'.K10 '2022'.M10:'2022'.M10 '2022'.K17:'2022'.K17 '2022'.M17:'2022'.M17 '2022'.K22:'2022'.K22 '2022'.M22:'2022'.M22 '2022'.L25:'2022'.L30 '2022'.L32:'2022'.L32 '2022'.P15:'2022'.P18 '2022'.P20:'2022'.P20 '2022'.S17:'2022'.S17 '2022'.U17:'2022'.U17 '2022'.S20:'2022'.U22 '2022'.S19:'2022'.S19 '2022'.U19:'2022'.U19 '2022'.S26:'2022'.S26 '2022'.U26:'2022'.U26 '2022'.S32:'2022'.U32 '2022'.S31:'2022'.S31 '2022'.U31:'2022'.U31 '2022'.W10:'2022'.Y10 '2022'.W9:'2022'.W9 '2022'.Y9:'2022'.Z9 '2022'.X24:'2022'.X27 '2022'.X29:'2022'.X29 '2022'.G17:'2022'.G17 '2022'.I17:'2022'.I17 '2022'.B46:'2022'.B74 '2022'.F46:'2022'.G74 '2022'.J46:'2022'.J74 '2022'.R46:'2022'.R74 '2022'.V46:'2022'.W74 '2022'.I46:'2022'.I73 '2022'.Q46:'2022'.Q73 '2022'.X59:'2022'.X62 '2022'.X61:'2022'.X74 '2022'.C56:'2022'.E74 '2022'.H74:'2022'.H74 '2022'.H59:'2022'.H75 '2022'.K59:'2022'.P68 '2022'.K70:'2022'.P70 '2022'.K66:'2022'.O74 '2022'.M71:'2022'.P71 '2022'.K75:'2022'.K75 '2022'.M75:'2022'.P75 '2022'.K74:'2022'.P74 '2022'.K73:'2022'.P74 '2022'.M75:'2022'.P75 '2022'.P72:'2022'.P75 '2022'.P69:'2022'.P70 '2022'.S56:'2022'.U74 '2022'.S75:'2022'.S75 '2022'.U75:'2022'.U75">
            <calcext:condition calcext:apply-style-name="ConditionalStyle_10" calcext:value="formula-is(IF(#REF!=&quot;&quot;;0;MATCH(#REF!;#REF!;0)))" calcext:base-cell-address="'2022'.B8"/>
          </calcext:conditional-format>
          <calcext:conditional-format calcext:target-range-address="'2022'.U12:'2022'.Y12 '2022'.A5:'2022'.Y6 '2022'.A15:'2022'.Y15 '2022'.A13:'2022'.C13 '2022'.E13:'2022'.Y13 '2022'.Q21:'2022'.Y21 '2022'.A20:'2022'.C20 '2022'.E20:'2022'.Y20 '2022'.U26:'2022'.Y26 '2022'.A25:'2022'.C25 '2022'.E25:'2022'.Y25 '2022'.A29:'2022'.Y29 '2022'.A27:'2022'.C27 '2022'.E27:'2022'.Y27 '2022'.Y9:'2022'.Y9 '2022'.A8:'2022'.G8 '2022'.M8:'2022'.Y8 '2022'.A10:'2022'.G10 '2022'.M10:'2022'.Y10 '2022'.Y23:'2022'.Y23 '2022'.A22:'2022'.G22 '2022'.M22:'2022'.Y22 '2022'.A24:'2022'.G24 '2022'.M24:'2022'.Y24 '2022'.A32:'2022'.Y32 '2022'.A31:'2022'.G31 '2022'.U31:'2022'.Y31 '2022'.I8:'2022'.K8 '2022'.I10:'2022'.K10 '2022'.A18:'2022'.Y18 '2022'.I17:'2022'.K17 '2022'.U17:'2022'.Y17 '2022'.I22:'2022'.K22 '2022'.I24:'2022'.K24 '2022'.I31:'2022'.K31 '2022'.A7:'2022'.O7 '2022'.Q7:'2022'.Y7 '2022'.A14:'2022'.O14 '2022'.Y14:'2022'.Y14 '2022'.A19:'2022'.O19 '2022'.U19:'2022'.Y19 '2022'.A21:'2022'.O21 '2022'.A12:'2022'.S12 '2022'.M17:'2022'.S17 '2022'.Q19:'2022'.S19 '2022'.A26:'2022'.S26 '2022'.M31:'2022'.S31 '2022'.A9:'2022'.W9 '2022'.Q14:'2022'.W14 '2022'.A16:'2022'.W16 '2022'.Y16:'2022'.Y16 '2022'.A23:'2022'.W23 '2022'.A28:'2022'.W28 '2022'.Y28:'2022'.Y28 '2022'.A30:'2022'.W30 '2022'.Y30:'2022'.Y30 '2022'.A17:'2022'.G17 '2022'.E11:'2022'.Y11 '2022'.A11:'2022'.C11 '2022'.A62:'2022'.Y73 '2022'.Y64:'2022'.Y64 '2022'.A59:'2022'.Y63 '2022'.A64:'2022'.S64 '2022'.U64:'2022'.W64 '2022'.A37:'2022'.Y42 '2022'.A36:'2022'.K36 '2022'.M36:'2022'.Y36 '2022'.E34:'2022'.Y34 '2022'.A33:'2022'.O33 '2022'.U33:'2022'.Y33 '2022'.A35:'2022'.O35 '2022'.Q35:'2022'.Y35 '2022'.Q33:'2022'.S33 '2022'.A45:'2022'.Y45 '2022'.A43:'2022'.C43 '2022'.E43:'2022'.Y43 '2022'.A34:'2022'.C34 '2022'.A44:'2022'.K44 '2022'.Y44:'2022'.Y44 '2022'.M44:'2022'.W44 '2022'.H50:'2022'.H54 '2022'.D53:'2022'.D55 '2022'.L54:'2022'.L55 '2022'.L47:'2022'.L50 '2022'.P46:'2022'.P48 '2022'.P52:'2022'.P53 '2022'.P55:'2022'.P55 '2022'.T49:'2022'.T50 '2022'.T52:'2022'.T52 '2022'.X47:'2022'.X48 '2022'.X50:'2022'.X50 '2022'.X54:'2022'.X55 '2022'.D46:'2022'.D47 '2022'.D49:'2022'.D49 '2022'.H46:'2022'.H47 '2022'.Z9:'2022'.Z12">
            <calcext:condition calcext:apply-style-name="ConditionalStyle_9" calcext:value="=&quot;Formation&quot;" calcext:base-cell-address="'2022'.A5"/>
          </calcext:conditional-format>
          <calcext:conditional-format calcext:target-range-address="'2022'.U12:'2022'.Y12 '2022'.A5:'2022'.Y6 '2022'.A15:'2022'.Y15 '2022'.A13:'2022'.C13 '2022'.E13:'2022'.Y13 '2022'.Q21:'2022'.Y21 '2022'.A20:'2022'.C20 '2022'.E20:'2022'.Y20 '2022'.U26:'2022'.Y26 '2022'.A25:'2022'.C25 '2022'.E25:'2022'.Y25 '2022'.A29:'2022'.Y29 '2022'.A27:'2022'.C27 '2022'.E27:'2022'.Y27 '2022'.Y9:'2022'.Y9 '2022'.A8:'2022'.G8 '2022'.M8:'2022'.Y8 '2022'.A10:'2022'.G10 '2022'.M10:'2022'.Y10 '2022'.Y23:'2022'.Y23 '2022'.A22:'2022'.G22 '2022'.M22:'2022'.Y22 '2022'.A24:'2022'.G24 '2022'.M24:'2022'.Y24 '2022'.A32:'2022'.Y32 '2022'.A31:'2022'.G31 '2022'.U31:'2022'.Y31 '2022'.I8:'2022'.K8 '2022'.I10:'2022'.K10 '2022'.A18:'2022'.Y18 '2022'.I17:'2022'.K17 '2022'.U17:'2022'.Y17 '2022'.I22:'2022'.K22 '2022'.I24:'2022'.K24 '2022'.I31:'2022'.K31 '2022'.A7:'2022'.O7 '2022'.Q7:'2022'.Y7 '2022'.A14:'2022'.O14 '2022'.Y14:'2022'.Y14 '2022'.A19:'2022'.O19 '2022'.U19:'2022'.Y19 '2022'.A21:'2022'.O21 '2022'.A12:'2022'.S12 '2022'.M17:'2022'.S17 '2022'.Q19:'2022'.S19 '2022'.A26:'2022'.S26 '2022'.M31:'2022'.S31 '2022'.A9:'2022'.W9 '2022'.Q14:'2022'.W14 '2022'.A16:'2022'.W16 '2022'.Y16:'2022'.Y16 '2022'.A23:'2022'.W23 '2022'.A28:'2022'.W28 '2022'.Y28:'2022'.Y28 '2022'.A30:'2022'.W30 '2022'.Y30:'2022'.Y30 '2022'.A17:'2022'.G17 '2022'.E11:'2022'.Y11 '2022'.A11:'2022'.C11 '2022'.A62:'2022'.Y73 '2022'.Y64:'2022'.Y64 '2022'.A59:'2022'.Y63 '2022'.A64:'2022'.S64 '2022'.U64:'2022'.W64 '2022'.A37:'2022'.Y42 '2022'.A36:'2022'.K36 '2022'.M36:'2022'.Y36 '2022'.E34:'2022'.Y34 '2022'.A33:'2022'.O33 '2022'.U33:'2022'.Y33 '2022'.A35:'2022'.O35 '2022'.Q35:'2022'.Y35 '2022'.Q33:'2022'.S33 '2022'.A45:'2022'.Y45 '2022'.A43:'2022'.C43 '2022'.E43:'2022'.Y43 '2022'.A34:'2022'.C34 '2022'.A44:'2022'.K44 '2022'.Y44:'2022'.Y44 '2022'.M44:'2022'.W44 '2022'.H50:'2022'.H54 '2022'.D53:'2022'.D55 '2022'.L54:'2022'.L55 '2022'.L47:'2022'.L50 '2022'.P46:'2022'.P48 '2022'.P52:'2022'.P53 '2022'.P55:'2022'.P55 '2022'.T49:'2022'.T50 '2022'.T52:'2022'.T52 '2022'.X47:'2022'.X48 '2022'.X50:'2022'.X50 '2022'.X54:'2022'.X55 '2022'.D46:'2022'.D47 '2022'.D49:'2022'.D49 '2022'.H46:'2022'.H47 '2022'.Z9:'2022'.Z12">
            <calcext:condition calcext:apply-style-name="ConditionalStyle_8" calcext:value="=&quot;Entreprise&quot;" calcext:base-cell-address="'2022'.A5"/>
          </calcext:conditional-format>
          <calcext:conditional-format calcext:target-range-address="'2022'.E13:'2022'.X13 '2022'.Q7:'2022'.X7 '2022'.D12:'2022'.S12 '2022'.D14:'2022'.D19 '2022'.D21:'2022'.D24 '2022'.D26:'2022'.S26 '2022'.D28:'2022'.D32 '2022'.D9:'2022'.W9 '2022'.D8:'2022'.G8 '2022'.M8:'2022'.X8 '2022'.D10:'2022'.G10 '2022'.M10:'2022'.X10 '2022'.E23:'2022'.W23 '2022'.E22:'2022'.G22 '2022'.M22:'2022'.X22 '2022'.E25:'2022'.X25 '2022'.E24:'2022'.G24 '2022'.M24:'2022'.X24 '2022'.E32:'2022'.X32 '2022'.E31:'2022'.G31 '2022'.U31:'2022'.X31 '2022'.I8:'2022'.K8 '2022'.I10:'2022'.K10 '2022'.E18:'2022'.X18 '2022'.I17:'2022'.K17 '2022'.U17:'2022'.X17 '2022'.I22:'2022'.K22 '2022'.I24:'2022'.K24 '2022'.I31:'2022'.K31 '2022'.D7:'2022'.O7 '2022'.E15:'2022'.X15 '2022'.E14:'2022'.O14 '2022'.Q14:'2022'.W14 '2022'.E20:'2022'.X20 '2022'.E19:'2022'.O19 '2022'.U19:'2022'.X19 '2022'.E21:'2022'.O21 '2022'.Q21:'2022'.X21 '2022'.U12:'2022'.X12 '2022'.M17:'2022'.S17 '2022'.Q19:'2022'.S19 '2022'.E27:'2022'.W30 '2022'.U26:'2022'.X26 '2022'.M31:'2022'.S31 '2022'.E16:'2022'.W16 '2022'.X27:'2022'.X27 '2022'.X29:'2022'.X29 '2022'.E17:'2022'.G17 '2022'.E11:'2022'.X11 '2022'.D60:'2022'.D75 '2022'.U64:'2022'.W64 '2022'.E63:'2022'.X63 '2022'.D59:'2022'.X62 '2022'.E62:'2022'.X75 '2022'.D73:'2022'.X73 '2022'.E64:'2022'.S64 '2022'.E34:'2022'.X34 '2022'.E37:'2022'.X43 '2022'.D36:'2022'.K36 '2022'.M36:'2022'.X36 '2022'.D33:'2022'.O33 '2022'.U33:'2022'.X33 '2022'.D35:'2022'.O35 '2022'.Q35:'2022'.X35 '2022'.Q33:'2022'.S33 '2022'.D37:'2022'.D42 '2022'.D44:'2022'.D47 '2022'.E45:'2022'.X45 '2022'.E44:'2022'.K44 '2022'.M44:'2022'.W44 '2022'.H50:'2022'.H54 '2022'.D53:'2022'.D55 '2022'.L54:'2022'.L55 '2022'.L47:'2022'.L50 '2022'.P46:'2022'.P48 '2022'.P52:'2022'.P53 '2022'.P55:'2022'.P55 '2022'.T49:'2022'.T50 '2022'.T52:'2022'.T52 '2022'.X47:'2022'.X48 '2022'.X50:'2022'.X50 '2022'.X54:'2022'.X55 '2022'.D49:'2022'.D49 '2022'.H46:'2022'.H47 '2022'.Z9:'2022'.Z12">
            <calcext:condition calcext:apply-style-name="ConditionalStyle_7" calcext:value="=&quot;Entreprise&quot;" calcext:base-cell-address="'2022'.D7"/>
          </calcext:conditional-format>
          <calcext:conditional-format calcext:target-range-address="'2022'.E13:'2022'.X13 '2022'.Q7:'2022'.X7 '2022'.D12:'2022'.S12 '2022'.D14:'2022'.D19 '2022'.D21:'2022'.D24 '2022'.D26:'2022'.S26 '2022'.D28:'2022'.D32 '2022'.D9:'2022'.W9 '2022'.D8:'2022'.G8 '2022'.M8:'2022'.X8 '2022'.D10:'2022'.G10 '2022'.M10:'2022'.X10 '2022'.E23:'2022'.W23 '2022'.E22:'2022'.G22 '2022'.M22:'2022'.X22 '2022'.E25:'2022'.X25 '2022'.E24:'2022'.G24 '2022'.M24:'2022'.X24 '2022'.E32:'2022'.X32 '2022'.E31:'2022'.G31 '2022'.U31:'2022'.X31 '2022'.I8:'2022'.K8 '2022'.I10:'2022'.K10 '2022'.E18:'2022'.X18 '2022'.I17:'2022'.K17 '2022'.U17:'2022'.X17 '2022'.I22:'2022'.K22 '2022'.I24:'2022'.K24 '2022'.I31:'2022'.K31 '2022'.D7:'2022'.O7 '2022'.E15:'2022'.X15 '2022'.E14:'2022'.O14 '2022'.Q14:'2022'.W14 '2022'.E20:'2022'.X20 '2022'.E19:'2022'.O19 '2022'.U19:'2022'.X19 '2022'.E21:'2022'.O21 '2022'.Q21:'2022'.X21 '2022'.U12:'2022'.X12 '2022'.M17:'2022'.S17 '2022'.Q19:'2022'.S19 '2022'.E27:'2022'.W30 '2022'.U26:'2022'.X26 '2022'.M31:'2022'.S31 '2022'.E16:'2022'.W16 '2022'.X27:'2022'.X27 '2022'.X29:'2022'.X29 '2022'.E17:'2022'.G17 '2022'.E11:'2022'.X11 '2022'.D60:'2022'.D75 '2022'.U64:'2022'.W64 '2022'.E63:'2022'.X63 '2022'.D59:'2022'.X62 '2022'.E62:'2022'.X75 '2022'.D73:'2022'.X73 '2022'.E64:'2022'.S64 '2022'.E34:'2022'.X34 '2022'.E37:'2022'.X43 '2022'.D36:'2022'.K36 '2022'.M36:'2022'.X36 '2022'.D33:'2022'.O33 '2022'.U33:'2022'.X33 '2022'.D35:'2022'.O35 '2022'.Q35:'2022'.X35 '2022'.Q33:'2022'.S33 '2022'.D37:'2022'.D42 '2022'.D44:'2022'.D47 '2022'.E45:'2022'.X45 '2022'.E44:'2022'.K44 '2022'.M44:'2022'.W44 '2022'.H50:'2022'.H54 '2022'.D53:'2022'.D55 '2022'.L54:'2022'.L55 '2022'.L47:'2022'.L50 '2022'.P46:'2022'.P48 '2022'.P52:'2022'.P53 '2022'.P55:'2022'.P55 '2022'.T49:'2022'.T50 '2022'.T52:'2022'.T52 '2022'.X47:'2022'.X48 '2022'.X50:'2022'.X50 '2022'.X54:'2022'.X55 '2022'.D49:'2022'.D49 '2022'.H46:'2022'.H47 '2022'.Z9:'2022'.Z12">
            <calcext:condition calcext:apply-style-name="ConditionalStyle_6" calcext:value="=&quot;Formation&quot;" calcext:base-cell-address="'2022'.D7"/>
          </calcext:conditional-format>
          <calcext:conditional-format calcext:target-range-address="'2022'.E11:'2022'.E11 '2022'.G11:'2022'.I11 '2022'.K11:'2022'.M11 '2022'.O11:'2022'.Q11 '2022'.S11:'2022'.U11 '2022'.W11:'2022'.Z11 '2022'.H73:'2022'.H73 '2022'.T75:'2022'.T75 '2022'.T70:'2022'.T70 '2022'.X71:'2022'.X71 '2022'.H71:'2022'.H72 '2022'.H74:'2022'.H74 '2022'.T73:'2022'.T73 '2022'.D70:'2022'.D70 '2022'.D74:'2022'.D75 '2022'.D74:'2022'.D74 '2022'.L69:'2022'.L69 '2022'.L71:'2022'.L71 '2022'.L75:'2022'.L75 '2022'.L73:'2022'.L73 '2022'.L75:'2022'.L75 '2022'.P69:'2022'.P69 '2022'.P73:'2022'.P73 '2022'.P71:'2022'.P71 '2022'.P73:'2022'.P73 '2022'.Z10:'2022'.Z10 '2022'.Z12:'2022'.Z12">
            <calcext:condition calcext:apply-style-name="ConditionalStyle_10" calcext:value="formula-is(IF([.F1]=&quot;&quot;;0;MATCH([.F1];#REF!;0)))" calcext:base-cell-address="'2022'.D10"/>
          </calcext:conditional-format>
          <calcext:conditional-format calcext:target-range-address="'2022'.T17:'2022'.T17 '2022'.T19:'2022'.T19 '2022'.X64:'2022'.X64 '2022'.X71:'2022'.X71 '2022'.H71:'2022'.H72 '2022'.H74:'2022'.H74">
            <calcext:condition calcext:apply-style-name="ConditionalStyle_9" calcext:value="=&quot;Formation&quot;" calcext:base-cell-address="'2022'.H17"/>
          </calcext:conditional-format>
          <calcext:conditional-format calcext:target-range-address="'2022'.T17:'2022'.T17 '2022'.T19:'2022'.T19 '2022'.X64:'2022'.X64 '2022'.X71:'2022'.X71 '2022'.H71:'2022'.H72 '2022'.H74:'2022'.H74">
            <calcext:condition calcext:apply-style-name="ConditionalStyle_8" calcext:value="=&quot;Entreprise&quot;" calcext:base-cell-address="'2022'.H17"/>
          </calcext:conditional-format>
          <calcext:conditional-format calcext:target-range-address="'2022'.T17:'2022'.T17 '2022'.T19:'2022'.T19 '2022'.X64:'2022'.X64 '2022'.X71:'2022'.X71 '2022'.H71:'2022'.H72 '2022'.H74:'2022'.H74">
            <calcext:condition calcext:apply-style-name="ConditionalStyle_7" calcext:value="=&quot;Entreprise&quot;" calcext:base-cell-address="'2022'.H17"/>
          </calcext:conditional-format>
          <calcext:conditional-format calcext:target-range-address="'2022'.T17:'2022'.T17 '2022'.T19:'2022'.T19 '2022'.X64:'2022'.X64 '2022'.X71:'2022'.X71 '2022'.H71:'2022'.H72 '2022'.H74:'2022'.H74">
            <calcext:condition calcext:apply-style-name="ConditionalStyle_6" calcext:value="=&quot;Formation&quot;" calcext:base-cell-address="'2022'.H17"/>
          </calcext:conditional-format>
          <calcext:conditional-format calcext:target-range-address="'2022'.T17:'2022'.T17">
            <calcext:condition calcext:apply-style-name="ConditionalStyle_10" calcext:value="formula-is(IF([.V8]=&quot;&quot;;0;MATCH([.V8];#REF!;0)))" calcext:base-cell-address="'2022'.T17"/>
          </calcext:conditional-format>
          <calcext:conditional-format calcext:target-range-address="'2022'.T19:'2022'.T19">
            <calcext:condition calcext:apply-style-name="ConditionalStyle_10" calcext:value="formula-is(IF([.V10]=&quot;&quot;;0;MATCH([.V10];#REF!;0)))" calcext:base-cell-address="'2022'.T19"/>
          </calcext:conditional-format>
          <calcext:conditional-format calcext:target-range-address="'2022'.D11:'2022'.D11 '2022'.D13:'2022'.D13 '2022'.D20:'2022'.D20 '2022'.D25:'2022'.D25 '2022'.D27:'2022'.D27 '2022'.T64:'2022'.T64 '2022'.T73:'2022'.T73">
            <calcext:condition calcext:apply-style-name="ConditionalStyle_9" calcext:value="=&quot;Formation&quot;" calcext:base-cell-address="'2022'.D11"/>
          </calcext:conditional-format>
          <calcext:conditional-format calcext:target-range-address="'2022'.D11:'2022'.D11 '2022'.D13:'2022'.D13 '2022'.D20:'2022'.D20 '2022'.D25:'2022'.D25 '2022'.D27:'2022'.D27 '2022'.T64:'2022'.T64 '2022'.T73:'2022'.T73">
            <calcext:condition calcext:apply-style-name="ConditionalStyle_8" calcext:value="=&quot;Entreprise&quot;" calcext:base-cell-address="'2022'.D11"/>
          </calcext:conditional-format>
          <calcext:conditional-format calcext:target-range-address="'2022'.D11:'2022'.D11 '2022'.D13:'2022'.D13 '2022'.D20:'2022'.D20 '2022'.D25:'2022'.D25 '2022'.D27:'2022'.D27 '2022'.T64:'2022'.T64 '2022'.T73:'2022'.T73">
            <calcext:condition calcext:apply-style-name="ConditionalStyle_7" calcext:value="=&quot;Entreprise&quot;" calcext:base-cell-address="'2022'.D11"/>
          </calcext:conditional-format>
          <calcext:conditional-format calcext:target-range-address="'2022'.D11:'2022'.D11 '2022'.D13:'2022'.D13 '2022'.D20:'2022'.D20 '2022'.D25:'2022'.D25 '2022'.D27:'2022'.D27 '2022'.T64:'2022'.T64 '2022'.T73:'2022'.T73">
            <calcext:condition calcext:apply-style-name="ConditionalStyle_6" calcext:value="=&quot;Formation&quot;" calcext:base-cell-address="'2022'.D11"/>
          </calcext:conditional-format>
          <calcext:conditional-format calcext:target-range-address="'2022'.D11:'2022'.D11">
            <calcext:condition calcext:apply-style-name="ConditionalStyle_10" calcext:value="formula-is(IF([.F2]=&quot;&quot;;0;MATCH([.F2];#REF!;0)))" calcext:base-cell-address="'2022'.D11"/>
          </calcext:conditional-format>
          <calcext:conditional-format calcext:target-range-address="'2022'.D13:'2022'.D13">
            <calcext:condition calcext:apply-style-name="ConditionalStyle_10" calcext:value="formula-is(IF([.F4]=&quot;&quot;;0;MATCH([.F4];#REF!;0)))" calcext:base-cell-address="'2022'.D13"/>
          </calcext:conditional-format>
          <calcext:conditional-format calcext:target-range-address="'2022'.D20:'2022'.D20">
            <calcext:condition calcext:apply-style-name="ConditionalStyle_10" calcext:value="formula-is(IF([.F11]=&quot;&quot;;0;MATCH([.F11];#REF!;0)))" calcext:base-cell-address="'2022'.D20"/>
          </calcext:conditional-format>
          <calcext:conditional-format calcext:target-range-address="'2022'.D25:'2022'.D25">
            <calcext:condition calcext:apply-style-name="ConditionalStyle_10" calcext:value="formula-is(IF([.F16]=&quot;&quot;;0;MATCH([.F16];#REF!;0)))" calcext:base-cell-address="'2022'.D25"/>
          </calcext:conditional-format>
          <calcext:conditional-format calcext:target-range-address="'2022'.D27:'2022'.D27">
            <calcext:condition calcext:apply-style-name="ConditionalStyle_10" calcext:value="formula-is(IF([.F18]=&quot;&quot;;0;MATCH([.F18];#REF!;0)))" calcext:base-cell-address="'2022'.D27"/>
          </calcext:conditional-format>
          <calcext:conditional-format calcext:target-range-address="'2022'.H8:'2022'.H8">
            <calcext:condition calcext:apply-style-name="ConditionalStyle_10" calcext:value="formula-is(IF(#REF!=&quot;&quot;;0;MATCH(#REF!;#REF!;0)))" calcext:base-cell-address="'2022'.H8"/>
          </calcext:conditional-format>
          <calcext:conditional-format calcext:target-range-address="'2022'.H8:'2022'.H8 '2022'.H10:'2022'.H10 '2022'.H17:'2022'.H17 '2022'.H22:'2022'.H22 '2022'.H24:'2022'.H24 '2022'.H31:'2022'.H31">
            <calcext:condition calcext:apply-style-name="ConditionalStyle_9" calcext:value="=&quot;Formation&quot;" calcext:base-cell-address="'2022'.H8"/>
          </calcext:conditional-format>
          <calcext:conditional-format calcext:target-range-address="'2022'.H8:'2022'.H8 '2022'.H10:'2022'.H10 '2022'.H17:'2022'.H17 '2022'.H22:'2022'.H22 '2022'.H24:'2022'.H24 '2022'.H31:'2022'.H31">
            <calcext:condition calcext:apply-style-name="ConditionalStyle_8" calcext:value="=&quot;Entreprise&quot;" calcext:base-cell-address="'2022'.H8"/>
          </calcext:conditional-format>
          <calcext:conditional-format calcext:target-range-address="'2022'.H8:'2022'.H8 '2022'.H10:'2022'.H10 '2022'.H17:'2022'.H17 '2022'.H22:'2022'.H22 '2022'.H24:'2022'.H24 '2022'.H31:'2022'.H31">
            <calcext:condition calcext:apply-style-name="ConditionalStyle_7" calcext:value="=&quot;Entreprise&quot;" calcext:base-cell-address="'2022'.H8"/>
          </calcext:conditional-format>
          <calcext:conditional-format calcext:target-range-address="'2022'.H8:'2022'.H8 '2022'.H10:'2022'.H10 '2022'.H17:'2022'.H17 '2022'.H22:'2022'.H22 '2022'.H24:'2022'.H24 '2022'.H31:'2022'.H31">
            <calcext:condition calcext:apply-style-name="ConditionalStyle_6" calcext:value="=&quot;Formation&quot;" calcext:base-cell-address="'2022'.H8"/>
          </calcext:conditional-format>
          <calcext:conditional-format calcext:target-range-address="'2022'.H10:'2022'.H10">
            <calcext:condition calcext:apply-style-name="ConditionalStyle_10" calcext:value="formula-is(IF([.J1]=&quot;&quot;;0;MATCH([.J1];#REF!;0)))" calcext:base-cell-address="'2022'.H10"/>
          </calcext:conditional-format>
          <calcext:conditional-format calcext:target-range-address="'2022'.H17:'2022'.H17">
            <calcext:condition calcext:apply-style-name="ConditionalStyle_10" calcext:value="formula-is(IF([.J8]=&quot;&quot;;0;MATCH([.J8];#REF!;0)))" calcext:base-cell-address="'2022'.H17"/>
          </calcext:conditional-format>
          <calcext:conditional-format calcext:target-range-address="'2022'.H22:'2022'.H22">
            <calcext:condition calcext:apply-style-name="ConditionalStyle_10" calcext:value="formula-is(IF([.J13]=&quot;&quot;;0;MATCH([.J13];#REF!;0)))" calcext:base-cell-address="'2022'.H22"/>
          </calcext:conditional-format>
          <calcext:conditional-format calcext:target-range-address="'2022'.H24:'2022'.H24">
            <calcext:condition calcext:apply-style-name="ConditionalStyle_10" calcext:value="formula-is(IF([.J15]=&quot;&quot;;0;MATCH([.J15];#REF!;0)))" calcext:base-cell-address="'2022'.H24"/>
          </calcext:conditional-format>
          <calcext:conditional-format calcext:target-range-address="'2022'.H31:'2022'.H31">
            <calcext:condition calcext:apply-style-name="ConditionalStyle_10" calcext:value="formula-is(IF([.J22]=&quot;&quot;;0;MATCH([.J22];#REF!;0)))" calcext:base-cell-address="'2022'.H31"/>
          </calcext:conditional-format>
          <calcext:conditional-format calcext:target-range-address="'2022'.L8:'2022'.L8">
            <calcext:condition calcext:apply-style-name="ConditionalStyle_10" calcext:value="formula-is(IF(#REF!=&quot;&quot;;0;MATCH(#REF!;#REF!;0)))" calcext:base-cell-address="'2022'.L8"/>
          </calcext:conditional-format>
          <calcext:conditional-format calcext:target-range-address="'2022'.L8:'2022'.L8 '2022'.L10:'2022'.L10 '2022'.L17:'2022'.L17 '2022'.L22:'2022'.L22 '2022'.L24:'2022'.L24 '2022'.L31:'2022'.L31">
            <calcext:condition calcext:apply-style-name="ConditionalStyle_9" calcext:value="=&quot;Formation&quot;" calcext:base-cell-address="'2022'.L8"/>
          </calcext:conditional-format>
          <calcext:conditional-format calcext:target-range-address="'2022'.L8:'2022'.L8 '2022'.L10:'2022'.L10 '2022'.L17:'2022'.L17 '2022'.L22:'2022'.L22 '2022'.L24:'2022'.L24 '2022'.L31:'2022'.L31">
            <calcext:condition calcext:apply-style-name="ConditionalStyle_8" calcext:value="=&quot;Entreprise&quot;" calcext:base-cell-address="'2022'.L8"/>
          </calcext:conditional-format>
          <calcext:conditional-format calcext:target-range-address="'2022'.L8:'2022'.L8 '2022'.L10:'2022'.L10 '2022'.L17:'2022'.L17 '2022'.L22:'2022'.L22 '2022'.L24:'2022'.L24 '2022'.L31:'2022'.L31">
            <calcext:condition calcext:apply-style-name="ConditionalStyle_7" calcext:value="=&quot;Entreprise&quot;" calcext:base-cell-address="'2022'.L8"/>
          </calcext:conditional-format>
          <calcext:conditional-format calcext:target-range-address="'2022'.L8:'2022'.L8 '2022'.L10:'2022'.L10 '2022'.L17:'2022'.L17 '2022'.L22:'2022'.L22 '2022'.L24:'2022'.L24 '2022'.L31:'2022'.L31">
            <calcext:condition calcext:apply-style-name="ConditionalStyle_6" calcext:value="=&quot;Formation&quot;" calcext:base-cell-address="'2022'.L8"/>
          </calcext:conditional-format>
          <calcext:conditional-format calcext:target-range-address="'2022'.L10:'2022'.L10">
            <calcext:condition calcext:apply-style-name="ConditionalStyle_10" calcext:value="formula-is(IF([.N1]=&quot;&quot;;0;MATCH([.N1];#REF!;0)))" calcext:base-cell-address="'2022'.L10"/>
          </calcext:conditional-format>
          <calcext:conditional-format calcext:target-range-address="'2022'.L17:'2022'.L17">
            <calcext:condition calcext:apply-style-name="ConditionalStyle_10" calcext:value="formula-is(IF([.N8]=&quot;&quot;;0;MATCH([.N8];#REF!;0)))" calcext:base-cell-address="'2022'.L17"/>
          </calcext:conditional-format>
          <calcext:conditional-format calcext:target-range-address="'2022'.L22:'2022'.L22">
            <calcext:condition calcext:apply-style-name="ConditionalStyle_10" calcext:value="formula-is(IF([.N13]=&quot;&quot;;0;MATCH([.N13];#REF!;0)))" calcext:base-cell-address="'2022'.L22"/>
          </calcext:conditional-format>
          <calcext:conditional-format calcext:target-range-address="'2022'.L24:'2022'.L24">
            <calcext:condition calcext:apply-style-name="ConditionalStyle_10" calcext:value="formula-is(IF([.N15]=&quot;&quot;;0;MATCH([.N15];#REF!;0)))" calcext:base-cell-address="'2022'.L24"/>
          </calcext:conditional-format>
          <calcext:conditional-format calcext:target-range-address="'2022'.L31:'2022'.L31">
            <calcext:condition calcext:apply-style-name="ConditionalStyle_10" calcext:value="formula-is(IF([.N22]=&quot;&quot;;0;MATCH([.N22];#REF!;0)))" calcext:base-cell-address="'2022'.L31"/>
          </calcext:conditional-format>
          <calcext:conditional-format calcext:target-range-address="'2022'.P7:'2022'.P7">
            <calcext:condition calcext:apply-style-name="ConditionalStyle_10" calcext:value="formula-is(IF(#REF!=&quot;&quot;;0;MATCH(#REF!;#REF!;0)))" calcext:base-cell-address="'2022'.P7"/>
          </calcext:conditional-format>
          <calcext:conditional-format calcext:target-range-address="'2022'.P7:'2022'.P7 '2022'.P14:'2022'.P14 '2022'.P19:'2022'.P19 '2022'.P21:'2022'.P21 '2022'.T12:'2022'.T12 '2022'.T26:'2022'.T26 '2022'.T31:'2022'.T31">
            <calcext:condition calcext:apply-style-name="ConditionalStyle_9" calcext:value="=&quot;Formation&quot;" calcext:base-cell-address="'2022'.P7"/>
          </calcext:conditional-format>
          <calcext:conditional-format calcext:target-range-address="'2022'.P7:'2022'.P7 '2022'.P14:'2022'.P14 '2022'.P19:'2022'.P19 '2022'.P21:'2022'.P21 '2022'.T12:'2022'.T12 '2022'.T26:'2022'.T26 '2022'.T31:'2022'.T31">
            <calcext:condition calcext:apply-style-name="ConditionalStyle_8" calcext:value="=&quot;Entreprise&quot;" calcext:base-cell-address="'2022'.P7"/>
          </calcext:conditional-format>
          <calcext:conditional-format calcext:target-range-address="'2022'.P7:'2022'.P7 '2022'.P14:'2022'.P14 '2022'.P19:'2022'.P19 '2022'.P21:'2022'.P21 '2022'.T12:'2022'.T12 '2022'.T26:'2022'.T26 '2022'.T31:'2022'.T31">
            <calcext:condition calcext:apply-style-name="ConditionalStyle_7" calcext:value="=&quot;Entreprise&quot;" calcext:base-cell-address="'2022'.P7"/>
          </calcext:conditional-format>
          <calcext:conditional-format calcext:target-range-address="'2022'.P7:'2022'.P7 '2022'.P14:'2022'.P14 '2022'.P19:'2022'.P19 '2022'.P21:'2022'.P21 '2022'.T12:'2022'.T12 '2022'.T26:'2022'.T26 '2022'.T31:'2022'.T31">
            <calcext:condition calcext:apply-style-name="ConditionalStyle_6" calcext:value="=&quot;Formation&quot;" calcext:base-cell-address="'2022'.P7"/>
          </calcext:conditional-format>
          <calcext:conditional-format calcext:target-range-address="'2022'.P14:'2022'.P14">
            <calcext:condition calcext:apply-style-name="ConditionalStyle_10" calcext:value="formula-is(IF([.R5]=&quot;&quot;;0;MATCH([.R5];#REF!;0)))" calcext:base-cell-address="'2022'.P14"/>
          </calcext:conditional-format>
          <calcext:conditional-format calcext:target-range-address="'2022'.P19:'2022'.P19">
            <calcext:condition calcext:apply-style-name="ConditionalStyle_10" calcext:value="formula-is(IF([.R10]=&quot;&quot;;0;MATCH([.R10];#REF!;0)))" calcext:base-cell-address="'2022'.P19"/>
          </calcext:conditional-format>
          <calcext:conditional-format calcext:target-range-address="'2022'.P21:'2022'.P21">
            <calcext:condition calcext:apply-style-name="ConditionalStyle_10" calcext:value="formula-is(IF([.R12]=&quot;&quot;;0;MATCH([.R12];#REF!;0)))" calcext:base-cell-address="'2022'.P21"/>
          </calcext:conditional-format>
          <calcext:conditional-format calcext:target-range-address="'2022'.T12:'2022'.T12">
            <calcext:condition calcext:apply-style-name="ConditionalStyle_10" calcext:value="formula-is(IF([.V3]=&quot;&quot;;0;MATCH([.V3];#REF!;0)))" calcext:base-cell-address="'2022'.T12"/>
          </calcext:conditional-format>
          <calcext:conditional-format calcext:target-range-address="'2022'.T26:'2022'.T26">
            <calcext:condition calcext:apply-style-name="ConditionalStyle_10" calcext:value="formula-is(IF([.V17]=&quot;&quot;;0;MATCH([.V17];#REF!;0)))" calcext:base-cell-address="'2022'.T26"/>
          </calcext:conditional-format>
          <calcext:conditional-format calcext:target-range-address="'2022'.T31:'2022'.T31">
            <calcext:condition calcext:apply-style-name="ConditionalStyle_10" calcext:value="formula-is(IF([.V22]=&quot;&quot;;0;MATCH([.V22];#REF!;0)))" calcext:base-cell-address="'2022'.T31"/>
          </calcext:conditional-format>
          <calcext:conditional-format calcext:target-range-address="'2022'.X9:'2022'.X9">
            <calcext:condition calcext:apply-style-name="ConditionalStyle_10" calcext:value="formula-is(IF(#REF!=&quot;&quot;;0;MATCH(#REF!;#REF!;0)))" calcext:base-cell-address="'2022'.X9"/>
          </calcext:conditional-format>
          <calcext:conditional-format calcext:target-range-address="'2022'.X9:'2022'.X9 '2022'.X14:'2022'.X14 '2022'.X16:'2022'.X16 '2022'.X23:'2022'.X23 '2022'.X28:'2022'.X28 '2022'.X30:'2022'.X30">
            <calcext:condition calcext:apply-style-name="ConditionalStyle_9" calcext:value="=&quot;Formation&quot;" calcext:base-cell-address="'2022'.X9"/>
          </calcext:conditional-format>
          <calcext:conditional-format calcext:target-range-address="'2022'.X9:'2022'.X9 '2022'.X14:'2022'.X14 '2022'.X16:'2022'.X16 '2022'.X23:'2022'.X23 '2022'.X28:'2022'.X28 '2022'.X30:'2022'.X30">
            <calcext:condition calcext:apply-style-name="ConditionalStyle_8" calcext:value="=&quot;Entreprise&quot;" calcext:base-cell-address="'2022'.X9"/>
          </calcext:conditional-format>
          <calcext:conditional-format calcext:target-range-address="'2022'.X9:'2022'.X9 '2022'.X14:'2022'.X14 '2022'.X16:'2022'.X16 '2022'.X23:'2022'.X23 '2022'.X28:'2022'.X28 '2022'.X30:'2022'.X30">
            <calcext:condition calcext:apply-style-name="ConditionalStyle_7" calcext:value="=&quot;Entreprise&quot;" calcext:base-cell-address="'2022'.X9"/>
          </calcext:conditional-format>
          <calcext:conditional-format calcext:target-range-address="'2022'.X9:'2022'.X9 '2022'.X14:'2022'.X14 '2022'.X16:'2022'.X16 '2022'.X23:'2022'.X23 '2022'.X28:'2022'.X28 '2022'.X30:'2022'.X30">
            <calcext:condition calcext:apply-style-name="ConditionalStyle_6" calcext:value="=&quot;Formation&quot;" calcext:base-cell-address="'2022'.X9"/>
          </calcext:conditional-format>
          <calcext:conditional-format calcext:target-range-address="'2022'.X14:'2022'.X14">
            <calcext:condition calcext:apply-style-name="ConditionalStyle_10" calcext:value="formula-is(IF([.Z5]=&quot;&quot;;0;MATCH([.Z5];#REF!;0)))" calcext:base-cell-address="'2022'.X14"/>
          </calcext:conditional-format>
          <calcext:conditional-format calcext:target-range-address="'2022'.X16:'2022'.X16">
            <calcext:condition calcext:apply-style-name="ConditionalStyle_10" calcext:value="formula-is(IF([.Z7]=&quot;&quot;;0;MATCH([.Z7];#REF!;0)))" calcext:base-cell-address="'2022'.X16"/>
          </calcext:conditional-format>
          <calcext:conditional-format calcext:target-range-address="'2022'.X23:'2022'.X23">
            <calcext:condition calcext:apply-style-name="ConditionalStyle_10" calcext:value="formula-is(IF([.Z14]=&quot;&quot;;0;MATCH([.Z14];#REF!;0)))" calcext:base-cell-address="'2022'.X23"/>
          </calcext:conditional-format>
          <calcext:conditional-format calcext:target-range-address="'2022'.X28:'2022'.X28">
            <calcext:condition calcext:apply-style-name="ConditionalStyle_10" calcext:value="formula-is(IF([.Z19]=&quot;&quot;;0;MATCH([.Z19];#REF!;0)))" calcext:base-cell-address="'2022'.X28"/>
          </calcext:conditional-format>
          <calcext:conditional-format calcext:target-range-address="'2022'.X30:'2022'.X30">
            <calcext:condition calcext:apply-style-name="ConditionalStyle_10" calcext:value="formula-is(IF([.Z21]=&quot;&quot;;0;MATCH([.Z21];#REF!;0)))" calcext:base-cell-address="'2022'.X30"/>
          </calcext:conditional-format>
          <calcext:conditional-format calcext:target-range-address="'2022'.D34:'2022'.D34">
            <calcext:condition calcext:apply-style-name="ConditionalStyle_10" calcext:value="formula-is(IF(#REF!=&quot;&quot;;0;MATCH(#REF!;#REF!;0)))" calcext:base-cell-address="'2022'.D34"/>
          </calcext:conditional-format>
          <calcext:conditional-format calcext:target-range-address="'2022'.L36:'2022'.L36 '2022'.P33:'2022'.P33 '2022'.P35:'2022'.P35 '2022'.T33:'2022'.T33 '2022'.D43:'2022'.D43 '2022'.D34:'2022'.D34 '2022'.L44:'2022'.L44 '2022'.X44:'2022'.X44">
            <calcext:condition calcext:apply-style-name="ConditionalStyle_9" calcext:value="=&quot;Formation&quot;" calcext:base-cell-address="'2022'.D33"/>
          </calcext:conditional-format>
          <calcext:conditional-format calcext:target-range-address="'2022'.L36:'2022'.L36 '2022'.P33:'2022'.P33 '2022'.P35:'2022'.P35 '2022'.T33:'2022'.T33 '2022'.D43:'2022'.D43 '2022'.D34:'2022'.D34 '2022'.L44:'2022'.L44 '2022'.X44:'2022'.X44">
            <calcext:condition calcext:apply-style-name="ConditionalStyle_8" calcext:value="=&quot;Entreprise&quot;" calcext:base-cell-address="'2022'.D33"/>
          </calcext:conditional-format>
          <calcext:conditional-format calcext:target-range-address="'2022'.L36:'2022'.L36 '2022'.P33:'2022'.P33 '2022'.P35:'2022'.P35 '2022'.T33:'2022'.T33 '2022'.D43:'2022'.D43 '2022'.D34:'2022'.D34 '2022'.L44:'2022'.L44 '2022'.X44:'2022'.X44">
            <calcext:condition calcext:apply-style-name="ConditionalStyle_7" calcext:value="=&quot;Entreprise&quot;" calcext:base-cell-address="'2022'.D33"/>
          </calcext:conditional-format>
          <calcext:conditional-format calcext:target-range-address="'2022'.L36:'2022'.L36 '2022'.P33:'2022'.P33 '2022'.P35:'2022'.P35 '2022'.T33:'2022'.T33 '2022'.D43:'2022'.D43 '2022'.D34:'2022'.D34 '2022'.L44:'2022'.L44 '2022'.X44:'2022'.X44">
            <calcext:condition calcext:apply-style-name="ConditionalStyle_6" calcext:value="=&quot;Formation&quot;" calcext:base-cell-address="'2022'.D33"/>
          </calcext:conditional-format>
          <calcext:conditional-format calcext:target-range-address="'2022'.L36:'2022'.L36 '2022'.P33:'2022'.P33 '2022'.P35:'2022'.P35">
            <calcext:condition calcext:apply-style-name="ConditionalStyle_10" calcext:value="formula-is(IF([.N24]=&quot;&quot;;0;MATCH([.N24];#REF!;0)))" calcext:base-cell-address="'2022'.L33"/>
          </calcext:conditional-format>
          <calcext:conditional-format calcext:target-range-address="'2022'.T33:'2022'.T33 '2022'.D43:'2022'.D43 '2022'.L44:'2022'.L44">
            <calcext:condition calcext:apply-style-name="ConditionalStyle_10" calcext:value="formula-is(IF([.F24]=&quot;&quot;;0;MATCH([.F24];#REF!;0)))" calcext:base-cell-address="'2022'.D33"/>
          </calcext:conditional-format>
          <calcext:conditional-format calcext:target-range-address="'2022'.X44:'2022'.X44">
            <calcext:condition calcext:apply-style-name="ConditionalStyle_10" calcext:value="formula-is(IF([.Z35]=&quot;&quot;;0;MATCH([.Z35];#REF!;0)))" calcext:base-cell-address="'2022'.X44"/>
          </calcext:conditional-format>
          <calcext:conditional-format calcext:target-range-address="'2022'.W33:'2022'.Y37 '2022'.G33:'2022'.I37 '2022'.K33:'2022'.M35 '2022'.E33:'2022'.E37 '2022'.O34:'2022'.Q34 '2022'.S34:'2022'.U37 '2022'.F35:'2022'.F37 '2022'.K37:'2022'.N37 '2022'.V37:'2022'.V37 '2022'.B42:'2022'.B45 '2022'.F42:'2022'.F45 '2022'.J42:'2022'.J45 '2022'.R42:'2022'.R45 '2022'.V42:'2022'.V45 '2022'.C44:'2022'.E45 '2022'.G43:'2022'.I45 '2022'.K43:'2022'.Q43 '2022'.S43:'2022'.U45 '2022'.W43:'2022'.W45 '2022'.X45:'2022'.X45 '2022'.K36:'2022'.K36 '2022'.M36:'2022'.M36 '2022'.O33:'2022'.O33 '2022'.Q33:'2022'.Q33 '2022'.O36:'2022'.Q37 '2022'.O35:'2022'.O35 '2022'.Q35:'2022'.Q35 '2022'.S33:'2022'.S33 '2022'.U33:'2022'.U33 '2022'.C43:'2022'.C43 '2022'.E43:'2022'.E43 '2022'.D33:'2022'.D33 '2022'.D35:'2022'.D37 '2022'.K45:'2022'.Q45 '2022'.K44:'2022'.K44 '2022'.M44:'2022'.Q44 '2022'.H50:'2022'.H54 '2022'.D53:'2022'.D55 '2022'.L54:'2022'.L55 '2022'.L47:'2022'.L50 '2022'.P46:'2022'.P48 '2022'.P52:'2022'.P53 '2022'.P55:'2022'.P55 '2022'.T49:'2022'.T50 '2022'.T52:'2022'.T52 '2022'.X47:'2022'.X48 '2022'.X50:'2022'.X50 '2022'.X54:'2022'.X55 '2022'.D46:'2022'.D47 '2022'.D49:'2022'.D49 '2022'.H46:'2022'.H47">
            <calcext:condition calcext:apply-style-name="ConditionalStyle_10" calcext:value="formula-is(IF([#REF!]=&quot;&quot;;0;MATCH([#REF!];#ref!;0)))" calcext:base-cell-address="'2022'.B33"/>
          </calcext:conditional-format>
          <calcext:conditional-format calcext:target-range-address="'2022'.Z4:'2022'.Z8">
            <calcext:condition calcext:apply-style-name="ConditionalStyle_15" calcext:value="formula-is(IF(#REF!=&quot;&quot;;0;MATCH(#REF!;#REF!;0)))" calcext:base-cell-address="'2022'.Z4"/>
          </calcext:conditional-format>
          <calcext:conditional-format calcext:target-range-address="'2022'.Z4:'2022'.Z8">
            <calcext:condition calcext:apply-style-name="ConditionalStyle_14" calcext:value="=&quot;Formation&quot;" calcext:base-cell-address="'2022'.Z4"/>
          </calcext:conditional-format>
          <calcext:conditional-format calcext:target-range-address="'2022'.Z4:'2022'.Z8">
            <calcext:condition calcext:apply-style-name="ConditionalStyle_13" calcext:value="=&quot;Entreprise&quot;" calcext:base-cell-address="'2022'.Z4"/>
          </calcext:conditional-format>
          <calcext:conditional-format calcext:target-range-address="'2022'.Z4:'2022'.Z8">
            <calcext:condition calcext:apply-style-name="ConditionalStyle_12" calcext:value="=&quot;Entreprise&quot;" calcext:base-cell-address="'2022'.Z4"/>
          </calcext:conditional-format>
          <calcext:conditional-format calcext:target-range-address="'2022'.Z4:'2022'.Z8">
            <calcext:condition calcext:apply-style-name="ConditionalStyle_11" calcext:value="=&quot;Formation&quot;" calcext:base-cell-address="'2022'.Z4"/>
          </calcext:conditional-format>
        </calcext:conditional-formats>
      </table:table>
      <table:table table:name="2023" table:style-name="ta1">
        <table:table-column table:style-name="co1" table:default-cell-style-name="ce656"/>
        <table:table-column table:style-name="co2" table:default-cell-style-name="ce661"/>
        <table:table-column table:style-name="co17" table:default-cell-style-name="ce669"/>
        <table:table-column table:style-name="co18" table:default-cell-style-name="ce669"/>
        <table:table-column table:style-name="co2" table:default-cell-style-name="ce679"/>
        <table:table-column table:style-name="co2" table:default-cell-style-name="ce681"/>
        <table:table-column table:style-name="co12" table:default-cell-style-name="ce669"/>
        <table:table-column table:style-name="co19" table:default-cell-style-name="ce669"/>
        <table:table-column table:style-name="co3" table:default-cell-style-name="ce679"/>
        <table:table-column table:style-name="co7" table:default-cell-style-name="ce681"/>
        <table:table-column table:style-name="co20" table:default-cell-style-name="ce669"/>
        <table:table-column table:style-name="co19" table:default-cell-style-name="ce669"/>
        <table:table-column table:style-name="co5" table:default-cell-style-name="ce679"/>
        <table:table-column table:style-name="co2" table:default-cell-style-name="ce681"/>
        <table:table-column table:style-name="co2" table:default-cell-style-name="ce669"/>
        <table:table-column table:style-name="co9" table:default-cell-style-name="ce669"/>
        <table:table-column table:style-name="co10" table:default-cell-style-name="ce679"/>
        <table:table-column table:style-name="co10" table:default-cell-style-name="ce681"/>
        <table:table-column table:style-name="co2" table:default-cell-style-name="ce669"/>
        <table:table-column table:style-name="co11" table:default-cell-style-name="ce669"/>
        <table:table-column table:style-name="co3" table:default-cell-style-name="ce679"/>
        <table:table-column table:style-name="co5" table:default-cell-style-name="ce681"/>
        <table:table-column table:style-name="co3" table:default-cell-style-name="ce688"/>
        <table:table-column table:style-name="co12" table:default-cell-style-name="ce690"/>
        <table:table-column table:style-name="co5" table:default-cell-style-name="Default"/>
        <table:table-column table:style-name="co16" table:number-columns-repeated="4" table:default-cell-style-name="Default"/>
        <table:table-row table:style-name="ro1">
          <table:table-cell table:style-name="ce1" table:number-columns-spanned="5" table:number-rows-spanned="2"/>
          <table:covered-table-cell table:number-columns-repeated="3" table:style-name="ce16"/>
          <table:covered-table-cell table:style-name="ce66"/>
          <table:table-cell table:style-name="ce76" office:value-type="string" calcext:value-type="string" table:number-columns-spanned="15" table:number-rows-spanned="2">
            <text:p>Développeur d'applications Java</text:p>
          </table:table-cell>
          <table:covered-table-cell table:number-columns-repeated="13" table:style-name="ce16"/>
          <table:covered-table-cell table:style-name="ce66"/>
          <table:table-cell table:style-name="ce147" table:number-columns-spanned="5" table:number-rows-spanned="2"/>
          <table:covered-table-cell table:number-columns-repeated="3" table:style-name="ce16"/>
          <table:covered-table-cell table:style-name="ce164"/>
          <table:table-cell table:number-columns-repeated="4"/>
        </table:table-row>
        <table:table-row table:style-name="ro2">
          <table:covered-table-cell table:style-name="ce2"/>
          <table:covered-table-cell table:number-columns-repeated="3" table:style-name="ce17"/>
          <table:covered-table-cell table:style-name="ce67"/>
          <table:covered-table-cell table:style-name="ce77"/>
          <table:covered-table-cell table:number-columns-repeated="13" table:style-name="ce17"/>
          <table:covered-table-cell table:style-name="ce67"/>
          <table:covered-table-cell table:style-name="ce77"/>
          <table:covered-table-cell table:number-columns-repeated="3" table:style-name="ce17"/>
          <table:covered-table-cell table:style-name="ce165"/>
          <table:table-cell table:number-columns-repeated="4"/>
        </table:table-row>
        <table:table-row table:style-name="ro3">
          <table:table-cell table:style-name="ce3"/>
          <table:table-cell table:style-name="ce18"/>
          <table:table-cell table:style-name="ce3" office:value-type="float" office:value="2023" calcext:value-type="float" table:number-columns-spanned="23" table:number-rows-spanned="2">
            <text:p>2023</text:p>
          </table:table-cell>
          <table:covered-table-cell table:number-columns-repeated="21" table:style-name="ce41"/>
          <table:covered-table-cell table:style-name="ce166"/>
          <table:table-cell table:style-name="ce448"/>
          <table:table-cell table:style-name="ce190" office:value-type="string" calcext:value-type="string">
            <text:p>Durée :</text:p>
          </table:table-cell>
          <table:table-cell table:style-name="ce459" office:value-type="string" calcext:value-type="string">
            <text:p>date du :</text:p>
          </table:table-cell>
          <table:table-cell table:style-name="ce459" office:value-type="string" calcext:value-type="string">
            <text:p>au :</text:p>
          </table:table-cell>
        </table:table-row>
        <table:table-row table:style-name="ro4">
          <table:table-cell table:style-name="ce3"/>
          <table:table-cell table:style-name="ce18"/>
          <table:covered-table-cell table:style-name="ce30"/>
          <table:covered-table-cell table:number-columns-repeated="21" table:style-name="ce42"/>
          <table:covered-table-cell table:style-name="ce167"/>
          <table:table-cell table:style-name="ce697" table:content-validation-name="val1" office:value-type="string" calcext:value-type="string">
            <text:p>PROJET 1</text:p>
          </table:table-cell>
          <table:table-cell table:style-name="ce190" office:value-type="string" calcext:value-type="string">
            <text:p>14 H</text:p>
          </table:table-cell>
          <table:table-cell table:style-name="ce461" office:value-type="date" office:date-value="2021-01-27" calcext:value-type="date">
            <text:p>27/01/21</text:p>
          </table:table-cell>
          <table:table-cell table:style-name="ce461" office:value-type="date" office:date-value="2021-01-29" calcext:value-type="date">
            <text:p>29/01/21</text:p>
          </table:table-cell>
        </table:table-row>
        <table:table-row table:style-name="ro5">
          <table:table-cell table:style-name="ce654"/>
          <table:table-cell table:style-name="ce659"/>
          <table:table-cell table:style-name="ce664" office:value-type="string" calcext:value-type="string">
            <text:p>Janvier</text:p>
          </table:table-cell>
          <table:table-cell table:style-name="ce675"/>
          <table:table-cell table:style-name="ce654"/>
          <table:table-cell table:style-name="ce659"/>
          <table:table-cell table:style-name="ce664" office:value-type="string" calcext:value-type="string">
            <text:p>Février</text:p>
          </table:table-cell>
          <table:table-cell table:style-name="ce675"/>
          <table:table-cell table:style-name="ce654"/>
          <table:table-cell table:style-name="ce659"/>
          <table:table-cell table:style-name="ce664" office:value-type="string" calcext:value-type="string">
            <text:p>Mars</text:p>
          </table:table-cell>
          <table:table-cell table:style-name="ce675"/>
          <table:table-cell table:style-name="ce654"/>
          <table:table-cell table:style-name="ce659"/>
          <table:table-cell table:style-name="ce664" office:value-type="string" calcext:value-type="string">
            <text:p>Avril</text:p>
          </table:table-cell>
          <table:table-cell table:style-name="ce675"/>
          <table:table-cell table:style-name="ce654"/>
          <table:table-cell table:style-name="ce659"/>
          <table:table-cell table:style-name="ce664" office:value-type="string" calcext:value-type="string">
            <text:p>Mai</text:p>
          </table:table-cell>
          <table:table-cell table:style-name="ce675"/>
          <table:table-cell table:style-name="ce654"/>
          <table:table-cell table:style-name="ce659"/>
          <table:table-cell table:style-name="ce664" office:value-type="string" calcext:value-type="string">
            <text:p>Juin</text:p>
          </table:table-cell>
          <table:table-cell table:style-name="ce675"/>
          <table:table-cell/>
          <table:table-cell table:style-name="ce698" table:content-validation-name="val1" office:value-type="string" calcext:value-type="string">
            <text:p>PROJET 2</text:p>
          </table:table-cell>
          <table:table-cell table:style-name="ce190" office:value-type="string" calcext:value-type="string">
            <text:p>63 H</text:p>
          </table:table-cell>
          <table:table-cell table:style-name="ce461" office:value-type="date" office:date-value="2021-02-05" calcext:value-type="date">
            <text:p>05/02/21</text:p>
          </table:table-cell>
          <table:table-cell table:style-name="ce461" office:value-type="date" office:date-value="2021-03-19" calcext:value-type="date">
            <text:p>19/03/21</text:p>
          </table:table-cell>
        </table:table-row>
        <table:table-row table:style-name="ro5">
          <table:table-cell table:style-name="ce655"/>
          <table:table-cell table:style-name="ce660"/>
          <table:table-cell table:style-name="ce665"/>
          <table:table-cell table:style-name="ce676"/>
          <table:table-cell table:style-name="ce678"/>
          <table:table-cell table:style-name="ce660"/>
          <table:table-cell table:style-name="ce665"/>
          <table:table-cell table:style-name="ce676"/>
          <table:table-cell table:style-name="ce678"/>
          <table:table-cell table:style-name="ce660"/>
          <table:table-cell table:style-name="ce665"/>
          <table:table-cell table:style-name="ce676"/>
          <table:table-cell table:style-name="ce678"/>
          <table:table-cell table:style-name="ce660"/>
          <table:table-cell table:style-name="ce665"/>
          <table:table-cell table:style-name="ce676"/>
          <table:table-cell table:style-name="ce678"/>
          <table:table-cell table:style-name="ce660"/>
          <table:table-cell table:style-name="ce665"/>
          <table:table-cell table:style-name="ce676"/>
          <table:table-cell table:style-name="ce678"/>
          <table:table-cell table:style-name="ce660"/>
          <table:table-cell table:style-name="ce665"/>
          <table:table-cell table:style-name="ce676"/>
          <table:table-cell/>
          <table:table-cell table:style-name="ce699" table:content-validation-name="val1" office:value-type="string" calcext:value-type="string">
            <text:p>PROJET 3</text:p>
          </table:table-cell>
          <table:table-cell table:style-name="ce190" office:value-type="string" calcext:value-type="string">
            <text:p>77 H</text:p>
          </table:table-cell>
          <table:table-cell table:style-name="ce461" office:value-type="date" office:date-value="2021-03-24" calcext:value-type="date">
            <text:p>24/03/21</text:p>
          </table:table-cell>
          <table:table-cell table:style-name="ce461" office:value-type="date" office:date-value="2021-05-07" calcext:value-type="date">
            <text:p>07/05/21</text:p>
          </table:table-cell>
        </table:table-row>
        <table:table-row table:style-name="ro5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6" office:value-type="string" calcext:value-type="string">
            <text:p>Ferie</text:p>
          </table:table-cell>
          <table:table-cell table:style-name="ce670"/>
          <table:table-cell office:value-type="string" calcext:value-type="string">
            <text:p>M</text:p>
          </table:table-cell>
          <table:table-cell table:style-name="ce680" office:value-type="float" office:value="1" calcext:value-type="float">
            <text:p>1</text:p>
          </table:table-cell>
          <table:table-cell table:style-name="ce670" table:number-columns-repeated="2"/>
          <table:table-cell office:value-type="string" calcext:value-type="string">
            <text:p>M</text:p>
          </table:table-cell>
          <table:table-cell table:style-name="ce680" office:value-type="float" office:value="1" calcext:value-type="float">
            <text:p>1</text:p>
          </table:table-cell>
          <table:table-cell table:style-name="ce670" table:number-columns-repeated="2"/>
          <table:table-cell office:value-type="string" calcext:value-type="string">
            <text:p>S</text:p>
          </table:table-cell>
          <table:table-cell table:style-name="ce680" office:value-type="float" office:value="1" calcext:value-type="float">
            <text:p>1</text:p>
          </table:table-cell>
          <table:table-cell table:style-name="ce670" table:number-columns-repeated="2"/>
          <table:table-cell office:value-type="string" calcext:value-type="string">
            <text:p>L</text:p>
          </table:table-cell>
          <table:table-cell table:style-name="ce680" office:value-type="float" office:value="1" calcext:value-type="float">
            <text:p>1</text:p>
          </table:table-cell>
          <table:table-cell table:style-name="ce670" table:number-columns-repeated="2"/>
          <table:table-cell office:value-type="string" calcext:value-type="string">
            <text:p>J</text:p>
          </table:table-cell>
          <table:table-cell table:style-name="ce680" office:value-type="float" office:value="1" calcext:value-type="float">
            <text:p>1</text:p>
          </table:table-cell>
          <table:table-cell table:style-name="ce687"/>
          <table:table-cell table:style-name="ce676"/>
          <table:table-cell/>
          <table:table-cell table:style-name="ce700" table:content-validation-name="val1" office:value-type="string" calcext:value-type="string">
            <text:p>PROJET 4</text:p>
          </table:table-cell>
          <table:table-cell table:style-name="ce190" office:value-type="string" calcext:value-type="string">
            <text:p>84 H</text:p>
          </table:table-cell>
          <table:table-cell table:style-name="ce461" office:value-type="date" office:date-value="2021-05-19" calcext:value-type="date">
            <text:p>19/05/21</text:p>
          </table:table-cell>
          <table:table-cell table:style-name="ce461" office:value-type="date" office:date-value="2021-07-09" calcext:value-type="date">
            <text:p>09/07/21</text:p>
          </table:table-cell>
        </table:table-row>
        <table:table-row table:style-name="ro5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style-name="ce341" table:content-validation-name="val4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/>
          <table:table-cell table:style-name="ce689"/>
          <table:table-cell/>
          <table:table-cell table:style-name="ce701" table:content-validation-name="val1" office:value-type="string" calcext:value-type="string">
            <text:p>PROJET 5</text:p>
          </table:table-cell>
          <table:table-cell table:style-name="ce190" office:value-type="string" calcext:value-type="string">
            <text:p>140 H</text:p>
          </table:table-cell>
          <table:table-cell table:style-name="ce461" office:value-type="date" office:date-value="2021-07-16" calcext:value-type="date">
            <text:p>16/07/21</text:p>
          </table:table-cell>
          <table:table-cell table:style-name="ce461" office:value-type="date" office:date-value="2021-10-29" calcext:value-type="date">
            <text:p>29/10/21</text:p>
          </table:table-cell>
        </table:table-row>
        <table:table-row table:style-name="ro5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style-name="ce341" table:content-validation-name="val4" office:value-type="string" calcext:value-type="string">
            <text:p>Entreprise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702" table:content-validation-name="val2" office:value-type="string" calcext:value-type="string">
            <text:p>PROJET 6</text:p>
          </table:table-cell>
          <table:table-cell table:style-name="ce190" office:value-type="string" calcext:value-type="string">
            <text:p>154 H</text:p>
          </table:table-cell>
          <table:table-cell table:style-name="ce461" office:value-type="date" office:date-value="2021-11-03" calcext:value-type="date">
            <text:p>03/11/21</text:p>
          </table:table-cell>
          <table:table-cell table:style-name="ce461" office:value-type="date" office:date-value="2022-01-21" calcext:value-type="date">
            <text:p>21/01/22</text:p>
          </table:table-cell>
        </table:table-row>
        <table:table-row table:style-name="ro5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style-name="ce341" table:content-validation-name="val4" office:value-type="string" calcext:value-type="string">
            <text:p>Entreprise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703" table:content-validation-name="val2" office:value-type="string" calcext:value-type="string">
            <text:p>PROJET 7</text:p>
          </table:table-cell>
          <table:table-cell table:style-name="ce190" office:value-type="string" calcext:value-type="string">
            <text:p>154 H</text:p>
          </table:table-cell>
          <table:table-cell table:style-name="ce461" office:value-type="date" office:date-value="2022-02-02" calcext:value-type="date">
            <text:p>02/02/22</text:p>
          </table:table-cell>
          <table:table-cell table:style-name="ce461" office:value-type="date" office:date-value="2022-05-13" calcext:value-type="date">
            <text:p>13/05/22</text:p>
          </table:table-cell>
        </table:table-row>
        <table:table-row table:style-name="ro5"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4" office:value-type="string" calcext:value-type="string">
            <text:p>Entreprise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704" table:content-validation-name="val2" office:value-type="string" calcext:value-type="string">
            <text:p>PROJET 8</text:p>
          </table:table-cell>
          <table:table-cell table:style-name="ce190" office:value-type="string" calcext:value-type="string">
            <text:p>154 H</text:p>
          </table:table-cell>
          <table:table-cell table:style-name="ce461" office:value-type="date" office:date-value="2022-05-20" calcext:value-type="date">
            <text:p>20/05/22</text:p>
          </table:table-cell>
          <table:table-cell table:style-name="ce461" office:value-type="date" office:date-value="2022-09-09" calcext:value-type="date">
            <text:p>09/09/22</text:p>
          </table:table-cell>
        </table:table-row>
        <table:table-row table:style-name="ro5"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table:style-name="ce380" table:content-validation-name="val2" office:value-type="string" calcext:value-type="string">
            <text:p>PROJET 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705" table:content-validation-name="val2" office:value-type="string" calcext:value-type="string">
            <text:p>PROJET 9</text:p>
          </table:table-cell>
          <table:table-cell table:style-name="ce190" office:value-type="string" calcext:value-type="string">
            <text:p>160 H</text:p>
          </table:table-cell>
          <table:table-cell table:style-name="ce461" office:value-type="date" office:date-value="2022-09-14" calcext:value-type="date">
            <text:p>14/09/22</text:p>
          </table:table-cell>
          <table:table-cell table:style-name="ce461" office:value-type="date" office:date-value="2023-01-13" calcext:value-type="date">
            <text:p>13/01/23</text:p>
          </table:table-cell>
        </table:table-row>
        <table:table-row table:style-name="ro5"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/>
          <table:table-cell table:style-name="ce691"/>
          <table:table-cell/>
          <table:table-cell table:style-name="ce448" table:number-columns-repeated="2"/>
          <table:table-cell table:style-name="ce462" table:number-columns-repeated="2"/>
        </table:table-row>
        <table:table-row table:style-name="ro5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style-name="ce670" table:number-columns-repeated="2"/>
          <table:table-cell office:value-type="string" calcext:value-type="string">
            <text:p>M</text:p>
          </table:table-cell>
          <table:table-cell table:style-name="ce680" office:value-type="float" office:value="8" calcext:value-type="float">
            <text:p>8</text:p>
          </table:table-cell>
          <table:table-cell table:style-name="ce670" table:number-columns-repeated="2"/>
          <table:table-cell office:value-type="string" calcext:value-type="string">
            <text:p>M</text:p>
          </table:table-cell>
          <table:table-cell table:style-name="ce680" office:value-type="float" office:value="8" calcext:value-type="float">
            <text:p>8</text:p>
          </table:table-cell>
          <table:table-cell table:style-name="ce670" table:number-columns-repeated="2"/>
          <table:table-cell office:value-type="string" calcext:value-type="string">
            <text:p>S</text:p>
          </table:table-cell>
          <table:table-cell table:style-name="ce680" office:value-type="float" office:value="8" calcext:value-type="float">
            <text:p>8</text:p>
          </table:table-cell>
          <table:table-cell table:style-name="ce670" table:number-columns-repeated="2"/>
          <table:table-cell office:value-type="string" calcext:value-type="string">
            <text:p>L</text:p>
          </table:table-cell>
          <table:table-cell table:style-name="ce680" office:value-type="float" office:value="8" calcext:value-type="float">
            <text:p>8</text:p>
          </table:table-cell>
          <table:table-cell/>
          <table:table-cell table:style-name="ce670"/>
          <table:table-cell office:value-type="string" calcext:value-type="string">
            <text:p>J</text:p>
          </table:table-cell>
          <table:table-cell table:style-name="ce680" office:value-type="float" office:value="8" calcext:value-type="float">
            <text:p>8</text:p>
          </table:table-cell>
          <table:table-cell table:style-name="ce687"/>
          <table:table-cell table:style-name="ce692"/>
          <table:table-cell/>
          <table:table-cell table:style-name="ce448"/>
          <table:table-cell table:style-name="ce190"/>
          <table:table-cell table:style-name="ce462" table:number-columns-repeated="2"/>
        </table:table-row>
        <table:table-row table:style-name="ro5"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style-name="ce345" table:content-validation-name="val4" office:value-type="string" calcext:value-type="string">
            <text:p>Entreprise</text:p>
          </table:table-cell>
          <table:table-cell table:style-name="ce670"/>
          <table:table-cell office:value-type="string" calcext:value-type="string">
            <text:p>J</text:p>
          </table:table-cell>
          <table:table-cell table:style-name="ce680" office:value-type="float" office:value="9" calcext:value-type="float">
            <text:p>9</text:p>
          </table:table-cell>
          <table:table-cell table:style-name="ce670" table:number-columns-repeated="2"/>
          <table:table-cell office:value-type="string" calcext:value-type="string">
            <text:p>J</text:p>
          </table:table-cell>
          <table:table-cell table:style-name="ce680" office:value-type="float" office:value="9" calcext:value-type="float">
            <text:p>9</text:p>
          </table:table-cell>
          <table:table-cell table:style-name="ce670" table:number-columns-repeated="2"/>
          <table:table-cell office:value-type="string" calcext:value-type="string">
            <text:p>D</text:p>
          </table:table-cell>
          <table:table-cell table:style-name="ce680" office:value-type="float" office:value="9" calcext:value-type="float">
            <text:p>9</text:p>
          </table:table-cell>
          <table:table-cell/>
          <table:table-cell table:style-name="ce670"/>
          <table:table-cell office:value-type="string" calcext:value-type="string">
            <text:p>M</text:p>
          </table:table-cell>
          <table:table-cell table:style-name="ce680" office:value-type="float" office:value="9" calcext:value-type="float">
            <text:p>9</text:p>
          </table:table-cell>
          <table:table-cell table:style-name="ce670" table:number-columns-repeated="2"/>
          <table:table-cell office:value-type="string" calcext:value-type="string">
            <text:p>V</text:p>
          </table:table-cell>
          <table:table-cell table:style-name="ce680" office:value-type="float" office:value="9" calcext:value-type="float">
            <text:p>9</text:p>
          </table:table-cell>
          <table:table-cell table:style-name="ce687"/>
          <table:table-cell table:style-name="ce675"/>
          <table:table-cell/>
          <table:table-cell table:style-name="ce448" office:value-type="string" calcext:value-type="string">
            <text:p>TOTAL :</text:p>
          </table:table-cell>
          <table:table-cell table:style-name="ce190" office:value-type="string" calcext:value-type="string">
            <text:p>1000 H</text:p>
          </table:table-cell>
          <table:table-cell table:style-name="ce462" table:number-columns-repeated="2"/>
        </table:table-row>
        <table:table-row table:style-name="ro5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4" office:value-type="string" calcext:value-type="string">
            <text:p>Entreprise</text:p>
          </table:table-cell>
          <table:table-cell table:style-name="ce670"/>
          <table:table-cell office:value-type="string" calcext:value-type="string">
            <text:p>V</text:p>
          </table:table-cell>
          <table:table-cell table:style-name="ce680" office:value-type="float" office:value="10" calcext:value-type="float">
            <text:p>10</text:p>
          </table:table-cell>
          <table:table-cell table:style-name="ce670" table:number-columns-repeated="2"/>
          <table:table-cell office:value-type="string" calcext:value-type="string">
            <text:p>V</text:p>
          </table:table-cell>
          <table:table-cell table:style-name="ce680" office:value-type="float" office:value="10" calcext:value-type="float">
            <text:p>10</text:p>
          </table:table-cell>
          <table:table-cell table:style-name="ce670" table:number-columns-repeated="2"/>
          <table:table-cell office:value-type="string" calcext:value-type="string">
            <text:p>L</text:p>
          </table:table-cell>
          <table:table-cell table:style-name="ce680" office:value-type="float" office:value="10" calcext:value-type="float">
            <text:p>10</text:p>
          </table:table-cell>
          <table:table-cell/>
          <table:table-cell table:style-name="ce670"/>
          <table:table-cell office:value-type="string" calcext:value-type="string">
            <text:p>M</text:p>
          </table:table-cell>
          <table:table-cell table:style-name="ce680" office:value-type="float" office:value="10" calcext:value-type="float">
            <text:p>10</text:p>
          </table:table-cell>
          <table:table-cell table:style-name="ce670" table:number-columns-repeated="2"/>
          <table:table-cell office:value-type="string" calcext:value-type="string">
            <text:p>S</text:p>
          </table:table-cell>
          <table:table-cell table:style-name="ce680" office:value-type="float" office:value="10" calcext:value-type="float">
            <text:p>10</text:p>
          </table:table-cell>
          <table:table-cell table:style-name="ce687"/>
          <table:table-cell table:style-name="ce676"/>
          <table:table-cell table:number-columns-repeated="5"/>
        </table:table-row>
        <table:table-row table:style-name="ro5"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style-name="ce380" table:content-validation-name="val2" office:value-type="string" calcext:value-type="string">
            <text:p>PROJET 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689"/>
          <table:table-cell table:number-columns-repeated="5"/>
        </table:table-row>
        <table:table-row table:style-name="ro5">
          <table:table-cell office:value-type="string" calcext:value-type="string">
            <text:p>J</text:p>
          </table:table-cell>
          <table:table-cell office:value-type="float" office:value="12" calcext:value-type="float">
            <text:p>12</text:p>
          </table:table-cell>
          <table:table-cell table:style-name="ce341" table:content-validation-name="val4" office:value-type="string" calcext:value-type="string">
            <text:p>Entreprise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V</text:p>
          </table:table-cell>
          <table:table-cell office:value-type="float" office:value="13" calcext:value-type="float">
            <text:p>13</text:p>
          </table:table-cell>
          <table:table-cell table:style-name="ce347" table:content-validation-name="val2" office:value-type="string" calcext:value-type="string">
            <text:p>PROJET 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L</text:p>
          </table:table-cell>
          <table:table-cell office:value-type="float" office:value="16" calcext:value-type="float">
            <text:p>16</text:p>
          </table:table-cell>
          <table:table-cell table:style-name="ce341" table:content-validation-name="val4" office:value-type="string" calcext:value-type="string">
            <text:p>Entreprise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91"/>
          <table:table-cell table:number-columns-repeated="5"/>
        </table:table-row>
        <table:table-row table:style-name="ro5"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style-name="ce345" table:content-validation-name="val4" office:value-type="string" calcext:value-type="string">
            <text:p>Entreprise</text:p>
          </table:table-cell>
          <table:table-cell table:style-name="ce670"/>
          <table:table-cell office:value-type="string" calcext:value-type="string">
            <text:p>V</text:p>
          </table:table-cell>
          <table:table-cell table:style-name="ce680" office:value-type="float" office:value="17" calcext:value-type="float">
            <text:p>17</text:p>
          </table:table-cell>
          <table:table-cell table:style-name="ce670" table:number-columns-repeated="2"/>
          <table:table-cell office:value-type="string" calcext:value-type="string">
            <text:p>V</text:p>
          </table:table-cell>
          <table:table-cell table:style-name="ce680" office:value-type="float" office:value="17" calcext:value-type="float">
            <text:p>17</text:p>
          </table:table-cell>
          <table:table-cell table:style-name="ce670" table:number-columns-repeated="2"/>
          <table:table-cell office:value-type="string" calcext:value-type="string">
            <text:p>L</text:p>
          </table:table-cell>
          <table:table-cell table:style-name="ce680" office:value-type="float" office:value="17" calcext:value-type="float">
            <text:p>17</text:p>
          </table:table-cell>
          <table:table-cell/>
          <table:table-cell table:style-name="ce670"/>
          <table:table-cell office:value-type="string" calcext:value-type="string">
            <text:p>M</text:p>
          </table:table-cell>
          <table:table-cell table:style-name="ce680" office:value-type="float" office:value="17" calcext:value-type="float">
            <text:p>17</text:p>
          </table:table-cell>
          <table:table-cell table:style-name="ce670" table:number-columns-repeated="2"/>
          <table:table-cell office:value-type="string" calcext:value-type="string">
            <text:p>S</text:p>
          </table:table-cell>
          <table:table-cell table:style-name="ce680" office:value-type="float" office:value="17" calcext:value-type="float">
            <text:p>17</text:p>
          </table:table-cell>
          <table:table-cell table:style-name="ce687"/>
          <table:table-cell table:style-name="ce692"/>
          <table:table-cell table:number-columns-repeated="5"/>
        </table:table-row>
        <table:table-row table:style-name="ro5"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670"/>
          <table:table-cell office:value-type="string" calcext:value-type="string">
            <text:p>S</text:p>
          </table:table-cell>
          <table:table-cell table:style-name="ce680" office:value-type="float" office:value="18" calcext:value-type="float">
            <text:p>18</text:p>
          </table:table-cell>
          <table:table-cell table:style-name="ce670" table:number-columns-repeated="2"/>
          <table:table-cell office:value-type="string" calcext:value-type="string">
            <text:p>S</text:p>
          </table:table-cell>
          <table:table-cell table:style-name="ce680" office:value-type="float" office:value="18" calcext:value-type="float">
            <text:p>18</text:p>
          </table:table-cell>
          <table:table-cell table:style-name="ce670" table:number-columns-repeated="2"/>
          <table:table-cell office:value-type="string" calcext:value-type="string">
            <text:p>M</text:p>
          </table:table-cell>
          <table:table-cell table:style-name="ce680" office:value-type="float" office:value="18" calcext:value-type="float">
            <text:p>18</text:p>
          </table:table-cell>
          <table:table-cell table:style-name="ce670" table:number-columns-repeated="2"/>
          <table:table-cell office:value-type="string" calcext:value-type="string">
            <text:p>J</text:p>
          </table:table-cell>
          <table:table-cell table:style-name="ce680" office:value-type="float" office:value="18" calcext:value-type="float">
            <text:p>18</text:p>
          </table:table-cell>
          <table:table-cell table:style-name="ce670" table:number-columns-repeated="2"/>
          <table:table-cell office:value-type="string" calcext:value-type="string">
            <text:p>D</text:p>
          </table:table-cell>
          <table:table-cell table:style-name="ce680" office:value-type="float" office:value="18" calcext:value-type="float">
            <text:p>18</text:p>
          </table:table-cell>
          <table:table-cell/>
          <table:table-cell table:style-name="ce693"/>
          <table:table-cell table:number-columns-repeated="5"/>
        </table:table-row>
        <table:table-row table:style-name="ro5"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70"/>
          <table:table-cell office:value-type="string" calcext:value-type="string">
            <text:p>D</text:p>
          </table:table-cell>
          <table:table-cell table:style-name="ce680" office:value-type="float" office:value="19" calcext:value-type="float">
            <text:p>19</text:p>
          </table:table-cell>
          <table:table-cell/>
          <table:table-cell table:style-name="ce670"/>
          <table:table-cell office:value-type="string" calcext:value-type="string">
            <text:p>D</text:p>
          </table:table-cell>
          <table:table-cell table:style-name="ce680" office:value-type="float" office:value="19" calcext:value-type="float">
            <text:p>19</text:p>
          </table:table-cell>
          <table:table-cell/>
          <table:table-cell table:style-name="ce670"/>
          <table:table-cell office:value-type="string" calcext:value-type="string">
            <text:p>M</text:p>
          </table:table-cell>
          <table:table-cell table:style-name="ce680" office:value-type="float" office:value="19" calcext:value-type="float">
            <text:p>19</text:p>
          </table:table-cell>
          <table:table-cell table:style-name="ce670" table:number-columns-repeated="2"/>
          <table:table-cell office:value-type="string" calcext:value-type="string">
            <text:p>V</text:p>
          </table:table-cell>
          <table:table-cell table:style-name="ce680" office:value-type="float" office:value="19" calcext:value-type="float">
            <text:p>19</text:p>
          </table:table-cell>
          <table:table-cell table:style-name="ce670" table:number-columns-repeated="2"/>
          <table:table-cell office:value-type="string" calcext:value-type="string">
            <text:p>L</text:p>
          </table:table-cell>
          <table:table-cell table:style-name="ce680" office:value-type="float" office:value="19" calcext:value-type="float">
            <text:p>19</text:p>
          </table:table-cell>
          <table:table-cell/>
          <table:table-cell table:style-name="ce676"/>
          <table:table-cell table:number-columns-repeated="5"/>
        </table:table-row>
        <table:table-row table:style-name="ro5">
          <table:table-cell office:value-type="string" calcext:value-type="string">
            <text:p>V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694"/>
          <table:table-cell table:number-columns-repeated="5"/>
        </table:table-row>
        <table:table-row table:style-name="ro5">
          <table:table-cell office:value-type="string" calcext:value-type="string">
            <text:p>S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694"/>
          <table:table-cell table:number-columns-repeated="5"/>
        </table:table-row>
        <table:table-row table:style-name="ro5">
          <table:table-cell office:value-type="string" calcext:value-type="string">
            <text:p>D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694"/>
          <table:table-cell table:number-columns-repeated="5"/>
        </table:table-row>
        <table:table-row table:style-name="ro5">
          <table:table-cell office:value-type="string" calcext:value-type="string">
            <text:p>L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94"/>
          <table:table-cell table:number-columns-repeated="5"/>
        </table:table-row>
        <table:table-row table:style-name="ro5"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694"/>
          <table:table-cell table:number-columns-repeated="5"/>
        </table:table-row>
        <table:table-row table:style-name="ro5"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694"/>
          <table:table-cell table:number-columns-repeated="5"/>
        </table:table-row>
        <table:table-row table:style-name="ro5">
          <table:table-cell office:value-type="string" calcext:value-type="string">
            <text:p>J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694"/>
          <table:table-cell table:number-columns-repeated="5"/>
        </table:table-row>
        <table:table-row table:style-name="ro5">
          <table:table-cell office:value-type="string" calcext:value-type="string">
            <text:p>V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691"/>
          <table:table-cell table:number-columns-repeated="5"/>
        </table:table-row>
        <table:table-row table:style-name="ro5">
          <table:table-cell office:value-type="string" calcext:value-type="string">
            <text:p>S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691"/>
          <table:table-cell table:number-columns-repeated="5"/>
        </table:table-row>
        <table:table-row table:style-name="ro5"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669" table:number-columns-repeated="2"/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91"/>
          <table:table-cell table:number-columns-repeated="5"/>
        </table:table-row>
        <table:table-row table:style-name="ro5"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669" table:number-columns-repeated="2"/>
          <table:table-cell table:number-columns-repeated="2"/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691"/>
          <table:table-cell table:number-columns-repeated="5"/>
        </table:table-row>
        <table:table-row table:style-name="ro5"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669" table:number-columns-repeated="2"/>
          <table:table-cell table:number-columns-repeated="2"/>
          <table:table-cell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669" table:number-columns-repeated="2"/>
          <table:table-cell table:number-columns-repeated="2"/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669" table:number-columns-repeated="2"/>
          <table:table-cell/>
          <table:table-cell table:style-name="ce691"/>
          <table:table-cell table:number-columns-repeated="5"/>
        </table:table-row>
        <table:table-row table:style-name="ro5">
          <table:table-cell table:style-name="ce657"/>
          <table:table-cell table:style-name="ce662"/>
          <table:table-cell table:style-name="ce673" table:number-columns-repeated="7"/>
          <table:table-cell table:style-name="ce684"/>
          <table:table-cell table:style-name="ce686"/>
          <table:table-cell table:style-name="ce673" table:number-columns-repeated="6"/>
          <table:table-cell table:style-name="ce684"/>
          <table:table-cell table:style-name="ce686"/>
          <table:table-cell table:style-name="ce673" table:number-columns-repeated="4"/>
          <table:table-cell table:style-name="ce695"/>
          <table:table-cell table:number-columns-repeated="5"/>
        </table:table-row>
        <table:table-row table:style-name="ro5">
          <table:table-cell table:style-name="ce658"/>
          <table:table-cell table:style-name="ce663"/>
          <table:table-cell table:style-name="ce674"/>
          <table:table-cell table:style-name="ce677" table:number-columns-repeated="3"/>
          <table:table-cell table:style-name="ce682"/>
          <table:table-cell table:style-name="ce683" table:number-columns-repeated="2"/>
          <table:table-cell table:style-name="ce685"/>
          <table:table-cell table:style-name="ce674"/>
          <table:table-cell table:style-name="ce677" table:number-columns-repeated="3"/>
          <table:table-cell table:style-name="ce682"/>
          <table:table-cell table:style-name="ce683" table:number-columns-repeated="2"/>
          <table:table-cell table:style-name="ce685"/>
          <table:table-cell table:style-name="ce674"/>
          <table:table-cell table:style-name="ce677" table:number-columns-repeated="3"/>
          <table:table-cell table:style-name="ce682"/>
          <table:table-cell table:style-name="ce696"/>
          <table:table-cell table:number-columns-repeated="5"/>
        </table:table-row>
        <calcext:conditional-formats>
          <calcext:conditional-format calcext:target-range-address="'2023'.D8:'2023'.D13 '2023'.F8:'2023'.H13 '2023'.J8:'2023'.L13 '2023'.N8:'2023'.P13 '2023'.R8:'2023'.R13 '2023'.S8:'2023'.S14 '2023'.T8:'2023'.T13 '2023'.V8:'2023'.X13 '2023'.O15:'2023'.O23 '2023'.D18:'2023'.D22 '2023'.F17:'2023'.H22 '2023'.J17:'2023'.L22 '2023'.N17:'2023'.N22 '2023'.P17:'2023'.P22 '2023'.R17:'2023'.T22 '2023'.V17:'2023'.X22 '2023'.W24:'2023'.W37 '2023'.G25:'2023'.G37 '2023'.K25:'2023'.K37 '2023'.C26:'2023'.D37 '2023'.F26:'2023'.F37 '2023'.H26:'2023'.H37 '2023'.J26:'2023'.J37 '2023'.L26:'2023'.L37 '2023'.N26:'2023'.P37 '2023'.R26:'2023'.T37 '2023'.V26:'2023'.V37 '2023'.X26:'2023'.X37 '2023'.E35:'2023'.E37 '2023'.M37:'2023'.M37 '2023'.U37:'2023'.U37 '2023'.C24:'2023'.C25 '2023'.C8:'2023'.C11 '2023'.C13:'2023'.C13 '2023'.D17:'2023'.D17 '2023'.C18:'2023'.C18 '2023'.C20:'2023'.C22">
            <calcext:condition calcext:apply-style-name="ConditionalStyle_5" calcext:value="formula-is(IF(#REF!=&quot;&quot;;0;MATCH(#REF!;#REF!;0)))" calcext:base-cell-address="'2023'.C8"/>
          </calcext:conditional-format>
          <calcext:conditional-format calcext:target-range-address="'2023'.A5:'2023'.X11 '2023'.A13:'2023'.X16 '2023'.A12:'2023'.B12 '2023'.D12:'2023'.X12 '2023'.A18:'2023'.X18 '2023'.A17:'2023'.B17 '2023'.D17:'2023'.X17 '2023'.A20:'2023'.X39 '2023'.A19:'2023'.B19 '2023'.D19:'2023'.X19">
            <calcext:condition calcext:apply-style-name="ConditionalStyle_4" calcext:value="=&quot;Formation&quot;" calcext:base-cell-address="'2023'.A5"/>
          </calcext:conditional-format>
          <calcext:conditional-format calcext:target-range-address="'2023'.A5:'2023'.X11 '2023'.A13:'2023'.X16 '2023'.A12:'2023'.B12 '2023'.D12:'2023'.X12 '2023'.A18:'2023'.X18 '2023'.A17:'2023'.B17 '2023'.D17:'2023'.X17 '2023'.A20:'2023'.X39 '2023'.A19:'2023'.B19 '2023'.D19:'2023'.X19">
            <calcext:condition calcext:apply-style-name="ConditionalStyle_3" calcext:value="=&quot;Entreprise&quot;" calcext:base-cell-address="'2023'.A5"/>
          </calcext:conditional-format>
          <calcext:conditional-format calcext:target-range-address="'2023'.D7:'2023'.W39 '2023'.C7:'2023'.C11 '2023'.C20:'2023'.C39 '2023'.C13:'2023'.C16 '2023'.C18:'2023'.C18">
            <calcext:condition calcext:apply-style-name="ConditionalStyle_2" calcext:value="=&quot;Entreprise&quot;" calcext:base-cell-address="'2023'.C7"/>
          </calcext:conditional-format>
          <calcext:conditional-format calcext:target-range-address="'2023'.D7:'2023'.W39 '2023'.C7:'2023'.C11 '2023'.C20:'2023'.C39 '2023'.C13:'2023'.C16 '2023'.C18:'2023'.C18">
            <calcext:condition calcext:apply-style-name="ConditionalStyle_1" calcext:value="=&quot;Formation&quot;" calcext:base-cell-address="'2023'.C7"/>
          </calcext:conditional-format>
          <calcext:conditional-format calcext:target-range-address="'2023'.C19:'2023'.C19 '2023'.Z9:'2023'.Z12">
            <calcext:condition calcext:apply-style-name="ConditionalStyle_9" calcext:value="=&quot;Formation&quot;" calcext:base-cell-address="'2023'.C9"/>
          </calcext:conditional-format>
          <calcext:conditional-format calcext:target-range-address="'2023'.C19:'2023'.C19 '2023'.Z9:'2023'.Z12">
            <calcext:condition calcext:apply-style-name="ConditionalStyle_8" calcext:value="=&quot;Entreprise&quot;" calcext:base-cell-address="'2023'.C9"/>
          </calcext:conditional-format>
          <calcext:conditional-format calcext:target-range-address="'2023'.C19:'2023'.C19 '2023'.Z9:'2023'.Z12">
            <calcext:condition calcext:apply-style-name="ConditionalStyle_7" calcext:value="=&quot;Entreprise&quot;" calcext:base-cell-address="'2023'.C9"/>
          </calcext:conditional-format>
          <calcext:conditional-format calcext:target-range-address="'2023'.C19:'2023'.C19 '2023'.Z9:'2023'.Z12">
            <calcext:condition calcext:apply-style-name="ConditionalStyle_6" calcext:value="=&quot;Formation&quot;" calcext:base-cell-address="'2023'.C9"/>
          </calcext:conditional-format>
          <calcext:conditional-format calcext:target-range-address="'2023'.C19:'2023'.C19 '2023'.Z10:'2023'.Z12">
            <calcext:condition calcext:apply-style-name="ConditionalStyle_10" calcext:value="formula-is(IF([.E1]=&quot;&quot;;0;MATCH([.E1];#REF!;0)))" calcext:base-cell-address="'2023'.C10"/>
          </calcext:conditional-format>
          <calcext:conditional-format calcext:target-range-address="'2023'.C12:'2023'.C12 '2023'.C17:'2023'.C17">
            <calcext:condition calcext:apply-style-name="ConditionalStyle_9" calcext:value="=&quot;Formation&quot;" calcext:base-cell-address="'2023'.C12"/>
          </calcext:conditional-format>
          <calcext:conditional-format calcext:target-range-address="'2023'.C12:'2023'.C12 '2023'.C17:'2023'.C17">
            <calcext:condition calcext:apply-style-name="ConditionalStyle_8" calcext:value="=&quot;Entreprise&quot;" calcext:base-cell-address="'2023'.C12"/>
          </calcext:conditional-format>
          <calcext:conditional-format calcext:target-range-address="'2023'.C12:'2023'.C12 '2023'.C17:'2023'.C17">
            <calcext:condition calcext:apply-style-name="ConditionalStyle_7" calcext:value="=&quot;Entreprise&quot;" calcext:base-cell-address="'2023'.C12"/>
          </calcext:conditional-format>
          <calcext:conditional-format calcext:target-range-address="'2023'.C12:'2023'.C12 '2023'.C17:'2023'.C17">
            <calcext:condition calcext:apply-style-name="ConditionalStyle_6" calcext:value="=&quot;Formation&quot;" calcext:base-cell-address="'2023'.C12"/>
          </calcext:conditional-format>
          <calcext:conditional-format calcext:target-range-address="'2023'.C12:'2023'.C12 '2023'.C17:'2023'.C17">
            <calcext:condition calcext:apply-style-name="ConditionalStyle_10" calcext:value="formula-is(IF([.E3]=&quot;&quot;;0;MATCH([.E3];#REF!;0)))" calcext:base-cell-address="'2023'.C12"/>
          </calcext:conditional-format>
          <calcext:conditional-format calcext:target-range-address="'2023'.Z4:'2023'.Z8">
            <calcext:condition calcext:apply-style-name="ConditionalStyle_15" calcext:value="formula-is(IF(#REF!=&quot;&quot;;0;MATCH(#REF!;#REF!;0)))" calcext:base-cell-address="'2023'.Z4"/>
          </calcext:conditional-format>
          <calcext:conditional-format calcext:target-range-address="'2023'.Z4:'2023'.Z8">
            <calcext:condition calcext:apply-style-name="ConditionalStyle_14" calcext:value="=&quot;Formation&quot;" calcext:base-cell-address="'2023'.Z4"/>
          </calcext:conditional-format>
          <calcext:conditional-format calcext:target-range-address="'2023'.Z4:'2023'.Z8">
            <calcext:condition calcext:apply-style-name="ConditionalStyle_13" calcext:value="=&quot;Entreprise&quot;" calcext:base-cell-address="'2023'.Z4"/>
          </calcext:conditional-format>
          <calcext:conditional-format calcext:target-range-address="'2023'.Z4:'2023'.Z8">
            <calcext:condition calcext:apply-style-name="ConditionalStyle_12" calcext:value="=&quot;Entreprise&quot;" calcext:base-cell-address="'2023'.Z4"/>
          </calcext:conditional-format>
          <calcext:conditional-format calcext:target-range-address="'2023'.Z4:'2023'.Z8">
            <calcext:condition calcext:apply-style-name="ConditionalStyle_11" calcext:value="=&quot;Formation&quot;" calcext:base-cell-address="'2023'.Z4"/>
          </calcext:conditional-format>
          <calcext:conditional-format calcext:target-range-address="'2023'.Z9:'2023'.Z9">
            <calcext:condition calcext:apply-style-name="ConditionalStyle_10" calcext:value="formula-is(IF(#REF!=&quot;&quot;;0;MATCH(#REF!;#REF!;0)))" calcext:base-cell-address="'2023'.Z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month number:style="long" number:textual="true"/>
      <number:text> </number:text>
      <number:year number:style="long"/>
    </number:date-style>
    <number:date-style style:name="N112">
      <number:day/>
      <number:text> </number:text>
    </number:date-style>
    <number:date-style style:name="N113">
      <number:day/>
    </number:date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loext:min-decimal-places="0" number:min-integer-digits="1" number:grouping="true"/>
      <number:text>   </number:text>
    </number:number-style>
    <number:number-style style:name="N124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  </number:text>
    </number:number-style>
    <number:number-style style:name="N12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2">
      <number:month number:style="long" number:textual="true"/>
      <number:text> </number:text>
      <number:year number:style="long"/>
    </number:date-style>
    <number:date-style style:name="N133">
      <number:day/>
      <number:text> </number:text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5" style:display-name="ConditionalStyle_15" style:family="table-cell" style:parent-style-name="Default">
      <style:table-cell-properties fo:background-color="#2962ff"/>
      <style:text-properties fo:color="#ffffff" fo:font-weight="bold" style:font-weight-asian="bold" style:font-weight-complex="bold"/>
    </style:style>
    <style:style style:name="ConditionalStyle_5f_14" style:display-name="ConditionalStyle_14" style:family="table-cell" style:parent-style-name="Default">
      <style:table-cell-properties fo:background-color="#ffd5a8"/>
      <style:text-properties fo:color="#000000"/>
    </style:style>
    <style:style style:name="ConditionalStyle_5f_13" style:display-name="ConditionalStyle_13" style:family="table-cell" style:parent-style-name="Default">
      <style:table-cell-properties fo:background-color="#adceff"/>
      <style:text-properties fo:color="#000000"/>
    </style:style>
    <style:style style:name="ConditionalStyle_5f_12" style:display-name="ConditionalStyle_12" style:family="table-cell" style:parent-style-name="Default">
      <style:table-cell-properties fo:background-color="#3678e2"/>
    </style:style>
    <style:style style:name="ConditionalStyle_5f_11" style:display-name="ConditionalStyle_11" style:family="table-cell" style:parent-style-name="Default">
      <style:table-cell-properties fo:background-color="#ffd5a8"/>
    </style:style>
    <style:style style:name="ConditionalStyle_5f_10" style:display-name="ConditionalStyle_10" style:family="table-cell" style:parent-style-name="Default">
      <style:table-cell-properties fo:background-color="#2962ff"/>
      <style:text-properties fo:color="#ffffff"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ffd5a8"/>
      <style:text-properties fo:color="#000000"/>
    </style:style>
    <style:style style:name="ConditionalStyle_5f_8" style:display-name="ConditionalStyle_8" style:family="table-cell" style:parent-style-name="Default">
      <style:table-cell-properties fo:background-color="#adceff"/>
      <style:text-properties fo:color="#000000"/>
    </style:style>
    <style:style style:name="ConditionalStyle_5f_7" style:display-name="ConditionalStyle_7" style:family="table-cell" style:parent-style-name="Default">
      <style:table-cell-properties fo:background-color="#3678e2"/>
    </style:style>
    <style:style style:name="ConditionalStyle_5f_6" style:display-name="ConditionalStyle_6" style:family="table-cell" style:parent-style-name="Default">
      <style:table-cell-properties fo:background-color="#ffd5a8"/>
    </style:style>
    <style:style style:name="ConditionalStyle_5f_5" style:display-name="ConditionalStyle_5" style:family="table-cell" style:parent-style-name="Default">
      <style:table-cell-properties fo:background-color="#2962ff"/>
      <style:text-properties fo:color="#ffffff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fd5a8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#adceff"/>
      <style:text-properties fo:color="#000000"/>
    </style:style>
    <style:style style:name="ConditionalStyle_5f_2" style:display-name="ConditionalStyle_2" style:family="table-cell" style:parent-style-name="Default">
      <style:table-cell-properties fo:background-color="#3678e2"/>
    </style:style>
    <style:style style:name="ConditionalStyle_5f_1" style:display-name="ConditionalStyle_1" style:family="table-cell" style:parent-style-name="Default">
      <style:table-cell-properties fo:background-color="#ffd5a8"/>
    </style:style>
  </office:styles>
  <office:automatic-styles>
    <style:page-layout style:name="Mpm1">
      <style:page-layout-properties fo:page-width="21.001cm" fo:page-height="29.7cm" style:num-format="1" style:print-orientation="portrait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08:53:35.419176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09:41:31.015037227</meta:creation-date>
    <dc:date>2021-02-05T09:04:05.584724485</dc:date>
    <meta:editing-duration>PT15M58S</meta:editing-duration>
    <meta:editing-cycles>4</meta:editing-cycles>
    <meta:generator>LibreOffice/6.4.6.2$Linux_X86_64 LibreOffice_project/40$Build-2</meta:generator>
    <meta:document-statistic meta:table-count="3" meta:cell-count="2514" meta:object-count="0"/>
  </office:meta>
</office:document-meta>
</file>